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Bitstream Vera Sans Mono" svg:font-family="Bitstream Vera Sans Mono" style:font-family-generic="modern" style:font-pitch="fixed"/>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Nimbus Mono L" svg:font-family="Nimbus Mono L" style:font-family-generic="modern" style:font-pitch="fixed"/>
    <style:font-face style:name="MS Mincho" svg:font-family="MS Mincho" style:font-family-generic="modern" style:font-pitch="fixed" svg:panose-1="2 2 6 9 4 2 5 8 3 4"/>
    <style:font-face style:name="Lucida Sans Unicode" svg:font-family="Lucida Sans Unicode" style:font-family-generic="swiss" style:font-pitch="variable" svg:panose-1="2 11 6 2 3 5 4 2 2 4"/>
    <style:font-face style:name="apple-system, BlinkMacSystemFon" svg:font-family="apple-system, BlinkMacSystemFon" style:font-family-generic="system"/>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ítulotapa" style:master-page-name="MPF0" style:family="paragraph">
      <style:paragraph-properties fo:break-before="page" fo:margin-right="1.4173in" style:page-number="1"/>
    </style:style>
    <style:style style:name="P58" style:parent-style-name="subtítulotapa" style:family="paragraph">
      <style:paragraph-properties fo:margin-right="2.1652in"/>
    </style:style>
    <style:style style:name="P59" style:parent-style-name="subtítulotapa" style:family="paragraph">
      <style:text-properties fo:font-size="11pt" style:font-size-asian="11pt" style:font-size-complex="11pt"/>
    </style:style>
    <style:style style:name="P60" style:parent-style-name="subtítulotapa" style:family="paragraph">
      <style:paragraph-properties fo:margin-left="0in">
        <style:tab-stops/>
      </style:paragraph-properties>
    </style:style>
    <style:style style:name="P61" style:parent-style-name="TDC1" style:family="paragraph">
      <style:paragraph-properties>
        <style:tab-stops>
          <style:tab-stop style:type="right" style:leader-style="dotted" style:leader-text="." style:position="8.2611in"/>
        </style:tab-stops>
      </style:paragraph-properties>
    </style:style>
    <style:style style:name="T62" style:parent-style-name="Hipervínculo" style:family="text">
      <style:text-properties style:font-name="Calibri" fo:letter-spacing="0.0277in"/>
    </style:style>
    <style:style style:name="P63" style:parent-style-name="TDC1" style:family="paragraph">
      <style:paragraph-properties>
        <style:tab-stops>
          <style:tab-stop style:type="right" style:leader-style="dotted" style:leader-text="." style:position="8.2611in"/>
        </style:tab-stops>
      </style:paragraph-properties>
    </style:style>
    <style:style style:name="T64" style:parent-style-name="Hipervínculo" style:family="text">
      <style:text-properties style:font-name="Calibri" fo:letter-spacing="0.0277in"/>
    </style:style>
    <style:style style:name="P65" style:parent-style-name="TDC1" style:family="paragraph">
      <style:paragraph-properties>
        <style:tab-stops>
          <style:tab-stop style:type="left" style:position="0.3333in"/>
          <style:tab-stop style:type="right" style:leader-style="dotted" style:leader-text="." style:position="8.2611in"/>
        </style:tab-stops>
      </style:paragraph-properties>
    </style:style>
    <style:style style:name="T66" style:parent-style-name="Hipervínculo" style:family="text">
      <style:text-properties style:font-name="Calibri" fo:letter-spacing="0.0277in"/>
    </style:style>
    <style:style style:name="T67"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68" style:parent-style-name="TDC1" style:family="paragraph">
      <style:paragraph-properties>
        <style:tab-stops>
          <style:tab-stop style:type="left" style:position="0.3333in"/>
          <style:tab-stop style:type="right" style:leader-style="dotted" style:leader-text="." style:position="8.2611in"/>
        </style:tab-stops>
      </style:paragraph-properties>
    </style:style>
    <style:style style:name="T69" style:parent-style-name="Hipervínculo" style:family="text">
      <style:text-properties style:font-name="Calibri" fo:letter-spacing="0.0277in"/>
    </style:style>
    <style:style style:name="T70"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71" style:parent-style-name="TDC1" style:family="paragraph">
      <style:paragraph-properties>
        <style:tab-stops>
          <style:tab-stop style:type="left" style:position="0.3333in"/>
          <style:tab-stop style:type="right" style:leader-style="dotted" style:leader-text="." style:position="8.2611in"/>
        </style:tab-stops>
      </style:paragraph-properties>
    </style:style>
    <style:style style:name="T72" style:parent-style-name="Hipervínculo" style:family="text">
      <style:text-properties style:font-name="Calibri" fo:letter-spacing="0.0277in"/>
    </style:style>
    <style:style style:name="T73"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74" style:parent-style-name="TDC1" style:family="paragraph">
      <style:paragraph-properties>
        <style:tab-stops>
          <style:tab-stop style:type="left" style:position="0.3333in"/>
          <style:tab-stop style:type="right" style:leader-style="dotted" style:leader-text="." style:position="8.2611in"/>
        </style:tab-stops>
      </style:paragraph-properties>
    </style:style>
    <style:style style:name="T75" style:parent-style-name="Hipervínculo" style:family="text">
      <style:text-properties style:font-name="Calibri" fo:letter-spacing="0.0277in"/>
    </style:style>
    <style:style style:name="T76"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77" style:parent-style-name="TDC2" style:family="paragraph">
      <style:paragraph-properties>
        <style:tab-stops>
          <style:tab-stop style:type="left" style:position="0.4444in"/>
          <style:tab-stop style:type="right" style:leader-style="dotted" style:leader-text="." style:position="8.0944in"/>
        </style:tab-stops>
      </style:paragraph-properties>
    </style:style>
    <style:style style:name="T78"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79" style:parent-style-name="TDC1" style:family="paragraph">
      <style:paragraph-properties>
        <style:tab-stops>
          <style:tab-stop style:type="left" style:position="0.3333in"/>
          <style:tab-stop style:type="right" style:leader-style="dotted" style:leader-text="." style:position="8.2611in"/>
        </style:tab-stops>
      </style:paragraph-properties>
    </style:style>
    <style:style style:name="T80" style:parent-style-name="Hipervínculo" style:family="text">
      <style:text-properties style:font-name="Calibri" fo:letter-spacing="0.0277in"/>
    </style:style>
    <style:style style:name="T81"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82" style:parent-style-name="TDC2" style:family="paragraph">
      <style:paragraph-properties>
        <style:tab-stops>
          <style:tab-stop style:type="left" style:position="0.4444in"/>
          <style:tab-stop style:type="right" style:leader-style="dotted" style:leader-text="." style:position="8.0944in"/>
        </style:tab-stops>
      </style:paragraph-properties>
    </style:style>
    <style:style style:name="T83"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84" style:parent-style-name="TDC3" style:family="paragraph">
      <style:paragraph-properties>
        <style:tab-stops>
          <style:tab-stop style:type="left" style:position="0.5833in"/>
          <style:tab-stop style:type="right" style:leader-style="dotted" style:leader-text="." style:position="7.9277in"/>
        </style:tab-stops>
      </style:paragraph-properties>
    </style:style>
    <style:style style:name="T85"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86" style:parent-style-name="TDC3" style:family="paragraph">
      <style:paragraph-properties>
        <style:tab-stops>
          <style:tab-stop style:type="left" style:position="0.5833in"/>
          <style:tab-stop style:type="right" style:leader-style="dotted" style:leader-text="." style:position="7.9277in"/>
        </style:tab-stops>
      </style:paragraph-properties>
    </style:style>
    <style:style style:name="T87"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88" style:parent-style-name="TDC3" style:family="paragraph">
      <style:paragraph-properties>
        <style:tab-stops>
          <style:tab-stop style:type="left" style:position="0.5833in"/>
          <style:tab-stop style:type="right" style:leader-style="dotted" style:leader-text="." style:position="7.9277in"/>
        </style:tab-stops>
      </style:paragraph-properties>
    </style:style>
    <style:style style:name="T89"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90" style:parent-style-name="TDC2" style:family="paragraph">
      <style:paragraph-properties>
        <style:tab-stops>
          <style:tab-stop style:type="left" style:position="0.4444in"/>
          <style:tab-stop style:type="right" style:leader-style="dotted" style:leader-text="." style:position="8.0944in"/>
        </style:tab-stops>
      </style:paragraph-properties>
    </style:style>
    <style:style style:name="T91"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92" style:parent-style-name="TDC2" style:family="paragraph">
      <style:paragraph-properties>
        <style:tab-stops>
          <style:tab-stop style:type="left" style:position="0.4444in"/>
          <style:tab-stop style:type="right" style:leader-style="dotted" style:leader-text="." style:position="8.0944in"/>
        </style:tab-stops>
      </style:paragraph-properties>
    </style:style>
    <style:style style:name="T93"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94" style:parent-style-name="TDC3" style:family="paragraph">
      <style:paragraph-properties>
        <style:tab-stops>
          <style:tab-stop style:type="left" style:position="0.5833in"/>
          <style:tab-stop style:type="right" style:leader-style="dotted" style:leader-text="." style:position="7.9277in"/>
        </style:tab-stops>
      </style:paragraph-properties>
    </style:style>
    <style:style style:name="T95"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96" style:parent-style-name="TDC3" style:family="paragraph">
      <style:paragraph-properties>
        <style:tab-stops>
          <style:tab-stop style:type="left" style:position="0.5833in"/>
          <style:tab-stop style:type="right" style:leader-style="dotted" style:leader-text="." style:position="7.9277in"/>
        </style:tab-stops>
      </style:paragraph-properties>
    </style:style>
    <style:style style:name="T97"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98" style:parent-style-name="TDC1" style:family="paragraph">
      <style:paragraph-properties>
        <style:tab-stops>
          <style:tab-stop style:type="right" style:leader-style="dotted" style:leader-text="." style:position="8.2611in"/>
        </style:tab-stops>
      </style:paragraph-properties>
    </style:style>
    <style:style style:name="T99" style:parent-style-name="Hipervínculo" style:family="text">
      <style:text-properties style:font-name="Calibri" fo:letter-spacing="0.0277in"/>
    </style:style>
    <style:style style:name="P100" style:parent-style-name="TDC3" style:family="paragraph">
      <style:paragraph-properties>
        <style:tab-stops>
          <style:tab-stop style:type="left" style:position="0.5833in"/>
          <style:tab-stop style:type="right" style:leader-style="dotted" style:leader-text="." style:position="7.9277in"/>
        </style:tab-stops>
      </style:paragraph-properties>
    </style:style>
    <style:style style:name="T101"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102" style:parent-style-name="TDC3" style:family="paragraph">
      <style:paragraph-properties>
        <style:tab-stops>
          <style:tab-stop style:type="left" style:position="0.5833in"/>
          <style:tab-stop style:type="right" style:leader-style="dotted" style:leader-text="." style:position="7.9277in"/>
        </style:tab-stops>
      </style:paragraph-properties>
    </style:style>
    <style:style style:name="T103"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104" style:parent-style-name="TDC3" style:family="paragraph">
      <style:paragraph-properties>
        <style:tab-stops>
          <style:tab-stop style:type="left" style:position="0.5833in"/>
          <style:tab-stop style:type="right" style:leader-style="dotted" style:leader-text="." style:position="7.9277in"/>
        </style:tab-stops>
      </style:paragraph-properties>
    </style:style>
    <style:style style:name="T105"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106" style:parent-style-name="TDC3" style:family="paragraph">
      <style:paragraph-properties>
        <style:tab-stops>
          <style:tab-stop style:type="left" style:position="0.5833in"/>
          <style:tab-stop style:type="right" style:leader-style="dotted" style:leader-text="." style:position="7.9277in"/>
        </style:tab-stops>
      </style:paragraph-properties>
    </style:style>
    <style:style style:name="T107"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108" style:parent-style-name="TDC3" style:family="paragraph">
      <style:paragraph-properties>
        <style:tab-stops>
          <style:tab-stop style:type="left" style:position="0.5833in"/>
          <style:tab-stop style:type="right" style:leader-style="dotted" style:leader-text="." style:position="7.9277in"/>
        </style:tab-stops>
      </style:paragraph-properties>
    </style:style>
    <style:style style:name="T109"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110" style:parent-style-name="TDC3" style:family="paragraph">
      <style:paragraph-properties>
        <style:tab-stops>
          <style:tab-stop style:type="left" style:position="0.5833in"/>
          <style:tab-stop style:type="right" style:leader-style="dotted" style:leader-text="." style:position="7.9277in"/>
        </style:tab-stops>
      </style:paragraph-properties>
    </style:style>
    <style:style style:name="T111"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112" style:parent-style-name="TDC3" style:family="paragraph">
      <style:paragraph-properties>
        <style:tab-stops>
          <style:tab-stop style:type="left" style:position="0.5833in"/>
          <style:tab-stop style:type="right" style:leader-style="dotted" style:leader-text="." style:position="7.9277in"/>
        </style:tab-stops>
      </style:paragraph-properties>
    </style:style>
    <style:style style:name="T113"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114" style:parent-style-name="TDC3" style:family="paragraph">
      <style:paragraph-properties>
        <style:tab-stops>
          <style:tab-stop style:type="left" style:position="0.5833in"/>
          <style:tab-stop style:type="right" style:leader-style="dotted" style:leader-text="." style:position="7.9277in"/>
        </style:tab-stops>
      </style:paragraph-properties>
    </style:style>
    <style:style style:name="T115"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116" style:parent-style-name="TDC3" style:family="paragraph">
      <style:paragraph-properties>
        <style:tab-stops>
          <style:tab-stop style:type="left" style:position="0.5833in"/>
          <style:tab-stop style:type="right" style:leader-style="dotted" style:leader-text="." style:position="7.9277in"/>
        </style:tab-stops>
      </style:paragraph-properties>
    </style:style>
    <style:style style:name="T117"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118" style:parent-style-name="TDC3" style:family="paragraph">
      <style:paragraph-properties>
        <style:tab-stops>
          <style:tab-stop style:type="left" style:position="0.5833in"/>
          <style:tab-stop style:type="right" style:leader-style="dotted" style:leader-text="." style:position="7.9277in"/>
        </style:tab-stops>
      </style:paragraph-properties>
    </style:style>
    <style:style style:name="T119"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120" style:parent-style-name="TDC3" style:family="paragraph">
      <style:paragraph-properties>
        <style:tab-stops>
          <style:tab-stop style:type="left" style:position="0.5833in"/>
          <style:tab-stop style:type="right" style:leader-style="dotted" style:leader-text="." style:position="7.9277in"/>
        </style:tab-stops>
      </style:paragraph-properties>
    </style:style>
    <style:style style:name="T121"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122" style:parent-style-name="TDC2" style:family="paragraph">
      <style:paragraph-properties>
        <style:tab-stops>
          <style:tab-stop style:type="left" style:position="0.4444in"/>
          <style:tab-stop style:type="right" style:leader-style="dotted" style:leader-text="." style:position="8.0944in"/>
        </style:tab-stops>
      </style:paragraph-properties>
    </style:style>
    <style:style style:name="T123"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124" style:parent-style-name="TDC3" style:family="paragraph">
      <style:paragraph-properties>
        <style:tab-stops>
          <style:tab-stop style:type="left" style:position="0.5833in"/>
          <style:tab-stop style:type="right" style:leader-style="dotted" style:leader-text="." style:position="7.9277in"/>
        </style:tab-stops>
      </style:paragraph-properties>
    </style:style>
    <style:style style:name="T125"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126" style:parent-style-name="TDC3" style:family="paragraph">
      <style:paragraph-properties>
        <style:tab-stops>
          <style:tab-stop style:type="left" style:position="0.5833in"/>
          <style:tab-stop style:type="right" style:leader-style="dotted" style:leader-text="." style:position="7.9277in"/>
        </style:tab-stops>
      </style:paragraph-properties>
    </style:style>
    <style:style style:name="T127"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128" style:parent-style-name="TDC3" style:family="paragraph">
      <style:paragraph-properties>
        <style:tab-stops>
          <style:tab-stop style:type="left" style:position="0.5833in"/>
          <style:tab-stop style:type="right" style:leader-style="dotted" style:leader-text="." style:position="7.9277in"/>
        </style:tab-stops>
      </style:paragraph-properties>
    </style:style>
    <style:style style:name="T129"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130" style:parent-style-name="TDC3" style:family="paragraph">
      <style:paragraph-properties>
        <style:tab-stops>
          <style:tab-stop style:type="left" style:position="0.5833in"/>
          <style:tab-stop style:type="right" style:leader-style="dotted" style:leader-text="." style:position="7.9277in"/>
        </style:tab-stops>
      </style:paragraph-properties>
    </style:style>
    <style:style style:name="T131"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132" style:parent-style-name="TDC2" style:family="paragraph">
      <style:paragraph-properties>
        <style:tab-stops>
          <style:tab-stop style:type="left" style:position="0.4444in"/>
          <style:tab-stop style:type="right" style:leader-style="dotted" style:leader-text="." style:position="8.0944in"/>
        </style:tab-stops>
      </style:paragraph-properties>
    </style:style>
    <style:style style:name="T133"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134" style:parent-style-name="TDC2" style:family="paragraph">
      <style:paragraph-properties>
        <style:tab-stops>
          <style:tab-stop style:type="left" style:position="0.4444in"/>
          <style:tab-stop style:type="right" style:leader-style="dotted" style:leader-text="." style:position="8.0944in"/>
        </style:tab-stops>
      </style:paragraph-properties>
    </style:style>
    <style:style style:name="T135"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136" style:parent-style-name="TDC3" style:family="paragraph">
      <style:paragraph-properties>
        <style:tab-stops>
          <style:tab-stop style:type="left" style:position="0.5833in"/>
          <style:tab-stop style:type="right" style:leader-style="dotted" style:leader-text="." style:position="7.9277in"/>
        </style:tab-stops>
      </style:paragraph-properties>
    </style:style>
    <style:style style:name="T137"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138" style:parent-style-name="TDC3" style:family="paragraph">
      <style:paragraph-properties>
        <style:tab-stops>
          <style:tab-stop style:type="left" style:position="0.5833in"/>
          <style:tab-stop style:type="right" style:leader-style="dotted" style:leader-text="." style:position="7.9277in"/>
        </style:tab-stops>
      </style:paragraph-properties>
    </style:style>
    <style:style style:name="T139"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140" style:parent-style-name="TDC3" style:family="paragraph">
      <style:paragraph-properties>
        <style:tab-stops>
          <style:tab-stop style:type="left" style:position="0.5833in"/>
          <style:tab-stop style:type="right" style:leader-style="dotted" style:leader-text="." style:position="7.9277in"/>
        </style:tab-stops>
      </style:paragraph-properties>
    </style:style>
    <style:style style:name="T141"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142" style:parent-style-name="TDC1" style:family="paragraph">
      <style:paragraph-properties>
        <style:tab-stops>
          <style:tab-stop style:type="left" style:position="0.3333in"/>
          <style:tab-stop style:type="right" style:leader-style="dotted" style:leader-text="." style:position="8.2611in"/>
        </style:tab-stops>
      </style:paragraph-properties>
    </style:style>
    <style:style style:name="T143" style:parent-style-name="Hipervínculo" style:family="text">
      <style:text-properties style:font-name="Calibri" fo:letter-spacing="0.0277in"/>
    </style:style>
    <style:style style:name="T144"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145" style:parent-style-name="TDC2" style:family="paragraph">
      <style:paragraph-properties>
        <style:tab-stops>
          <style:tab-stop style:type="left" style:position="0.4444in"/>
          <style:tab-stop style:type="right" style:leader-style="dotted" style:leader-text="." style:position="8.0944in"/>
        </style:tab-stops>
      </style:paragraph-properties>
    </style:style>
    <style:style style:name="T146"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147" style:parent-style-name="TDC1" style:family="paragraph">
      <style:paragraph-properties>
        <style:tab-stops>
          <style:tab-stop style:type="left" style:position="0.4583in"/>
          <style:tab-stop style:type="right" style:leader-style="dotted" style:leader-text="." style:position="8.2611in"/>
        </style:tab-stops>
      </style:paragraph-properties>
    </style:style>
    <style:style style:name="T148" style:parent-style-name="Hipervínculo" style:family="text">
      <style:text-properties style:font-name="Calibri" fo:letter-spacing="0.0277in"/>
    </style:style>
    <style:style style:name="T149" style:parent-style-name="Fuentedepárrafopredeter." style:family="text">
      <style:text-properties style:font-name="Calibri" style:font-name-asian="Times New Roman" style:font-name-complex="Arial" style:letter-kerning="false" fo:font-size="11pt" style:font-size-asian="11pt" style:font-size-complex="11pt" style:rfc-language-tag="es-419" fo:language="es" style:rfc-language-tag-asian="es-419" style:language-asian="es" style:language-complex="ar" style:country-complex="SA"/>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Textbody" style:list-style-name="LFO5" style:family="paragraph"/>
    <style:style style:name="P154" style:parent-style-name="Textbody" style:list-style-name="LFO5" style:family="paragraph"/>
    <style:style style:name="P155" style:parent-style-name="Textbody" style:list-style-name="LFO5" style:family="paragraph"/>
    <style:style style:name="P156" style:parent-style-name="Textbody" style:list-style-name="LFO5" style:family="paragraph"/>
    <style:style style:name="P157" style:parent-style-name="Standard" style:family="paragraph">
      <style:paragraph-properties fo:text-align="justify"/>
    </style:style>
    <style:style style:name="T158" style:parent-style-name="Internetlink" style:family="text">
      <style:text-properties fo:font-style="italic" style:font-style-asian="italic"/>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T161" style:parent-style-name="Internetlink" style:family="text">
      <style:text-properties fo:font-style="italic" style:font-style-asian="italic"/>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T164" style:parent-style-name="Fuentedepárrafopredeter." style:family="text">
      <style:text-properties fo:font-weight="bold" style:font-weight-asian="bold"/>
    </style:style>
    <style:style style:name="T165" style:parent-style-name="Fuentedepárrafopredeter." style:family="text">
      <style:text-properties fo:font-weight="bold" style:font-weight-asian="bold"/>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T169" style:parent-style-name="Fuentedepárrafopredeter." style:family="text">
      <style:text-properties style:font-name="Courier New" style:font-name-complex="Courier New" fo:font-size="9pt" style:font-size-asian="9pt" style:font-size-complex="9pt"/>
    </style:style>
    <style:style style:name="T170" style:parent-style-name="Fuentedepárrafopredeter." style:family="text">
      <style:text-properties style:font-name="Courier New" style:font-name-complex="Courier New" fo:font-weight="bold" style:font-weight-asian="bold" style:font-weight-complex="bold" fo:font-size="9pt" style:font-size-asian="9pt" style:font-size-complex="9pt"/>
    </style:style>
    <style:style style:name="T171" style:parent-style-name="Fuentedepárrafopredeter." style:family="text">
      <style:text-properties style:font-name="Courier New" style:font-name-complex="Courier New" fo:font-size="9pt" style:font-size-asian="9pt" style:font-size-complex="9pt"/>
    </style:style>
    <style:style style:name="T172" style:parent-style-name="Fuentedepárrafopredeter." style:family="text">
      <style:text-properties style:font-name="Courier New" style:font-name-complex="Courier New" fo:font-weight="bold" style:font-weight-asian="bold" style:font-weight-complex="bold" fo:font-size="9pt" style:font-size-asian="9pt" style:font-size-complex="9pt"/>
    </style:style>
    <style:style style:name="T173" style:parent-style-name="Fuentedepárrafopredeter." style:family="text">
      <style:text-properties style:font-name="Courier New" style:font-name-complex="Courier New" fo:font-size="9pt" style:font-size-asian="9pt" style:font-size-complex="9pt"/>
    </style:style>
    <style:style style:name="T174" style:parent-style-name="Fuentedepárrafopredeter." style:family="text">
      <style:text-properties style:font-name="Courier New" style:font-name-complex="Courier New" fo:font-weight="bold" style:font-weight-asian="bold" style:font-weight-complex="bold" fo:font-size="9pt" style:font-size-asian="9pt" style:font-size-complex="9pt"/>
    </style:style>
    <style:style style:name="T175" style:parent-style-name="Fuentedepárrafopredeter." style:family="text">
      <style:text-properties style:font-name="Courier New" style:font-name-complex="Courier New" fo:font-size="9pt" style:font-size-asian="9pt" style:font-size-complex="9pt"/>
    </style:style>
    <style:style style:name="P176" style:parent-style-name="Standard" style:family="paragraph">
      <style:paragraph-properties fo:text-align="justify"/>
    </style:style>
    <style:style style:name="P177" style:parent-style-name="Standard" style:family="paragraph">
      <style:paragraph-properties fo:text-align="justify" fo:margin-bottom="0in"/>
    </style:style>
    <style:style style:name="T178" style:parent-style-name="Fuentedepárrafopredeter." style:family="text">
      <style:text-properties style:font-name="Courier New" style:font-name-complex="Courier New" fo:font-size="9pt" style:font-size-asian="9pt" style:font-size-complex="9pt" fo:language="en" fo:country="US"/>
    </style:style>
    <style:style style:name="T179" style:parent-style-name="Fuentedepárrafopredeter." style:family="text">
      <style:text-properties style:font-name="Courier New" style:font-name-complex="Courier New" fo:font-weight="bold" style:font-weight-asian="bold" style:font-weight-complex="bold" fo:font-size="9pt" style:font-size-asian="9pt" style:font-size-complex="9pt" fo:language="en" fo:country="US"/>
    </style:style>
    <style:style style:name="T180" style:parent-style-name="Fuentedepárrafopredeter." style:family="text">
      <style:text-properties style:font-name="Courier New" style:font-name-complex="Courier New" fo:font-size="9pt" style:font-size-asian="9pt" style:font-size-complex="9pt" fo:language="en" fo:country="US"/>
    </style:style>
    <style:style style:name="T181" style:parent-style-name="Fuentedepárrafopredeter." style:family="text">
      <style:text-properties style:font-name="Courier New" style:font-name-complex="Courier New" fo:font-weight="bold" style:font-weight-asian="bold" style:font-weight-complex="bold" fo:font-size="9pt" style:font-size-asian="9pt" style:font-size-complex="9pt" fo:language="en" fo:country="US"/>
    </style:style>
    <style:style style:name="T182" style:parent-style-name="Fuentedepárrafopredeter." style:family="text">
      <style:text-properties style:font-name="Courier New" style:font-name-complex="Courier New" fo:font-size="9pt" style:font-size-asian="9pt" style:font-size-complex="9pt" fo:language="en" fo:country="US"/>
    </style:style>
    <style:style style:name="P183" style:parent-style-name="HTMLconformatoprevio" style:family="paragraph">
      <style:paragraph-properties fo:text-align="justify"/>
    </style:style>
    <style:style style:name="T184" style:parent-style-name="hljs-keyword" style:family="text">
      <style:text-properties style:font-name-asian="MS Mincho" fo:font-size="9pt" style:font-size-asian="9pt" style:font-size-complex="9pt" fo:language="en" fo:country="US"/>
    </style:style>
    <style:style style:name="T185" style:parent-style-name="hljs-operator" style:family="text">
      <style:text-properties style:font-name-asian="Lucida Sans Unicode" fo:font-size="9pt" style:font-size-asian="9pt" style:font-size-complex="9pt" fo:language="en" fo:country="US"/>
    </style:style>
    <style:style style:name="T186" style:parent-style-name="hljs-keyword" style:family="text">
      <style:text-properties style:font-name-asian="MS Mincho" fo:font-size="9pt" style:font-size-asian="9pt" style:font-size-complex="9pt" fo:language="en" fo:country="US"/>
    </style:style>
    <style:style style:name="T187" style:parent-style-name="hljs-operator" style:family="text">
      <style:text-properties style:font-name-asian="Lucida Sans Unicode" fo:font-size="9pt" style:font-size-asian="9pt" style:font-size-complex="9pt" fo:language="en" fo:country="US"/>
    </style:style>
    <style:style style:name="T188" style:parent-style-name="hljs-keyword" style:family="text">
      <style:text-properties style:font-name-asian="MS Mincho" fo:font-size="9pt" style:font-size-asian="9pt" style:font-size-complex="9pt" fo:language="en" fo:country="US"/>
    </style:style>
    <style:style style:name="T189" style:parent-style-name="hljs-operator" style:family="text">
      <style:text-properties style:font-name-asian="Lucida Sans Unicode" fo:font-size="9pt" style:font-size-asian="9pt" style:font-size-complex="9pt" fo:language="en" fo:country="US"/>
    </style:style>
    <style:style style:name="T190" style:parent-style-name="hljs-keyword" style:family="text">
      <style:text-properties style:font-name-asian="MS Mincho" fo:font-size="9pt" style:font-size-asian="9pt" style:font-size-complex="9pt" fo:language="en" fo:country="US"/>
    </style:style>
    <style:style style:name="T191" style:parent-style-name="hljs-operator" style:family="text">
      <style:text-properties style:font-name-asian="Lucida Sans Unicode" fo:font-size="9pt" style:font-size-asian="9pt" style:font-size-complex="9pt" fo:language="en" fo:country="US"/>
    </style:style>
    <style:style style:name="T192" style:parent-style-name="hljs-keyword" style:family="text">
      <style:text-properties style:font-name-asian="MS Mincho" fo:font-size="9pt" style:font-size-asian="9pt" style:font-size-complex="9pt" fo:language="en" fo:country="US"/>
    </style:style>
    <style:style style:name="T193" style:parent-style-name="hljs-operator" style:family="text">
      <style:text-properties style:font-name-asian="Lucida Sans Unicode" fo:font-size="9pt" style:font-size-asian="9pt" style:font-size-complex="9pt" fo:language="en" fo:country="US"/>
    </style:style>
    <style:style style:name="T194" style:parent-style-name="hljs-keyword" style:family="text">
      <style:text-properties style:font-name-asian="MS Mincho" fo:font-size="9pt" style:font-size-asian="9pt" style:font-size-complex="9pt" fo:language="en" fo:country="US"/>
    </style:style>
    <style:style style:name="T195" style:parent-style-name="hljs-operator" style:family="text">
      <style:text-properties style:font-name-asian="Lucida Sans Unicode" fo:font-size="9pt" style:font-size-asian="9pt" style:font-size-complex="9pt" fo:language="en" fo:country="US"/>
    </style:style>
    <style:style style:name="T196" style:parent-style-name="Fuentedepárrafopredeter." style:family="text">
      <style:text-properties fo:font-weight="bold" style:font-weight-asian="bold" style:font-weight-complex="bold" fo:font-size="9pt" style:font-size-asian="9pt" style:font-size-complex="9pt" fo:language="en" fo:country="US"/>
    </style:style>
    <style:style style:name="T197" style:parent-style-name="hljs-operator" style:family="text">
      <style:text-properties style:font-name-asian="Lucida Sans Unicode" fo:font-size="9pt" style:font-size-asian="9pt" style:font-size-complex="9pt" fo:language="en" fo:country="US"/>
    </style:style>
    <style:style style:name="P198" style:parent-style-name="HTMLconformatoprevio" style:family="paragraph">
      <style:paragraph-properties fo:text-align="justify"/>
    </style:style>
    <style:style style:name="P199" style:parent-style-name="Standard" style:family="paragraph">
      <style:paragraph-properties fo:text-align="justify"/>
    </style:style>
    <style:style style:name="T200" style:parent-style-name="Fuentedepárrafopredeter." style:family="text">
      <style:text-properties fo:font-weight="bold" style:font-weight-asian="bold" style:font-weight-complex="bold"/>
    </style:style>
    <style:style style:name="T201" style:parent-style-name="Fuentedepárrafopredeter." style:family="text">
      <style:text-properties fo:font-weight="bold" style:font-weight-asian="bold" style:font-weight-complex="bold"/>
    </style:style>
    <style:style style:name="T202" style:parent-style-name="Fuentedepárrafopredeter." style:family="text">
      <style:text-properties fo:font-weight="bold" style:font-weight-asian="bold" style:font-weight-complex="bold"/>
    </style:style>
    <style:style style:name="T203" style:parent-style-name="Fuentedepárrafopredeter." style:family="text">
      <style:text-properties fo:font-weight="bold" style:font-weight-asian="bold" style:font-weight-complex="bold"/>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T207" style:parent-style-name="Fuentedepárrafopredeter." style:family="text">
      <style:text-properties fo:font-weight="bold" style:font-weight-asian="bold" style:font-weight-complex="bold"/>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T210" style:parent-style-name="Fuentedepárrafopredeter." style:family="text">
      <style:text-properties fo:font-weight="bold" style:font-weight-asian="bold" style:font-weight-complex="bold"/>
    </style:style>
    <style:style style:name="T211" style:parent-style-name="Fuentedepárrafopredeter." style:family="text">
      <style:text-properties fo:font-weight="bold" style:font-weight-asian="bold" style:font-weight-complex="bold"/>
    </style:style>
    <style:style style:name="T212" style:parent-style-name="Fuentedepárrafopredeter." style:family="text">
      <style:text-properties fo:font-weight="bold" style:font-weight-asian="bold" style:font-weight-complex="bold"/>
    </style:style>
    <style:style style:name="P213" style:parent-style-name="Standard" style:family="paragraph">
      <style:paragraph-properties fo:text-align="justify"/>
    </style:style>
    <style:style style:name="T214" style:parent-style-name="Fuentedepárrafopredeter." style:family="text">
      <style:text-properties fo:font-weight="bold" style:font-weight-asian="bold" style:font-weight-complex="bold"/>
    </style:style>
    <style:style style:name="P215" style:parent-style-name="Standard" style:family="paragraph">
      <style:text-properties fo:font-size="9pt" style:font-size-asian="9pt" style:font-size-complex="9pt"/>
    </style:style>
    <style:style style:name="P216" style:parent-style-name="Standard" style:list-style-name="LFO6" style:family="paragraph">
      <style:paragraph-properties fo:margin-top="0.0791in" fo:margin-bottom="0.1569in" fo:line-height="100%"/>
      <style:text-properties fo:font-size="9pt" style:font-size-asian="9pt" style:font-size-complex="9pt"/>
    </style:style>
    <style:style style:name="P217" style:parent-style-name="Standard" style:list-style-name="LFO6" style:family="paragraph">
      <style:paragraph-properties fo:margin-top="0.0791in" fo:margin-bottom="0.1569in" fo:line-height="100%"/>
      <style:text-properties fo:font-size="9pt" style:font-size-asian="9pt" style:font-size-complex="9pt"/>
    </style:style>
    <style:style style:name="P218" style:parent-style-name="Standard" style:list-style-name="LFO6" style:family="paragraph">
      <style:paragraph-properties fo:margin-top="0.0791in" fo:margin-bottom="0.1569in" fo:line-height="100%"/>
      <style:text-properties fo:font-size="9pt" style:font-size-asian="9pt" style:font-size-complex="9pt"/>
    </style:style>
    <style:style style:name="T219" style:parent-style-name="Fuentedepárrafopredeter." style:family="text">
      <style:text-properties fo:font-size="9pt" style:font-size-asian="9pt" style:font-size-complex="9pt"/>
    </style:style>
    <style:style style:name="T220" style:parent-style-name="Fuentedepárrafopredeter." style:family="text">
      <style:text-properties fo:font-weight="bold" style:font-weight-asian="bold" style:font-weight-complex="bold" fo:font-size="9pt" style:font-size-asian="9pt" style:font-size-complex="9pt"/>
    </style:style>
    <style:style style:name="T221" style:parent-style-name="Fuentedepárrafopredeter." style:family="text">
      <style:text-properties fo:font-size="9pt" style:font-size-asian="9pt" style:font-size-complex="9pt"/>
    </style:style>
    <style:style style:name="T222" style:parent-style-name="Fuentedepárrafopredeter." style:family="text">
      <style:text-properties fo:font-weight="bold" style:font-weight-asian="bold" style:font-weight-complex="bold" fo:font-size="9pt" style:font-size-asian="9pt" style:font-size-complex="9pt"/>
    </style:style>
    <style:style style:name="T223" style:parent-style-name="Fuentedepárrafopredeter." style:family="text">
      <style:text-properties fo:font-size="9pt" style:font-size-asian="9pt" style:font-size-complex="9pt"/>
    </style:style>
    <style:style style:name="T224" style:parent-style-name="Fuentedepárrafopredeter." style:family="text">
      <style:text-properties fo:font-weight="bold" style:font-weight-asian="bold" style:font-weight-complex="bold" fo:font-size="9pt" style:font-size-asian="9pt" style:font-size-complex="9pt"/>
    </style:style>
    <style:style style:name="T225" style:parent-style-name="Fuentedepárrafopredeter." style:family="text">
      <style:text-properties fo:font-size="9pt" style:font-size-asian="9pt" style:font-size-complex="9pt"/>
    </style:style>
    <style:style style:name="P226" style:parent-style-name="Standard" style:list-style-name="LFO7" style:family="paragraph"/>
    <style:style style:name="T227" style:parent-style-name="Fuentedepárrafopredeter." style:family="text">
      <style:text-properties fo:font-weight="bold" style:font-weight-asian="bold" style:font-weight-complex="bold"/>
    </style:style>
    <style:style style:name="TableColumn229" style:family="table-column">
      <style:table-column-properties style:column-width="0.7479in" style:use-optimal-column-width="false"/>
    </style:style>
    <style:style style:name="TableColumn230" style:family="table-column">
      <style:table-column-properties style:column-width="1.8944in" style:use-optimal-column-width="false"/>
    </style:style>
    <style:style style:name="TableColumn231" style:family="table-column">
      <style:table-column-properties style:column-width="1.3729in" style:use-optimal-column-width="false"/>
    </style:style>
    <style:style style:name="TableColumn232" style:family="table-column">
      <style:table-column-properties style:column-width="1.9319in" style:use-optimal-column-width="false"/>
    </style:style>
    <style:style style:name="TableColumn233" style:family="table-column">
      <style:table-column-properties style:column-width="0.8993in" style:use-optimal-column-width="false"/>
    </style:style>
    <style:style style:name="Table228" style:family="table">
      <style:table-properties style:width="6.8465in" fo:margin-left="0in" table:align="left"/>
    </style:style>
    <style:style style:name="TableRow234" style:family="table-row">
      <style:table-row-properties style:use-optimal-row-height="false"/>
    </style:style>
    <style:style style:name="TableCell235" style:family="table-cell">
      <style:table-cell-properties fo:border-top="0.0034in solid #000000" fo:border-left="0.0034in solid #000000" fo:border-bottom="0.0034in solid #000000" fo:border-right="none" fo:background-color="#3399FF" style:writing-mode="lr-tb" fo:padding-top="0.0381in" fo:padding-left="0.0381in" fo:padding-bottom="0.0381in" fo:padding-right="0.0381in"/>
    </style:style>
    <style:style style:name="P236" style:parent-style-name="TableContents" style:family="paragraph">
      <style:paragraph-properties fo:text-align="center"/>
      <style:text-properties fo:font-weight="bold" style:font-weight-asian="bold" style:font-weight-complex="bold" fo:font-size="9pt" style:font-size-asian="9pt" style:font-size-complex="9pt"/>
    </style:style>
    <style:style style:name="TableCell237" style:family="table-cell">
      <style:table-cell-properties fo:border-top="0.0034in solid #000000" fo:border-left="0.0034in solid #000000" fo:border-bottom="0.0034in solid #000000" fo:border-right="none" fo:background-color="#3399FF" style:writing-mode="lr-tb" fo:padding-top="0.0381in" fo:padding-left="0.0381in" fo:padding-bottom="0.0381in" fo:padding-right="0.0381in"/>
    </style:style>
    <style:style style:name="P238" style:parent-style-name="TableContents" style:family="paragraph">
      <style:paragraph-properties fo:text-align="center"/>
      <style:text-properties fo:font-weight="bold" style:font-weight-asian="bold" style:font-weight-complex="bold" fo:font-size="9pt" style:font-size-asian="9pt" style:font-size-complex="9pt"/>
    </style:style>
    <style:style style:name="TableCell239" style:family="table-cell">
      <style:table-cell-properties fo:border-top="0.0034in solid #000000" fo:border-left="0.0034in solid #000000" fo:border-bottom="0.0034in solid #000000" fo:border-right="none" fo:background-color="#3399FF" style:writing-mode="lr-tb" fo:padding-top="0.0381in" fo:padding-left="0.0381in" fo:padding-bottom="0.0381in" fo:padding-right="0.0381in"/>
    </style:style>
    <style:style style:name="P240" style:parent-style-name="TableContents" style:family="paragraph">
      <style:paragraph-properties fo:text-align="center"/>
      <style:text-properties fo:font-weight="bold" style:font-weight-asian="bold" style:font-weight-complex="bold" fo:font-size="9pt" style:font-size-asian="9pt" style:font-size-complex="9pt"/>
    </style:style>
    <style:style style:name="TableCell241" style:family="table-cell">
      <style:table-cell-properties fo:border-top="0.0034in solid #000000" fo:border-left="0.0034in solid #000000" fo:border-bottom="0.0034in solid #000000" fo:border-right="none" fo:background-color="#3399FF" style:writing-mode="lr-tb" fo:padding-top="0.0381in" fo:padding-left="0.0381in" fo:padding-bottom="0.0381in" fo:padding-right="0.0381in"/>
    </style:style>
    <style:style style:name="P242" style:parent-style-name="TableContents" style:family="paragraph">
      <style:paragraph-properties fo:text-align="center"/>
      <style:text-properties fo:font-weight="bold" style:font-weight-asian="bold" style:font-weight-complex="bold" fo:font-size="9pt" style:font-size-asian="9pt" style:font-size-complex="9pt"/>
    </style:style>
    <style:style style:name="TableCell243" style:family="table-cell">
      <style:table-cell-properties fo:border="0.0034in solid #000000" fo:background-color="#3399FF" style:writing-mode="lr-tb" fo:padding-top="0.0381in" fo:padding-left="0.0381in" fo:padding-bottom="0.0381in" fo:padding-right="0.0381in"/>
    </style:style>
    <style:style style:name="P244" style:parent-style-name="TableContents" style:family="paragraph">
      <style:paragraph-properties fo:text-align="center"/>
      <style:text-properties fo:font-weight="bold" style:font-weight-asian="bold" style:font-weight-complex="bold" fo:font-size="9pt" style:font-size-asian="9pt" style:font-size-complex="9pt"/>
    </style:style>
    <style:style style:name="TableRow245" style:family="table-row">
      <style:table-row-properties style:min-row-height="0.0041in" style:use-optimal-row-height="false"/>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paragraph-properties fo:text-align="center"/>
      <style:text-properties fo:font-size="9pt" style:font-size-asian="9pt" style:font-size-complex="9pt"/>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paragraph-properties fo:line-height="100%"/>
      <style:text-properties fo:font-size="9pt" style:font-size-asian="9pt" style:font-size-complex="9pt"/>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paragraph-properties fo:line-height="100%"/>
      <style:text-properties fo:font-size="9pt" style:font-size-asian="9pt" style:font-size-complex="9pt"/>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paragraph-properties fo:line-height="100%"/>
      <style:text-properties fo:font-size="9pt" style:font-size-asian="9pt" style:font-size-complex="9pt"/>
    </style:style>
    <style:style style:name="TableCell2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 style:parent-style-name="TableContents" style:family="paragraph">
      <style:paragraph-properties fo:line-height="100%"/>
      <style:text-properties fo:font-size="9pt" style:font-size-asian="9pt" style:font-size-complex="9pt"/>
    </style:style>
    <style:style style:name="T256" style:parent-style-name="Fuentedepárrafopredeter." style:family="text">
      <style:text-properties fo:font-weight="bold" style:font-weight-asian="bold" style:font-weight-complex="bold"/>
    </style:style>
    <style:style style:name="T257" style:parent-style-name="Fuentedepárrafopredeter." style:family="text">
      <style:text-properties fo:font-weight="bold" style:font-weight-asian="bold" style:font-weight-complex="bold"/>
    </style:style>
    <style:style style:name="T258" style:parent-style-name="Fuentedepárrafopredeter." style:family="text">
      <style:text-properties style:font-size-complex="9pt"/>
    </style:style>
    <style:style style:name="T259" style:parent-style-name="Fuentedepárrafopredeter." style:family="text">
      <style:text-properties style:font-size-complex="9pt"/>
    </style:style>
    <style:style style:name="T260" style:parent-style-name="Fuentedepárrafopredeter." style:family="text">
      <style:text-properties style:font-size-complex="9pt"/>
    </style:style>
    <style:style style:name="T261" style:parent-style-name="Fuentedepárrafopredeter." style:family="text">
      <style:text-properties style:font-size-complex="9pt"/>
    </style:style>
    <style:style style:name="T262" style:parent-style-name="Fuentedepárrafopredeter." style:family="text">
      <style:text-properties style:font-size-complex="9pt"/>
    </style:style>
    <style:style style:name="T263" style:parent-style-name="Fuentedepárrafopredeter." style:family="text">
      <style:text-properties style:font-size-complex="9pt"/>
    </style:style>
    <style:style style:name="T264" style:parent-style-name="Fuentedepárrafopredeter." style:family="text">
      <style:text-properties style:font-size-complex="9pt"/>
    </style:style>
    <style:style style:name="T265" style:parent-style-name="Fuentedepárrafopredeter." style:family="text">
      <style:text-properties style:font-size-complex="9pt"/>
    </style:style>
    <style:style style:name="T266" style:parent-style-name="Fuentedepárrafopredeter." style:family="text">
      <style:text-properties style:font-size-complex="9pt"/>
    </style:style>
    <style:style style:name="T267" style:parent-style-name="Fuentedepárrafopredeter." style:family="text">
      <style:text-properties style:font-size-complex="9pt"/>
    </style:style>
    <style:style style:name="T268" style:parent-style-name="Fuentedepárrafopredeter." style:family="text">
      <style:text-properties style:font-size-complex="9pt"/>
    </style:style>
    <style:style style:name="T269" style:parent-style-name="Fuentedepárrafopredeter." style:family="text">
      <style:text-properties style:font-size-complex="9pt"/>
    </style:style>
    <style:style style:name="T270" style:parent-style-name="Fuentedepárrafopredeter." style:family="text">
      <style:text-properties style:font-size-complex="9pt"/>
    </style:style>
    <style:style style:name="T271" style:parent-style-name="Fuentedepárrafopredeter." style:family="text">
      <style:text-properties style:font-size-complex="9pt"/>
    </style:style>
    <style:style style:name="T272" style:parent-style-name="Fuentedepárrafopredeter." style:family="text">
      <style:text-properties style:font-size-complex="9pt"/>
    </style:style>
    <style:style style:name="T273" style:parent-style-name="Fuentedepárrafopredeter." style:family="text">
      <style:text-properties style:font-size-complex="9pt"/>
    </style:style>
    <style:style style:name="T274" style:parent-style-name="Fuentedepárrafopredeter." style:family="text">
      <style:text-properties style:font-size-complex="9pt"/>
    </style:style>
    <style:style style:name="T275" style:parent-style-name="Fuentedepárrafopredeter." style:family="text">
      <style:text-properties style:font-size-complex="9pt"/>
    </style:style>
    <style:style style:name="T276" style:parent-style-name="Fuentedepárrafopredeter." style:family="text">
      <style:text-properties style:font-size-complex="9pt"/>
    </style:style>
    <style:style style:name="T277" style:parent-style-name="Fuentedepárrafopredeter." style:family="text">
      <style:text-properties style:font-size-complex="9pt"/>
    </style:style>
    <style:style style:name="T278" style:parent-style-name="Fuentedepárrafopredeter." style:family="text">
      <style:text-properties style:font-size-complex="9pt"/>
    </style:style>
    <style:style style:name="T279" style:parent-style-name="Fuentedepárrafopredeter." style:family="text">
      <style:text-properties style:font-size-complex="9pt"/>
    </style:style>
    <style:style style:name="T280" style:parent-style-name="Fuentedepárrafopredeter." style:family="text">
      <style:text-properties style:font-size-complex="9pt"/>
    </style:style>
    <style:style style:name="P281" style:parent-style-name="Standard" style:list-style-name="LFO8" style:family="paragraph">
      <style:text-properties fo:font-weight="bold" style:font-weight-asian="bold" style:font-weight-complex="bold"/>
    </style:style>
    <style:style style:name="TableColumn283" style:family="table-column">
      <style:table-column-properties style:column-width="0.7479in" style:use-optimal-column-width="false"/>
    </style:style>
    <style:style style:name="TableColumn284" style:family="table-column">
      <style:table-column-properties style:column-width="1.8944in" style:use-optimal-column-width="false"/>
    </style:style>
    <style:style style:name="TableColumn285" style:family="table-column">
      <style:table-column-properties style:column-width="1.3729in" style:use-optimal-column-width="false"/>
    </style:style>
    <style:style style:name="TableColumn286" style:family="table-column">
      <style:table-column-properties style:column-width="1.9319in" style:use-optimal-column-width="false"/>
    </style:style>
    <style:style style:name="TableColumn287" style:family="table-column">
      <style:table-column-properties style:column-width="0.8993in" style:use-optimal-column-width="false"/>
    </style:style>
    <style:style style:name="Table282" style:family="table">
      <style:table-properties style:width="6.8465in" fo:margin-left="0in" table:align="left"/>
    </style:style>
    <style:style style:name="TableRow288" style:family="table-row">
      <style:table-row-properties style:use-optimal-row-height="false"/>
    </style:style>
    <style:style style:name="TableCell289" style:family="table-cell">
      <style:table-cell-properties fo:border-top="0.0034in solid #000000" fo:border-left="0.0034in solid #000000" fo:border-bottom="0.0034in solid #000000" fo:border-right="none" fo:background-color="#3399FF" style:writing-mode="lr-tb" fo:padding-top="0.0381in" fo:padding-left="0.0381in" fo:padding-bottom="0.0381in" fo:padding-right="0.0381in"/>
    </style:style>
    <style:style style:name="P290" style:parent-style-name="TableContents" style:family="paragraph">
      <style:paragraph-properties fo:text-align="center"/>
      <style:text-properties fo:font-weight="bold" style:font-weight-asian="bold" style:font-weight-complex="bold" fo:font-size="9pt" style:font-size-asian="9pt" style:font-size-complex="9pt"/>
    </style:style>
    <style:style style:name="TableCell291" style:family="table-cell">
      <style:table-cell-properties fo:border-top="0.0034in solid #000000" fo:border-left="0.0034in solid #000000" fo:border-bottom="0.0034in solid #000000" fo:border-right="none" fo:background-color="#3399FF" style:writing-mode="lr-tb" fo:padding-top="0.0381in" fo:padding-left="0.0381in" fo:padding-bottom="0.0381in" fo:padding-right="0.0381in"/>
    </style:style>
    <style:style style:name="P292" style:parent-style-name="TableContents" style:family="paragraph">
      <style:paragraph-properties fo:text-align="center"/>
      <style:text-properties fo:font-weight="bold" style:font-weight-asian="bold" style:font-weight-complex="bold" fo:font-size="9pt" style:font-size-asian="9pt" style:font-size-complex="9pt"/>
    </style:style>
    <style:style style:name="TableCell293" style:family="table-cell">
      <style:table-cell-properties fo:border-top="0.0034in solid #000000" fo:border-left="0.0034in solid #000000" fo:border-bottom="0.0034in solid #000000" fo:border-right="none" fo:background-color="#3399FF" style:writing-mode="lr-tb" fo:padding-top="0.0381in" fo:padding-left="0.0381in" fo:padding-bottom="0.0381in" fo:padding-right="0.0381in"/>
    </style:style>
    <style:style style:name="P294" style:parent-style-name="TableContents" style:family="paragraph">
      <style:paragraph-properties fo:text-align="center"/>
      <style:text-properties fo:font-weight="bold" style:font-weight-asian="bold" style:font-weight-complex="bold" fo:font-size="9pt" style:font-size-asian="9pt" style:font-size-complex="9pt"/>
    </style:style>
    <style:style style:name="TableCell295" style:family="table-cell">
      <style:table-cell-properties fo:border-top="0.0034in solid #000000" fo:border-left="0.0034in solid #000000" fo:border-bottom="0.0034in solid #000000" fo:border-right="none" fo:background-color="#3399FF" style:writing-mode="lr-tb" fo:padding-top="0.0381in" fo:padding-left="0.0381in" fo:padding-bottom="0.0381in" fo:padding-right="0.0381in"/>
    </style:style>
    <style:style style:name="P296" style:parent-style-name="TableContents" style:family="paragraph">
      <style:paragraph-properties fo:text-align="center"/>
      <style:text-properties fo:font-weight="bold" style:font-weight-asian="bold" style:font-weight-complex="bold" fo:font-size="9pt" style:font-size-asian="9pt" style:font-size-complex="9pt"/>
    </style:style>
    <style:style style:name="TableCell297" style:family="table-cell">
      <style:table-cell-properties fo:border="0.0034in solid #000000" fo:background-color="#3399FF" style:writing-mode="lr-tb" fo:padding-top="0.0381in" fo:padding-left="0.0381in" fo:padding-bottom="0.0381in" fo:padding-right="0.0381in"/>
    </style:style>
    <style:style style:name="P298" style:parent-style-name="TableContents" style:family="paragraph">
      <style:paragraph-properties fo:text-align="center"/>
      <style:text-properties fo:font-weight="bold" style:font-weight-asian="bold" style:font-weight-complex="bold" fo:font-size="9pt" style:font-size-asian="9pt" style:font-size-complex="9pt"/>
    </style:style>
    <style:style style:name="TableRow299" style:family="table-row">
      <style:table-row-properties style:min-row-height="0.0041in" style:use-optimal-row-height="false"/>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paragraph-properties fo:text-align="center"/>
      <style:text-properties fo:font-size="9pt" style:font-size-asian="9pt" style:font-size-complex="9pt"/>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3" style:parent-style-name="TableContents" style:family="paragraph">
      <style:paragraph-properties fo:line-height="100%"/>
      <style:text-properties fo:font-size="9pt" style:font-size-asian="9pt" style:font-size-complex="9pt"/>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paragraph-properties fo:line-height="100%"/>
      <style:text-properties fo:font-size="9pt" style:font-size-asian="9pt" style:font-size-complex="9pt"/>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paragraph-properties fo:line-height="100%"/>
      <style:text-properties fo:font-size="9pt" style:font-size-asian="9pt" style:font-size-complex="9pt"/>
    </style:style>
    <style:style style:name="TableCell3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9" style:parent-style-name="TableContents" style:family="paragraph">
      <style:paragraph-properties fo:line-height="100%"/>
      <style:text-properties fo:font-size="9pt" style:font-size-asian="9pt" style:font-size-complex="9pt"/>
    </style:style>
    <style:style style:name="TableRow310" style:family="table-row">
      <style:table-row-properties style:min-row-height="0.0041in" style:use-optimal-row-height="false"/>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 style:parent-style-name="TableContents" style:family="paragraph">
      <style:paragraph-properties fo:text-align="center"/>
      <style:text-properties fo:font-size="9pt" style:font-size-asian="9pt" style:font-size-complex="9pt"/>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paragraph-properties fo:line-height="100%"/>
      <style:text-properties fo:font-size="9pt" style:font-size-asian="9pt" style:font-size-complex="9pt"/>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paragraph-properties fo:line-height="100%"/>
      <style:text-properties fo:font-size="9pt" style:font-size-asian="9pt" style:font-size-complex="9pt"/>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paragraph-properties fo:line-height="100%"/>
      <style:text-properties fo:font-size="9pt" style:font-size-asian="9pt" style:font-size-complex="9pt"/>
    </style:style>
    <style:style style:name="TableCell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0" style:parent-style-name="TableContents" style:family="paragraph">
      <style:paragraph-properties fo:line-height="100%"/>
      <style:text-properties fo:font-size="9pt" style:font-size-asian="9pt" style:font-size-complex="9pt"/>
    </style:style>
    <style:style style:name="TableRow321" style:family="table-row">
      <style:table-row-properties style:min-row-height="0.0041in" style:use-optimal-row-height="fals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paragraph-properties fo:text-align="center"/>
      <style:text-properties fo:font-size="9pt" style:font-size-asian="9pt" style:font-size-complex="9pt"/>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paragraph-properties fo:line-height="100%"/>
      <style:text-properties fo:font-size="9pt" style:font-size-asian="9pt" style:font-size-complex="9pt"/>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paragraph-properties fo:line-height="100%"/>
      <style:text-properties fo:font-size="9pt" style:font-size-asian="9pt" style:font-size-complex="9pt"/>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paragraph-properties fo:line-height="100%"/>
      <style:text-properties fo:font-size="9pt" style:font-size-asian="9pt" style:font-size-complex="9pt"/>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1" style:parent-style-name="TableContents" style:family="paragraph">
      <style:paragraph-properties fo:line-height="100%"/>
      <style:text-properties fo:font-size="9pt" style:font-size-asian="9pt" style:font-size-complex="9pt"/>
    </style:style>
    <style:style style:name="TableRow332" style:family="table-row">
      <style:table-row-properties style:min-row-height="0.0041in" style:use-optimal-row-height="false"/>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 style:parent-style-name="TableContents" style:family="paragraph">
      <style:paragraph-properties fo:text-align="center"/>
      <style:text-properties fo:font-size="9pt" style:font-size-asian="9pt" style:font-size-complex="9pt"/>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6" style:parent-style-name="TableContents" style:family="paragraph">
      <style:paragraph-properties fo:line-height="100%"/>
      <style:text-properties fo:font-size="9pt" style:font-size-asian="9pt" style:font-size-complex="9pt"/>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paragraph-properties fo:line-height="100%"/>
      <style:text-properties fo:font-size="9pt" style:font-size-asian="9pt" style:font-size-complex="9pt"/>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paragraph-properties fo:line-height="100%"/>
      <style:text-properties fo:font-size="9pt" style:font-size-asian="9pt" style:font-size-complex="9pt"/>
    </style:style>
    <style:style style:name="TableCell3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2" style:parent-style-name="TableContents" style:family="paragraph">
      <style:paragraph-properties fo:line-height="100%"/>
      <style:text-properties fo:font-size="9pt" style:font-size-asian="9pt" style:font-size-complex="9pt"/>
    </style:style>
    <style:style style:name="T343" style:parent-style-name="Fuentedepárrafopredeter." style:family="text">
      <style:text-properties fo:font-weight="bold" style:font-weight-asian="bold" style:font-weight-complex="bold"/>
    </style:style>
    <style:style style:name="T344" style:parent-style-name="Fuentedepárrafopredeter." style:family="text">
      <style:text-properties fo:font-weight="bold" style:font-weight-asian="bold" style:font-weight-complex="bold"/>
    </style:style>
    <style:style style:name="T345" style:parent-style-name="Fuentedepárrafopredeter." style:family="text">
      <style:text-properties style:font-size-complex="9pt"/>
    </style:style>
    <style:style style:name="T346" style:parent-style-name="Fuentedepárrafopredeter." style:family="text">
      <style:text-properties style:font-size-complex="9pt"/>
    </style:style>
    <style:style style:name="T347" style:parent-style-name="Fuentedepárrafopredeter." style:family="text">
      <style:text-properties style:font-size-complex="9pt"/>
    </style:style>
    <style:style style:name="T348" style:parent-style-name="Fuentedepárrafopredeter." style:family="text">
      <style:text-properties style:font-size-complex="9pt"/>
    </style:style>
    <style:style style:name="T349" style:parent-style-name="Fuentedepárrafopredeter." style:family="text">
      <style:text-properties style:font-size-complex="9pt"/>
    </style:style>
    <style:style style:name="T350" style:parent-style-name="Fuentedepárrafopredeter." style:family="text">
      <style:text-properties style:font-size-complex="9pt"/>
    </style:style>
    <style:style style:name="T351" style:parent-style-name="Fuentedepárrafopredeter." style:family="text">
      <style:text-properties style:font-size-complex="9pt"/>
    </style:style>
    <style:style style:name="T352" style:parent-style-name="Fuentedepárrafopredeter." style:family="text">
      <style:text-properties style:font-size-complex="9pt"/>
    </style:style>
    <style:style style:name="T353" style:parent-style-name="Fuentedepárrafopredeter." style:family="text">
      <style:text-properties style:font-size-complex="9pt"/>
    </style:style>
    <style:style style:name="T354" style:parent-style-name="Fuentedepárrafopredeter." style:family="text">
      <style:text-properties style:font-size-complex="9pt"/>
    </style:style>
    <style:style style:name="T355" style:parent-style-name="Fuentedepárrafopredeter." style:family="text">
      <style:text-properties style:font-size-complex="9pt"/>
    </style:style>
    <style:style style:name="T356" style:parent-style-name="Fuentedepárrafopredeter." style:family="text">
      <style:text-properties style:font-size-complex="9pt"/>
    </style:style>
    <style:style style:name="T357" style:parent-style-name="Fuentedepárrafopredeter." style:family="text">
      <style:text-properties style:font-size-complex="9pt"/>
    </style:style>
    <style:style style:name="T358" style:parent-style-name="Fuentedepárrafopredeter." style:family="text">
      <style:text-properties style:font-size-complex="9pt"/>
    </style:style>
    <style:style style:name="T359" style:parent-style-name="Fuentedepárrafopredeter." style:family="text">
      <style:text-properties style:font-size-complex="9pt"/>
    </style:style>
    <style:style style:name="T360" style:parent-style-name="Fuentedepárrafopredeter." style:family="text">
      <style:text-properties style:font-size-complex="9pt"/>
    </style:style>
    <style:style style:name="T361" style:parent-style-name="Fuentedepárrafopredeter." style:family="text">
      <style:text-properties style:font-size-complex="9pt"/>
    </style:style>
    <style:style style:name="T362" style:parent-style-name="Fuentedepárrafopredeter." style:family="text">
      <style:text-properties style:font-size-complex="9pt"/>
    </style:style>
    <style:style style:name="T363" style:parent-style-name="Fuentedepárrafopredeter." style:family="text">
      <style:text-properties style:font-size-complex="9pt"/>
    </style:style>
    <style:style style:name="T364" style:parent-style-name="Fuentedepárrafopredeter." style:family="text">
      <style:text-properties style:font-size-complex="9pt"/>
    </style:style>
    <style:style style:name="T365" style:parent-style-name="Fuentedepárrafopredeter." style:family="text">
      <style:text-properties style:font-size-complex="9pt"/>
    </style:style>
    <style:style style:name="T366" style:parent-style-name="Fuentedepárrafopredeter." style:family="text">
      <style:text-properties style:font-size-complex="9pt"/>
    </style:style>
    <style:style style:name="T367" style:parent-style-name="Fuentedepárrafopredeter." style:family="text">
      <style:text-properties style:font-size-complex="9pt"/>
    </style:style>
    <style:style style:name="T368" style:parent-style-name="Fuentedepárrafopredeter." style:family="text">
      <style:text-properties style:font-size-complex="9pt"/>
    </style:style>
    <style:style style:name="T369" style:parent-style-name="Fuentedepárrafopredeter." style:family="text">
      <style:text-properties style:font-size-complex="9pt"/>
    </style:style>
    <style:style style:name="T370" style:parent-style-name="Fuentedepárrafopredeter." style:family="text">
      <style:text-properties style:font-size-complex="9pt"/>
    </style:style>
    <style:style style:name="T371" style:parent-style-name="Fuentedepárrafopredeter." style:family="text">
      <style:text-properties style:font-size-complex="9pt"/>
    </style:style>
    <style:style style:name="T372" style:parent-style-name="Fuentedepárrafopredeter." style:family="text">
      <style:text-properties style:font-size-complex="9pt"/>
    </style:style>
    <style:style style:name="T373" style:parent-style-name="Fuentedepárrafopredeter." style:family="text">
      <style:text-properties style:font-size-complex="9pt"/>
    </style:style>
    <style:style style:name="T374" style:parent-style-name="Fuentedepárrafopredeter." style:family="text">
      <style:text-properties style:font-size-complex="9pt"/>
    </style:style>
    <style:style style:name="T375" style:parent-style-name="Fuentedepárrafopredeter." style:family="text">
      <style:text-properties style:font-size-complex="9pt"/>
    </style:style>
    <style:style style:name="T376" style:parent-style-name="Fuentedepárrafopredeter." style:family="text">
      <style:text-properties style:font-size-complex="9pt"/>
    </style:style>
    <style:style style:name="T377" style:parent-style-name="Fuentedepárrafopredeter." style:family="text">
      <style:text-properties style:font-size-complex="9pt"/>
    </style:style>
    <style:style style:name="T378" style:parent-style-name="Fuentedepárrafopredeter." style:family="text">
      <style:text-properties style:font-size-complex="9pt"/>
    </style:style>
    <style:style style:name="T379" style:parent-style-name="Fuentedepárrafopredeter." style:family="text">
      <style:text-properties style:font-size-complex="9pt"/>
    </style:style>
    <style:style style:name="T380" style:parent-style-name="Fuentedepárrafopredeter." style:family="text">
      <style:text-properties style:font-size-complex="9pt"/>
    </style:style>
    <style:style style:name="T381" style:parent-style-name="Fuentedepárrafopredeter." style:family="text">
      <style:text-properties style:font-size-complex="9pt"/>
    </style:style>
    <style:style style:name="T382" style:parent-style-name="Fuentedepárrafopredeter." style:family="text">
      <style:text-properties style:font-size-complex="9pt"/>
    </style:style>
    <style:style style:name="T383" style:parent-style-name="Fuentedepárrafopredeter." style:family="text">
      <style:text-properties style:font-size-complex="9pt"/>
    </style:style>
    <style:style style:name="T384" style:parent-style-name="Fuentedepárrafopredeter." style:family="text">
      <style:text-properties style:font-size-complex="9pt"/>
    </style:style>
    <style:style style:name="T385" style:parent-style-name="Fuentedepárrafopredeter." style:family="text">
      <style:text-properties style:font-size-complex="9pt"/>
    </style:style>
    <style:style style:name="T386" style:parent-style-name="Fuentedepárrafopredeter." style:family="text">
      <style:text-properties style:font-size-complex="9pt"/>
    </style:style>
    <style:style style:name="T387" style:parent-style-name="Fuentedepárrafopredeter." style:family="text">
      <style:text-properties style:font-size-complex="9pt"/>
    </style:style>
    <style:style style:name="T388" style:parent-style-name="Fuentedepárrafopredeter." style:family="text">
      <style:text-properties style:font-size-complex="9pt"/>
    </style:style>
    <style:style style:name="T389" style:parent-style-name="Fuentedepárrafopredeter." style:family="text">
      <style:text-properties style:font-size-complex="9pt"/>
    </style:style>
    <style:style style:name="T390" style:parent-style-name="Fuentedepárrafopredeter." style:family="text">
      <style:text-properties style:font-size-complex="9pt"/>
    </style:style>
    <style:style style:name="T391" style:parent-style-name="Fuentedepárrafopredeter." style:family="text">
      <style:text-properties style:font-size-complex="9pt"/>
    </style:style>
    <style:style style:name="T392" style:parent-style-name="Fuentedepárrafopredeter." style:family="text">
      <style:text-properties style:font-size-complex="9pt"/>
    </style:style>
    <style:style style:name="T393" style:parent-style-name="Fuentedepárrafopredeter." style:family="text">
      <style:text-properties style:font-size-complex="9pt"/>
    </style:style>
    <style:style style:name="T394" style:parent-style-name="Fuentedepárrafopredeter." style:family="text">
      <style:text-properties style:font-size-complex="9pt"/>
    </style:style>
    <style:style style:name="T395" style:parent-style-name="Fuentedepárrafopredeter." style:family="text">
      <style:text-properties style:font-size-complex="9pt"/>
    </style:style>
    <style:style style:name="T396" style:parent-style-name="Fuentedepárrafopredeter." style:family="text">
      <style:text-properties style:font-size-complex="9pt"/>
    </style:style>
    <style:style style:name="P397" style:parent-style-name="Standard" style:list-style-name="LFO8" style:family="paragraph">
      <style:text-properties fo:font-weight="bold" style:font-weight-asian="bold" style:font-weight-complex="bold"/>
    </style:style>
    <style:style style:name="TableColumn399" style:family="table-column">
      <style:table-column-properties style:column-width="0.7479in" style:use-optimal-column-width="false"/>
    </style:style>
    <style:style style:name="TableColumn400" style:family="table-column">
      <style:table-column-properties style:column-width="1.8944in" style:use-optimal-column-width="false"/>
    </style:style>
    <style:style style:name="TableColumn401" style:family="table-column">
      <style:table-column-properties style:column-width="1.3729in" style:use-optimal-column-width="false"/>
    </style:style>
    <style:style style:name="TableColumn402" style:family="table-column">
      <style:table-column-properties style:column-width="1.9319in" style:use-optimal-column-width="false"/>
    </style:style>
    <style:style style:name="TableColumn403" style:family="table-column">
      <style:table-column-properties style:column-width="0.8993in" style:use-optimal-column-width="false"/>
    </style:style>
    <style:style style:name="Table398" style:family="table">
      <style:table-properties style:width="6.8465in" fo:margin-left="0in" table:align="left"/>
    </style:style>
    <style:style style:name="TableRow404" style:family="table-row">
      <style:table-row-properties style:use-optimal-row-height="false"/>
    </style:style>
    <style:style style:name="TableCell405" style:family="table-cell">
      <style:table-cell-properties fo:border-top="0.0034in solid #000000" fo:border-left="0.0034in solid #000000" fo:border-bottom="0.0034in solid #000000" fo:border-right="none" fo:background-color="#3399FF" style:writing-mode="lr-tb" fo:padding-top="0.0381in" fo:padding-left="0.0381in" fo:padding-bottom="0.0381in" fo:padding-right="0.0381in"/>
    </style:style>
    <style:style style:name="P406" style:parent-style-name="TableContents" style:family="paragraph">
      <style:paragraph-properties fo:text-align="center"/>
      <style:text-properties fo:font-weight="bold" style:font-weight-asian="bold" style:font-weight-complex="bold" fo:font-size="9pt" style:font-size-asian="9pt" style:font-size-complex="9pt"/>
    </style:style>
    <style:style style:name="TableCell407" style:family="table-cell">
      <style:table-cell-properties fo:border-top="0.0034in solid #000000" fo:border-left="0.0034in solid #000000" fo:border-bottom="0.0034in solid #000000" fo:border-right="none" fo:background-color="#3399FF" style:writing-mode="lr-tb" fo:padding-top="0.0381in" fo:padding-left="0.0381in" fo:padding-bottom="0.0381in" fo:padding-right="0.0381in"/>
    </style:style>
    <style:style style:name="P408" style:parent-style-name="TableContents" style:family="paragraph">
      <style:paragraph-properties fo:text-align="center"/>
      <style:text-properties fo:font-weight="bold" style:font-weight-asian="bold" style:font-weight-complex="bold" fo:font-size="9pt" style:font-size-asian="9pt" style:font-size-complex="9pt"/>
    </style:style>
    <style:style style:name="TableCell409" style:family="table-cell">
      <style:table-cell-properties fo:border-top="0.0034in solid #000000" fo:border-left="0.0034in solid #000000" fo:border-bottom="0.0034in solid #000000" fo:border-right="none" fo:background-color="#3399FF" style:writing-mode="lr-tb" fo:padding-top="0.0381in" fo:padding-left="0.0381in" fo:padding-bottom="0.0381in" fo:padding-right="0.0381in"/>
    </style:style>
    <style:style style:name="P410" style:parent-style-name="TableContents" style:family="paragraph">
      <style:paragraph-properties fo:text-align="center"/>
      <style:text-properties fo:font-weight="bold" style:font-weight-asian="bold" style:font-weight-complex="bold" fo:font-size="9pt" style:font-size-asian="9pt" style:font-size-complex="9pt"/>
    </style:style>
    <style:style style:name="TableCell411" style:family="table-cell">
      <style:table-cell-properties fo:border-top="0.0034in solid #000000" fo:border-left="0.0034in solid #000000" fo:border-bottom="0.0034in solid #000000" fo:border-right="none" fo:background-color="#3399FF" style:writing-mode="lr-tb" fo:padding-top="0.0381in" fo:padding-left="0.0381in" fo:padding-bottom="0.0381in" fo:padding-right="0.0381in"/>
    </style:style>
    <style:style style:name="P412" style:parent-style-name="TableContents" style:family="paragraph">
      <style:paragraph-properties fo:text-align="center"/>
      <style:text-properties fo:font-weight="bold" style:font-weight-asian="bold" style:font-weight-complex="bold" fo:font-size="9pt" style:font-size-asian="9pt" style:font-size-complex="9pt"/>
    </style:style>
    <style:style style:name="TableCell413" style:family="table-cell">
      <style:table-cell-properties fo:border="0.0034in solid #000000" fo:background-color="#3399FF" style:writing-mode="lr-tb" fo:padding-top="0.0381in" fo:padding-left="0.0381in" fo:padding-bottom="0.0381in" fo:padding-right="0.0381in"/>
    </style:style>
    <style:style style:name="P414" style:parent-style-name="TableContents" style:family="paragraph">
      <style:paragraph-properties fo:text-align="center"/>
      <style:text-properties fo:font-weight="bold" style:font-weight-asian="bold" style:font-weight-complex="bold" fo:font-size="9pt" style:font-size-asian="9pt" style:font-size-complex="9pt"/>
    </style:style>
    <style:style style:name="TableRow415" style:family="table-row">
      <style:table-row-properties style:min-row-height="0.0041in" style:use-optimal-row-height="false"/>
    </style:style>
    <style:style style:name="TableCell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7" style:parent-style-name="TableContents" style:family="paragraph">
      <style:paragraph-properties fo:text-align="center"/>
      <style:text-properties fo:font-size="9pt" style:font-size-asian="9pt" style:font-size-complex="9pt"/>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9" style:parent-style-name="TableContents" style:family="paragraph">
      <style:paragraph-properties fo:line-height="100%"/>
      <style:text-properties fo:font-size="9pt" style:font-size-asian="9pt" style:font-size-complex="9pt"/>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1" style:parent-style-name="TableContents" style:family="paragraph">
      <style:paragraph-properties fo:line-height="100%"/>
      <style:text-properties fo:font-size="9pt" style:font-size-asian="9pt" style:font-size-complex="9pt"/>
    </style:style>
    <style:style style:name="TableCell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3" style:parent-style-name="TableContents" style:family="paragraph">
      <style:paragraph-properties fo:line-height="100%"/>
      <style:text-properties fo:font-size="9pt" style:font-size-asian="9pt" style:font-size-complex="9pt"/>
    </style:style>
    <style:style style:name="TableCell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5" style:parent-style-name="TableContents" style:family="paragraph">
      <style:paragraph-properties fo:line-height="100%"/>
      <style:text-properties fo:font-size="9pt" style:font-size-asian="9pt" style:font-size-complex="9pt"/>
    </style:style>
    <style:style style:name="P426" style:parent-style-name="Textbody" style:family="paragraph">
      <style:text-properties fo:font-size="9pt" style:font-size-asian="9pt" style:font-size-complex="9pt"/>
    </style:style>
    <style:style style:name="T427" style:parent-style-name="Fuentedepárrafopredeter." style:family="text">
      <style:text-properties fo:font-size="9pt" style:font-size-asian="9pt" style:font-size-complex="9pt"/>
    </style:style>
    <style:style style:name="T428" style:parent-style-name="Fuentedepárrafopredeter." style:family="text">
      <style:text-properties fo:font-weight="bold" style:font-weight-asian="bold" style:font-weight-complex="bold" fo:font-size="9pt" style:font-size-asian="9pt" style:font-size-complex="9pt"/>
    </style:style>
    <style:style style:name="T429" style:parent-style-name="Fuentedepárrafopredeter." style:family="text">
      <style:text-properties fo:font-size="9pt" style:font-size-asian="9pt" style:font-size-complex="9pt"/>
    </style:style>
    <style:style style:name="T430" style:parent-style-name="Fuentedepárrafopredeter." style:family="text">
      <style:text-properties fo:font-weight="bold" style:font-weight-asian="bold" style:font-weight-complex="bold"/>
    </style:style>
    <style:style style:name="T431" style:parent-style-name="Fuentedepárrafopredeter." style:family="text">
      <style:text-properties fo:font-size="9pt" style:font-size-asian="9pt" style:font-size-complex="9pt"/>
    </style:style>
    <style:style style:name="P432" style:parent-style-name="Standard" style:family="paragraph">
      <style:text-properties fo:font-weight="bold" style:font-weight-asian="bold" style:font-weight-complex="bold" fo:font-size="9pt" style:font-size-asian="9pt" style:font-size-complex="9pt"/>
    </style:style>
    <style:style style:name="P433" style:parent-style-name="Standard" style:list-style-name="LFO8" style:family="paragraph">
      <style:text-properties fo:font-weight="bold" style:font-weight-asian="bold" style:font-weight-complex="bold" fo:font-size="9pt" style:font-size-asian="9pt" style:font-size-complex="9pt"/>
    </style:style>
    <style:style style:name="TableColumn435" style:family="table-column">
      <style:table-column-properties style:column-width="0.7479in" style:use-optimal-column-width="false"/>
    </style:style>
    <style:style style:name="TableColumn436" style:family="table-column">
      <style:table-column-properties style:column-width="1.8944in" style:use-optimal-column-width="false"/>
    </style:style>
    <style:style style:name="TableColumn437" style:family="table-column">
      <style:table-column-properties style:column-width="1.3729in" style:use-optimal-column-width="false"/>
    </style:style>
    <style:style style:name="TableColumn438" style:family="table-column">
      <style:table-column-properties style:column-width="1.9319in" style:use-optimal-column-width="false"/>
    </style:style>
    <style:style style:name="TableColumn439" style:family="table-column">
      <style:table-column-properties style:column-width="0.8993in" style:use-optimal-column-width="false"/>
    </style:style>
    <style:style style:name="Table434" style:family="table">
      <style:table-properties style:width="6.8465in" fo:margin-left="0in" table:align="left"/>
    </style:style>
    <style:style style:name="TableRow440" style:family="table-row">
      <style:table-row-properties style:use-optimal-row-height="false"/>
    </style:style>
    <style:style style:name="TableCell441" style:family="table-cell">
      <style:table-cell-properties fo:border-top="0.0034in solid #000000" fo:border-left="0.0034in solid #000000" fo:border-bottom="0.0034in solid #000000" fo:border-right="none" fo:background-color="#3399FF" style:writing-mode="lr-tb" fo:padding-top="0.0381in" fo:padding-left="0.0381in" fo:padding-bottom="0.0381in" fo:padding-right="0.0381in"/>
    </style:style>
    <style:style style:name="P442" style:parent-style-name="TableContents" style:family="paragraph">
      <style:paragraph-properties fo:text-align="center"/>
      <style:text-properties fo:font-weight="bold" style:font-weight-asian="bold" style:font-weight-complex="bold" fo:font-size="9pt" style:font-size-asian="9pt" style:font-size-complex="9pt"/>
    </style:style>
    <style:style style:name="TableCell443" style:family="table-cell">
      <style:table-cell-properties fo:border-top="0.0034in solid #000000" fo:border-left="0.0034in solid #000000" fo:border-bottom="0.0034in solid #000000" fo:border-right="none" fo:background-color="#3399FF" style:writing-mode="lr-tb" fo:padding-top="0.0381in" fo:padding-left="0.0381in" fo:padding-bottom="0.0381in" fo:padding-right="0.0381in"/>
    </style:style>
    <style:style style:name="P444" style:parent-style-name="TableContents" style:family="paragraph">
      <style:paragraph-properties fo:text-align="center"/>
      <style:text-properties fo:font-weight="bold" style:font-weight-asian="bold" style:font-weight-complex="bold" fo:font-size="9pt" style:font-size-asian="9pt" style:font-size-complex="9pt"/>
    </style:style>
    <style:style style:name="TableCell445" style:family="table-cell">
      <style:table-cell-properties fo:border-top="0.0034in solid #000000" fo:border-left="0.0034in solid #000000" fo:border-bottom="0.0034in solid #000000" fo:border-right="none" fo:background-color="#3399FF" style:writing-mode="lr-tb" fo:padding-top="0.0381in" fo:padding-left="0.0381in" fo:padding-bottom="0.0381in" fo:padding-right="0.0381in"/>
    </style:style>
    <style:style style:name="P446" style:parent-style-name="TableContents" style:family="paragraph">
      <style:paragraph-properties fo:text-align="center"/>
      <style:text-properties fo:font-weight="bold" style:font-weight-asian="bold" style:font-weight-complex="bold" fo:font-size="9pt" style:font-size-asian="9pt" style:font-size-complex="9pt"/>
    </style:style>
    <style:style style:name="TableCell447" style:family="table-cell">
      <style:table-cell-properties fo:border-top="0.0034in solid #000000" fo:border-left="0.0034in solid #000000" fo:border-bottom="0.0034in solid #000000" fo:border-right="none" fo:background-color="#3399FF" style:writing-mode="lr-tb" fo:padding-top="0.0381in" fo:padding-left="0.0381in" fo:padding-bottom="0.0381in" fo:padding-right="0.0381in"/>
    </style:style>
    <style:style style:name="P448" style:parent-style-name="TableContents" style:family="paragraph">
      <style:paragraph-properties fo:text-align="center"/>
      <style:text-properties fo:font-weight="bold" style:font-weight-asian="bold" style:font-weight-complex="bold" fo:font-size="9pt" style:font-size-asian="9pt" style:font-size-complex="9pt"/>
    </style:style>
    <style:style style:name="TableCell449" style:family="table-cell">
      <style:table-cell-properties fo:border="0.0034in solid #000000" fo:background-color="#3399FF" style:writing-mode="lr-tb" fo:padding-top="0.0381in" fo:padding-left="0.0381in" fo:padding-bottom="0.0381in" fo:padding-right="0.0381in"/>
    </style:style>
    <style:style style:name="P450" style:parent-style-name="TableContents" style:family="paragraph">
      <style:paragraph-properties fo:text-align="center"/>
      <style:text-properties fo:font-weight="bold" style:font-weight-asian="bold" style:font-weight-complex="bold" fo:font-size="9pt" style:font-size-asian="9pt" style:font-size-complex="9pt"/>
    </style:style>
    <style:style style:name="TableRow451" style:family="table-row">
      <style:table-row-properties style:min-row-height="0.0041in" style:use-optimal-row-height="false"/>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paragraph-properties fo:text-align="center"/>
      <style:text-properties fo:font-size="9pt" style:font-size-asian="9pt" style:font-size-complex="9pt"/>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 style:parent-style-name="TableContents" style:family="paragraph">
      <style:paragraph-properties fo:line-height="100%"/>
      <style:text-properties fo:font-size="9pt" style:font-size-asian="9pt" style:font-size-complex="9pt"/>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 style:parent-style-name="TableContents" style:family="paragraph">
      <style:paragraph-properties fo:line-height="100%"/>
      <style:text-properties fo:font-size="9pt" style:font-size-asian="9pt" style:font-size-complex="9pt"/>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paragraph-properties fo:line-height="100%"/>
      <style:text-properties fo:font-size="9pt" style:font-size-asian="9pt" style:font-size-complex="9pt"/>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 style:parent-style-name="TableContents" style:family="paragraph">
      <style:paragraph-properties fo:line-height="100%"/>
      <style:text-properties fo:font-size="9pt" style:font-size-asian="9pt" style:font-size-complex="9pt"/>
    </style:style>
    <style:style style:name="TableRow462" style:family="table-row">
      <style:table-row-properties style:min-row-height="0.0041in" style:use-optimal-row-height="false"/>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TableContents" style:family="paragraph">
      <style:paragraph-properties fo:text-align="center"/>
      <style:text-properties fo:font-size="9pt" style:font-size-asian="9pt" style:font-size-complex="9pt"/>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paragraph-properties fo:line-height="100%"/>
      <style:text-properties fo:font-size="9pt" style:font-size-asian="9pt" style:font-size-complex="9pt"/>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paragraph-properties fo:line-height="100%"/>
      <style:text-properties fo:font-size="9pt" style:font-size-asian="9pt" style:font-size-complex="9pt"/>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paragraph-properties fo:line-height="100%"/>
      <style:text-properties fo:font-size="9pt" style:font-size-asian="9pt" style:font-size-complex="9pt"/>
    </style:style>
    <style:style style:name="TableCell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2" style:parent-style-name="TableContents" style:family="paragraph">
      <style:paragraph-properties fo:line-height="100%"/>
      <style:text-properties fo:font-size="9pt" style:font-size-asian="9pt" style:font-size-complex="9pt"/>
    </style:style>
    <style:style style:name="T473" style:parent-style-name="Fuentedepárrafopredeter." style:family="text">
      <style:text-properties fo:font-weight="bold" style:font-weight-asian="bold" style:font-weight-complex="bold"/>
    </style:style>
    <style:style style:name="T474" style:parent-style-name="Fuentedepárrafopredeter." style:family="text">
      <style:text-properties fo:font-weight="bold" style:font-weight-asian="bold" style:font-weight-complex="bold"/>
    </style:style>
    <style:style style:name="P475" style:parent-style-name="Textbody" style:family="paragraph">
      <style:paragraph-properties fo:line-height="150%"/>
      <style:text-properties fo:font-size="9pt" style:font-size-asian="9pt" style:font-size-complex="9pt"/>
    </style:style>
    <style:style style:name="T476" style:parent-style-name="Fuentedepárrafopredeter." style:family="text">
      <style:text-properties style:font-size-complex="9pt"/>
    </style:style>
    <style:style style:name="T477" style:parent-style-name="Fuentedepárrafopredeter." style:family="text">
      <style:text-properties style:font-size-complex="9pt"/>
    </style:style>
    <style:style style:name="T478" style:parent-style-name="Fuentedepárrafopredeter." style:family="text">
      <style:text-properties style:font-size-complex="9pt"/>
    </style:style>
    <style:style style:name="T479" style:parent-style-name="Fuentedepárrafopredeter." style:family="text">
      <style:text-properties style:font-size-complex="9pt"/>
    </style:style>
    <style:style style:name="T480" style:parent-style-name="Fuentedepárrafopredeter." style:family="text">
      <style:text-properties style:font-size-complex="9pt"/>
    </style:style>
    <style:style style:name="T481" style:parent-style-name="Fuentedepárrafopredeter." style:family="text">
      <style:text-properties style:font-size-complex="9pt"/>
    </style:style>
    <style:style style:name="T482" style:parent-style-name="Fuentedepárrafopredeter." style:family="text">
      <style:text-properties style:font-size-complex="9pt"/>
    </style:style>
    <style:style style:name="T483" style:parent-style-name="Fuentedepárrafopredeter." style:family="text">
      <style:text-properties style:font-size-complex="9pt"/>
    </style:style>
    <style:style style:name="T484" style:parent-style-name="Fuentedepárrafopredeter." style:family="text">
      <style:text-properties style:font-size-complex="9pt"/>
    </style:style>
    <style:style style:name="T485" style:parent-style-name="Fuentedepárrafopredeter." style:family="text">
      <style:text-properties style:font-size-complex="9pt"/>
    </style:style>
    <style:style style:name="T486" style:parent-style-name="Fuentedepárrafopredeter." style:family="text">
      <style:text-properties style:font-size-complex="9pt"/>
    </style:style>
    <style:style style:name="T487" style:parent-style-name="Fuentedepárrafopredeter." style:family="text">
      <style:text-properties style:font-size-complex="9pt"/>
    </style:style>
    <style:style style:name="T488" style:parent-style-name="Fuentedepárrafopredeter." style:family="text">
      <style:text-properties style:font-size-complex="9pt"/>
    </style:style>
    <style:style style:name="T489" style:parent-style-name="Fuentedepárrafopredeter." style:family="text">
      <style:text-properties style:font-size-complex="9pt"/>
    </style:style>
    <style:style style:name="T490" style:parent-style-name="Fuentedepárrafopredeter." style:family="text">
      <style:text-properties style:font-size-complex="9pt"/>
    </style:style>
    <style:style style:name="T491" style:parent-style-name="Fuentedepárrafopredeter." style:family="text">
      <style:text-properties style:font-size-complex="9pt"/>
    </style:style>
    <style:style style:name="T492" style:parent-style-name="Fuentedepárrafopredeter." style:family="text">
      <style:text-properties style:font-size-complex="9pt"/>
    </style:style>
    <style:style style:name="T493" style:parent-style-name="Fuentedepárrafopredeter." style:family="text">
      <style:text-properties style:font-size-complex="9pt"/>
    </style:style>
    <style:style style:name="T494" style:parent-style-name="Fuentedepárrafopredeter." style:family="text">
      <style:text-properties style:font-size-complex="9pt"/>
    </style:style>
    <style:style style:name="T495" style:parent-style-name="Fuentedepárrafopredeter." style:family="text">
      <style:text-properties style:font-size-complex="9pt"/>
    </style:style>
    <style:style style:name="T496" style:parent-style-name="Fuentedepárrafopredeter." style:family="text">
      <style:text-properties style:font-size-complex="9pt"/>
    </style:style>
    <style:style style:name="T497" style:parent-style-name="Fuentedepárrafopredeter." style:family="text">
      <style:text-properties style:font-size-complex="9pt"/>
    </style:style>
    <style:style style:name="T498" style:parent-style-name="Fuentedepárrafopredeter." style:family="text">
      <style:text-properties style:font-size-complex="9pt"/>
    </style:style>
    <style:style style:name="T499" style:parent-style-name="Fuentedepárrafopredeter." style:family="text">
      <style:text-properties style:font-size-complex="9pt"/>
    </style:style>
    <style:style style:name="T500" style:parent-style-name="Fuentedepárrafopredeter." style:family="text">
      <style:text-properties style:font-size-complex="9pt"/>
    </style:style>
    <style:style style:name="T501" style:parent-style-name="Fuentedepárrafopredeter." style:family="text">
      <style:text-properties style:font-size-complex="9pt"/>
    </style:style>
    <style:style style:name="T502" style:parent-style-name="Fuentedepárrafopredeter." style:family="text">
      <style:text-properties style:font-size-complex="9pt"/>
    </style:style>
    <style:style style:name="P503" style:parent-style-name="Textbody" style:family="paragraph">
      <style:text-properties fo:font-size="9pt" style:font-size-asian="9pt" style:font-size-complex="9pt"/>
    </style:style>
    <style:style style:name="T504" style:parent-style-name="Fuentedepárrafopredeter." style:family="text">
      <style:text-properties fo:font-weight="bold" style:font-weight-asian="bold" style:font-weight-complex="bold"/>
    </style:style>
    <style:style style:name="P505" style:parent-style-name="Standard" style:list-style-name="LFO9" style:family="paragraph"/>
    <style:style style:name="P506" style:parent-style-name="Standard" style:list-style-name="LFO9" style:family="paragraph"/>
    <style:style style:name="P507" style:parent-style-name="Standard" style:list-style-name="LFO9" style:family="paragraph"/>
    <style:style style:name="P508" style:parent-style-name="Standard" style:list-style-name="LFO9" style:family="paragraph"/>
    <style:style style:name="P509" style:parent-style-name="Standard" style:list-style-name="LFO9" style:family="paragraph"/>
    <style:style style:name="P510" style:parent-style-name="Standard" style:list-style-name="LFO9" style:family="paragraph"/>
    <style:style style:name="P511" style:parent-style-name="Standard" style:list-style-name="LFO9" style:family="paragraph"/>
    <style:style style:name="P512" style:parent-style-name="Standard" style:list-style-name="LFO9" style:family="paragraph"/>
    <style:style style:name="P513" style:parent-style-name="Standard" style:family="paragraph">
      <style:paragraph-properties fo:text-align="justify"/>
    </style:style>
    <style:style style:name="T514" style:parent-style-name="Fuentedepárrafopredeter." style:family="text">
      <style:text-properties fo:font-weight="bold" style:font-weight-asian="bold" style:font-weight-complex="bold"/>
    </style:style>
    <style:style style:name="T515" style:parent-style-name="Fuentedepárrafopredeter." style:family="text">
      <style:text-properties fo:font-weight="bold" style:font-weight-asian="bold" style:font-weight-complex="bold"/>
    </style:style>
    <style:style style:name="T516" style:parent-style-name="Fuentedepárrafopredeter." style:family="text">
      <style:text-properties fo:font-weight="bold" style:font-weight-asian="bold" style:font-weight-complex="bold"/>
    </style:style>
    <style:style style:name="T517" style:parent-style-name="Fuentedepárrafopredeter." style:family="text">
      <style:text-properties fo:font-weight="bold" style:font-weight-asian="bold" style:font-weight-complex="bold"/>
    </style:style>
    <style:style style:name="T518" style:parent-style-name="Fuentedepárrafopredeter." style:family="text">
      <style:text-properties fo:font-weight="bold" style:font-weight-asian="bold" style:font-weight-complex="bold"/>
    </style:style>
    <style:style style:name="T519" style:parent-style-name="Fuentedepárrafopredeter." style:family="text">
      <style:text-properties fo:font-weight="bold" style:font-weight-asian="bold" style:font-weight-complex="bold"/>
    </style:style>
    <style:style style:name="T520" style:parent-style-name="Fuentedepárrafopredeter." style:family="text">
      <style:text-properties fo:font-weight="bold" style:font-weight-asian="bold" style:font-weight-complex="bold"/>
    </style:style>
    <style:style style:name="T521" style:parent-style-name="Fuentedepárrafopredeter." style:family="text">
      <style:text-properties fo:font-weight="bold" style:font-weight-asian="bold" style:font-weight-complex="bold"/>
    </style:style>
    <style:style style:name="T522" style:parent-style-name="Fuentedepárrafopredeter." style:family="text">
      <style:text-properties fo:font-weight="bold" style:font-weight-asian="bold" style:font-weight-complex="bold"/>
    </style:style>
    <style:style style:name="T523" style:parent-style-name="Fuentedepárrafopredeter." style:family="text">
      <style:text-properties fo:font-weight="bold" style:font-weight-asian="bold" style:font-weight-complex="bold"/>
    </style:style>
    <style:style style:name="T524" style:parent-style-name="Fuentedepárrafopredeter." style:family="text">
      <style:text-properties fo:font-weight="bold" style:font-weight-asian="bold" style:font-weight-complex="bold"/>
    </style:style>
    <style:style style:name="T525" style:parent-style-name="Fuentedepárrafopredeter." style:family="text">
      <style:text-properties fo:font-weight="bold" style:font-weight-asian="bold" style:font-weight-complex="bold"/>
    </style:style>
    <style:style style:name="T526" style:parent-style-name="Fuentedepárrafopredeter." style:family="text">
      <style:text-properties style:font-size-complex="9pt"/>
    </style:style>
    <style:style style:name="T527" style:parent-style-name="Fuentedepárrafopredeter." style:family="text">
      <style:text-properties style:font-size-complex="9pt"/>
    </style:style>
    <style:style style:name="T528" style:parent-style-name="Fuentedepárrafopredeter." style:family="text">
      <style:text-properties fo:font-weight="bold" style:font-weight-asian="bold" style:font-weight-complex="bold" style:font-size-complex="9pt"/>
    </style:style>
    <style:style style:name="T529" style:parent-style-name="Fuentedepárrafopredeter." style:family="text">
      <style:text-properties style:font-size-complex="9pt"/>
    </style:style>
    <style:style style:name="T530" style:parent-style-name="Fuentedepárrafopredeter." style:family="text">
      <style:text-properties style:font-size-complex="9pt"/>
    </style:style>
    <style:style style:name="T531" style:parent-style-name="Fuentedepárrafopredeter." style:family="text">
      <style:text-properties style:font-size-complex="9pt"/>
    </style:style>
    <style:style style:name="T532" style:parent-style-name="Fuentedepárrafopredeter." style:family="text">
      <style:text-properties style:font-size-complex="9pt"/>
    </style:style>
    <style:style style:name="T533" style:parent-style-name="Fuentedepárrafopredeter." style:family="text">
      <style:text-properties style:font-size-complex="9pt"/>
    </style:style>
    <style:style style:name="T534" style:parent-style-name="Fuentedepárrafopredeter." style:family="text">
      <style:text-properties style:font-size-complex="9pt"/>
    </style:style>
    <style:style style:name="T535" style:parent-style-name="Fuentedepárrafopredeter." style:family="text">
      <style:text-properties style:font-size-complex="9pt"/>
    </style:style>
    <style:style style:name="T536" style:parent-style-name="Fuentedepárrafopredeter." style:family="text">
      <style:text-properties style:font-size-complex="9pt"/>
    </style:style>
    <style:style style:name="T537" style:parent-style-name="Fuentedepárrafopredeter." style:family="text">
      <style:text-properties style:font-size-complex="9pt"/>
    </style:style>
    <style:style style:name="T538" style:parent-style-name="Fuentedepárrafopredeter." style:family="text">
      <style:text-properties style:font-size-complex="9pt"/>
    </style:style>
    <style:style style:name="T539" style:parent-style-name="Fuentedepárrafopredeter." style:family="text">
      <style:text-properties style:font-size-complex="9pt"/>
    </style:style>
    <style:style style:name="T540" style:parent-style-name="Fuentedepárrafopredeter." style:family="text">
      <style:text-properties fo:font-weight="bold" style:font-weight-asian="bold" style:font-weight-complex="bold" style:font-size-complex="9pt"/>
    </style:style>
    <style:style style:name="T541" style:parent-style-name="Fuentedepárrafopredeter." style:family="text">
      <style:text-properties fo:font-weight="bold" style:font-weight-asian="bold" style:font-weight-complex="bold" style:font-size-complex="9pt"/>
    </style:style>
    <style:style style:name="T542" style:parent-style-name="Fuentedepárrafopredeter." style:family="text">
      <style:text-properties style:font-size-complex="9pt"/>
    </style:style>
    <style:style style:name="T543" style:parent-style-name="Fuentedepárrafopredeter." style:family="text">
      <style:text-properties style:font-size-complex="9pt"/>
    </style:style>
    <style:style style:name="T544" style:parent-style-name="Fuentedepárrafopredeter." style:family="text">
      <style:text-properties style:font-size-complex="9pt"/>
    </style:style>
    <style:style style:name="T545" style:parent-style-name="Fuentedepárrafopredeter." style:family="text">
      <style:text-properties style:font-size-complex="9pt"/>
    </style:style>
    <style:style style:name="T546" style:parent-style-name="Fuentedepárrafopredeter." style:family="text">
      <style:text-properties style:font-size-complex="9pt"/>
    </style:style>
    <style:style style:name="P547" style:parent-style-name="Sourcecode" style:family="paragraph">
      <style:text-properties style:font-name="Arial" style:font-size-complex="9pt"/>
    </style:style>
    <style:style style:name="T548" style:parent-style-name="Fuentedepárrafopredeter." style:family="text">
      <style:text-properties fo:font-size="9pt" style:font-size-asian="9pt" style:font-size-complex="9pt"/>
    </style:style>
    <style:style style:name="T549" style:parent-style-name="Fuentedepárrafopredeter." style:family="text">
      <style:text-properties fo:font-weight="bold" style:font-weight-asian="bold" style:font-weight-complex="bold" fo:font-size="9pt" style:font-size-asian="9pt" style:font-size-complex="9pt"/>
    </style:style>
    <style:style style:name="T550" style:parent-style-name="Fuentedepárrafopredeter." style:family="text">
      <style:text-properties fo:font-size="9pt" style:font-size-asian="9pt" style:font-size-complex="9pt"/>
    </style:style>
    <style:style style:name="T551" style:parent-style-name="Fuentedepárrafopredeter." style:family="text">
      <style:text-properties fo:font-weight="bold" style:font-weight-asian="bold" style:font-weight-complex="bold" fo:font-size="9pt" style:font-size-asian="9pt" style:font-size-complex="9pt"/>
    </style:style>
    <style:style style:name="T552" style:parent-style-name="Fuentedepárrafopredeter." style:family="text">
      <style:text-properties fo:font-size="9pt" style:font-size-asian="9pt" style:font-size-complex="9pt"/>
    </style:style>
    <style:style style:name="P553" style:parent-style-name="Standard" style:family="paragraph">
      <style:paragraph-properties fo:text-align="justify"/>
    </style:style>
    <style:style style:name="T554" style:parent-style-name="Fuentedepárrafopredeter." style:family="text">
      <style:text-properties fo:font-weight="bold" style:font-weight-asian="bold" style:font-weight-complex="bold"/>
    </style:style>
    <style:style style:name="T555" style:parent-style-name="Fuentedepárrafopredeter." style:family="text">
      <style:text-properties fo:font-weight="bold" style:font-weight-asian="bold" style:font-weight-complex="bold"/>
    </style:style>
    <style:style style:name="T556" style:parent-style-name="Fuentedepárrafopredeter." style:family="text">
      <style:text-properties fo:font-weight="bold" style:font-weight-asian="bold" style:font-weight-complex="bold"/>
    </style:style>
    <style:style style:name="T557" style:parent-style-name="Fuentedepárrafopredeter." style:family="text">
      <style:text-properties fo:font-weight="bold" style:font-weight-asian="bold" style:font-weight-complex="bold"/>
    </style:style>
    <style:style style:name="T558" style:parent-style-name="Fuentedepárrafopredeter." style:family="text">
      <style:text-properties fo:font-weight="bold" style:font-weight-asian="bold" style:font-weight-complex="bold"/>
    </style:style>
    <style:style style:name="T559" style:parent-style-name="Fuentedepárrafopredeter." style:family="text">
      <style:text-properties fo:font-weight="bold" style:font-weight-asian="bold" style:font-weight-complex="bold"/>
    </style:style>
    <style:style style:name="T560" style:parent-style-name="Fuentedepárrafopredeter." style:family="text">
      <style:text-properties fo:font-weight="bold" style:font-weight-asian="bold" style:font-weight-complex="bold"/>
    </style:style>
    <style:style style:name="T561" style:parent-style-name="Fuentedepárrafopredeter." style:family="text">
      <style:text-properties fo:font-weight="bold" style:font-weight-asian="bold" style:font-weight-complex="bold"/>
    </style:style>
    <style:style style:name="T562" style:parent-style-name="Fuentedepárrafopredeter." style:family="text">
      <style:text-properties fo:font-weight="bold" style:font-weight-asian="bold" style:font-weight-complex="bold"/>
    </style:style>
    <style:style style:name="P563" style:parent-style-name="Standard" style:family="paragraph">
      <style:paragraph-properties fo:text-align="justify"/>
    </style:style>
    <style:style style:name="T564" style:parent-style-name="Fuentedepárrafopredeter." style:family="text">
      <style:text-properties fo:font-weight="bold" style:font-weight-asian="bold" style:font-weight-complex="bold"/>
    </style:style>
    <style:style style:name="T565" style:parent-style-name="Fuentedepárrafopredeter." style:family="text">
      <style:text-properties style:font-size-complex="9pt"/>
    </style:style>
    <style:style style:name="T566" style:parent-style-name="Fuentedepárrafopredeter." style:family="text">
      <style:text-properties style:font-size-complex="9pt"/>
    </style:style>
    <style:style style:name="T567" style:parent-style-name="Fuentedepárrafopredeter." style:family="text">
      <style:text-properties fo:font-weight="bold" style:font-weight-asian="bold" style:font-weight-complex="bold" style:font-size-complex="9pt"/>
    </style:style>
    <style:style style:name="T568" style:parent-style-name="Fuentedepárrafopredeter." style:family="text">
      <style:text-properties style:font-size-complex="9pt"/>
    </style:style>
    <style:style style:name="T569" style:parent-style-name="Fuentedepárrafopredeter." style:family="text">
      <style:text-properties style:font-size-complex="9pt"/>
    </style:style>
    <style:style style:name="T570" style:parent-style-name="Fuentedepárrafopredeter." style:family="text">
      <style:text-properties style:font-size-complex="9pt"/>
    </style:style>
    <style:style style:name="T571" style:parent-style-name="Fuentedepárrafopredeter." style:family="text">
      <style:text-properties style:font-size-complex="9pt"/>
    </style:style>
    <style:style style:name="T572" style:parent-style-name="Fuentedepárrafopredeter." style:family="text">
      <style:text-properties style:font-size-complex="9pt"/>
    </style:style>
    <style:style style:name="T573" style:parent-style-name="Fuentedepárrafopredeter." style:family="text">
      <style:text-properties style:font-size-complex="9pt"/>
    </style:style>
    <style:style style:name="T574" style:parent-style-name="Fuentedepárrafopredeter." style:family="text">
      <style:text-properties style:font-size-complex="9pt"/>
    </style:style>
    <style:style style:name="T575" style:parent-style-name="Fuentedepárrafopredeter." style:family="text">
      <style:text-properties style:font-size-complex="9pt"/>
    </style:style>
    <style:style style:name="T576" style:parent-style-name="Fuentedepárrafopredeter." style:family="text">
      <style:text-properties style:font-size-complex="9pt"/>
    </style:style>
    <style:style style:name="T577" style:parent-style-name="Fuentedepárrafopredeter." style:family="text">
      <style:text-properties style:font-size-complex="9pt"/>
    </style:style>
    <style:style style:name="T578" style:parent-style-name="Fuentedepárrafopredeter." style:family="text">
      <style:text-properties style:font-size-complex="9pt"/>
    </style:style>
    <style:style style:name="T579" style:parent-style-name="Fuentedepárrafopredeter." style:family="text">
      <style:text-properties fo:font-weight="bold" style:font-weight-asian="bold" style:font-weight-complex="bold" style:font-size-complex="9pt"/>
    </style:style>
    <style:style style:name="T580" style:parent-style-name="Fuentedepárrafopredeter." style:family="text">
      <style:text-properties style:font-size-complex="9pt"/>
    </style:style>
    <style:style style:name="T581" style:parent-style-name="Fuentedepárrafopredeter." style:family="text">
      <style:text-properties style:font-size-complex="9pt"/>
    </style:style>
    <style:style style:name="T582" style:parent-style-name="Fuentedepárrafopredeter." style:family="text">
      <style:text-properties style:font-size-complex="9pt"/>
    </style:style>
    <style:style style:name="T583" style:parent-style-name="Fuentedepárrafopredeter." style:family="text">
      <style:text-properties style:font-size-complex="9pt"/>
    </style:style>
    <style:style style:name="T584" style:parent-style-name="Fuentedepárrafopredeter." style:family="text">
      <style:text-properties style:font-size-complex="9pt"/>
    </style:style>
    <style:style style:name="T585" style:parent-style-name="Fuentedepárrafopredeter." style:family="text">
      <style:text-properties style:font-size-complex="9pt"/>
    </style:style>
    <style:style style:name="P586" style:parent-style-name="Sourcecode" style:family="paragraph">
      <style:text-properties style:font-name="Arial" style:font-size-complex="9pt"/>
    </style:style>
    <style:style style:name="T587" style:parent-style-name="Fuentedepárrafopredeter." style:family="text">
      <style:text-properties fo:font-size="9pt" style:font-size-asian="9pt" style:font-size-complex="9pt"/>
    </style:style>
    <style:style style:name="T588" style:parent-style-name="Fuentedepárrafopredeter." style:family="text">
      <style:text-properties fo:font-weight="bold" style:font-weight-asian="bold" style:font-weight-complex="bold" fo:font-size="9pt" style:font-size-asian="9pt" style:font-size-complex="9pt"/>
    </style:style>
    <style:style style:name="T589" style:parent-style-name="Fuentedepárrafopredeter." style:family="text">
      <style:text-properties fo:font-size="9pt" style:font-size-asian="9pt" style:font-size-complex="9pt"/>
    </style:style>
    <style:style style:name="T590" style:parent-style-name="Fuentedepárrafopredeter." style:family="text">
      <style:text-properties fo:font-weight="bold" style:font-weight-asian="bold" style:font-weight-complex="bold" fo:font-size="9pt" style:font-size-asian="9pt" style:font-size-complex="9pt"/>
    </style:style>
    <style:style style:name="T591" style:parent-style-name="Fuentedepárrafopredeter." style:family="text">
      <style:text-properties fo:font-size="9pt" style:font-size-asian="9pt" style:font-size-complex="9pt"/>
    </style:style>
    <style:style style:name="P592" style:parent-style-name="Standard" style:family="paragraph">
      <style:paragraph-properties fo:text-align="justify"/>
    </style:style>
    <style:style style:name="T593" style:parent-style-name="Fuentedepárrafopredeter." style:family="text">
      <style:text-properties fo:font-weight="bold" style:font-weight-asian="bold" style:font-weight-complex="bold"/>
    </style:style>
    <style:style style:name="T594" style:parent-style-name="Fuentedepárrafopredeter." style:family="text">
      <style:text-properties fo:font-weight="bold" style:font-weight-asian="bold" style:font-weight-complex="bold"/>
    </style:style>
    <style:style style:name="T595" style:parent-style-name="Fuentedepárrafopredeter." style:family="text">
      <style:text-properties fo:font-weight="bold" style:font-weight-asian="bold" style:font-weight-complex="bold"/>
    </style:style>
    <style:style style:name="T596" style:parent-style-name="Fuentedepárrafopredeter." style:family="text">
      <style:text-properties fo:font-weight="bold" style:font-weight-asian="bold" style:font-weight-complex="bold"/>
    </style:style>
    <style:style style:name="T597" style:parent-style-name="Fuentedepárrafopredeter." style:family="text">
      <style:text-properties fo:font-weight="bold" style:font-weight-asian="bold" style:font-weight-complex="bold"/>
    </style:style>
    <style:style style:name="T598" style:parent-style-name="Fuentedepárrafopredeter." style:family="text">
      <style:text-properties fo:font-weight="bold" style:font-weight-asian="bold" style:font-weight-complex="bold"/>
    </style:style>
    <style:style style:name="T599" style:parent-style-name="Fuentedepárrafopredeter." style:family="text">
      <style:text-properties fo:font-weight="bold" style:font-weight-asian="bold" style:font-weight-complex="bold"/>
    </style:style>
    <style:style style:name="T600" style:parent-style-name="Fuentedepárrafopredeter." style:family="text">
      <style:text-properties fo:font-weight="bold" style:font-weight-asian="bold" style:font-weight-complex="bold"/>
    </style:style>
    <style:style style:name="T601" style:parent-style-name="Fuentedepárrafopredeter." style:family="text">
      <style:text-properties fo:font-weight="bold" style:font-weight-asian="bold" style:font-weight-complex="bold"/>
    </style:style>
    <style:style style:name="T602" style:parent-style-name="Fuentedepárrafopredeter." style:family="text">
      <style:text-properties fo:font-weight="bold" style:font-weight-asian="bold" style:font-weight-complex="bold"/>
    </style:style>
    <style:style style:name="T603" style:parent-style-name="Fuentedepárrafopredeter." style:family="text">
      <style:text-properties fo:font-weight="bold" style:font-weight-asian="bold" style:font-weight-complex="bold"/>
    </style:style>
    <style:style style:name="T604" style:parent-style-name="Fuentedepárrafopredeter." style:family="text">
      <style:text-properties fo:font-weight="bold" style:font-weight-asian="bold" style:font-weight-complex="bold"/>
    </style:style>
    <style:style style:name="T605" style:parent-style-name="Fuentedepárrafopredeter." style:family="text">
      <style:text-properties fo:font-weight="bold" style:font-weight-asian="bold" style:font-weight-complex="bold"/>
    </style:style>
    <style:style style:name="T606" style:parent-style-name="Fuentedepárrafopredeter." style:family="text">
      <style:text-properties fo:font-weight="bold" style:font-weight-asian="bold" style:font-weight-complex="bold"/>
    </style:style>
    <style:style style:name="T607" style:parent-style-name="Fuentedepárrafopredeter." style:family="text">
      <style:text-properties fo:font-weight="bold" style:font-weight-asian="bold" style:font-weight-complex="bold"/>
    </style:style>
    <style:style style:name="P608" style:parent-style-name="Sourcecode" style:family="paragraph">
      <style:text-properties fo:font-weight="bold" style:font-weight-asian="bold" style:font-weight-complex="bold"/>
    </style:style>
    <style:style style:name="P609" style:parent-style-name="Sourcecode" style:family="paragraph">
      <style:text-properties fo:font-weight="bold" style:font-weight-asian="bold" style:font-weight-complex="bold"/>
    </style:style>
    <style:style style:name="P610" style:parent-style-name="Sourcecode" style:family="paragraph">
      <style:text-properties fo:font-weight="bold" style:font-weight-asian="bold" style:font-weight-complex="bold"/>
    </style:style>
    <style:style style:name="T611" style:parent-style-name="Fuentedepárrafopredeter." style:family="text">
      <style:text-properties fo:font-weight="bold" style:font-weight-asian="bold" style:font-weight-complex="bold"/>
    </style:style>
    <style:style style:name="P612" style:parent-style-name="Sourcecode" style:family="paragraph">
      <style:paragraph-properties fo:text-align="justify"/>
    </style:style>
    <style:style style:name="T613" style:parent-style-name="Fuentedepárrafopredeter." style:family="text">
      <style:text-properties fo:font-weight="bold" style:font-weight-asian="bold" style:font-weight-complex="bold"/>
    </style:style>
    <style:style style:name="T614" style:parent-style-name="Fuentedepárrafopredeter." style:family="text">
      <style:text-properties fo:font-weight="bold" style:font-weight-asian="bold" style:font-weight-complex="bold"/>
    </style:style>
    <style:style style:name="T615" style:parent-style-name="Fuentedepárrafopredeter." style:family="text">
      <style:text-properties fo:font-weight="bold" style:font-weight-asian="bold" style:font-weight-complex="bold"/>
    </style:style>
    <style:style style:name="T616" style:parent-style-name="Fuentedepárrafopredeter." style:family="text">
      <style:text-properties fo:font-weight="bold" style:font-weight-asian="bold" style:font-weight-complex="bold"/>
    </style:style>
    <style:style style:name="T617" style:parent-style-name="Fuentedepárrafopredeter." style:family="text">
      <style:text-properties fo:font-weight="bold" style:font-weight-asian="bold" style:font-weight-complex="bold"/>
    </style:style>
    <style:style style:name="T618" style:parent-style-name="Fuentedepárrafopredeter." style:family="text">
      <style:text-properties fo:font-weight="bold" style:font-weight-asian="bold" style:font-weight-complex="bold"/>
    </style:style>
    <style:style style:name="T619" style:parent-style-name="Fuentedepárrafopredeter." style:family="text">
      <style:text-properties fo:font-weight="bold" style:font-weight-asian="bold" style:font-weight-complex="bold"/>
    </style:style>
    <style:style style:name="T620" style:parent-style-name="Fuentedepárrafopredeter." style:family="text">
      <style:text-properties fo:font-weight="bold" style:font-weight-asian="bold" style:font-weight-complex="bold"/>
    </style:style>
    <style:style style:name="T621" style:parent-style-name="Fuentedepárrafopredeter." style:family="text">
      <style:text-properties fo:font-weight="bold" style:font-weight-asian="bold" style:font-weight-complex="bold"/>
    </style:style>
    <style:style style:name="P622" style:parent-style-name="Sourcecode" style:family="paragraph">
      <style:text-properties fo:font-weight="bold" style:font-weight-asian="bold" style:font-weight-complex="bold"/>
    </style:style>
    <style:style style:name="P623" style:parent-style-name="Sourcecode" style:family="paragraph">
      <style:text-properties fo:font-weight="bold" style:font-weight-asian="bold" style:font-weight-complex="bold"/>
    </style:style>
    <style:style style:name="P624" style:parent-style-name="Sourcecode" style:family="paragraph">
      <style:text-properties fo:font-weight="bold" style:font-weight-asian="bold" style:font-weight-complex="bold"/>
    </style:style>
    <style:style style:name="T625" style:parent-style-name="Fuentedepárrafopredeter." style:family="text">
      <style:text-properties fo:font-weight="bold" style:font-weight-asian="bold" style:font-weight-complex="bold"/>
    </style:style>
    <style:style style:name="P626" style:parent-style-name="Sourcecode" style:family="paragraph">
      <style:paragraph-properties fo:text-align="justify"/>
    </style:style>
    <style:style style:name="P627" style:parent-style-name="Sourcecode" style:family="paragraph">
      <style:paragraph-properties fo:text-align="justify"/>
    </style:style>
    <style:style style:name="P628" style:parent-style-name="Standard" style:family="paragraph">
      <style:paragraph-properties fo:text-align="justify"/>
    </style:style>
    <style:style style:name="P629" style:parent-style-name="Standard" style:family="paragraph">
      <style:paragraph-properties fo:text-align="justify"/>
    </style:style>
    <style:style style:name="P630" style:parent-style-name="Standard" style:list-style-name="LFO10" style:family="paragraph">
      <style:paragraph-properties fo:text-align="justify" fo:line-height="100%"/>
    </style:style>
    <style:style style:name="T631" style:parent-style-name="Fuentedepárrafopredeter." style:family="text">
      <style:text-properties fo:font-weight="bold" style:font-weight-asian="bold" style:font-weight-complex="bold"/>
    </style:style>
    <style:style style:name="P632" style:parent-style-name="Standard" style:list-style-name="LFO10" style:family="paragraph">
      <style:paragraph-properties fo:text-align="justify" fo:line-height="100%"/>
    </style:style>
    <style:style style:name="T633" style:parent-style-name="Fuentedepárrafopredeter." style:family="text">
      <style:text-properties fo:font-weight="bold" style:font-weight-asian="bold" style:font-weight-complex="bold"/>
    </style:style>
    <style:style style:name="P634" style:parent-style-name="Standard" style:list-style-name="LFO10" style:family="paragraph">
      <style:paragraph-properties fo:text-align="justify" fo:line-height="100%"/>
    </style:style>
    <style:style style:name="T635" style:parent-style-name="Fuentedepárrafopredeter." style:family="text">
      <style:text-properties fo:font-weight="bold" style:font-weight-asian="bold" style:font-weight-complex="bold"/>
    </style:style>
    <style:style style:name="P636" style:parent-style-name="Standard" style:list-style-name="LFO10" style:family="paragraph">
      <style:paragraph-properties fo:text-align="justify" fo:line-height="100%"/>
    </style:style>
    <style:style style:name="T637" style:parent-style-name="Fuentedepárrafopredeter." style:family="text">
      <style:text-properties fo:font-weight="bold" style:font-weight-asian="bold" style:font-weight-complex="bold"/>
    </style:style>
    <style:style style:name="T638" style:parent-style-name="Fuentedepárrafopredeter." style:family="text">
      <style:text-properties fo:font-weight="bold" style:font-weight-asian="bold" style:font-weight-complex="bold"/>
    </style:style>
    <style:style style:name="P639" style:parent-style-name="Standard" style:family="paragraph">
      <style:paragraph-properties fo:text-align="justify" fo:line-height="100%"/>
    </style:style>
    <style:style style:name="P640" style:parent-style-name="Standard" style:family="paragraph">
      <style:paragraph-properties fo:text-align="justify" fo:line-height="100%"/>
    </style:style>
    <style:style style:name="T641" style:parent-style-name="Fuentedepárrafopredeter." style:family="text">
      <style:text-properties fo:font-weight="bold" style:font-weight-asian="bold" style:font-weight-complex="bold"/>
    </style:style>
    <style:style style:name="T642" style:parent-style-name="Fuentedepárrafopredeter." style:family="text">
      <style:text-properties fo:font-weight="bold" style:font-weight-asian="bold" style:font-weight-complex="bold"/>
    </style:style>
    <style:style style:name="T643" style:parent-style-name="Fuentedepárrafopredeter." style:family="text">
      <style:text-properties fo:font-weight="bold" style:font-weight-asian="bold" style:font-weight-complex="bold"/>
    </style:style>
    <style:style style:name="P644" style:parent-style-name="Sourcecode" style:family="paragraph">
      <style:paragraph-properties fo:text-align="justify"/>
    </style:style>
    <style:style style:name="P645" style:parent-style-name="Sourcecode" style:family="paragraph">
      <style:paragraph-properties fo:text-align="justify"/>
    </style:style>
    <style:style style:name="T646" style:parent-style-name="Fuentedepárrafopredeter." style:family="text">
      <style:text-properties fo:font-style="italic" style:font-style-asian="italic" style:font-style-complex="italic"/>
    </style:style>
    <style:style style:name="T647" style:parent-style-name="Fuentedepárrafopredeter." style:family="text">
      <style:text-properties fo:font-weight="bold" style:font-weight-asian="bold" style:font-weight-complex="bold" fo:font-style="italic" style:font-style-asian="italic" style:font-style-complex="italic"/>
    </style:style>
    <style:style style:name="T648" style:parent-style-name="Fuentedepárrafopredeter." style:family="text">
      <style:text-properties fo:font-style="italic" style:font-style-asian="italic" style:font-style-complex="italic"/>
    </style:style>
    <style:style style:name="T649" style:parent-style-name="Fuentedepárrafopredeter." style:family="text">
      <style:text-properties fo:font-style="italic" style:font-style-asian="italic" style:font-style-complex="italic"/>
    </style:style>
    <style:style style:name="T650" style:parent-style-name="Fuentedepárrafopredeter." style:family="text">
      <style:text-properties fo:font-weight="bold" style:font-weight-asian="bold" style:font-weight-complex="bold" fo:font-style="italic" style:font-style-asian="italic" style:font-style-complex="italic"/>
    </style:style>
    <style:style style:name="T651" style:parent-style-name="Fuentedepárrafopredeter." style:family="text">
      <style:text-properties fo:font-style="italic" style:font-style-asian="italic" style:font-style-complex="italic"/>
    </style:style>
    <style:style style:name="T652" style:parent-style-name="Fuentedepárrafopredeter." style:family="text">
      <style:text-properties fo:font-style="italic" style:font-style-asian="italic" style:font-style-complex="italic"/>
    </style:style>
    <style:style style:name="T653" style:parent-style-name="Fuentedepárrafopredeter." style:family="text">
      <style:text-properties fo:font-weight="bold" style:font-weight-asian="bold" style:font-weight-complex="bold" fo:font-style="italic" style:font-style-asian="italic" style:font-style-complex="italic"/>
    </style:style>
    <style:style style:name="T654" style:parent-style-name="Fuentedepárrafopredeter." style:family="text">
      <style:text-properties fo:font-style="italic" style:font-style-asian="italic" style:font-style-complex="italic"/>
    </style:style>
    <style:style style:name="P655" style:parent-style-name="Standard" style:family="paragraph">
      <style:paragraph-properties fo:text-align="justify"/>
    </style:style>
    <style:style style:name="T656" style:parent-style-name="Fuentedepárrafopredeter." style:family="text">
      <style:text-properties fo:font-weight="bold" style:font-weight-asian="bold" style:font-weight-complex="bold"/>
    </style:style>
    <style:style style:name="T657" style:parent-style-name="Fuentedepárrafopredeter." style:family="text">
      <style:text-properties fo:font-weight="bold" style:font-weight-asian="bold" style:font-weight-complex="bold"/>
    </style:style>
    <style:style style:name="T658" style:parent-style-name="Fuentedepárrafopredeter." style:family="text">
      <style:text-properties fo:font-weight="bold" style:font-weight-asian="bold" style:font-weight-complex="bold"/>
    </style:style>
    <style:style style:name="T659" style:parent-style-name="Fuentedepárrafopredeter." style:family="text">
      <style:text-properties fo:font-weight="bold" style:font-weight-asian="bold" style:font-weight-complex="bold"/>
    </style:style>
    <style:style style:name="T660" style:parent-style-name="Fuentedepárrafopredeter." style:family="text">
      <style:text-properties fo:font-weight="bold" style:font-weight-asian="bold" style:font-weight-complex="bold"/>
    </style:style>
    <style:style style:name="T661" style:parent-style-name="Fuentedepárrafopredeter." style:family="text">
      <style:text-properties fo:font-weight="bold" style:font-weight-asian="bold" style:font-weight-complex="bold"/>
    </style:style>
    <style:style style:name="T662" style:parent-style-name="Fuentedepárrafopredeter." style:family="text">
      <style:text-properties fo:font-weight="bold" style:font-weight-asian="bold" style:font-weight-complex="bold"/>
    </style:style>
    <style:style style:name="T663" style:parent-style-name="Fuentedepárrafopredeter." style:family="text">
      <style:text-properties fo:font-weight="bold" style:font-weight-asian="bold" style:font-weight-complex="bold"/>
    </style:style>
    <style:style style:name="T664" style:parent-style-name="Fuentedepárrafopredeter." style:family="text">
      <style:text-properties fo:font-weight="bold" style:font-weight-asian="bold" style:font-weight-complex="bold"/>
    </style:style>
    <style:style style:name="T665" style:parent-style-name="Fuentedepárrafopredeter." style:family="text">
      <style:text-properties fo:font-weight="bold" style:font-weight-asian="bold" style:font-weight-complex="bold"/>
    </style:style>
    <style:style style:name="T666" style:parent-style-name="Fuentedepárrafopredeter." style:family="text">
      <style:text-properties fo:font-weight="bold" style:font-weight-asian="bold" style:font-weight-complex="bold"/>
    </style:style>
    <style:style style:name="T667" style:parent-style-name="Fuentedepárrafopredeter." style:family="text">
      <style:text-properties fo:font-weight="bold" style:font-weight-asian="bold" style:font-weight-complex="bold"/>
    </style:style>
    <style:style style:name="T668" style:parent-style-name="Fuentedepárrafopredeter." style:family="text">
      <style:text-properties fo:font-weight="bold" style:font-weight-asian="bold" style:font-weight-complex="bold"/>
    </style:style>
    <style:style style:name="P669" style:parent-style-name="Sourcecode" style:family="paragraph">
      <style:paragraph-properties fo:text-align="justify"/>
    </style:style>
    <style:style style:name="T670" style:parent-style-name="Fuentedepárrafopredeter." style:family="text">
      <style:text-properties fo:font-weight="bold" style:font-weight-asian="bold" style:font-weight-complex="bold"/>
    </style:style>
    <style:style style:name="T671" style:parent-style-name="Fuentedepárrafopredeter." style:family="text">
      <style:text-properties fo:font-weight="bold" style:font-weight-asian="bold" style:font-weight-complex="bold"/>
    </style:style>
    <style:style style:name="T672" style:parent-style-name="Fuentedepárrafopredeter." style:family="text">
      <style:text-properties fo:font-weight="bold" style:font-weight-asian="bold" style:font-weight-complex="bold"/>
    </style:style>
    <style:style style:name="T673" style:parent-style-name="Fuentedepárrafopredeter." style:family="text">
      <style:text-properties fo:font-weight="bold" style:font-weight-asian="bold" style:font-weight-complex="bold"/>
    </style:style>
    <style:style style:name="T674" style:parent-style-name="Fuentedepárrafopredeter." style:family="text">
      <style:text-properties fo:font-weight="bold" style:font-weight-asian="bold" style:font-weight-complex="bold"/>
    </style:style>
    <style:style style:name="T675" style:parent-style-name="Fuentedepárrafopredeter." style:family="text">
      <style:text-properties fo:font-weight="bold" style:font-weight-asian="bold" style:font-weight-complex="bold"/>
    </style:style>
    <style:style style:name="T676" style:parent-style-name="Fuentedepárrafopredeter." style:family="text">
      <style:text-properties fo:font-weight="bold" style:font-weight-asian="bold" style:font-weight-complex="bold"/>
    </style:style>
    <style:style style:name="T677" style:parent-style-name="Fuentedepárrafopredeter." style:family="text">
      <style:text-properties fo:font-weight="bold" style:font-weight-asian="bold" style:font-weight-complex="bold"/>
    </style:style>
    <style:style style:name="P678" style:parent-style-name="Sourcecode" style:family="paragraph">
      <style:text-properties fo:font-weight="bold" style:font-weight-asian="bold" style:font-weight-complex="bold"/>
    </style:style>
    <style:style style:name="P679" style:parent-style-name="Sourcecode" style:family="paragraph">
      <style:text-properties fo:font-weight="bold" style:font-weight-asian="bold" style:font-weight-complex="bold"/>
    </style:style>
    <style:style style:name="P680" style:parent-style-name="Sourcecode" style:family="paragraph">
      <style:text-properties fo:font-weight="bold" style:font-weight-asian="bold" style:font-weight-complex="bold"/>
    </style:style>
    <style:style style:name="T681" style:parent-style-name="Fuentedepárrafopredeter." style:family="text">
      <style:text-properties fo:font-weight="bold" style:font-weight-asian="bold" style:font-weight-complex="bold"/>
    </style:style>
    <style:style style:name="P682" style:parent-style-name="Sourcecode" style:family="paragraph">
      <style:paragraph-properties fo:text-align="justify"/>
    </style:style>
    <style:style style:name="P683" style:parent-style-name="Standard" style:family="paragraph">
      <style:paragraph-properties fo:text-align="justify"/>
    </style:style>
    <style:style style:name="P684" style:parent-style-name="Standard" style:family="paragraph">
      <style:paragraph-properties fo:text-align="justify" fo:line-height="100%"/>
    </style:style>
    <style:style style:name="P685" style:parent-style-name="Standard" style:family="paragraph">
      <style:paragraph-properties fo:text-align="justify"/>
    </style:style>
    <style:style style:name="P686" style:parent-style-name="Standard" style:list-style-name="LFO10" style:family="paragraph">
      <style:paragraph-properties fo:text-align="justify" fo:line-height="100%"/>
    </style:style>
    <style:style style:name="T687" style:parent-style-name="Fuentedepárrafopredeter." style:family="text">
      <style:text-properties fo:font-weight="bold" style:font-weight-asian="bold" style:font-weight-complex="bold"/>
    </style:style>
    <style:style style:name="P688" style:parent-style-name="Standard" style:list-style-name="LFO10" style:family="paragraph">
      <style:paragraph-properties fo:text-align="justify" fo:line-height="100%"/>
    </style:style>
    <style:style style:name="T689" style:parent-style-name="Fuentedepárrafopredeter." style:family="text">
      <style:text-properties fo:font-weight="bold" style:font-weight-asian="bold" style:font-weight-complex="bold"/>
    </style:style>
    <style:style style:name="P690" style:parent-style-name="Standard" style:list-style-name="LFO10" style:family="paragraph">
      <style:paragraph-properties fo:text-align="justify" fo:line-height="100%"/>
    </style:style>
    <style:style style:name="T691" style:parent-style-name="Fuentedepárrafopredeter." style:family="text">
      <style:text-properties fo:font-weight="bold" style:font-weight-asian="bold" style:font-weight-complex="bold"/>
    </style:style>
    <style:style style:name="P692" style:parent-style-name="Standard" style:list-style-name="LFO10" style:family="paragraph">
      <style:paragraph-properties fo:text-align="justify" fo:line-height="100%"/>
    </style:style>
    <style:style style:name="T693" style:parent-style-name="Fuentedepárrafopredeter." style:family="text">
      <style:text-properties fo:font-weight="bold" style:font-weight-asian="bold" style:font-weight-complex="bold"/>
    </style:style>
    <style:style style:name="T694" style:parent-style-name="Fuentedepárrafopredeter." style:family="text">
      <style:text-properties fo:font-weight="bold" style:font-weight-asian="bold" style:font-weight-complex="bold"/>
    </style:style>
    <style:style style:name="T695" style:parent-style-name="Fuentedepárrafopredeter." style:family="text">
      <style:text-properties fo:font-weight="bold" style:font-weight-asian="bold" style:font-weight-complex="bold"/>
    </style:style>
    <style:style style:name="P696" style:parent-style-name="Standard" style:list-style-name="LFO10" style:family="paragraph">
      <style:paragraph-properties fo:text-align="justify" fo:line-height="100%"/>
    </style:style>
    <style:style style:name="T697" style:parent-style-name="Fuentedepárrafopredeter." style:family="text">
      <style:text-properties fo:font-weight="bold" style:font-weight-asian="bold" style:font-weight-complex="bold"/>
    </style:style>
    <style:style style:name="P698" style:parent-style-name="Standard" style:list-style-name="LFO10" style:family="paragraph">
      <style:paragraph-properties fo:text-align="justify" fo:line-height="100%"/>
    </style:style>
    <style:style style:name="T699" style:parent-style-name="Fuentedepárrafopredeter." style:family="text">
      <style:text-properties fo:font-weight="bold" style:font-weight-asian="bold" style:font-weight-complex="bold"/>
    </style:style>
    <style:style style:name="T700" style:parent-style-name="Fuentedepárrafopredeter." style:family="text">
      <style:text-properties fo:font-weight="bold" style:font-weight-asian="bold" style:font-weight-complex="bold"/>
    </style:style>
    <style:style style:name="P701" style:parent-style-name="Standard" style:family="paragraph">
      <style:paragraph-properties fo:text-align="justify" fo:line-height="100%"/>
    </style:style>
    <style:style style:name="P702" style:parent-style-name="Standard" style:family="paragraph">
      <style:paragraph-properties fo:text-align="justify" fo:line-height="100%"/>
    </style:style>
    <style:style style:name="T703" style:parent-style-name="Fuentedepárrafopredeter." style:family="text">
      <style:text-properties fo:font-weight="bold" style:font-weight-asian="bold" style:font-weight-complex="bold"/>
    </style:style>
    <style:style style:name="P704" style:parent-style-name="Sourcecode" style:family="paragraph">
      <style:paragraph-properties fo:text-align="justify"/>
    </style:style>
    <style:style style:name="T705" style:parent-style-name="Fuentedepárrafopredeter." style:family="text">
      <style:text-properties fo:font-weight="bold" style:font-weight-asian="bold" style:font-weight-complex="bold"/>
    </style:style>
    <style:style style:name="T706" style:parent-style-name="Fuentedepárrafopredeter." style:family="text">
      <style:text-properties fo:font-weight="bold" style:font-weight-asian="bold" style:font-weight-complex="bold"/>
    </style:style>
    <style:style style:name="P707" style:parent-style-name="Sourcecode" style:family="paragraph">
      <style:paragraph-properties fo:text-align="justify"/>
    </style:style>
    <style:style style:name="P708" style:parent-style-name="Sourcecode" style:family="paragraph">
      <style:paragraph-properties fo:text-align="justify"/>
    </style:style>
    <style:style style:name="P709" style:parent-style-name="Sourcecode" style:family="paragraph">
      <style:paragraph-properties fo:text-align="justify"/>
    </style:style>
    <style:style style:name="T710" style:parent-style-name="Fuentedepárrafopredeter." style:family="text">
      <style:text-properties fo:font-style="italic" style:font-style-asian="italic" style:font-style-complex="italic"/>
    </style:style>
    <style:style style:name="T711" style:parent-style-name="Fuentedepárrafopredeter." style:family="text">
      <style:text-properties fo:font-weight="bold" style:font-weight-asian="bold" style:font-weight-complex="bold" fo:font-style="italic" style:font-style-asian="italic" style:font-style-complex="italic"/>
    </style:style>
    <style:style style:name="T712" style:parent-style-name="Fuentedepárrafopredeter." style:family="text">
      <style:text-properties fo:font-style="italic" style:font-style-asian="italic" style:font-style-complex="italic"/>
    </style:style>
    <style:style style:name="T713" style:parent-style-name="Fuentedepárrafopredeter." style:family="text">
      <style:text-properties fo:font-style="italic" style:font-style-asian="italic" style:font-style-complex="italic"/>
    </style:style>
    <style:style style:name="T714" style:parent-style-name="Fuentedepárrafopredeter." style:family="text">
      <style:text-properties fo:font-weight="bold" style:font-weight-asian="bold" style:font-weight-complex="bold" fo:font-style="italic" style:font-style-asian="italic" style:font-style-complex="italic"/>
    </style:style>
    <style:style style:name="T715" style:parent-style-name="Fuentedepárrafopredeter." style:family="text">
      <style:text-properties fo:font-style="italic" style:font-style-asian="italic" style:font-style-complex="italic"/>
    </style:style>
    <style:style style:name="T716" style:parent-style-name="Fuentedepárrafopredeter." style:family="text">
      <style:text-properties fo:font-style="italic" style:font-style-asian="italic" style:font-style-complex="italic"/>
    </style:style>
    <style:style style:name="T717" style:parent-style-name="Fuentedepárrafopredeter." style:family="text">
      <style:text-properties fo:font-weight="bold" style:font-weight-asian="bold" style:font-weight-complex="bold" fo:font-style="italic" style:font-style-asian="italic" style:font-style-complex="italic"/>
    </style:style>
    <style:style style:name="T718" style:parent-style-name="Fuentedepárrafopredeter." style:family="text">
      <style:text-properties fo:font-style="italic" style:font-style-asian="italic" style:font-style-complex="italic"/>
    </style:style>
    <style:style style:name="P719" style:parent-style-name="Standard" style:family="paragraph">
      <style:paragraph-properties fo:text-align="justify"/>
    </style:style>
    <style:style style:name="T720" style:parent-style-name="Fuentedepárrafopredeter." style:family="text">
      <style:text-properties fo:font-weight="bold" style:font-weight-asian="bold" style:font-weight-complex="bold"/>
    </style:style>
    <style:style style:name="T721" style:parent-style-name="Fuentedepárrafopredeter." style:family="text">
      <style:text-properties fo:font-weight="bold" style:font-weight-asian="bold" style:font-weight-complex="bold"/>
    </style:style>
    <style:style style:name="T722" style:parent-style-name="Fuentedepárrafopredeter." style:family="text">
      <style:text-properties fo:font-weight="bold" style:font-weight-asian="bold" style:font-weight-complex="bold"/>
    </style:style>
    <style:style style:name="T723" style:parent-style-name="Fuentedepárrafopredeter." style:family="text">
      <style:text-properties fo:font-weight="bold" style:font-weight-asian="bold" style:font-weight-complex="bold"/>
    </style:style>
    <style:style style:name="P724" style:parent-style-name="Sourcecode" style:family="paragraph">
      <style:paragraph-properties fo:text-align="justify"/>
    </style:style>
    <style:style style:name="P725" style:parent-style-name="Sourcecode" style:family="paragraph">
      <style:paragraph-properties fo:text-align="justify"/>
    </style:style>
    <style:style style:name="T726" style:parent-style-name="Fuentedepárrafopredeter." style:family="text">
      <style:text-properties fo:font-weight="bold" style:font-weight-asian="bold" style:font-weight-complex="bold"/>
    </style:style>
    <style:style style:name="T727" style:parent-style-name="Fuentedepárrafopredeter." style:family="text">
      <style:text-properties fo:font-weight="bold" style:font-weight-asian="bold" style:font-weight-complex="bold"/>
    </style:style>
    <style:style style:name="T728" style:parent-style-name="Fuentedepárrafopredeter." style:family="text">
      <style:text-properties fo:font-weight="bold" style:font-weight-asian="bold" style:font-weight-complex="bold"/>
    </style:style>
    <style:style style:name="T729" style:parent-style-name="attribute" style:family="text">
      <style:text-properties style:font-name="Courier New" style:font-name-complex="Courier New" fo:language="en" fo:country="US"/>
    </style:style>
    <style:style style:name="T730" style:parent-style-name="Fuentedepárrafopredeter." style:family="text">
      <style:text-properties style:font-name="Courier New" style:font-name-complex="Courier New" fo:language="en" fo:country="US"/>
    </style:style>
    <style:style style:name="T731" style:parent-style-name="attribute-value" style:family="text">
      <style:text-properties style:font-name="Courier New" style:font-name-complex="Courier New" fo:language="en" fo:country="US"/>
    </style:style>
    <style:style style:name="T732" style:parent-style-name="object" style:family="text">
      <style:text-properties style:font-name="Courier New" style:font-name-complex="Courier New" fo:font-weight="bold" style:font-weight-asian="bold" fo:language="en" fo:country="US"/>
    </style:style>
    <style:style style:name="T733" style:parent-style-name="attribute-value" style:family="text">
      <style:text-properties style:font-name="Courier New" style:font-name-complex="Courier New" fo:language="en" fo:country="US"/>
    </style:style>
    <style:style style:name="T734" style:parent-style-name="Fuentedepárrafopredeter." style:family="text">
      <style:text-properties fo:font-weight="bold" style:font-weight-asian="bold" style:font-weight-complex="bold"/>
    </style:style>
    <style:style style:name="T735" style:parent-style-name="Fuentedepárrafopredeter." style:family="text">
      <style:text-properties fo:font-weight="bold" style:font-weight-asian="bold" style:font-weight-complex="bold"/>
    </style:style>
    <style:style style:name="T736" style:parent-style-name="Fuentedepárrafopredeter." style:family="text">
      <style:text-properties fo:font-weight="bold" style:font-weight-asian="bold" style:font-weight-complex="bold"/>
    </style:style>
    <style:style style:name="T737" style:parent-style-name="Fuentedepárrafopredeter." style:family="text">
      <style:text-properties fo:font-weight="bold" style:font-weight-asian="bold" style:font-weight-complex="bold"/>
    </style:style>
    <style:style style:name="T738" style:parent-style-name="Fuentedepárrafopredeter." style:family="text">
      <style:text-properties fo:font-weight="bold" style:font-weight-asian="bold" style:font-weight-complex="bold"/>
    </style:style>
    <style:style style:name="T739" style:parent-style-name="Fuentedepárrafopredeter." style:family="text">
      <style:text-properties fo:font-weight="bold" style:font-weight-asian="bold" style:font-weight-complex="bold"/>
    </style:style>
    <style:style style:name="T740" style:parent-style-name="Fuentedepárrafopredeter." style:family="text">
      <style:text-properties fo:font-weight="bold" style:font-weight-asian="bold" style:font-weight-complex="bold"/>
    </style:style>
    <style:style style:name="T741" style:parent-style-name="Fuentedepárrafopredeter." style:family="text">
      <style:text-properties fo:font-weight="bold" style:font-weight-asian="bold" style:font-weight-complex="bold"/>
    </style:style>
    <style:style style:name="T742" style:parent-style-name="Fuentedepárrafopredeter." style:family="text">
      <style:text-properties fo:font-weight="bold" style:font-weight-asian="bold" style:font-weight-complex="bold"/>
    </style:style>
    <style:style style:name="T743" style:parent-style-name="Fuentedepárrafopredeter." style:family="text">
      <style:text-properties fo:font-weight="bold" style:font-weight-asian="bold" style:font-weight-complex="bold"/>
    </style:style>
    <style:style style:name="P744" style:parent-style-name="Standard" style:family="paragraph">
      <style:text-properties fo:font-weight="bold" style:font-weight-asian="bold" style:font-weight-complex="bold"/>
    </style:style>
    <style:style style:name="P745" style:parent-style-name="Standard" style:family="paragraph">
      <style:text-properties fo:font-weight="bold" style:font-weight-asian="bold" style:font-weight-complex="bold" fo:font-size="9pt" style:font-size-asian="9pt" style:font-size-complex="9pt"/>
    </style:style>
    <style:style style:name="P746" style:parent-style-name="Standard" style:family="paragraph">
      <style:paragraph-properties fo:text-align="justify"/>
    </style:style>
    <style:style style:name="T747" style:parent-style-name="Fuentedepárrafopredeter." style:family="text">
      <style:text-properties fo:font-weight="bold" style:font-weight-asian="bold" style:font-weight-complex="bold"/>
    </style:style>
    <style:style style:name="T748" style:parent-style-name="Fuentedepárrafopredeter." style:family="text">
      <style:text-properties fo:font-weight="bold" style:font-weight-asian="bold" style:font-weight-complex="bold"/>
    </style:style>
    <style:style style:name="T749" style:parent-style-name="Fuentedepárrafopredeter." style:family="text">
      <style:text-properties fo:font-weight="bold" style:font-weight-asian="bold" style:font-weight-complex="bold"/>
    </style:style>
    <style:style style:name="T750" style:parent-style-name="Fuentedepárrafopredeter." style:family="text">
      <style:text-properties fo:font-weight="bold" style:font-weight-asian="bold" style:font-weight-complex="bold"/>
    </style:style>
    <style:style style:name="T751" style:parent-style-name="Fuentedepárrafopredeter." style:family="text">
      <style:text-properties fo:font-weight="bold" style:font-weight-asian="bold" style:font-weight-complex="bold"/>
    </style:style>
    <style:style style:name="T752" style:parent-style-name="Fuentedepárrafopredeter." style:family="text">
      <style:text-properties fo:font-weight="bold" style:font-weight-asian="bold" style:font-weight-complex="bold"/>
    </style:style>
    <style:style style:name="T753" style:parent-style-name="attribute" style:family="text">
      <style:text-properties style:font-name="Courier New" style:font-name-complex="Courier New" fo:language="en" fo:country="US"/>
    </style:style>
    <style:style style:name="T754" style:parent-style-name="Fuentedepárrafopredeter." style:family="text">
      <style:text-properties style:font-name="Courier New" style:font-name-complex="Courier New" fo:language="en" fo:country="US"/>
    </style:style>
    <style:style style:name="T755" style:parent-style-name="attribute-value" style:family="text">
      <style:text-properties style:font-name="Courier New" style:font-name-complex="Courier New" fo:language="en" fo:country="US"/>
    </style:style>
    <style:style style:name="T756" style:parent-style-name="object" style:family="text">
      <style:text-properties style:font-name="Courier New" style:font-name-complex="Courier New" fo:font-weight="bold" style:font-weight-asian="bold" fo:language="en" fo:country="US"/>
    </style:style>
    <style:style style:name="T757" style:parent-style-name="attribute-value" style:family="text">
      <style:text-properties style:font-name="Courier New" style:font-name-complex="Courier New" fo:language="en" fo:country="US"/>
    </style:style>
    <style:style style:name="T758" style:parent-style-name="Fuentedepárrafopredeter." style:family="text">
      <style:text-properties fo:font-weight="bold" style:font-weight-asian="bold" style:font-weight-complex="bold"/>
    </style:style>
    <style:style style:name="T759" style:parent-style-name="Fuentedepárrafopredeter." style:family="text">
      <style:text-properties fo:font-weight="bold" style:font-weight-asian="bold" style:font-weight-complex="bold"/>
    </style:style>
    <style:style style:name="T760" style:parent-style-name="Fuentedepárrafopredeter." style:family="text">
      <style:text-properties fo:font-weight="bold" style:font-weight-asian="bold" style:font-weight-complex="bold"/>
    </style:style>
    <style:style style:name="P761" style:parent-style-name="Standard" style:family="paragraph">
      <style:text-properties fo:font-weight="bold" style:font-weight-asian="bold" style:font-weight-complex="bold"/>
    </style:style>
    <style:style style:name="T762" style:parent-style-name="Fuentedepárrafopredeter." style:family="text">
      <style:text-properties fo:font-weight="bold" style:font-weight-asian="bold" style:font-weight-complex="bold"/>
    </style:style>
    <style:style style:name="T763" style:parent-style-name="Fuentedepárrafopredeter." style:family="text">
      <style:text-properties fo:font-weight="bold" style:font-weight-asian="bold" style:font-weight-complex="bold"/>
    </style:style>
    <style:style style:name="T764" style:parent-style-name="Fuentedepárrafopredeter." style:family="text">
      <style:text-properties fo:font-weight="bold" style:font-weight-asian="bold" style:font-weight-complex="bold"/>
    </style:style>
    <style:style style:name="T765" style:parent-style-name="Fuentedepárrafopredeter." style:family="text">
      <style:text-properties fo:font-weight="bold" style:font-weight-asian="bold" style:font-weight-complex="bold"/>
    </style:style>
    <style:style style:name="T766" style:parent-style-name="Fuentedepárrafopredeter." style:family="text">
      <style:text-properties fo:font-weight="bold" style:font-weight-asian="bold" style:font-weight-complex="bold"/>
    </style:style>
    <style:style style:name="P767" style:parent-style-name="Standard" style:family="paragraph">
      <style:paragraph-properties fo:text-align="justify"/>
    </style:style>
    <style:style style:name="T768" style:parent-style-name="Fuentedepárrafopredeter." style:family="text">
      <style:text-properties fo:font-weight="bold" style:font-weight-asian="bold" style:font-weight-complex="bold"/>
    </style:style>
    <style:style style:name="T769" style:parent-style-name="Fuentedepárrafopredeter." style:family="text">
      <style:text-properties fo:font-weight="bold" style:font-weight-asian="bold" style:font-weight-complex="bold"/>
    </style:style>
    <style:style style:name="T770" style:parent-style-name="Fuentedepárrafopredeter." style:family="text">
      <style:text-properties fo:font-weight="bold" style:font-weight-asian="bold" style:font-weight-complex="bold"/>
    </style:style>
    <style:style style:name="T771" style:parent-style-name="Fuentedepárrafopredeter." style:family="text">
      <style:text-properties fo:font-weight="bold" style:font-weight-asian="bold" style:font-weight-complex="bold"/>
    </style:style>
    <style:style style:name="T772" style:parent-style-name="Fuentedepárrafopredeter." style:family="text">
      <style:text-properties fo:font-weight="bold" style:font-weight-asian="bold" style:font-weight-complex="bold"/>
    </style:style>
    <style:style style:name="P773" style:parent-style-name="Sourcecode" style:family="paragraph">
      <style:paragraph-properties fo:text-align="justify"/>
    </style:style>
    <style:style style:name="P774" style:parent-style-name="Sourcecode" style:family="paragraph">
      <style:paragraph-properties fo:text-align="justify"/>
    </style:style>
    <style:style style:name="P775" style:parent-style-name="Standard" style:family="paragraph">
      <style:paragraph-properties fo:text-align="justify"/>
    </style:style>
    <style:style style:name="P776" style:parent-style-name="Standard" style:family="paragraph">
      <style:paragraph-properties fo:text-align="justify"/>
    </style:style>
    <style:style style:name="T777" style:parent-style-name="Fuentedepárrafopredeter." style:family="text">
      <style:text-properties fo:font-weight="bold" style:font-weight-asian="bold" style:font-weight-complex="bold"/>
    </style:style>
    <style:style style:name="T778" style:parent-style-name="Fuentedepárrafopredeter." style:family="text">
      <style:text-properties fo:font-weight="bold" style:font-weight-asian="bold" style:font-weight-complex="bold"/>
    </style:style>
    <style:style style:name="T779" style:parent-style-name="Fuentedepárrafopredeter." style:family="text">
      <style:text-properties fo:font-weight="bold" style:font-weight-asian="bold" style:font-weight-complex="bold"/>
    </style:style>
    <style:style style:name="T780" style:parent-style-name="Fuentedepárrafopredeter." style:family="text">
      <style:text-properties fo:font-weight="bold" style:font-weight-asian="bold" style:font-weight-complex="bold"/>
    </style:style>
    <style:style style:name="T781" style:parent-style-name="Fuentedepárrafopredeter." style:family="text">
      <style:text-properties fo:font-weight="bold" style:font-weight-asian="bold" style:font-weight-complex="bold"/>
    </style:style>
    <style:style style:name="T782" style:parent-style-name="Fuentedepárrafopredeter." style:family="text">
      <style:text-properties fo:font-weight="bold" style:font-weight-asian="bold" style:font-weight-complex="bold"/>
    </style:style>
    <style:style style:name="P783" style:parent-style-name="Sourcecode" style:family="paragraph">
      <style:paragraph-properties fo:text-align="justify"/>
    </style:style>
    <style:style style:name="P784" style:parent-style-name="Standard" style:family="paragraph">
      <style:paragraph-properties fo:text-align="justify"/>
    </style:style>
    <style:style style:name="T785" style:parent-style-name="Fuentedepárrafopredeter." style:family="text">
      <style:text-properties fo:font-weight="bold" style:font-weight-asian="bold" style:font-weight-complex="bold"/>
    </style:style>
    <style:style style:name="P786" style:parent-style-name="Standard" style:family="paragraph">
      <style:paragraph-properties fo:text-align="justify"/>
    </style:style>
    <style:style style:name="T787" style:parent-style-name="Fuentedepárrafopredeter." style:family="text">
      <style:text-properties fo:font-weight="bold" style:font-weight-asian="bold" style:font-weight-complex="bold"/>
    </style:style>
    <style:style style:name="P788" style:parent-style-name="Sourcecode" style:family="paragraph">
      <style:text-properties fo:font-style="italic" style:font-style-asian="italic" style:font-style-complex="italic"/>
    </style:style>
    <style:style style:name="P789" style:parent-style-name="Standard" style:family="paragraph">
      <style:paragraph-properties fo:text-align="justify"/>
    </style:style>
    <style:style style:name="T790" style:parent-style-name="Fuentedepárrafopredeter." style:family="text">
      <style:text-properties fo:font-weight="bold" style:font-weight-asian="bold" style:font-weight-complex="bold"/>
    </style:style>
    <style:style style:name="T791" style:parent-style-name="Fuentedepárrafopredeter." style:family="text">
      <style:text-properties fo:font-weight="bold" style:font-weight-asian="bold" style:font-weight-complex="bold"/>
    </style:style>
    <style:style style:name="P792" style:parent-style-name="Standard" style:family="paragraph">
      <style:paragraph-properties fo:text-align="justify"/>
    </style:style>
    <style:style style:name="P793" style:parent-style-name="Standard" style:family="paragraph">
      <style:paragraph-properties fo:text-align="justify"/>
    </style:style>
    <style:style style:name="P794" style:parent-style-name="Standard" style:family="paragraph">
      <style:paragraph-properties fo:text-align="justify"/>
    </style:style>
    <style:style style:name="P795" style:parent-style-name="Standard" style:family="paragraph">
      <style:paragraph-properties fo:text-align="justify"/>
    </style:style>
    <style:style style:name="P796" style:parent-style-name="Standard" style:family="paragraph">
      <style:paragraph-properties fo:text-align="justify"/>
    </style:style>
    <style:style style:name="T797" style:parent-style-name="Fuentedepárrafopredeter." style:family="text">
      <style:text-properties fo:font-weight="bold" style:font-weight-asian="bold" style:font-weight-complex="bold"/>
    </style:style>
    <style:style style:name="P798" style:parent-style-name="Standard" style:family="paragraph">
      <style:paragraph-properties fo:text-align="justify"/>
    </style:style>
    <style:style style:name="T799" style:parent-style-name="Fuentedepárrafopredeter." style:family="text">
      <style:text-properties fo:font-weight="bold" style:font-weight-asian="bold" style:font-weight-complex="bold"/>
    </style:style>
    <style:style style:name="T800" style:parent-style-name="Fuentedepárrafopredeter." style:family="text">
      <style:text-properties fo:font-weight="bold" style:font-weight-asian="bold" style:font-weight-complex="bold"/>
    </style:style>
    <style:style style:name="T801" style:parent-style-name="Fuentedepárrafopredeter." style:family="text">
      <style:text-properties fo:font-weight="bold" style:font-weight-asian="bold" style:font-weight-complex="bold"/>
    </style:style>
    <style:style style:name="T802" style:parent-style-name="Fuentedepárrafopredeter." style:family="text">
      <style:text-properties fo:font-weight="bold" style:font-weight-asian="bold" style:font-weight-complex="bold"/>
    </style:style>
    <style:style style:name="P803" style:parent-style-name="Sourcecode" style:family="paragraph">
      <style:paragraph-properties fo:text-align="justify"/>
    </style:style>
    <style:style style:name="P804" style:parent-style-name="Standard" style:family="paragraph">
      <style:paragraph-properties fo:text-align="justify"/>
    </style:style>
    <style:style style:name="T805" style:parent-style-name="Fuentedepárrafopredeter." style:family="text">
      <style:text-properties fo:font-weight="bold" style:font-weight-asian="bold" style:font-weight-complex="bold"/>
    </style:style>
    <style:style style:name="T806" style:parent-style-name="Fuentedepárrafopredeter." style:family="text">
      <style:text-properties fo:font-weight="bold" style:font-weight-asian="bold" style:font-weight-complex="bold"/>
    </style:style>
    <style:style style:name="T807" style:parent-style-name="Fuentedepárrafopredeter." style:family="text">
      <style:text-properties fo:font-weight="bold" style:font-weight-asian="bold" style:font-weight-complex="bold"/>
    </style:style>
    <style:style style:name="P808" style:parent-style-name="Standard" style:family="paragraph">
      <style:paragraph-properties fo:text-align="justify"/>
    </style:style>
    <style:style style:name="T809" style:parent-style-name="Fuentedepárrafopredeter." style:family="text">
      <style:text-properties fo:font-weight="bold" style:font-weight-asian="bold" style:font-weight-complex="bold"/>
    </style:style>
    <style:style style:name="P810" style:parent-style-name="Sourcecode" style:family="paragraph">
      <style:paragraph-properties fo:text-align="justify"/>
    </style:style>
    <style:style style:name="P811" style:parent-style-name="Sourcecode" style:family="paragraph">
      <style:paragraph-properties fo:text-align="justify"/>
    </style:style>
    <style:style style:name="P812" style:parent-style-name="Sourcecode" style:family="paragraph">
      <style:paragraph-properties fo:text-align="justify"/>
    </style:style>
    <style:style style:name="P813" style:parent-style-name="Standard" style:family="paragraph">
      <style:paragraph-properties fo:text-align="justify"/>
    </style:style>
    <style:style style:name="P814" style:parent-style-name="Standard" style:list-style-name="LFO11" style:family="paragraph">
      <style:paragraph-properties fo:text-align="justify"/>
    </style:style>
    <style:style style:name="T815" style:parent-style-name="Fuentedepárrafopredeter." style:family="text">
      <style:text-properties fo:font-weight="bold" style:font-weight-asian="bold" style:font-weight-complex="bold"/>
    </style:style>
    <style:style style:name="T816" style:parent-style-name="Fuentedepárrafopredeter." style:family="text">
      <style:text-properties fo:font-weight="bold" style:font-weight-asian="bold" style:font-weight-complex="bold"/>
    </style:style>
    <style:style style:name="P817" style:parent-style-name="Standard" style:list-style-name="LFO11" style:family="paragraph">
      <style:paragraph-properties fo:text-align="justify"/>
    </style:style>
    <style:style style:name="T818" style:parent-style-name="Fuentedepárrafopredeter." style:family="text">
      <style:text-properties fo:font-weight="bold" style:font-weight-asian="bold" style:font-weight-complex="bold"/>
    </style:style>
    <style:style style:name="T819" style:parent-style-name="Fuentedepárrafopredeter." style:family="text">
      <style:text-properties fo:font-weight="bold" style:font-weight-asian="bold" style:font-weight-complex="bold"/>
    </style:style>
    <style:style style:name="T820" style:parent-style-name="Fuentedepárrafopredeter." style:family="text">
      <style:text-properties fo:font-weight="bold" style:font-weight-asian="bold" style:font-weight-complex="bold"/>
    </style:style>
    <style:style style:name="T821" style:parent-style-name="Fuentedepárrafopredeter." style:family="text">
      <style:text-properties fo:font-weight="bold" style:font-weight-asian="bold" style:font-weight-complex="bold"/>
    </style:style>
    <style:style style:name="P822" style:parent-style-name="Standard" style:family="paragraph">
      <style:paragraph-properties fo:text-align="justify"/>
    </style:style>
    <style:style style:name="T823" style:parent-style-name="Fuentedepárrafopredeter." style:family="text">
      <style:text-properties fo:font-weight="bold" style:font-weight-asian="bold" style:font-weight-complex="bold"/>
    </style:style>
    <style:style style:name="T824" style:parent-style-name="Fuentedepárrafopredeter." style:family="text">
      <style:text-properties fo:font-weight="bold" style:font-weight-asian="bold" style:font-weight-complex="bold"/>
    </style:style>
    <style:style style:name="T825" style:parent-style-name="Fuentedepárrafopredeter." style:family="text">
      <style:text-properties fo:font-weight="bold" style:font-weight-asian="bold" style:font-weight-complex="bold"/>
    </style:style>
    <style:style style:name="T826" style:parent-style-name="Fuentedepárrafopredeter." style:family="text">
      <style:text-properties fo:font-weight="bold" style:font-weight-asian="bold" style:font-weight-complex="bold"/>
    </style:style>
    <style:style style:name="T827" style:parent-style-name="Fuentedepárrafopredeter." style:family="text">
      <style:text-properties fo:font-weight="bold" style:font-weight-asian="bold" style:font-weight-complex="bold"/>
    </style:style>
    <style:style style:name="T828" style:parent-style-name="Fuentedepárrafopredeter." style:family="text">
      <style:text-properties fo:font-weight="bold" style:font-weight-asian="bold" style:font-weight-complex="bold"/>
    </style:style>
    <style:style style:name="T829" style:parent-style-name="Fuentedepárrafopredeter." style:family="text">
      <style:text-properties fo:font-weight="bold" style:font-weight-asian="bold" style:font-weight-complex="bold"/>
    </style:style>
    <style:style style:name="P830" style:parent-style-name="Sourcecode" style:family="paragraph">
      <style:paragraph-properties fo:widows="2" fo:orphans="2"/>
    </style:style>
    <style:style style:name="T831" style:parent-style-name="Fuentedepárrafopredeter." style:family="text">
      <style:text-properties style:font-name="apple-system, BlinkMacSystemFon" fo:color="#444444" fo:font-size="10pt" style:font-size-asian="10pt" style:font-size-complex="10pt"/>
    </style:style>
    <style:style style:name="T832" style:parent-style-name="Fuentedepárrafopredeter." style:family="text">
      <style:text-properties style:font-name="apple-system, BlinkMacSystemFon" fo:color="#444444" fo:font-size="10pt" style:font-size-asian="10pt" style:font-size-complex="10pt"/>
    </style:style>
    <style:style style:name="T833" style:parent-style-name="Fuentedepárrafopredeter." style:family="text">
      <style:text-properties style:font-name="apple-system, BlinkMacSystemFon" fo:color="#444444" fo:font-size="10pt" style:font-size-asian="10pt" style:font-size-complex="10pt"/>
    </style:style>
    <style:style style:name="T834" style:parent-style-name="Fuentedepárrafopredeter." style:family="text">
      <style:text-properties style:font-name="apple-system, BlinkMacSystemFon" fo:color="#444444" fo:font-size="10pt" style:font-size-asian="10pt" style:font-size-complex="10pt"/>
    </style:style>
    <style:style style:name="T835" style:parent-style-name="Fuentedepárrafopredeter." style:family="text">
      <style:text-properties style:font-name="apple-system, BlinkMacSystemFon" fo:color="#444444" fo:font-size="10pt" style:font-size-asian="10pt" style:font-size-complex="10pt"/>
    </style:style>
    <style:style style:name="T836" style:parent-style-name="Fuentedepárrafopredeter." style:family="text">
      <style:text-properties style:font-name="apple-system, BlinkMacSystemFon" fo:color="#444444" fo:font-size="10pt" style:font-size-asian="10pt" style:font-size-complex="10pt"/>
    </style:style>
    <style:style style:name="T837" style:parent-style-name="Fuentedepárrafopredeter." style:family="text">
      <style:text-properties style:font-name="apple-system, BlinkMacSystemFon" fo:color="#444444" fo:font-size="10pt" style:font-size-asian="10pt" style:font-size-complex="10pt"/>
    </style:style>
    <style:style style:name="P838" style:parent-style-name="Sourcecode" style:family="paragraph">
      <style:paragraph-properties fo:widows="2" fo:orphans="2"/>
    </style:style>
    <style:style style:name="T839" style:parent-style-name="Fuentedepárrafopredeter." style:family="text">
      <style:text-properties style:font-name="apple-system, BlinkMacSystemFon" fo:color="#444444" fo:font-size="10pt" style:font-size-asian="10pt" style:font-size-complex="10pt"/>
    </style:style>
    <style:style style:name="T840" style:parent-style-name="Fuentedepárrafopredeter." style:family="text">
      <style:text-properties style:font-name="apple-system, BlinkMacSystemFon" fo:font-weight="bold" style:font-weight-asian="bold" style:font-weight-complex="bold" fo:color="#444444" fo:font-size="10pt" style:font-size-asian="10pt" style:font-size-complex="10pt"/>
    </style:style>
    <style:style style:name="T841" style:parent-style-name="Fuentedepárrafopredeter." style:family="text">
      <style:text-properties style:font-name="apple-system, BlinkMacSystemFon" fo:color="#444444" fo:font-size="10pt" style:font-size-asian="10pt" style:font-size-complex="10pt"/>
    </style:style>
    <style:style style:name="T842" style:parent-style-name="Fuentedepárrafopredeter." style:family="text">
      <style:text-properties style:font-name="apple-system, BlinkMacSystemFon" fo:font-weight="bold" style:font-weight-asian="bold" style:font-weight-complex="bold" fo:color="#444444" fo:font-size="10pt" style:font-size-asian="10pt" style:font-size-complex="10pt"/>
    </style:style>
    <style:style style:name="T843" style:parent-style-name="Fuentedepárrafopredeter." style:family="text">
      <style:text-properties style:font-name="apple-system, BlinkMacSystemFon" fo:color="#444444" fo:font-size="10pt" style:font-size-asian="10pt" style:font-size-complex="10pt"/>
    </style:style>
    <style:style style:name="T844" style:parent-style-name="Fuentedepárrafopredeter." style:family="text">
      <style:text-properties style:font-name="apple-system, BlinkMacSystemFon" fo:font-weight="bold" style:font-weight-asian="bold" style:font-weight-complex="bold" fo:color="#444444" fo:font-size="10pt" style:font-size-asian="10pt" style:font-size-complex="10pt"/>
    </style:style>
    <style:style style:name="T845" style:parent-style-name="Fuentedepárrafopredeter." style:family="text">
      <style:text-properties style:font-name="apple-system, BlinkMacSystemFon" fo:color="#444444" fo:font-size="10pt" style:font-size-asian="10pt" style:font-size-complex="10pt"/>
    </style:style>
    <style:style style:name="T846" style:parent-style-name="Fuentedepárrafopredeter." style:family="text">
      <style:text-properties style:font-name="apple-system, BlinkMacSystemFon" fo:font-weight="bold" style:font-weight-asian="bold" style:font-weight-complex="bold" fo:color="#444444" fo:font-size="10pt" style:font-size-asian="10pt" style:font-size-complex="10pt"/>
    </style:style>
    <style:style style:name="T847" style:parent-style-name="Fuentedepárrafopredeter." style:family="text">
      <style:text-properties style:font-name="apple-system, BlinkMacSystemFon" fo:color="#444444" fo:font-size="10pt" style:font-size-asian="10pt" style:font-size-complex="10pt"/>
    </style:style>
    <style:style style:name="T848" style:parent-style-name="Fuentedepárrafopredeter." style:family="text">
      <style:text-properties style:font-name="apple-system, BlinkMacSystemFon" fo:font-weight="bold" style:font-weight-asian="bold" style:font-weight-complex="bold" fo:color="#444444" fo:font-size="10pt" style:font-size-asian="10pt" style:font-size-complex="10pt"/>
    </style:style>
    <style:style style:name="T849" style:parent-style-name="Fuentedepárrafopredeter." style:family="text">
      <style:text-properties style:font-name="apple-system, BlinkMacSystemFon" fo:color="#444444" fo:font-size="10pt" style:font-size-asian="10pt" style:font-size-complex="10pt"/>
    </style:style>
    <style:style style:name="P850" style:parent-style-name="Textbody" style:family="paragraph">
      <style:text-properties style:font-name="apple-system, BlinkMacSystemFon" fo:font-weight="bold" style:font-weight-asian="bold" style:font-weight-complex="bold" fo:color="#444444"/>
    </style:style>
    <style:style style:name="T851" style:parent-style-name="Fuentedepárrafopredeter." style:family="text">
      <style:text-properties style:font-name="apple-system, BlinkMacSystemFon" fo:font-weight="bold" style:font-weight-asian="bold" style:font-weight-complex="bold" fo:color="#444444"/>
    </style:style>
    <style:style style:name="T852" style:parent-style-name="Fuentedepárrafopredeter." style:family="text">
      <style:text-properties style:font-name="apple-system, BlinkMacSystemFon" fo:font-weight="bold" style:font-weight-asian="bold" style:font-weight-complex="bold" fo:color="#444444"/>
    </style:style>
    <style:style style:name="T853" style:parent-style-name="Fuentedepárrafopredeter." style:family="text">
      <style:text-properties fo:font-weight="bold" style:font-weight-asian="bold" style:font-weight-complex="bold"/>
    </style:style>
    <style:style style:name="T854" style:parent-style-name="Fuentedepárrafopredeter." style:family="text">
      <style:text-properties style:font-name="apple-system, BlinkMacSystemFon" fo:font-weight="bold" style:font-weight-asian="bold" style:font-weight-complex="bold" fo:color="#444444"/>
    </style:style>
    <style:style style:name="T855" style:parent-style-name="Fuentedepárrafopredeter." style:family="text">
      <style:text-properties style:font-name="apple-system, BlinkMacSystemFon" fo:font-weight="bold" style:font-weight-asian="bold" style:font-weight-complex="bold" fo:color="#444444" fo:font-size="10pt" style:font-size-asian="10pt" style:font-size-complex="10pt"/>
    </style:style>
    <style:style style:name="T856" style:parent-style-name="Fuentedepárrafopredeter." style:family="text">
      <style:text-properties style:font-name="apple-system, BlinkMacSystemFon" fo:font-weight="bold" style:font-weight-asian="bold" style:font-weight-complex="bold" fo:color="#444444"/>
    </style:style>
    <style:style style:name="T857" style:parent-style-name="Fuentedepárrafopredeter." style:family="text">
      <style:text-properties fo:font-weight="bold" style:font-weight-asian="bold" style:font-weight-complex="bold" fo:font-size="9pt" style:font-size-asian="9pt" style:font-size-complex="9pt"/>
    </style:style>
    <style:style style:name="P858" style:parent-style-name="Standard" style:list-style-name="LFO12" style:family="paragraph"/>
    <style:style style:name="T859" style:parent-style-name="Fuentedepárrafopredeter." style:family="text">
      <style:text-properties fo:font-weight="bold" style:font-weight-asian="bold" style:font-weight-complex="bold"/>
    </style:style>
    <style:style style:name="P860" style:parent-style-name="Standard" style:list-style-name="LFO12" style:family="paragraph"/>
    <style:style style:name="T861" style:parent-style-name="Fuentedepárrafopredeter." style:family="text">
      <style:text-properties fo:font-weight="bold" style:font-weight-asian="bold" style:font-weight-complex="bold"/>
    </style:style>
    <style:style style:name="P862" style:parent-style-name="Standard" style:list-style-name="LFO12" style:family="paragraph"/>
    <style:style style:name="T863" style:parent-style-name="Fuentedepárrafopredeter." style:family="text">
      <style:text-properties fo:font-weight="bold" style:font-weight-asian="bold" style:font-weight-complex="bold"/>
    </style:style>
    <style:style style:name="P864" style:parent-style-name="Standard" style:list-style-name="LFO12" style:family="paragraph"/>
    <style:style style:name="T865" style:parent-style-name="Fuentedepárrafopredeter." style:family="text">
      <style:text-properties fo:font-weight="bold" style:font-weight-asian="bold" style:font-weight-complex="bold"/>
    </style:style>
    <style:style style:name="P866" style:parent-style-name="Textbody" style:family="paragraph">
      <style:paragraph-properties fo:text-align="justify"/>
      <style:text-properties fo:font-weight="bold" style:font-weight-asian="bold" style:font-weight-complex="bold"/>
    </style:style>
    <style:style style:name="P867" style:parent-style-name="Textbody" style:family="paragraph">
      <style:paragraph-properties fo:text-align="justify"/>
    </style:style>
    <style:style style:name="P868" style:parent-style-name="Textbody" style:family="paragraph">
      <style:paragraph-properties fo:text-align="justify"/>
    </style:style>
    <style:style style:name="P869" style:parent-style-name="Textbody" style:list-style-name="LFO13" style:family="paragraph">
      <style:paragraph-properties fo:text-align="justify"/>
    </style:style>
    <style:style style:name="T870" style:parent-style-name="Fuentedepárrafopredeter." style:family="text">
      <style:text-properties fo:font-weight="bold" style:font-weight-asian="bold" style:font-weight-complex="bold"/>
    </style:style>
    <style:style style:name="P871" style:parent-style-name="Textbody" style:list-style-name="LFO13" style:family="paragraph">
      <style:paragraph-properties fo:text-align="justify"/>
    </style:style>
    <style:style style:name="T872" style:parent-style-name="Fuentedepárrafopredeter." style:family="text">
      <style:text-properties fo:font-weight="bold" style:font-weight-asian="bold" style:font-weight-complex="bold"/>
    </style:style>
    <style:style style:name="P873" style:parent-style-name="Textbody" style:list-style-name="LFO13" style:family="paragraph">
      <style:paragraph-properties fo:text-align="justify"/>
    </style:style>
    <style:style style:name="T874" style:parent-style-name="Fuentedepárrafopredeter." style:family="text">
      <style:text-properties fo:font-weight="bold" style:font-weight-asian="bold" style:font-weight-complex="bold"/>
    </style:style>
    <style:style style:name="P875" style:parent-style-name="Textbody" style:list-style-name="LFO13" style:family="paragraph">
      <style:paragraph-properties fo:text-align="justify"/>
    </style:style>
    <style:style style:name="T876" style:parent-style-name="Fuentedepárrafopredeter." style:family="text">
      <style:text-properties fo:font-weight="bold" style:font-weight-asian="bold" style:font-weight-complex="bold"/>
    </style:style>
    <style:style style:name="P877" style:parent-style-name="Textbody" style:list-style-name="LFO13" style:family="paragraph">
      <style:paragraph-properties fo:text-align="justify"/>
    </style:style>
    <style:style style:name="T878" style:parent-style-name="Fuentedepárrafopredeter." style:family="text">
      <style:text-properties fo:font-weight="bold" style:font-weight-asian="bold" style:font-weight-complex="bold"/>
    </style:style>
    <style:style style:name="P879" style:parent-style-name="Textbody" style:list-style-name="LFO13" style:family="paragraph">
      <style:paragraph-properties fo:text-align="justify"/>
    </style:style>
    <style:style style:name="T880" style:parent-style-name="Fuentedepárrafopredeter." style:family="text">
      <style:text-properties fo:font-weight="bold" style:font-weight-asian="bold" style:font-weight-complex="bold"/>
    </style:style>
    <style:style style:name="P881" style:parent-style-name="Textbody" style:list-style-name="LFO13" style:family="paragraph">
      <style:paragraph-properties fo:text-align="justify"/>
    </style:style>
    <style:style style:name="T882" style:parent-style-name="Fuentedepárrafopredeter." style:family="text">
      <style:text-properties fo:font-weight="bold" style:font-weight-asian="bold" style:font-weight-complex="bold"/>
    </style:style>
    <style:style style:name="P883" style:parent-style-name="Textbody" style:list-style-name="LFO13" style:family="paragraph">
      <style:paragraph-properties fo:text-align="justify"/>
    </style:style>
    <style:style style:name="T884" style:parent-style-name="Fuentedepárrafopredeter." style:family="text">
      <style:text-properties fo:font-weight="bold" style:font-weight-asian="bold" style:font-weight-complex="bold"/>
    </style:style>
    <style:style style:name="P885" style:parent-style-name="Textbody" style:list-style-name="LFO13" style:family="paragraph">
      <style:paragraph-properties fo:text-align="justify"/>
    </style:style>
    <style:style style:name="T886" style:parent-style-name="Fuentedepárrafopredeter." style:family="text">
      <style:text-properties fo:font-weight="bold" style:font-weight-asian="bold" style:font-weight-complex="bold"/>
    </style:style>
    <style:style style:name="P887" style:parent-style-name="Textbody" style:list-style-name="LFO13" style:family="paragraph">
      <style:paragraph-properties fo:text-align="justify"/>
    </style:style>
    <style:style style:name="T888" style:parent-style-name="Fuentedepárrafopredeter." style:family="text">
      <style:text-properties fo:font-weight="bold" style:font-weight-asian="bold" style:font-weight-complex="bold"/>
    </style:style>
    <style:style style:name="P889" style:parent-style-name="Textbody" style:list-style-name="LFO13" style:family="paragraph">
      <style:paragraph-properties fo:text-align="justify"/>
    </style:style>
    <style:style style:name="T890" style:parent-style-name="Fuentedepárrafopredeter." style:family="text">
      <style:text-properties fo:font-weight="bold" style:font-weight-asian="bold" style:font-weight-complex="bold"/>
    </style:style>
    <style:style style:name="P891" style:parent-style-name="Textbody" style:list-style-name="LFO13" style:family="paragraph">
      <style:paragraph-properties fo:text-align="justify"/>
    </style:style>
    <style:style style:name="T892" style:parent-style-name="Fuentedepárrafopredeter." style:family="text">
      <style:text-properties fo:font-weight="bold" style:font-weight-asian="bold" style:font-weight-complex="bold"/>
    </style:style>
    <style:style style:name="P893" style:parent-style-name="Textbody" style:list-style-name="LFO13" style:family="paragraph">
      <style:paragraph-properties fo:text-align="justify"/>
    </style:style>
    <style:style style:name="T894" style:parent-style-name="Fuentedepárrafopredeter." style:family="text">
      <style:text-properties fo:font-weight="bold" style:font-weight-asian="bold" style:font-weight-complex="bold"/>
    </style:style>
    <style:style style:name="P895" style:parent-style-name="Textbody" style:list-style-name="LFO13" style:family="paragraph">
      <style:paragraph-properties fo:text-align="justify"/>
    </style:style>
    <style:style style:name="T896" style:parent-style-name="Fuentedepárrafopredeter." style:family="text">
      <style:text-properties fo:font-weight="bold" style:font-weight-asian="bold" style:font-weight-complex="bold"/>
    </style:style>
    <style:style style:name="P897" style:parent-style-name="Textbody" style:list-style-name="LFO13" style:family="paragraph">
      <style:paragraph-properties fo:text-align="justify"/>
    </style:style>
    <style:style style:name="T898" style:parent-style-name="Fuentedepárrafopredeter." style:family="text">
      <style:text-properties fo:font-weight="bold" style:font-weight-asian="bold" style:font-weight-complex="bold"/>
    </style:style>
    <style:style style:name="P899" style:parent-style-name="Textbody" style:list-style-name="LFO13" style:family="paragraph">
      <style:paragraph-properties fo:text-align="justify"/>
    </style:style>
    <style:style style:name="T900" style:parent-style-name="Fuentedepárrafopredeter." style:family="text">
      <style:text-properties fo:font-weight="bold" style:font-weight-asian="bold" style:font-weight-complex="bold"/>
    </style:style>
    <style:style style:name="T901" style:parent-style-name="Fuentedepárrafopredeter." style:family="text">
      <style:text-properties fo:font-weight="bold" style:font-weight-asian="bold" style:font-weight-complex="bold"/>
    </style:style>
    <style:style style:name="P902" style:parent-style-name="Textbody" style:list-style-name="LFO13" style:family="paragraph">
      <style:paragraph-properties fo:text-align="justify"/>
    </style:style>
    <style:style style:name="T903" style:parent-style-name="Fuentedepárrafopredeter." style:family="text">
      <style:text-properties fo:font-weight="bold" style:font-weight-asian="bold" style:font-weight-complex="bold"/>
    </style:style>
    <style:style style:name="P904" style:parent-style-name="Textbody" style:list-style-name="LFO13" style:family="paragraph">
      <style:paragraph-properties fo:text-align="justify"/>
    </style:style>
    <style:style style:name="T905" style:parent-style-name="Fuentedepárrafopredeter." style:family="text">
      <style:text-properties fo:font-weight="bold" style:font-weight-asian="bold" style:font-weight-complex="bold"/>
    </style:style>
    <style:style style:name="P906" style:parent-style-name="Textbody" style:list-style-name="LFO13" style:family="paragraph">
      <style:paragraph-properties fo:text-align="justify"/>
    </style:style>
    <style:style style:name="T907" style:parent-style-name="Fuentedepárrafopredeter." style:family="text">
      <style:text-properties fo:font-weight="bold" style:font-weight-asian="bold" style:font-weight-complex="bold"/>
    </style:style>
    <style:style style:name="P908" style:parent-style-name="Textbody" style:list-style-name="LFO13" style:family="paragraph">
      <style:paragraph-properties fo:text-align="justify"/>
    </style:style>
    <style:style style:name="T909" style:parent-style-name="Fuentedepárrafopredeter." style:family="text">
      <style:text-properties fo:font-weight="bold" style:font-weight-asian="bold" style:font-weight-complex="bold"/>
    </style:style>
    <style:style style:name="P910" style:parent-style-name="Textbody" style:list-style-name="LFO13" style:family="paragraph">
      <style:paragraph-properties fo:text-align="justify"/>
    </style:style>
    <style:style style:name="T911" style:parent-style-name="Fuentedepárrafopredeter." style:family="text">
      <style:text-properties fo:font-weight="bold" style:font-weight-asian="bold" style:font-weight-complex="bold"/>
    </style:style>
    <style:style style:name="P912" style:parent-style-name="Textbody" style:list-style-name="LFO13" style:family="paragraph">
      <style:paragraph-properties fo:text-align="justify"/>
    </style:style>
    <style:style style:name="T913" style:parent-style-name="Fuentedepárrafopredeter." style:family="text">
      <style:text-properties fo:font-weight="bold" style:font-weight-asian="bold" style:font-weight-complex="bold"/>
    </style:style>
    <style:style style:name="P914" style:parent-style-name="Textbody" style:list-style-name="LFO13" style:family="paragraph">
      <style:paragraph-properties fo:text-align="justify"/>
    </style:style>
    <style:style style:name="T915" style:parent-style-name="Fuentedepárrafopredeter." style:family="text">
      <style:text-properties fo:font-weight="bold" style:font-weight-asian="bold" style:font-weight-complex="bold"/>
    </style:style>
    <style:style style:name="P916" style:parent-style-name="Textbody" style:list-style-name="LFO13" style:family="paragraph">
      <style:paragraph-properties fo:text-align="justify"/>
    </style:style>
    <style:style style:name="T917" style:parent-style-name="Fuentedepárrafopredeter." style:family="text">
      <style:text-properties fo:font-weight="bold" style:font-weight-asian="bold" style:font-weight-complex="bold"/>
    </style:style>
    <style:style style:name="P918" style:parent-style-name="Textbody" style:list-style-name="LFO13" style:family="paragraph">
      <style:paragraph-properties fo:text-align="justify"/>
    </style:style>
    <style:style style:name="T919" style:parent-style-name="Fuentedepárrafopredeter." style:family="text">
      <style:text-properties fo:font-weight="bold" style:font-weight-asian="bold" style:font-weight-complex="bold"/>
    </style:style>
    <style:style style:name="P920" style:parent-style-name="Textbody" style:list-style-name="LFO13" style:family="paragraph">
      <style:paragraph-properties fo:text-align="justify"/>
    </style:style>
    <style:style style:name="T921" style:parent-style-name="Fuentedepárrafopredeter." style:family="text">
      <style:text-properties fo:font-weight="bold" style:font-weight-asian="bold" style:font-weight-complex="bold"/>
    </style:style>
    <style:style style:name="P922" style:parent-style-name="Textbody" style:list-style-name="LFO13" style:family="paragraph">
      <style:paragraph-properties fo:text-align="justify"/>
    </style:style>
    <style:style style:name="T923" style:parent-style-name="Fuentedepárrafopredeter." style:family="text">
      <style:text-properties fo:font-weight="bold" style:font-weight-asian="bold" style:font-weight-complex="bold"/>
    </style:style>
    <style:style style:name="P924" style:parent-style-name="Textbody" style:list-style-name="LFO13" style:family="paragraph">
      <style:paragraph-properties fo:text-align="justify"/>
    </style:style>
    <style:style style:name="T925" style:parent-style-name="Fuentedepárrafopredeter." style:family="text">
      <style:text-properties fo:font-weight="bold" style:font-weight-asian="bold" style:font-weight-complex="bold"/>
    </style:style>
    <style:style style:name="P926" style:parent-style-name="Textbody" style:list-style-name="LFO13" style:family="paragraph">
      <style:paragraph-properties fo:text-align="justify"/>
    </style:style>
    <style:style style:name="T927" style:parent-style-name="Fuentedepárrafopredeter." style:family="text">
      <style:text-properties fo:font-weight="bold" style:font-weight-asian="bold" style:font-weight-complex="bold"/>
    </style:style>
    <style:style style:name="P928" style:parent-style-name="Textbody" style:list-style-name="LFO13" style:family="paragraph">
      <style:paragraph-properties fo:text-align="justify"/>
    </style:style>
    <style:style style:name="T929" style:parent-style-name="Fuentedepárrafopredeter." style:family="text">
      <style:text-properties fo:font-weight="bold" style:font-weight-asian="bold" style:font-weight-complex="bold"/>
    </style:style>
    <style:style style:name="P930" style:parent-style-name="Textbody" style:list-style-name="LFO13" style:family="paragraph">
      <style:paragraph-properties fo:text-align="justify"/>
    </style:style>
    <style:style style:name="T931" style:parent-style-name="Fuentedepárrafopredeter." style:family="text">
      <style:text-properties fo:font-weight="bold" style:font-weight-asian="bold" style:font-weight-complex="bold"/>
    </style:style>
    <style:style style:name="P932" style:parent-style-name="Textbody" style:list-style-name="LFO13" style:family="paragraph">
      <style:paragraph-properties fo:text-align="justify"/>
    </style:style>
    <style:style style:name="T933" style:parent-style-name="Fuentedepárrafopredeter." style:family="text">
      <style:text-properties fo:font-weight="bold" style:font-weight-asian="bold" style:font-weight-complex="bold"/>
    </style:style>
    <style:style style:name="P934" style:parent-style-name="Textbody" style:list-style-name="LFO13" style:family="paragraph">
      <style:paragraph-properties fo:text-align="justify"/>
    </style:style>
    <style:style style:name="T935" style:parent-style-name="Fuentedepárrafopredeter." style:family="text">
      <style:text-properties fo:font-weight="bold" style:font-weight-asian="bold" style:font-weight-complex="bold"/>
    </style:style>
    <style:style style:name="P936" style:parent-style-name="Textbody" style:list-style-name="LFO13" style:family="paragraph">
      <style:paragraph-properties fo:text-align="justify"/>
    </style:style>
    <style:style style:name="T937" style:parent-style-name="Fuentedepárrafopredeter." style:family="text">
      <style:text-properties fo:font-weight="bold" style:font-weight-asian="bold" style:font-weight-complex="bold"/>
    </style:style>
    <style:style style:name="P938" style:parent-style-name="Textbody" style:list-style-name="LFO13" style:family="paragraph">
      <style:paragraph-properties fo:text-align="justify"/>
    </style:style>
    <style:style style:name="T939" style:parent-style-name="Fuentedepárrafopredeter." style:family="text">
      <style:text-properties fo:font-weight="bold" style:font-weight-asian="bold" style:font-weight-complex="bold"/>
    </style:style>
    <style:style style:name="P940" style:parent-style-name="Textbody" style:list-style-name="LFO13" style:family="paragraph">
      <style:paragraph-properties fo:text-align="justify"/>
    </style:style>
    <style:style style:name="T941" style:parent-style-name="Fuentedepárrafopredeter." style:family="text">
      <style:text-properties fo:font-weight="bold" style:font-weight-asian="bold" style:font-weight-complex="bold"/>
    </style:style>
    <style:style style:name="P942" style:parent-style-name="Textbody" style:list-style-name="LFO13" style:family="paragraph">
      <style:paragraph-properties fo:text-align="justify"/>
    </style:style>
    <style:style style:name="T943" style:parent-style-name="Fuentedepárrafopredeter." style:family="text">
      <style:text-properties fo:font-weight="bold" style:font-weight-asian="bold" style:font-weight-complex="bold"/>
    </style:style>
    <style:style style:name="P944" style:parent-style-name="Textbody" style:list-style-name="LFO13" style:family="paragraph">
      <style:paragraph-properties fo:text-align="justify"/>
    </style:style>
    <style:style style:name="T945" style:parent-style-name="Fuentedepárrafopredeter." style:family="text">
      <style:text-properties fo:font-weight="bold" style:font-weight-asian="bold" style:font-weight-complex="bold"/>
    </style:style>
    <style:style style:name="P946" style:parent-style-name="Textbody" style:list-style-name="LFO13" style:family="paragraph">
      <style:paragraph-properties fo:text-align="justify"/>
    </style:style>
    <style:style style:name="T947" style:parent-style-name="Fuentedepárrafopredeter." style:family="text">
      <style:text-properties fo:font-weight="bold" style:font-weight-asian="bold" style:font-weight-complex="bold"/>
    </style:style>
    <style:style style:name="P948" style:parent-style-name="Textbody" style:list-style-name="LFO13" style:family="paragraph">
      <style:paragraph-properties fo:text-align="justify"/>
    </style:style>
    <style:style style:name="T949" style:parent-style-name="Fuentedepárrafopredeter." style:family="text">
      <style:text-properties fo:font-weight="bold" style:font-weight-asian="bold" style:font-weight-complex="bold"/>
    </style:style>
    <style:style style:name="P950" style:parent-style-name="Textbody" style:list-style-name="LFO13" style:family="paragraph">
      <style:paragraph-properties fo:text-align="justify"/>
    </style:style>
    <style:style style:name="T951" style:parent-style-name="Fuentedepárrafopredeter." style:family="text">
      <style:text-properties fo:font-weight="bold" style:font-weight-asian="bold" style:font-weight-complex="bold"/>
    </style:style>
    <style:style style:name="P952" style:parent-style-name="Textbody" style:list-style-name="LFO13" style:family="paragraph">
      <style:paragraph-properties fo:text-align="justify"/>
    </style:style>
    <style:style style:name="T953" style:parent-style-name="Fuentedepárrafopredeter." style:family="text">
      <style:text-properties fo:font-weight="bold" style:font-weight-asian="bold" style:font-weight-complex="bold"/>
    </style:style>
    <style:style style:name="P954" style:parent-style-name="Textbody" style:list-style-name="LFO13" style:family="paragraph">
      <style:paragraph-properties fo:text-align="justify"/>
    </style:style>
    <style:style style:name="T955" style:parent-style-name="Fuentedepárrafopredeter." style:family="text">
      <style:text-properties fo:font-weight="bold" style:font-weight-asian="bold" style:font-weight-complex="bold"/>
    </style:style>
    <style:style style:name="P956" style:parent-style-name="Textbody" style:list-style-name="LFO13" style:family="paragraph">
      <style:paragraph-properties fo:text-align="justify"/>
    </style:style>
    <style:style style:name="T957" style:parent-style-name="Fuentedepárrafopredeter." style:family="text">
      <style:text-properties fo:font-weight="bold" style:font-weight-asian="bold" style:font-weight-complex="bold"/>
    </style:style>
    <style:style style:name="P958" style:parent-style-name="Textbody" style:list-style-name="LFO13" style:family="paragraph">
      <style:paragraph-properties fo:text-align="justify"/>
    </style:style>
    <style:style style:name="T959" style:parent-style-name="Fuentedepárrafopredeter." style:family="text">
      <style:text-properties fo:font-weight="bold" style:font-weight-asian="bold" style:font-weight-complex="bold"/>
    </style:style>
    <style:style style:name="P960" style:parent-style-name="Textbody" style:list-style-name="LFO13" style:family="paragraph">
      <style:paragraph-properties fo:text-align="justify"/>
    </style:style>
    <style:style style:name="T961" style:parent-style-name="Fuentedepárrafopredeter." style:family="text">
      <style:text-properties fo:font-weight="bold" style:font-weight-asian="bold" style:font-weight-complex="bold"/>
    </style:style>
    <style:style style:name="P962" style:parent-style-name="Textbody" style:list-style-name="LFO13" style:family="paragraph">
      <style:paragraph-properties fo:text-align="justify"/>
    </style:style>
    <style:style style:name="T963" style:parent-style-name="Fuentedepárrafopredeter." style:family="text">
      <style:text-properties fo:font-weight="bold" style:font-weight-asian="bold" style:font-weight-complex="bold"/>
    </style:style>
    <style:style style:name="P964" style:parent-style-name="Textbody" style:list-style-name="LFO13" style:family="paragraph">
      <style:paragraph-properties fo:text-align="justify"/>
    </style:style>
    <style:style style:name="T965" style:parent-style-name="Fuentedepárrafopredeter." style:family="text">
      <style:text-properties fo:font-weight="bold" style:font-weight-asian="bold" style:font-weight-complex="bold"/>
    </style:style>
    <style:style style:name="P966" style:parent-style-name="Textbody" style:list-style-name="LFO13" style:family="paragraph">
      <style:paragraph-properties fo:text-align="justify"/>
    </style:style>
    <style:style style:name="T967" style:parent-style-name="Fuentedepárrafopredeter." style:family="text">
      <style:text-properties fo:font-weight="bold" style:font-weight-asian="bold" style:font-weight-complex="bold"/>
    </style:style>
    <style:style style:name="P968" style:parent-style-name="Textbody" style:list-style-name="LFO13" style:family="paragraph">
      <style:paragraph-properties fo:text-align="justify"/>
    </style:style>
    <style:style style:name="T969" style:parent-style-name="Fuentedepárrafopredeter." style:family="text">
      <style:text-properties fo:font-weight="bold" style:font-weight-asian="bold" style:font-weight-complex="bold"/>
    </style:style>
    <style:style style:name="P970" style:parent-style-name="Textbody" style:family="paragraph">
      <style:paragraph-properties fo:text-align="justify"/>
    </style:style>
    <style:style style:name="P971" style:parent-style-name="Textbody" style:family="paragraph">
      <style:paragraph-properties fo:text-align="justify"/>
    </style:style>
    <style:style style:name="T972" style:parent-style-name="Fuentedepárrafopredeter." style:family="text">
      <style:text-properties fo:font-weight="bold" style:font-weight-asian="bold" style:font-weight-complex="bold"/>
    </style:style>
    <style:style style:name="T973" style:parent-style-name="Fuentedepárrafopredeter." style:family="text">
      <style:text-properties fo:font-weight="bold" style:font-weight-asian="bold" style:font-weight-complex="bold"/>
    </style:style>
    <style:style style:name="T974" style:parent-style-name="Fuentedepárrafopredeter." style:family="text">
      <style:text-properties fo:font-weight="bold" style:font-weight-asian="bold" style:font-weight-complex="bold"/>
    </style:style>
    <style:style style:name="T975" style:parent-style-name="Fuentedepárrafopredeter." style:family="text">
      <style:text-properties fo:font-weight="bold" style:font-weight-asian="bold" style:font-weight-complex="bold"/>
    </style:style>
    <style:style style:name="P976" style:parent-style-name="Textbody" style:list-style-name="LFO14" style:family="paragraph">
      <style:paragraph-properties fo:text-align="justify"/>
    </style:style>
    <style:style style:name="T977" style:parent-style-name="Fuentedepárrafopredeter." style:family="text">
      <style:text-properties fo:font-weight="bold" style:font-weight-asian="bold" style:font-weight-complex="bold"/>
    </style:style>
    <style:style style:name="P978" style:parent-style-name="Textbody" style:family="paragraph">
      <style:paragraph-properties fo:text-align="justify"/>
    </style:style>
    <style:style style:name="P979" style:parent-style-name="Textbody" style:list-style-name="LFO15" style:family="paragraph">
      <style:paragraph-properties fo:text-align="justify"/>
    </style:style>
    <style:style style:name="T980" style:parent-style-name="Fuentedepárrafopredeter." style:family="text">
      <style:text-properties fo:font-weight="bold" style:font-weight-asian="bold" style:font-weight-complex="bold"/>
    </style:style>
    <style:style style:name="T981" style:parent-style-name="Fuentedepárrafopredeter." style:family="text">
      <style:text-properties fo:font-weight="bold" style:font-weight-asian="bold" style:font-weight-complex="bold"/>
    </style:style>
    <style:style style:name="P982" style:parent-style-name="Textbody" style:list-style-name="LFO15" style:family="paragraph">
      <style:paragraph-properties fo:text-align="justify"/>
    </style:style>
    <style:style style:name="T983" style:parent-style-name="Fuentedepárrafopredeter." style:family="text">
      <style:text-properties fo:font-weight="bold" style:font-weight-asian="bold" style:font-weight-complex="bold"/>
    </style:style>
    <style:style style:name="P984" style:parent-style-name="Textbody" style:list-style-name="LFO15" style:family="paragraph">
      <style:paragraph-properties fo:text-align="justify"/>
    </style:style>
    <style:style style:name="T985" style:parent-style-name="Fuentedepárrafopredeter." style:family="text">
      <style:text-properties fo:font-weight="bold" style:font-weight-asian="bold" style:font-weight-complex="bold"/>
    </style:style>
    <style:style style:name="P986" style:parent-style-name="Textbody" style:list-style-name="LFO15" style:family="paragraph">
      <style:paragraph-properties fo:text-align="justify"/>
    </style:style>
    <style:style style:name="T987" style:parent-style-name="Fuentedepárrafopredeter." style:family="text">
      <style:text-properties fo:font-weight="bold" style:font-weight-asian="bold" style:font-weight-complex="bold"/>
    </style:style>
    <style:style style:name="P988" style:parent-style-name="Textbody" style:list-style-name="LFO15" style:family="paragraph">
      <style:paragraph-properties fo:text-align="justify"/>
    </style:style>
    <style:style style:name="T989" style:parent-style-name="Fuentedepárrafopredeter." style:family="text">
      <style:text-properties fo:font-weight="bold" style:font-weight-asian="bold" style:font-weight-complex="bold"/>
    </style:style>
    <style:style style:name="P990" style:parent-style-name="Textbody" style:list-style-name="LFO15" style:family="paragraph">
      <style:paragraph-properties fo:text-align="justify"/>
    </style:style>
    <style:style style:name="T991" style:parent-style-name="Fuentedepárrafopredeter." style:family="text">
      <style:text-properties fo:font-weight="bold" style:font-weight-asian="bold" style:font-weight-complex="bold"/>
    </style:style>
    <style:style style:name="P992" style:parent-style-name="Textbody" style:list-style-name="LFO15" style:family="paragraph">
      <style:paragraph-properties fo:text-align="justify"/>
    </style:style>
    <style:style style:name="T993" style:parent-style-name="Fuentedepárrafopredeter." style:family="text">
      <style:text-properties fo:font-weight="bold" style:font-weight-asian="bold" style:font-weight-complex="bold"/>
    </style:style>
    <style:style style:name="P994" style:parent-style-name="Textbody" style:list-style-name="LFO15" style:family="paragraph">
      <style:paragraph-properties fo:text-align="justify"/>
    </style:style>
    <style:style style:name="T995" style:parent-style-name="Fuentedepárrafopredeter." style:family="text">
      <style:text-properties fo:font-weight="bold" style:font-weight-asian="bold" style:font-weight-complex="bold"/>
    </style:style>
    <style:style style:name="P996" style:parent-style-name="Textbody" style:list-style-name="LFO15" style:family="paragraph">
      <style:paragraph-properties fo:text-align="justify"/>
    </style:style>
    <style:style style:name="T997" style:parent-style-name="Fuentedepárrafopredeter." style:family="text">
      <style:text-properties fo:font-weight="bold" style:font-weight-asian="bold" style:font-weight-complex="bold"/>
    </style:style>
    <style:style style:name="P998" style:parent-style-name="Textbody" style:list-style-name="LFO15" style:family="paragraph">
      <style:paragraph-properties fo:text-align="justify"/>
    </style:style>
    <style:style style:name="P999" style:parent-style-name="Textbody" style:family="paragraph">
      <style:paragraph-properties fo:text-align="justify"/>
    </style:style>
    <style:style style:name="T1000" style:parent-style-name="Fuentedepárrafopredeter." style:family="text">
      <style:text-properties fo:font-weight="bold" style:font-weight-asian="bold" style:font-weight-complex="bold"/>
    </style:style>
    <style:style style:name="T1001" style:parent-style-name="Fuentedepárrafopredeter." style:family="text">
      <style:text-properties fo:font-weight="bold" style:font-weight-asian="bold" style:font-weight-complex="bold"/>
    </style:style>
    <style:style style:name="T1002" style:parent-style-name="Fuentedepárrafopredeter." style:family="text">
      <style:text-properties fo:font-weight="bold" style:font-weight-asian="bold" style:font-weight-complex="bold"/>
    </style:style>
    <style:style style:name="P1003" style:parent-style-name="Textbody" style:family="paragraph">
      <style:paragraph-properties fo:text-align="justify"/>
      <style:text-properties fo:font-weight="bold" style:font-weight-asian="bold" style:font-weight-complex="bold"/>
    </style:style>
    <style:style style:name="P1004" style:parent-style-name="Textbody" style:family="paragraph">
      <style:paragraph-properties fo:text-align="justify"/>
    </style:style>
    <style:style style:name="P1005" style:parent-style-name="Textbody" style:family="paragraph">
      <style:paragraph-properties fo:text-align="justify"/>
    </style:style>
    <style:style style:name="T1006" style:parent-style-name="Fuentedepárrafopredeter." style:family="text">
      <style:text-properties fo:font-weight="bold" style:font-weight-asian="bold" style:font-weight-complex="bold"/>
    </style:style>
    <style:style style:name="T1007" style:parent-style-name="Fuentedepárrafopredeter." style:family="text">
      <style:text-properties fo:font-weight="bold" style:font-weight-asian="bold" style:font-weight-complex="bold"/>
    </style:style>
    <style:style style:name="T1008" style:parent-style-name="Fuentedepárrafopredeter." style:family="text">
      <style:text-properties fo:font-weight="bold" style:font-weight-asian="bold" style:font-weight-complex="bold"/>
    </style:style>
    <style:style style:name="P1009" style:parent-style-name="Textbody" style:family="paragraph">
      <style:paragraph-properties fo:text-align="justify"/>
    </style:style>
    <style:style style:name="T1010" style:parent-style-name="Fuentedepárrafopredeter." style:family="text">
      <style:text-properties fo:font-weight="bold" style:font-weight-asian="bold" style:font-weight-complex="bold"/>
    </style:style>
    <style:style style:name="T1011" style:parent-style-name="Fuentedepárrafopredeter." style:family="text">
      <style:text-properties fo:font-weight="bold" style:font-weight-asian="bold" style:font-weight-complex="bold"/>
    </style:style>
    <style:style style:name="T1012" style:parent-style-name="Fuentedepárrafopredeter." style:family="text">
      <style:text-properties fo:font-weight="bold" style:font-weight-asian="bold" style:font-weight-complex="bold"/>
    </style:style>
    <style:style style:name="T1013" style:parent-style-name="Fuentedepárrafopredeter." style:family="text">
      <style:text-properties fo:font-weight="bold" style:font-weight-asian="bold" style:font-weight-complex="bold"/>
    </style:style>
    <style:style style:name="P1014" style:parent-style-name="Sourcecode" style:family="paragraph">
      <style:text-properties fo:font-weight="bold" style:font-weight-asian="bold" style:font-weight-complex="bold"/>
    </style:style>
    <style:style style:name="P1015" style:parent-style-name="Sourcecode" style:family="paragraph">
      <style:text-properties fo:font-weight="bold" style:font-weight-asian="bold" style:font-weight-complex="bold"/>
    </style:style>
    <style:style style:name="P1016" style:parent-style-name="Textbody" style:family="paragraph">
      <style:paragraph-properties fo:text-align="justify"/>
    </style:style>
    <style:style style:name="P1017" style:parent-style-name="Textbody" style:family="paragraph">
      <style:paragraph-properties fo:text-align="justify"/>
    </style:style>
    <style:style style:name="P1018" style:parent-style-name="Textbody" style:list-style-name="LFO16" style:family="paragraph">
      <style:paragraph-properties fo:text-align="justify"/>
    </style:style>
    <style:style style:name="T1019" style:parent-style-name="Fuentedepárrafopredeter." style:family="text">
      <style:text-properties fo:font-weight="bold" style:font-weight-asian="bold" style:font-weight-complex="bold"/>
    </style:style>
    <style:style style:name="P1020" style:parent-style-name="Textbody" style:list-style-name="LFO16" style:family="paragraph">
      <style:paragraph-properties fo:text-align="justify"/>
    </style:style>
    <style:style style:name="P1021" style:parent-style-name="Textbody" style:list-style-name="LFO16" style:family="paragraph">
      <style:paragraph-properties fo:text-align="justify"/>
    </style:style>
    <style:style style:name="P1022" style:parent-style-name="Textbody" style:list-style-name="LFO16" style:family="paragraph">
      <style:paragraph-properties fo:text-align="justify"/>
    </style:style>
    <style:style style:name="P1023" style:parent-style-name="Textbody" style:list-style-name="LFO16" style:family="paragraph">
      <style:paragraph-properties fo:text-align="justify"/>
    </style:style>
    <style:style style:name="P1024" style:parent-style-name="Textbody" style:list-style-name="LFO16" style:family="paragraph">
      <style:paragraph-properties fo:text-align="justify"/>
    </style:style>
    <style:style style:name="P1025" style:parent-style-name="Textbody" style:list-style-name="LFO16" style:family="paragraph">
      <style:paragraph-properties fo:text-align="justify"/>
    </style:style>
    <style:style style:name="P1026" style:parent-style-name="Standard" style:list-style-name="LFO17" style:family="paragraph"/>
    <style:style style:name="T1027" style:parent-style-name="Fuentedepárrafopredeter." style:family="text">
      <style:text-properties fo:font-weight="bold" style:font-weight-asian="bold" style:font-weight-complex="bold"/>
    </style:style>
    <style:style style:name="P1028" style:parent-style-name="Standard" style:list-style-name="LFO17" style:family="paragraph"/>
    <style:style style:name="T1029" style:parent-style-name="Fuentedepárrafopredeter." style:family="text">
      <style:text-properties fo:font-weight="bold" style:font-weight-asian="bold" style:font-weight-complex="bold"/>
    </style:style>
    <style:style style:name="P1030" style:parent-style-name="Standard" style:list-style-name="LFO17" style:family="paragraph"/>
    <style:style style:name="T1031" style:parent-style-name="Fuentedepárrafopredeter." style:family="text">
      <style:text-properties fo:font-weight="bold" style:font-weight-asian="bold" style:font-weight-complex="bold"/>
    </style:style>
    <style:style style:name="P1032" style:parent-style-name="Standard" style:list-style-name="LFO17" style:family="paragraph"/>
    <style:style style:name="P1033" style:parent-style-name="Standard" style:list-style-name="LFO17" style:family="paragraph"/>
    <style:style style:name="T1034" style:parent-style-name="Fuentedepárrafopredeter." style:family="text">
      <style:text-properties fo:font-weight="bold" style:font-weight-asian="bold" style:font-weight-complex="bold"/>
    </style:style>
    <style:style style:name="P1035" style:parent-style-name="Standard" style:list-style-name="LFO17" style:family="paragraph"/>
    <style:style style:name="T1036" style:parent-style-name="Fuentedepárrafopredeter." style:family="text">
      <style:text-properties fo:font-weight="bold" style:font-weight-asian="bold" style:font-weight-complex="bold"/>
    </style:style>
    <style:style style:name="P1037" style:parent-style-name="Standard" style:list-style-name="LFO17" style:family="paragraph"/>
    <style:style style:name="T1038" style:parent-style-name="Fuentedepárrafopredeter." style:family="text">
      <style:text-properties fo:font-weight="bold" style:font-weight-asian="bold" style:font-weight-complex="bold"/>
    </style:style>
    <style:style style:name="P1039" style:parent-style-name="Textbody" style:family="paragraph">
      <style:paragraph-properties fo:text-align="justify"/>
    </style:style>
    <style:style style:name="T1040" style:parent-style-name="Fuentedepárrafopredeter." style:family="text">
      <style:text-properties fo:font-weight="bold" style:font-weight-asian="bold" style:font-weight-complex="bold"/>
    </style:style>
    <style:style style:name="T1041" style:parent-style-name="Fuentedepárrafopredeter." style:family="text">
      <style:text-properties fo:font-weight="bold" style:font-weight-asian="bold" style:font-weight-complex="bold"/>
    </style:style>
    <style:style style:name="T1042" style:parent-style-name="Fuentedepárrafopredeter." style:family="text">
      <style:text-properties fo:font-weight="bold" style:font-weight-asian="bold" style:font-weight-complex="bold"/>
    </style:style>
    <style:style style:name="T1043" style:parent-style-name="Fuentedepárrafopredeter." style:family="text">
      <style:text-properties fo:font-weight="bold" style:font-weight-asian="bold" style:font-weight-complex="bold"/>
    </style:style>
    <style:style style:name="T1044" style:parent-style-name="Fuentedepárrafopredeter." style:family="text">
      <style:text-properties fo:font-weight="bold" style:font-weight-asian="bold" style:font-weight-complex="bold"/>
    </style:style>
    <style:style style:name="T1045" style:parent-style-name="Fuentedepárrafopredeter." style:family="text">
      <style:text-properties fo:font-weight="bold" style:font-weight-asian="bold" style:font-weight-complex="bold"/>
    </style:style>
    <style:style style:name="P1046" style:parent-style-name="Sourcecode" style:family="paragraph">
      <style:paragraph-properties fo:text-align="justify"/>
    </style:style>
    <style:style style:name="P1047" style:parent-style-name="Textbody" style:family="paragraph">
      <style:paragraph-properties fo:text-align="justify"/>
    </style:style>
    <style:style style:name="P1048" style:parent-style-name="Textbody" style:list-style-name="LFO18" style:family="paragraph">
      <style:paragraph-properties fo:text-align="justify"/>
    </style:style>
    <style:style style:name="T1049" style:parent-style-name="Fuentedepárrafopredeter." style:family="text">
      <style:text-properties fo:font-weight="bold" style:font-weight-asian="bold" style:font-weight-complex="bold"/>
    </style:style>
    <style:style style:name="P1050" style:parent-style-name="Textbody" style:list-style-name="LFO18" style:family="paragraph">
      <style:paragraph-properties fo:text-align="justify"/>
    </style:style>
    <style:style style:name="T1051" style:parent-style-name="Fuentedepárrafopredeter." style:family="text">
      <style:text-properties fo:font-weight="bold" style:font-weight-asian="bold" style:font-weight-complex="bold"/>
    </style:style>
    <style:style style:name="P1052" style:parent-style-name="Textbody" style:list-style-name="LFO18" style:family="paragraph">
      <style:paragraph-properties fo:text-align="justify"/>
    </style:style>
    <style:style style:name="T1053" style:parent-style-name="Fuentedepárrafopredeter." style:family="text">
      <style:text-properties fo:font-weight="bold" style:font-weight-asian="bold" style:font-weight-complex="bold"/>
    </style:style>
    <style:style style:name="P1054" style:parent-style-name="Textbody" style:list-style-name="LFO18" style:family="paragraph">
      <style:paragraph-properties fo:text-align="justify"/>
    </style:style>
    <style:style style:name="T1055" style:parent-style-name="Fuentedepárrafopredeter." style:family="text">
      <style:text-properties fo:font-weight="bold" style:font-weight-asian="bold" style:font-weight-complex="bold"/>
    </style:style>
    <style:style style:name="P1056" style:parent-style-name="Textbody" style:list-style-name="LFO18" style:family="paragraph">
      <style:paragraph-properties fo:text-align="justify"/>
    </style:style>
    <style:style style:name="T1057" style:parent-style-name="Fuentedepárrafopredeter." style:family="text">
      <style:text-properties fo:font-weight="bold" style:font-weight-asian="bold" style:font-weight-complex="bold"/>
    </style:style>
    <style:style style:name="P1058" style:parent-style-name="Textbody" style:list-style-name="LFO18" style:family="paragraph">
      <style:paragraph-properties fo:text-align="justify"/>
    </style:style>
    <style:style style:name="T1059" style:parent-style-name="Fuentedepárrafopredeter." style:family="text">
      <style:text-properties fo:font-weight="bold" style:font-weight-asian="bold" style:font-weight-complex="bold"/>
    </style:style>
    <style:style style:name="P1060" style:parent-style-name="Textbody" style:list-style-name="LFO18" style:family="paragraph">
      <style:paragraph-properties fo:text-align="justify"/>
    </style:style>
    <style:style style:name="T1061" style:parent-style-name="Fuentedepárrafopredeter." style:family="text">
      <style:text-properties fo:font-weight="bold" style:font-weight-asian="bold" style:font-weight-complex="bold"/>
    </style:style>
    <style:style style:name="P1062" style:parent-style-name="Textbody" style:list-style-name="LFO18" style:family="paragraph">
      <style:paragraph-properties fo:text-align="justify"/>
    </style:style>
    <style:style style:name="T1063" style:parent-style-name="Fuentedepárrafopredeter." style:family="text">
      <style:text-properties fo:font-weight="bold" style:font-weight-asian="bold" style:font-weight-complex="bold"/>
    </style:style>
    <style:style style:name="P1064" style:parent-style-name="Textbody" style:list-style-name="LFO18" style:family="paragraph">
      <style:paragraph-properties fo:text-align="justify"/>
    </style:style>
    <style:style style:name="T1065" style:parent-style-name="Fuentedepárrafopredeter." style:family="text">
      <style:text-properties fo:font-weight="bold" style:font-weight-asian="bold" style:font-weight-complex="bold"/>
    </style:style>
    <style:style style:name="P1066" style:parent-style-name="Textbody" style:list-style-name="LFO18" style:family="paragraph">
      <style:paragraph-properties fo:text-align="justify"/>
    </style:style>
    <style:style style:name="T1067" style:parent-style-name="Fuentedepárrafopredeter." style:family="text">
      <style:text-properties fo:font-weight="bold" style:font-weight-asian="bold" style:font-weight-complex="bold"/>
    </style:style>
    <style:style style:name="P1068" style:parent-style-name="Textbody" style:list-style-name="LFO18" style:family="paragraph">
      <style:paragraph-properties fo:text-align="justify"/>
    </style:style>
    <style:style style:name="T1069" style:parent-style-name="Fuentedepárrafopredeter." style:family="text">
      <style:text-properties fo:font-weight="bold" style:font-weight-asian="bold" style:font-weight-complex="bold"/>
    </style:style>
    <style:style style:name="P1070" style:parent-style-name="Textbody" style:list-style-name="LFO18" style:family="paragraph">
      <style:paragraph-properties fo:text-align="justify"/>
    </style:style>
    <style:style style:name="T1071" style:parent-style-name="Fuentedepárrafopredeter." style:family="text">
      <style:text-properties fo:font-weight="bold" style:font-weight-asian="bold" style:font-weight-complex="bold"/>
    </style:style>
    <style:style style:name="P1072" style:parent-style-name="Textbody" style:family="paragraph">
      <style:paragraph-properties fo:text-align="justify"/>
    </style:style>
    <style:style style:name="T1073" style:parent-style-name="Fuentedepárrafopredeter." style:family="text">
      <style:text-properties fo:font-weight="bold" style:font-weight-asian="bold" style:font-weight-complex="bold"/>
    </style:style>
    <style:style style:name="P1074" style:parent-style-name="Textbody" style:family="paragraph">
      <style:paragraph-properties fo:text-align="justify"/>
    </style:style>
    <style:style style:name="P1075" style:parent-style-name="Textbody" style:list-style-name="LFO19" style:family="paragraph">
      <style:paragraph-properties fo:text-align="justify"/>
    </style:style>
    <style:style style:name="T1076" style:parent-style-name="Fuentedepárrafopredeter." style:family="text">
      <style:text-properties fo:font-weight="bold" style:font-weight-asian="bold" style:font-weight-complex="bold"/>
    </style:style>
    <style:style style:name="T1077" style:parent-style-name="Fuentedepárrafopredeter." style:family="text">
      <style:text-properties fo:font-weight="bold" style:font-weight-asian="bold" style:font-weight-complex="bold"/>
    </style:style>
    <style:style style:name="T1078" style:parent-style-name="Fuentedepárrafopredeter." style:family="text">
      <style:text-properties fo:font-weight="bold" style:font-weight-asian="bold" style:font-weight-complex="bold"/>
    </style:style>
    <style:style style:name="P1079" style:parent-style-name="Textbody" style:family="paragraph">
      <style:paragraph-properties fo:text-align="justify"/>
    </style:style>
    <style:style style:name="P1080" style:parent-style-name="Textbody" style:list-style-name="LFO20" style:family="paragraph">
      <style:paragraph-properties fo:text-align="justify"/>
    </style:style>
    <style:style style:name="T1081" style:parent-style-name="Fuentedepárrafopredeter." style:family="text">
      <style:text-properties fo:font-weight="bold" style:font-weight-asian="bold" style:font-weight-complex="bold"/>
    </style:style>
    <style:style style:name="T1082" style:parent-style-name="Fuentedepárrafopredeter." style:family="text">
      <style:text-properties fo:font-weight="bold" style:font-weight-asian="bold" style:font-weight-complex="bold"/>
    </style:style>
    <style:style style:name="T1083" style:parent-style-name="Fuentedepárrafopredeter." style:family="text">
      <style:text-properties fo:font-weight="bold" style:font-weight-asian="bold" style:font-weight-complex="bold"/>
    </style:style>
    <style:style style:name="T1084" style:parent-style-name="Fuentedepárrafopredeter." style:family="text">
      <style:text-properties fo:font-weight="bold" style:font-weight-asian="bold" style:font-weight-complex="bold"/>
    </style:style>
    <style:style style:name="P1085" style:parent-style-name="Textbody" style:family="paragraph">
      <style:paragraph-properties fo:text-align="justify"/>
    </style:style>
    <style:style style:name="P1086" style:parent-style-name="Textbody" style:list-style-name="LFO21" style:family="paragraph">
      <style:paragraph-properties fo:text-align="justify"/>
    </style:style>
    <style:style style:name="T1087" style:parent-style-name="Fuentedepárrafopredeter." style:family="text">
      <style:text-properties fo:font-weight="bold" style:font-weight-asian="bold" style:font-weight-complex="bold"/>
    </style:style>
    <style:style style:name="T1088" style:parent-style-name="Fuentedepárrafopredeter." style:family="text">
      <style:text-properties fo:font-weight="bold" style:font-weight-asian="bold" style:font-weight-complex="bold"/>
    </style:style>
    <style:style style:name="T1089" style:parent-style-name="Fuentedepárrafopredeter." style:family="text">
      <style:text-properties fo:font-weight="bold" style:font-weight-asian="bold" style:font-weight-complex="bold"/>
    </style:style>
    <style:style style:name="P1090" style:parent-style-name="Sourcecode" style:family="paragraph">
      <style:paragraph-properties fo:text-align="justify"/>
    </style:style>
    <style:style style:name="P1091" style:parent-style-name="Sourcecode" style:family="paragraph">
      <style:text-properties fo:font-weight="bold" style:font-weight-asian="bold" style:font-weight-complex="bold"/>
    </style:style>
    <style:style style:name="P1092" style:parent-style-name="Sourcecode" style:family="paragraph">
      <style:text-properties fo:font-weight="bold" style:font-weight-asian="bold" style:font-weight-complex="bold"/>
    </style:style>
    <style:style style:name="P1093" style:parent-style-name="Sourcecode" style:family="paragraph">
      <style:paragraph-properties fo:text-align="justify"/>
    </style:style>
    <style:style style:name="P1094" style:parent-style-name="Sourcecode" style:family="paragraph">
      <style:paragraph-properties fo:text-align="justify"/>
    </style:style>
    <style:style style:name="T1095" style:parent-style-name="Fuentedepárrafopredeter." style:family="text">
      <style:text-properties fo:font-weight="bold" style:font-weight-asian="bold" style:font-weight-complex="bold"/>
    </style:style>
    <style:style style:name="P1096" style:parent-style-name="Standard" style:list-style-name="LFO22" style:family="paragraph"/>
    <style:style style:name="T1097" style:parent-style-name="Fuentedepárrafopredeter." style:family="text">
      <style:text-properties fo:font-weight="bold" style:font-weight-asian="bold" style:font-weight-complex="bold"/>
    </style:style>
    <style:style style:name="T1098" style:parent-style-name="Fuentedepárrafopredeter." style:family="text">
      <style:text-properties fo:font-weight="bold" style:font-weight-asian="bold" style:font-weight-complex="bold"/>
    </style:style>
    <style:style style:name="T1099" style:parent-style-name="Fuentedepárrafopredeter." style:family="text">
      <style:text-properties fo:font-weight="bold" style:font-weight-asian="bold" style:font-weight-complex="bold"/>
    </style:style>
    <style:style style:name="T1100" style:parent-style-name="Fuentedepárrafopredeter." style:family="text">
      <style:text-properties fo:font-weight="bold" style:font-weight-asian="bold" style:font-weight-complex="bold"/>
    </style:style>
    <style:style style:name="T1101" style:parent-style-name="Fuentedepárrafopredeter." style:family="text">
      <style:text-properties fo:font-weight="bold" style:font-weight-asian="bold" style:font-weight-complex="bold"/>
    </style:style>
    <style:style style:name="T1102" style:parent-style-name="Fuentedepárrafopredeter." style:family="text">
      <style:text-properties fo:font-weight="bold" style:font-weight-asian="bold" style:font-weight-complex="bold"/>
    </style:style>
    <style:style style:name="T1103" style:parent-style-name="Fuentedepárrafopredeter." style:family="text">
      <style:text-properties fo:font-weight="bold" style:font-weight-asian="bold" style:font-weight-complex="bold"/>
    </style:style>
    <style:style style:name="T1104" style:parent-style-name="Fuentedepárrafopredeter." style:family="text">
      <style:text-properties fo:font-weight="bold" style:font-weight-asian="bold" style:font-weight-complex="bold"/>
    </style:style>
    <style:style style:name="T1105" style:parent-style-name="Fuentedepárrafopredeter." style:family="text">
      <style:text-properties fo:font-weight="bold" style:font-weight-asian="bold" style:font-weight-complex="bold"/>
    </style:style>
    <style:style style:name="T1106" style:parent-style-name="Fuentedepárrafopredeter." style:family="text">
      <style:text-properties fo:font-weight="bold" style:font-weight-asian="bold" style:font-weight-complex="bold"/>
    </style:style>
    <style:style style:name="T1107" style:parent-style-name="Fuentedepárrafopredeter." style:family="text">
      <style:text-properties fo:font-weight="bold" style:font-weight-asian="bold" style:font-weight-complex="bold"/>
    </style:style>
    <style:style style:name="T1108" style:parent-style-name="Fuentedepárrafopredeter." style:family="text">
      <style:text-properties fo:font-weight="bold" style:font-weight-asian="bold" style:font-weight-complex="bold"/>
    </style:style>
    <style:style style:name="P1109" style:parent-style-name="Standard" style:family="paragraph">
      <style:paragraph-properties fo:text-align="justify"/>
    </style:style>
    <style:style style:name="P1110" style:parent-style-name="Standard" style:family="paragraph">
      <style:paragraph-properties fo:text-align="justify"/>
    </style:style>
    <style:style style:name="P1111" style:parent-style-name="Standard" style:list-style-name="LFO23" style:family="paragraph"/>
    <style:style style:name="P1112" style:parent-style-name="Standard" style:list-style-name="LFO23" style:family="paragraph"/>
    <style:style style:name="P1113" style:parent-style-name="Standard" style:list-style-name="LFO23" style:family="paragraph"/>
    <style:style style:name="P1114" style:parent-style-name="Standard" style:list-style-name="LFO23" style:family="paragraph"/>
    <style:style style:name="P1115" style:parent-style-name="Standard" style:list-style-name="LFO23" style:family="paragraph"/>
    <style:style style:name="P1116" style:parent-style-name="Standard" style:list-style-name="LFO23" style:family="paragraph">
      <style:paragraph-properties fo:text-align="justify"/>
    </style:style>
    <style:style style:name="P1117" style:parent-style-name="Standard" style:list-style-name="LFO23" style:family="paragraph">
      <style:paragraph-properties fo:text-align="justify"/>
    </style:style>
    <style:style style:name="TableColumn1119" style:family="table-column">
      <style:table-column-properties style:column-width="0.8236in" style:use-optimal-column-width="false"/>
    </style:style>
    <style:style style:name="TableColumn1120" style:family="table-column">
      <style:table-column-properties style:column-width="1.184in" style:use-optimal-column-width="false"/>
    </style:style>
    <style:style style:name="TableColumn1121" style:family="table-column">
      <style:table-column-properties style:column-width="1.1458in" style:use-optimal-column-width="false"/>
    </style:style>
    <style:style style:name="TableColumn1122" style:family="table-column">
      <style:table-column-properties style:column-width="3.5395in" style:use-optimal-column-width="false"/>
    </style:style>
    <style:style style:name="Table1118" style:family="table">
      <style:table-properties style:width="6.693in" fo:margin-left="0in" table:align="left"/>
    </style:style>
    <style:style style:name="TableRow1123" style:family="table-row">
      <style:table-row-properties style:use-optimal-row-height="false"/>
    </style:style>
    <style:style style:name="TableCell11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25" style:parent-style-name="TableContents" style:family="paragraph">
      <style:text-properties fo:font-weight="bold" style:font-weight-asian="bold" style:font-weight-complex="bold" fo:font-size="10pt" style:font-size-asian="10pt" style:font-size-complex="10pt"/>
    </style:style>
    <style:style style:name="TableCell11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27" style:parent-style-name="TableContents" style:family="paragraph">
      <style:text-properties fo:font-weight="bold" style:font-weight-asian="bold" style:font-weight-complex="bold" fo:font-size="10pt" style:font-size-asian="10pt" style:font-size-complex="10pt"/>
    </style:style>
    <style:style style:name="TableCell11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29" style:parent-style-name="TableContents" style:family="paragraph">
      <style:text-properties fo:font-weight="bold" style:font-weight-asian="bold" style:font-weight-complex="bold" fo:font-size="10pt" style:font-size-asian="10pt" style:font-size-complex="10pt"/>
    </style:style>
    <style:style style:name="TableCell1130" style:family="table-cell">
      <style:table-cell-properties fo:border="0.0034in solid #000000" style:writing-mode="lr-tb" fo:padding-top="0.0381in" fo:padding-left="0.0381in" fo:padding-bottom="0.0381in" fo:padding-right="0.0381in"/>
    </style:style>
    <style:style style:name="P1131" style:parent-style-name="TableContents" style:family="paragraph">
      <style:text-properties fo:font-weight="bold" style:font-weight-asian="bold" style:font-weight-complex="bold" fo:font-size="10pt" style:font-size-asian="10pt" style:font-size-complex="10pt"/>
    </style:style>
    <style:style style:name="TableRow1132" style:family="table-row">
      <style:table-row-properties style:use-optimal-row-height="false"/>
    </style:style>
    <style:style style:name="TableCell1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5" style:parent-style-name="TableContents" style:family="paragraph">
      <style:text-properties fo:font-size="10pt" style:font-size-asian="10pt" style:font-size-complex="10pt"/>
    </style:style>
    <style:style style:name="TableCell1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7" style:parent-style-name="TableContents" style:family="paragraph">
      <style:text-properties fo:font-size="10pt" style:font-size-asian="10pt" style:font-size-complex="10pt"/>
    </style:style>
    <style:style style:name="TableCell1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9" style:parent-style-name="TableContents" style:family="paragraph">
      <style:text-properties fo:font-size="10pt" style:font-size-asian="10pt" style:font-size-complex="10pt"/>
    </style:style>
    <style:style style:name="TableRow1140" style:family="table-row">
      <style:table-row-properties style:use-optimal-row-height="false"/>
    </style:style>
    <style:style style:name="TableCell1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3" style:parent-style-name="TableContents" style:family="paragraph">
      <style:text-properties fo:font-size="10pt" style:font-size-asian="10pt" style:font-size-complex="10pt"/>
    </style:style>
    <style:style style:name="TableCell1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5" style:parent-style-name="TableContents" style:family="paragraph">
      <style:text-properties fo:font-size="10pt" style:font-size-asian="10pt" style:font-size-complex="10pt"/>
    </style:style>
    <style:style style:name="TableCell1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7" style:parent-style-name="TableContents" style:family="paragraph">
      <style:text-properties fo:font-size="10pt" style:font-size-asian="10pt" style:font-size-complex="10pt"/>
    </style:style>
    <style:style style:name="P1148" style:parent-style-name="TableContents" style:family="paragraph">
      <style:text-properties fo:font-size="10pt" style:font-size-asian="10pt" style:font-size-complex="10pt"/>
    </style:style>
    <style:style style:name="P1149" style:parent-style-name="TableContents" style:family="paragraph">
      <style:text-properties fo:font-size="10pt" style:font-size-asian="10pt" style:font-size-complex="10pt"/>
    </style:style>
    <style:style style:name="P1150" style:parent-style-name="TableContents" style:family="paragraph">
      <style:text-properties fo:font-size="10pt" style:font-size-asian="10pt" style:font-size-complex="10pt"/>
    </style:style>
    <style:style style:name="P1151" style:parent-style-name="TableContents" style:family="paragraph">
      <style:text-properties fo:font-size="10pt" style:font-size-asian="10pt" style:font-size-complex="10pt"/>
    </style:style>
    <style:style style:name="TableRow1152" style:family="table-row">
      <style:table-row-properties style:use-optimal-row-height="false"/>
    </style:style>
    <style:style style:name="TableCell1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5" style:parent-style-name="TableContents" style:family="paragraph">
      <style:text-properties fo:font-size="10pt" style:font-size-asian="10pt" style:font-size-complex="10pt"/>
    </style:style>
    <style:style style:name="TableCell1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7" style:parent-style-name="TableContents" style:family="paragraph">
      <style:text-properties fo:font-size="10pt" style:font-size-asian="10pt" style:font-size-complex="10pt"/>
    </style:style>
    <style:style style:name="TableCell1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9" style:parent-style-name="TableContents" style:family="paragraph">
      <style:text-properties fo:font-size="10pt" style:font-size-asian="10pt" style:font-size-complex="10pt"/>
    </style:style>
    <style:style style:name="P1160" style:parent-style-name="TableContents" style:family="paragraph">
      <style:text-properties fo:font-size="10pt" style:font-size-asian="10pt" style:font-size-complex="10pt"/>
    </style:style>
    <style:style style:name="P1161" style:parent-style-name="TableContents" style:family="paragraph">
      <style:text-properties fo:font-size="10pt" style:font-size-asian="10pt" style:font-size-complex="10pt"/>
    </style:style>
    <style:style style:name="TableRow1162" style:family="table-row">
      <style:table-row-properties style:use-optimal-row-height="false"/>
    </style:style>
    <style:style style:name="TableCell1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5" style:parent-style-name="TableContents" style:family="paragraph">
      <style:text-properties fo:font-size="10pt" style:font-size-asian="10pt" style:font-size-complex="10pt"/>
    </style:style>
    <style:style style:name="TableCell1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7" style:parent-style-name="TableContents" style:family="paragraph">
      <style:text-properties fo:font-size="10pt" style:font-size-asian="10pt" style:font-size-complex="10pt"/>
    </style:style>
    <style:style style:name="TableCell1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9" style:parent-style-name="TableContents" style:family="paragraph">
      <style:text-properties fo:font-size="10pt" style:font-size-asian="10pt" style:font-size-complex="10pt"/>
    </style:style>
  </office:automatic-styles>
  <office:body>
    <office:text text:use-soft-page-breaks="true">
      <text:p text:style-name="P1">Proyecto: AG-SIGESMAN16</text:p>
      <text:p text:style-name="P58">Manual de instalación y configuración de Siges</text:p>
      <text:p text:style-name="P59"/>
      <text:p text:style-name="P60"/>
      <text:p text:style-name="Index"/>
      <text:p text:style-name="Index"/>
      <text:p text:style-name="Index"/>
      <text:h text:style-name="Título1" text:outline-level="1"><text:bookmark-start text:name="_Toc25334532"/><text:bookmark-end text:name="_Toc25334532"/></text:h>
      <text:h text:style-name="Título1" text:outline-level="1"><text:bookmark-start text:name="_Toc25334533"/><text:bookmark-end text:name="_Toc25334533"/></text:h>
      <text:table-of-content text:name="_TOC0">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61"><text:a xlink:href="#_Toc25334532" office:target-frame-name="_top" xlink:show="replace"><text:span text:style-name="T62">1</text:span><text:tab/>1</text:a></text:p>
          <text:p text:style-name="P63"><text:a xlink:href="#_Toc25334533" office:target-frame-name="_top" xlink:show="replace"><text:span text:style-name="T64">2</text:span><text:tab/>1</text:a></text:p>
          <text:p text:style-name="P65"><text:a xlink:href="#_Toc25334534" office:target-frame-name="_top" xlink:show="replace"><text:span text:style-name="T66">3</text:span><text:span text:style-name="T67"><text:tab/></text:span><text:span text:style-name="Hipervínculo">Introducción</text:span><text:tab/>4</text:a></text:p>
          <text:p text:style-name="P68"><text:a xlink:href="#_Toc25334535" office:target-frame-name="_top" xlink:show="replace"><text:span text:style-name="T69">4</text:span><text:span text:style-name="T70"><text:tab/></text:span><text:span text:style-name="Hipervínculo">Propósito</text:span><text:tab/>4</text:a></text:p>
          <text:p text:style-name="P71"><text:a xlink:href="#_Toc25334536" office:target-frame-name="_top" xlink:show="replace"><text:span text:style-name="T72">5</text:span><text:span text:style-name="T73"><text:tab/></text:span><text:span text:style-name="Hipervínculo">Audiencia</text:span><text:tab/>4</text:a></text:p>
          <text:p text:style-name="P74"><text:a xlink:href="#_Toc25334537" office:target-frame-name="_top" xlink:show="replace"><text:span text:style-name="T75">6</text:span><text:span text:style-name="T76"><text:tab/></text:span><text:span text:style-name="Hipervínculo">Requerimientos Técnicos</text:span><text:tab/>4</text:a></text:p>
          <text:p text:style-name="P77"><text:a xlink:href="#_Toc25334538" office:target-frame-name="_top" xlink:show="replace"><text:span text:style-name="Hipervínculo">6.1</text:span><text:span text:style-name="T78"><text:tab/></text:span><text:span text:style-name="Hipervínculo">Requerimientos de Software</text:span><text:tab/>5</text:a></text:p>
          <text:p text:style-name="P79"><text:a xlink:href="#_Toc25334539" office:target-frame-name="_top" xlink:show="replace"><text:span text:style-name="T80">7</text:span><text:span text:style-name="T81"><text:tab/></text:span><text:span text:style-name="Hipervínculo">Instalación y configuración</text:span><text:tab/>5</text:a></text:p>
          <text:p text:style-name="P82"><text:a xlink:href="#_Toc25334540" office:target-frame-name="_top" xlink:show="replace"><text:span text:style-name="Hipervínculo">7.1</text:span><text:span text:style-name="T83"><text:tab/></text:span><text:span text:style-name="Hipervínculo">Instalación y configuración de base de datos</text:span><text:tab/>5</text:a></text:p>
          <text:p text:style-name="P84"><text:a xlink:href="#_Toc25334541" office:target-frame-name="_top" xlink:show="replace"><text:span text:style-name="Hipervínculo">7.1.1</text:span><text:span text:style-name="T85"><text:tab/></text:span><text:span text:style-name="Hipervínculo">MySQL Server 5.6</text:span><text:tab/>5</text:a></text:p>
          <text:p text:style-name="P86"><text:a xlink:href="#_Toc25334542" office:target-frame-name="_top" xlink:show="replace"><text:span text:style-name="Hipervínculo">7.1.2</text:span><text:span text:style-name="T87"><text:tab/></text:span><text:span text:style-name="Hipervínculo">PostgreSQL 9.4</text:span><text:tab/>6</text:a></text:p>
          <text:p text:style-name="P88"><text:a xlink:href="#_Toc25334543" office:target-frame-name="_top" xlink:show="replace"><text:span text:style-name="Hipervínculo">7.1.3</text:span><text:span text:style-name="T89"><text:tab/></text:span><text:span text:style-name="Hipervínculo">Crear base de datos de la aplicación</text:span><text:tab/>6</text:a></text:p>
          <text:p text:style-name="P90"><text:a xlink:href="#_Toc25334544" office:target-frame-name="_top" xlink:show="replace"><text:span text:style-name="Hipervínculo">7.2</text:span><text:span text:style-name="T91"><text:tab/></text:span><text:span text:style-name="Hipervínculo">Instalación de Java</text:span><text:tab/>7</text:a></text:p>
          <text:p text:style-name="P92"><text:a xlink:href="#_Toc25334545" office:target-frame-name="_top" xlink:show="replace"><text:span text:style-name="Hipervínculo">7.3</text:span><text:span text:style-name="T93"><text:tab/></text:span><text:span text:style-name="Hipervínculo">Instalación y configuración de Jboss AS 7.1.1</text:span><text:tab/>8</text:a></text:p>
          <text:p text:style-name="P94"><text:a xlink:href="#_Toc25334546" office:target-frame-name="_top" xlink:show="replace"><text:span text:style-name="Hipervínculo">7.3.1</text:span><text:span text:style-name="T95"><text:tab/></text:span><text:span text:style-name="Hipervínculo">Descarga e instalación Jboss AS 7.1.1</text:span><text:tab/>8</text:a></text:p>
          <text:p text:style-name="P96"><text:a xlink:href="#_Toc25334547" office:target-frame-name="_top" xlink:show="replace"><text:span text:style-name="Hipervínculo">7.3.2</text:span><text:span text:style-name="T97"><text:tab/></text:span><text:span text:style-name="Hipervínculo">Actualización de módulos Jboss AS 7.1.1</text:span><text:tab/>9</text:a></text:p>
          <text:p text:style-name="P98"><text:a xlink:href="#_Toc25334548" office:target-frame-name="_top" xlink:show="replace"><text:span text:style-name="T99">8</text:span><text:tab/>13</text:a></text:p>
          <text:p text:style-name="P100"><text:a xlink:href="#_Toc25334549" office:target-frame-name="_top" xlink:show="replace"><text:span text:style-name="Hipervínculo">8.1.1</text:span><text:span text:style-name="T101"><text:tab/></text:span><text:span text:style-name="Hipervínculo">Configuración de módulo MySQL en Jboss AS 7.1.1</text:span><text:tab/>15</text:a></text:p>
          <text:p text:style-name="P102"><text:a xlink:href="#_Toc25334550" office:target-frame-name="_top" xlink:show="replace"><text:span text:style-name="Hipervínculo">8.1.2</text:span><text:span text:style-name="T103"><text:tab/></text:span><text:span text:style-name="Hipervínculo">Configuración de módulo PostgreSQL en Jboss AS 7.1.1</text:span><text:tab/>16</text:a></text:p>
          <text:p text:style-name="P104"><text:a xlink:href="#_Toc25334551" office:target-frame-name="_top" xlink:show="replace"><text:span text:style-name="Hipervínculo">8.1.3</text:span><text:span text:style-name="T105"><text:tab/></text:span><text:span text:style-name="Hipervínculo">Configuración de driver y datasource MySQL en Jboss AS 7.1.1</text:span><text:tab/>17</text:a></text:p>
          <text:p text:style-name="P106"><text:a xlink:href="#_Toc25334552" office:target-frame-name="_top" xlink:show="replace"><text:span text:style-name="Hipervínculo">8.1.4</text:span><text:span text:style-name="T107"><text:tab/></text:span><text:span text:style-name="Hipervínculo">Configuración de driver y datasource PostgreSQL en Jboss AS 7.1.1</text:span><text:tab/>19</text:a></text:p>
          <text:p text:style-name="P108"><text:a xlink:href="#_Toc25334553" office:target-frame-name="_top" xlink:show="replace"><text:span text:style-name="Hipervínculo">8.1.5</text:span><text:span text:style-name="T109"><text:tab/></text:span><text:span text:style-name="Hipervínculo">Configuración de servidor de correo electrónico</text:span><text:tab/>22</text:a></text:p>
          <text:p text:style-name="P110"><text:a xlink:href="#_Toc25334554" office:target-frame-name="_top" xlink:show="replace"><text:span text:style-name="Hipervínculo">8.1.6</text:span><text:span text:style-name="T111"><text:tab/></text:span><text:span text:style-name="Hipervínculo">Configurar del dominio de autenticación</text:span><text:tab/>24</text:a></text:p>
          <text:p text:style-name="P112"><text:a xlink:href="#_Toc25334555" office:target-frame-name="_top" xlink:show="replace"><text:span text:style-name="Hipervínculo">8.1.7</text:span><text:span text:style-name="T113"><text:tab/></text:span><text:span text:style-name="Hipervínculo">Configurar los niveles de log</text:span><text:tab/>24</text:a></text:p>
          <text:p text:style-name="P114"><text:a xlink:href="#_Toc25334556" office:target-frame-name="_top" xlink:show="replace"><text:span text:style-name="Hipervínculo">8.1.8</text:span><text:span text:style-name="T115"><text:tab/></text:span><text:span text:style-name="Hipervínculo">Autorizar el acceso a la aplicación desde otros equipos</text:span><text:tab/>25</text:a></text:p>
          <text:p text:style-name="P116"><text:a xlink:href="#_Toc25334557" office:target-frame-name="_top" xlink:show="replace"><text:span text:style-name="Hipervínculo">8.1.9</text:span><text:span text:style-name="T117"><text:tab/></text:span><text:span text:style-name="Hipervínculo">Habilitar el acceso seguro (HTTPS)</text:span><text:tab/>25</text:a></text:p>
          <text:p text:style-name="P118"><text:a xlink:href="#_Toc25334558" office:target-frame-name="_top" xlink:show="replace"><text:span text:style-name="Hipervínculo">8.1.10</text:span><text:span text:style-name="T119"><text:tab/></text:span><text:span text:style-name="Hipervínculo">Habilitar compresión de datos</text:span><text:tab/>28</text:a></text:p>
          <text:p text:style-name="P120"><text:a xlink:href="#_Toc25334559" office:target-frame-name="_top" xlink:show="replace"><text:span text:style-name="Hipervínculo">8.1.11</text:span><text:span text:style-name="T121"><text:tab/></text:span><text:span text:style-name="Hipervínculo">Cambiar puertos el JBoss AS</text:span><text:tab/>29</text:a></text:p>
          <text:p text:style-name="P122"><text:a xlink:href="#_Toc25334560" office:target-frame-name="_top" xlink:show="replace"><text:span text:style-name="Hipervínculo">8.2</text:span><text:span text:style-name="T123"><text:tab/></text:span><text:span text:style-name="Hipervínculo">Instalación y configuración de Siges</text:span><text:tab/>29</text:a></text:p>
          <text:p text:style-name="P124"><text:a xlink:href="#_Toc25334561" office:target-frame-name="_top" xlink:show="replace"><text:span text:style-name="Hipervínculo">8.2.1</text:span><text:span text:style-name="T125"><text:tab/></text:span><text:span text:style-name="Hipervínculo">Instalar aplicación en JBoss AS 7.1.1</text:span><text:tab/>29</text:a></text:p>
          <text:p text:style-name="P126"><text:a xlink:href="#_Toc25334562" office:target-frame-name="_top" xlink:show="replace"><text:span text:style-name="Hipervínculo">8.2.2</text:span><text:span text:style-name="T127"><text:tab/></text:span><text:span text:style-name="Hipervínculo">Super Administrador</text:span><text:tab/>30</text:a></text:p>
          <text:p text:style-name="P128"><text:a xlink:href="#_Toc25334563" office:target-frame-name="_top" xlink:show="replace"><text:span text:style-name="Hipervínculo">8.2.3</text:span><text:span text:style-name="T129"><text:tab/></text:span><text:span text:style-name="Hipervínculo">Usuarios por defecto en el ambiente l</text:span><text:bookmark-start text:name="_Hlt25334573"/><text:span text:style-name="Hipervínculo">e</text:span><text:bookmark-end text:name="_Hlt25334573"/><text:span text:style-name="Hipervínculo">vantado</text:span><text:tab/>31</text:a></text:p>
          <text:p text:style-name="P130"><text:a xlink:href="#_Toc25334564" office:target-frame-name="_top" xlink:show="replace"><text:span text:style-name="Hipervínculo">8.2.4</text:span><text:span text:style-name="T131"><text:tab/></text:span><text:span text:style-name="Hipervínculo">Configuración de la aplicación</text:span><text:tab/>31</text:a></text:p>
          <text:p text:style-name="P132"><text:a xlink:href="#_Toc25334565" office:target-frame-name="_top" xlink:show="replace"><text:span text:style-name="Hipervínculo">8.3</text:span><text:span text:style-name="T133"><text:tab/></text:span><text:span text:style-name="Hipervínculo">Respaldo y mantenimiento</text:span><text:tab/>36</text:a></text:p>
          <text:p text:style-name="P134"><text:a xlink:href="#_Toc25334566" office:target-frame-name="_top" xlink:show="replace"><text:span text:style-name="Hipervínculo">8.4</text:span><text:span text:style-name="T135"><text:tab/></text:span><text:span text:style-name="Hipervínculo">Optimización de ambiente</text:span><text:tab/>37</text:a></text:p>
          <text:p text:style-name="P136"><text:a xlink:href="#_Toc25334567" office:target-frame-name="_top" xlink:show="replace"><text:span text:style-name="Hipervínculo">8.4.1</text:span><text:span text:style-name="T137"><text:tab/></text:span><text:span text:style-name="Hipervínculo">Optimización de Java</text:span><text:tab/>37</text:a></text:p>
          <text:p text:style-name="P138"><text:a xlink:href="#_Toc25334568" office:target-frame-name="_top" xlink:show="replace"><text:span text:style-name="Hipervínculo">8.4.2</text:span><text:span text:style-name="T139"><text:tab/></text:span><text:span text:style-name="Hipervínculo">Optimización de MySQL</text:span><text:tab/>39</text:a></text:p>
          <text:p text:style-name="P140"><text:a xlink:href="#_Toc25334569" office:target-frame-name="_top" xlink:show="replace"><text:span text:style-name="Hipervínculo">8.4.3</text:span><text:span text:style-name="T141"><text:tab/></text:span><text:span text:style-name="Hipervínculo">Optimización de Jboss</text:span><text:tab/>41</text:a></text:p>
          <text:p text:style-name="P142"><text:a xlink:href="#_Toc25334570" office:target-frame-name="_top" xlink:show="replace"><text:span text:style-name="T143">9</text:span><text:span text:style-name="T144"><text:tab/></text:span><text:span text:style-name="Hipervínculo">Entorno de desarrollo</text:span><text:tab/>44</text:a></text:p>
          <text:p text:style-name="P145"><text:a xlink:href="#_Toc25334571" office:target-frame-name="_top" xlink:show="replace"><text:span text:style-name="Hipervínculo">9.1</text:span><text:span text:style-name="T146"><text:tab/></text:span><text:span text:style-name="Hipervínculo">Requisitos de sofitware</text:span><text:tab/>44</text:a></text:p>
          <text:p text:style-name="P147"><text:a xlink:href="#_Toc25334572" office:target-frame-name="_top" xlink:show="replace"><text:span text:style-name="T148">10</text:span><text:span text:style-name="T149"><text:tab/></text:span><text:span text:style-name="Hipervínculo">Historial de Cambios al Documento</text:span><text:tab/>45</text:a></text:p>
        </text:index-body>
      </text:table-of-content>
      <text:p text:style-name="Standard"><text:bookmark-start text:name="__RefHeading__87169_931851144"/><text:bookmark-end text:name="__RefHeading__87169_931851144"/></text:p>
      <text:h text:style-name="Título1" text:outline-level="1"><text:bookmark-start text:name="__RefHeading__87295_931851144"/><text:bookmark-start text:name="_Toc25334534"/>Introducción<text:bookmark-end text:name="__RefHeading__87295_931851144"/><text:bookmark-end text:name="_Toc25334534"/></text:h>
      <text:p text:style-name="P150">El presente documento corresponde al Manual de Instalación y Configuración del sistema Siges.</text:p>
      <text:h text:style-name="Título1" text:outline-level="1"><text:bookmark-start text:name="__RefHeading__87171_931851144"/><text:bookmark-start text:name="_Toc25334535"/>Propósito<text:bookmark-end text:name="__RefHeading__87171_931851144"/><text:bookmark-end text:name="_Toc25334535"/></text:h>
      <text:p text:style-name="P151">El propósito de este documento es brindar una descripción detallada de los requerimientos necesarios para la instalación y configuración de Siges.</text:p>
      <text:h text:style-name="Título1" text:outline-level="1"><text:bookmark-start text:name="__RefHeading__87173_931851144"/><text:bookmark-start text:name="_Toc25334536"/>Audiencia<text:bookmark-end text:name="__RefHeading__87173_931851144"/><text:bookmark-end text:name="_Toc25334536"/></text:h>
      <text:p text:style-name="P152">Este documento está dirigido a los stackeholders del proyecto así como los equipos técnicos de ambas partes (Sofis y Agesic) y responsables de los ambientes de testing y producción de las aplicaciones.</text:p>
      <text:h text:style-name="Título1" text:outline-level="1"><text:bookmark-start text:name="__RefHeading___Toc5479_1634132994"/><text:bookmark-start text:name="_Toc25334537"/>Requerimientos Técnicos<text:bookmark-end text:name="__RefHeading___Toc5479_1634132994"/><text:bookmark-end text:name="_Toc25334537"/></text:h>
      <text:p text:style-name="Standard">Este capítulo describen los requerimientos de software, para la construcción de los ambientes de pruebas y producción de Siges.</text:p>
      <text:h text:style-name="Título2" text:outline-level="2"><text:bookmark-start text:name="__RefHeading___Toc5591_1634132994"/><text:bookmark-start text:name="_Toc25334538"/><text:soft-page-break/>Requerimientos de Software<text:bookmark-end text:name="__RefHeading___Toc5591_1634132994"/><text:bookmark-end text:name="_Toc25334538"/></text:h>
      <text:p text:style-name="Textbody">Los requerimientos de Software son:</text:p>
      <text:list text:style-name="LFO5" text:continue-numbering="true">
        <text:list-item>
          <text:p text:style-name="P153">Sistema Operativo: Linux, preferentemente CentOS o Debian.</text:p>
        </text:list-item>
        <text:list-item>
          <text:p text:style-name="P154">Servidor de Aplicaciones: Jboss AS 7.1.1</text:p>
        </text:list-item>
        <text:list-item>
          <text:p text:style-name="P155">Servidor de Base de Datos: MySQL 5.6 o PostgreSQL 9.4</text:p>
        </text:list-item>
        <text:list-item>
          <text:p text:style-name="P156">Java: versión 1.7</text:p>
        </text:list-item>
      </text:list>
      <text:h text:style-name="Título1" text:outline-level="1"><text:bookmark-start text:name="__RefHeading___Toc5593_1634132994"/><text:bookmark-start text:name="_Toc25334539"/>Instalación y configuración<text:bookmark-end text:name="__RefHeading___Toc5593_1634132994"/><text:bookmark-end text:name="_Toc25334539"/></text:h>
      <text:h text:style-name="Título2" text:outline-level="2"><text:bookmark-start text:name="__RefHeading___Toc7952_1634132994"/><text:bookmark-start text:name="_Toc25334540"/>Instalación y configuración de base de datos<text:bookmark-end text:name="__RefHeading___Toc7952_1634132994"/><text:bookmark-end text:name="_Toc25334540"/></text:h>
      <text:p text:style-name="P157">El sistema es compatible con MySQL o PostgreSQL, a continuación se explica cómo instalar estos<text:s/>motores de base de datos.</text:p>
      <text:h text:style-name="Título3" text:outline-level="3"><text:bookmark-start text:name="__RefHeading___Toc7954_1634132994"/><text:bookmark-start text:name="_Toc25334541"/>MySQL Server 5.6<text:bookmark-end text:name="__RefHeading___Toc7954_1634132994"/><text:bookmark-end text:name="_Toc25334541"/></text:h>
      <text:p text:style-name="Standard">MySQL Server también es un producto de distribución libre (en su versión Community). Puede descargarse gratuitamente en la siguiente URL (asegurarse que se trate de la versión 5.6):<text:s/><text:a xlink:href="http://dev.mysql.com/downloads/mysql/" office:target-frame-name="_top" xlink:show="replace"><text:span text:style-name="T158">http://dev.mysql.com/downloads/mysql/</text:span></text:a></text:p>
      <text:p text:style-name="P159">Luego de descargar el instalador, ejecutarlo, y seguir los pasos indicados por el mismo. Como parte del proceso de instalación será necesario establecer una contraseña para el usuario root (el<text:s/>usuario administrador de la instalación). Se recomienda permitir<text:s/><text:soft-page-break/>que el instalador configure MySQL como servicio de forma tal que inicie automáticamente cuando se enciende el equipo.</text:p>
      <text:h text:style-name="Título3" text:outline-level="3"><text:bookmark-start text:name="__RefHeading___Toc7956_1634132994"/><text:bookmark-start text:name="_Toc25334542"/>PostgreSQL 9.4<text:bookmark-end text:name="__RefHeading___Toc7956_1634132994"/><text:bookmark-end text:name="_Toc25334542"/></text:h>
      <text:p text:style-name="P160">PostgreSQL también es un producto de distribución libre (en su versión Community). Puede descargarse gratuitamente en la siguiente URL (asegurarse que se trate de la versión 9.4):<text:s/><text:a xlink:href="http://www.postgresql.org/download/" office:target-frame-name="_top" xlink:show="replace"><text:span text:style-name="T161">http://www.postgresql.org/download/</text:span></text:a></text:p>
      <text:p text:style-name="P162">Luego de descargar el instalador,<text:s/>ejecutarlo, y seguir los pasos indicados por el mismo. Como parte del proceso de instalación será necesario establecer una contraseña para el usuario root (el usuario administrador de la instalación). Se recomienda permitir que el instalador configure PostgreSQL como servicio de forma tal que inicie automáticamente cuando se enciende el equipo.</text:p>
      <text:h text:style-name="Título3" text:outline-level="3"><text:bookmark-start text:name="__RefHeading___Toc7958_1634132994"/><text:bookmark-start text:name="_Toc25334543"/>Crear base de datos de la aplicación<text:bookmark-end text:name="__RefHeading___Toc7958_1634132994"/><text:bookmark-end text:name="_Toc25334543"/></text:h>
      <text:p text:style-name="P163">Para crear la base de datos para la aplicación se debe iniciar sesión en el servidor MySQL o PostgreSQL (según la base<text:s/>elegida) usando la cuenta root y ejecutar el script<text:s/><text:span text:style-name="T164">siges_clean_XXXX-MySQL.sql</text:span><text:s text:c="2"/>(para MySQL) o s<text:span text:style-name="T165">iges_clean_XXXX-PostgreSQL.sql</text:span><text:s/>(para PostgreSQL) proporcionado. Puede usarse el programa mysql incluido en la instalación de MySQL, o el cliente gráfico MySQL Workbench que puede descargarse del mismo sitio donde se descargó el instalador en el caso de optar por MySQL. En el caso de PostgreSQL se puede utilizar el programa incluido en la instalación o el entorno gráfico pgAdmin.</text:p>
      <text:p text:style-name="P166">Al finalizar la ejecución del script de creación de la base de datos se recomienda crear una cuenta de usuario específica para la aplicación SIGES, que será utilizada para la comunicación entre el servidor de aplicaciones (JBoss AS) y el servidor de bases de datos (MySQL Server o PostgreSQL Server). Si bien puede utilizarse la cuenta root no se recomienda por razones de seguridad.</text:p>
      <text:soft-page-break/>
      <text:p text:style-name="P167">En MySQL, para crear una nueva cuenta debe ejecutarse la siguiente sentencia SQL:</text:p>
      <text:p text:style-name="P168"><text:span text:style-name="T169">GRANT ALL ON siges.* TO<text:s/></text:span><text:span text:style-name="T170">{user}</text:span><text:span text:style-name="T171">@</text:span><text:span text:style-name="T172">{host}</text:span><text:span text:style-name="T173"><text:s/>IDENTIFIED BY '</text:span><text:span text:style-name="T174">{pass}</text:span><text:span text:style-name="T175">';</text:span></text:p>
      <text:p text:style-name="P176">En PostgreSQL, para crear una nueva cuenta debe ejecutarse las siguientes sentencias SQL:</text:p>
      <text:p text:style-name="P177"><text:span text:style-name="T178">CREATE USER<text:s/></text:span><text:span text:style-name="T179">{user}<text:s/></text:span><text:span text:style-name="T180">PASSWORD '</text:span><text:span text:style-name="T181">{pass}</text:span><text:span text:style-name="T182">';</text:span></text:p>
      <text:p text:style-name="P183"><text:span text:style-name="T184">GRANT</text:span><text:span text:style-name="T185"><text:s/></text:span><text:span text:style-name="T186">ALL</text:span><text:span text:style-name="T187"><text:s/></text:span><text:span text:style-name="T188">PRIVILEGES</text:span><text:span text:style-name="T189"><text:s/></text:span><text:span text:style-name="T190">ON</text:span><text:span text:style-name="T191"><text:s/></text:span><text:span text:style-name="T192">DATABASE</text:span><text:span text:style-name="T193"><text:s/>siges<text:s/></text:span><text:span text:style-name="T194">TO</text:span><text:span text:style-name="T195"><text:s/></text:span><text:span text:style-name="T196">{user}</text:span><text:span text:style-name="T197">;</text:span></text:p>
      <text:p text:style-name="P198"/>
      <text:p text:style-name="P199">Donde<text:s/><text:span text:style-name="T200">{user}</text:span><text:s/>debe ser remplazado por el nombre de usuario deseado (por ejemplo, “sigesusr”), <text:s/><text:span text:style-name="T201">{</text:span><text:span text:style-name="T202">pass}</text:span><text:s/>por la contraseña deseada (por ejemplo, “sigespwd”) y<text:s/><text:span text:style-name="T203">{host}</text:span><text:s/>por la dirección IP del equipo donde reside el servidor de aplicaciones JBoss AS (por ejemplo, “192.198.2.68”); si el servidor de aplicaciones JBoss AS y el servidor de bases de datos (MySQL o PostgreSQL) Server residen en el mismo equipo, puede usarse el alias “localhost”.</text:p>
      <text:h text:style-name="Título2" text:outline-level="2"><text:bookmark-start text:name="__RefHeading___Toc5595_1634132994"/><text:bookmark-start text:name="__RefNumPara__5589_1634132994"/><text:bookmark-start text:name="_Toc25334544"/>Instalación de Java<text:bookmark-end text:name="__RefHeading___Toc5595_1634132994"/><text:bookmark-end text:name="__RefNumPara__5589_1634132994"/><text:bookmark-end text:name="_Toc25334544"/></text:h>
      <text:p text:style-name="P204">Para funcionar, JBoss AS requiere que exista una instalación de Java 7 en el sistema. Si no lo hay es necesario instalar uno. Se puede obtener un instalador apropiado a partir de la siguiente URL (asegurarse que se trate de Java 7): “http://www.oracle.com/technetwork/java/javase/downloads/index.html”.</text:p>
      <text:p text:style-name="P205">Una vez descargado el instalador apropiado debe ejecutarlo, siguiendo las instrucciones proporcionadas<text:s/>por el mismo.</text:p>
      <text:p text:style-name="P206">Tanto en el caso de que ya estuviese instalado el entorno de ejecución de Java, como en el caso de haber tenido que instalarlo,<text:s/><text:soft-page-break/>antes de continuar se debe verificar que exista una variable de entorno denominada<text:s/><text:span text:style-name="T207">JAVA_HOME</text:span>, cuyo valor sea la<text:s/>ruta completa hasta el directorio donde se encuentra instalado el entorno de ejecución de Java 7. La forma de configurar esta variable depende del sistema operativo en uso (por más detalles sobre cómo configurar variables de entorno del sistema operativo consultar el manual del mismo). Como ejemplo, si el directorio de instalación del entorno de ejecución de Java 7 es “C:\Program Files\Java\JRE7”, entonces el valor de la variable de entorno JAVA_HOME debe ser también “C:\Program Files\Java\JRE7”.</text:p>
      <text:h text:style-name="Título2" text:outline-level="2"><text:bookmark-start text:name="__RefHeading___Toc5597_1634132994"/><text:bookmark-start text:name="_Toc25334545"/>Instalación y configuración de Jboss AS 7.1.1<text:bookmark-end text:name="__RefHeading___Toc5597_1634132994"/><text:bookmark-end text:name="_Toc25334545"/></text:h>
      <text:p text:style-name="P208">En este capítulo se describen los pasos para realizar la instalación y configuración de Jboss AS 7.1.1.</text:p>
      <text:p text:style-name="P209"><text:span text:style-name="T210">Nota</text:span>: Cualquier cambio en las configuraciones de Jboss, requiere el reinicio del mismo.</text:p>
      <text:h text:style-name="Título3" text:outline-level="3"><text:bookmark-start text:name="__RefHeading___Toc5757_1634132994"/><text:bookmark-start text:name="_Toc25334546"/>Descarga e instalación Jboss<text:s/>AS 7.1.1<text:bookmark-end text:name="__RefHeading___Toc5757_1634132994"/><text:bookmark-end text:name="_Toc25334546"/></text:h>
      <text:p text:style-name="Standard">JBoss AS es un servidor de aplicaciones de libre distribución. Puede descargarse gratuitamente desde la siguiente URL (asegurarse que se trate de JBoss AS 7.1.1): “http://www.jboss.org/jbossas/downloads/”.</text:p>
      <text:p text:style-name="Standard">Luego de descargarlo, la instalación consiste simplemente en descomprimir el archivo descargado (un archivo comprimido de tipo ZIP o TAR-GZIP) en la ubicación deseada. Está ubicación será el llamado “directorio de instalación” del servidor de aplicaciones, y de aquí en más será denotado como “<text:span text:style-name="T211">{J</text:span><text:span text:style-name="T212">BOSS_HOME}</text:span>”.</text:p>
      <text:p text:style-name="P213">Para probar el funcionamiento correcto del servidor de aplicaciones se puede ejecutar el script standalone.bat (en MS Windows) o standalone.sh (en Linux) que se encuentra dentro del directorio<text:s/><text:span text:style-name="T214">{JBOSS_HOME}/bin</text:span>. Si la instalación es correcta, el servidor<text:s/><text:soft-page-break/>de aplicaciones JBoss 7 debería iniciar en unos pocos segundos, mostrando el mensaje “JBoss AS 7.1.1.Final 'Brontes' started”. Si en lugar de ello muestra un error y no inicia, comprobar la configuración de la variable de entorno JAVA_HOME como<text:s/>fue explicado en la sección<text:s/><text:bookmark-ref text:ref-name="__RefNumPara__5589_1634132994" text:reference-format="page">5.2</text:bookmark-ref>.</text:p>
      <text:h text:style-name="Título3" text:outline-level="3"><text:bookmark-start text:name="__RefHeading___Toc5599_1634132994"/><text:bookmark-start text:name="_Toc25334547"/>Actualización de módulos Jboss AS 7.1.1<text:bookmark-end text:name="__RefHeading___Toc5599_1634132994"/><text:bookmark-end text:name="_Toc25334547"/></text:h>
      <text:p text:style-name="P215">En esta sección se describen los diferentes módulos que deben actualizarse para el correcto funcionamiento de las aplicaciones. Para cada módulo se provee una tabla que contiene un listado de las librerías con la siguiente información:</text:p>
      <text:list text:style-name="LFO6" text:continue-numbering="true">
        <text:list-item>
          <text:p text:style-name="P216">Librería: identificador de la librería en el documento</text:p>
        </text:list-item>
        <text:list-item>
          <text:p text:style-name="P217">Módulo: nombre del módulo en el JBoss.</text:p>
        </text:list-item>
        <text:list-item>
          <text:p text:style-name="P218">Group ID, Artifact ID, Versión: identificador de la<text:s/>librería en los repositorios maven.</text:p>
        </text:list-item>
      </text:list>
      <text:p text:style-name="Standard"><text:span text:style-name="T219">Recordar que si el módulo del JBoss se llama “</text:span><text:span text:style-name="T220">com.sun.faces</text:span><text:span text:style-name="T221">” la librerías y el archivo “</text:span><text:span text:style-name="T222">module.xml</text:span><text:span text:style-name="T223">” se encuentran en el directorio “</text:span><text:span text:style-name="T224">{JBOSS_HOME}/modules/com/sun/faces/main</text:span><text:span text:style-name="T225">”.</text:span></text:p>
      <text:list text:style-name="LFO7" text:continue-numbering="true">
        <text:list-item>
          <text:p text:style-name="P226"><text:span text:style-name="T227">Módulo Javassist</text:span>:</text:p>
        </text:list-item>
      </text:list>
      <table:table table:style-name="Table228">
        <table:table-columns>
          <table:table-column table:style-name="TableColumn229"/>
          <table:table-column table:style-name="TableColumn230"/>
          <table:table-column table:style-name="TableColumn231"/>
          <table:table-column table:style-name="TableColumn232"/>
          <table:table-column table:style-name="TableColumn233"/>
        </table:table-columns>
        <table:table-row table:style-name="TableRow234">
          <table:table-cell table:style-name="TableCell235">
            <text:p text:style-name="P236">Librería</text:p>
          </table:table-cell>
          <table:table-cell table:style-name="TableCell237">
            <text:p text:style-name="P238">Módulo</text:p>
          </table:table-cell>
          <table:table-cell table:style-name="TableCell239">
            <text:p text:style-name="P240">Group ID</text:p>
          </table:table-cell>
          <table:table-cell table:style-name="TableCell241">
            <text:p text:style-name="P242">Artifact ID</text:p>
          </table:table-cell>
          <table:table-cell table:style-name="TableCell243">
            <text:p text:style-name="P244">Versión</text:p>
          </table:table-cell>
        </table:table-row>
        <table:table-row table:style-name="TableRow245">
          <table:table-cell table:style-name="TableCell246">
            <text:p text:style-name="P247">1</text:p>
          </table:table-cell>
          <table:table-cell table:style-name="TableCell248">
            <text:p text:style-name="P249">org.javassist</text:p>
          </table:table-cell>
          <table:table-cell table:style-name="TableCell250">
            <text:p text:style-name="P251">org.javassist</text:p>
          </table:table-cell>
          <table:table-cell table:style-name="TableCell252">
            <text:p text:style-name="P253">javassist</text:p>
          </table:table-cell>
          <table:table-cell table:style-name="TableCell254">
            <text:p text:style-name="P255">3.18.1-GA</text:p>
          </table:table-cell>
        </table:table-row>
      </table:table>
      <text:p text:style-name="Textbody"/>
      <text:soft-page-break/>
      <text:p text:style-name="Standard">Actualizar el archivo “<text:span text:style-name="T256">module.xml</text:span>” del módulo “<text:span text:style-name="T257">org.javassist</text:span>” por el siguiente contenido</text:p>
      <text:p text:style-name="Sourcecode"><text:span text:style-name="T258">&lt;?xml version="1.0" encoding="UTF-8"?&gt;</text:span><text:span text:style-name="T259"><text:line-break/></text:span><text:span text:style-name="T260">&lt;module<text:s/></text:span><text:span text:style-name="T261">xmlns="urn:jboss:module:1.1" name="org.javassist"&gt;</text:span><text:span text:style-name="T262"><text:line-break/></text:span><text:span text:style-name="T263"><text:s text:c="4"/>&lt;properties&gt;</text:span><text:span text:style-name="T264"><text:line-break/></text:span><text:span text:style-name="T265"><text:s text:c="8"/>&lt;property name="jboss.api" value="private"/&gt;</text:span><text:span text:style-name="T266"><text:line-break/></text:span><text:span text:style-name="T267"><text:s text:c="4"/>&lt;/properties&gt;</text:span><text:span text:style-name="T268"><text:line-break/></text:span><text:span text:style-name="T269"><text:s text:c="4"/>&lt;resources&gt;</text:span><text:span text:style-name="T270"><text:line-break/></text:span><text:span text:style-name="T271"><text:s text:c="8"/>&lt;resource-root path="javassist-3.18.1-GA.jar"/&gt;</text:span><text:span text:style-name="T272"><text:line-break/></text:span><text:span text:style-name="T273"><text:s text:c="4"/>&lt;/resources&gt;</text:span><text:span text:style-name="T274"><text:line-break/></text:span><text:span text:style-name="T275"><text:s text:c="4"/>&lt;dependencies&gt;</text:span><text:span text:style-name="T276"><text:line-break/></text:span><text:span text:style-name="T277"><text:s text:c="4"/>&lt;/dep</text:span><text:span text:style-name="T278">endencies&gt;</text:span><text:span text:style-name="T279"><text:line-break/></text:span><text:span text:style-name="T280">&lt;/module&gt;</text:span><text:line-break/></text:p>
      <text:list text:style-name="LFO8" text:continue-numbering="true">
        <text:list-item>
          <text:p text:style-name="P281">Módulo Hibernate</text:p>
        </text:list-item>
      </text:list>
      <table:table table:style-name="Table282">
        <table:table-columns>
          <table:table-column table:style-name="TableColumn283"/>
          <table:table-column table:style-name="TableColumn284"/>
          <table:table-column table:style-name="TableColumn285"/>
          <table:table-column table:style-name="TableColumn286"/>
          <table:table-column table:style-name="TableColumn287"/>
        </table:table-columns>
        <table:table-row table:style-name="TableRow288">
          <table:table-cell table:style-name="TableCell289">
            <text:p text:style-name="P290">Librería</text:p>
          </table:table-cell>
          <table:table-cell table:style-name="TableCell291">
            <text:p text:style-name="P292">Módulo</text:p>
          </table:table-cell>
          <table:table-cell table:style-name="TableCell293">
            <text:p text:style-name="P294">Group ID</text:p>
          </table:table-cell>
          <table:table-cell table:style-name="TableCell295">
            <text:p text:style-name="P296">Artifact ID</text:p>
          </table:table-cell>
          <table:table-cell table:style-name="TableCell297">
            <text:p text:style-name="P298">Versión</text:p>
          </table:table-cell>
        </table:table-row>
        <table:table-row table:style-name="TableRow299">
          <table:table-cell table:style-name="TableCell300">
            <text:p text:style-name="P301">2</text:p>
          </table:table-cell>
          <table:table-cell table:style-name="TableCell302">
            <text:p text:style-name="P303">org.hibernate</text:p>
          </table:table-cell>
          <table:table-cell table:style-name="TableCell304">
            <text:p text:style-name="P305">org.hibernate</text:p>
          </table:table-cell>
          <table:table-cell table:style-name="TableCell306">
            <text:p text:style-name="P307">hibernate-core</text:p>
          </table:table-cell>
          <table:table-cell table:style-name="TableCell308">
            <text:p text:style-name="P309">4.2.21.Final</text:p>
          </table:table-cell>
        </table:table-row>
        <table:table-row table:style-name="TableRow310">
          <table:table-cell table:style-name="TableCell311">
            <text:p text:style-name="P312">3</text:p>
          </table:table-cell>
          <table:table-cell table:style-name="TableCell313">
            <text:p text:style-name="P314">org.hibernate</text:p>
          </table:table-cell>
          <table:table-cell table:style-name="TableCell315">
            <text:p text:style-name="P316">org.hibernate.common</text:p>
          </table:table-cell>
          <table:table-cell table:style-name="TableCell317">
            <text:p text:style-name="P318">hibernate-commons-annotations</text:p>
          </table:table-cell>
          <table:table-cell table:style-name="TableCell319">
            <text:p text:style-name="P320">4.0.2.Final</text:p>
          </table:table-cell>
        </table:table-row>
        <table:table-row table:style-name="TableRow321">
          <table:table-cell table:style-name="TableCell322">
            <text:p text:style-name="P323">4</text:p>
          </table:table-cell>
          <table:table-cell table:style-name="TableCell324">
            <text:p text:style-name="P325">org.hibernate</text:p>
          </table:table-cell>
          <table:table-cell table:style-name="TableCell326">
            <text:p text:style-name="P327">org.hibernate</text:p>
          </table:table-cell>
          <table:table-cell table:style-name="TableCell328">
            <text:p text:style-name="P329">hibernate-entitymanager</text:p>
          </table:table-cell>
          <table:table-cell table:style-name="TableCell330">
            <text:p text:style-name="P331">4.2.21.Final</text:p>
          </table:table-cell>
        </table:table-row>
        <table:table-row table:style-name="TableRow332">
          <table:table-cell table:style-name="TableCell333">
            <text:p text:style-name="P334">5</text:p>
          </table:table-cell>
          <table:table-cell table:style-name="TableCell335">
            <text:p text:style-name="P336">org.hibernate</text:p>
          </table:table-cell>
          <table:table-cell table:style-name="TableCell337">
            <text:p text:style-name="P338">org.hibernate</text:p>
          </table:table-cell>
          <table:table-cell table:style-name="TableCell339">
            <text:p text:style-name="P340">hibernate-infinispan</text:p>
          </table:table-cell>
          <table:table-cell table:style-name="TableCell341">
            <text:p text:style-name="P342">4.2.21.Final</text:p>
          </table:table-cell>
        </table:table-row>
      </table:table>
      <text:p text:style-name="Textbody"/>
      <text:soft-page-break/>
      <text:p text:style-name="Standard">Actualizar el archivo “<text:span text:style-name="T343">module.xml</text:span>” del módulo “<text:span text:style-name="T344">org.hibernate</text:span>” por el siguiente contenido:</text:p>
      <text:p text:style-name="Sourcecode"><text:span text:style-name="T345">&lt;?xml version="1.0"<text:s/></text:span><text:span text:style-name="T346">encoding="UTF-8"?&gt;</text:span><text:span text:style-name="T347"><text:line-break/></text:span><text:span text:style-name="T348">&lt;module xmlns="urn:jboss:module:1.1" name="org.hibernate"&gt;</text:span><text:span text:style-name="T349"><text:line-break/></text:span><text:span text:style-name="T350"><text:s text:c="4"/>&lt;resources&gt;</text:span><text:span text:style-name="T351"><text:line-break/></text:span><text:span text:style-name="T352"><text:s text:c="9"/>&lt;resource-root path="hibernate-core-4.2.21.Final.jar"/&gt;</text:span><text:span text:style-name="T353"><text:line-break/></text:span><text:span text:style-name="T354"><text:s text:c="9"/>&lt;resource-root path="hibernate-commons-annotations-4.0.2.Final.jar"/&gt;</text:span><text:span text:style-name="T355"><text:line-break/></text:span><text:span text:style-name="T356"><text:s text:c="9"/>&lt;resource</text:span><text:span text:style-name="T357">-root path="hibernate-entitymanager-4.2.21.Final.jar"/&gt;</text:span><text:span text:style-name="T358"><text:line-break/></text:span><text:span text:style-name="T359"><text:s text:c="9"/>&lt;resource-root path="hibernate-infinispan-4.2.21.Final.jar"/&gt;</text:span><text:span text:style-name="T360"><text:line-break/></text:span><text:span text:style-name="T361"><text:s text:c="4"/>&lt;/resources&gt;</text:span><text:span text:style-name="T362"><text:line-break/></text:span><text:span text:style-name="T363"><text:s text:c="4"/>&lt;dependencies&gt;</text:span><text:span text:style-name="T364"><text:line-break/></text:span><text:span text:style-name="T365"><text:s text:c="8"/>&lt;module name="asm.asm"/&gt;</text:span><text:span text:style-name="T366"><text:line-break/></text:span><text:span text:style-name="T367"><text:s text:c="8"/>&lt;module name="javax.api"/&gt;</text:span><text:span text:style-name="T368"><text:line-break/></text:span><text:span text:style-name="T369"><text:s text:c="8"/>&lt;module name="jav</text:span><text:span text:style-name="T370">ax.persistence.api"/&gt;</text:span><text:span text:style-name="T371"><text:line-break/></text:span><text:span text:style-name="T372"><text:s text:c="8"/>&lt;module name="javax.transaction.api"/&gt;</text:span><text:span text:style-name="T373"><text:line-break/></text:span><text:span text:style-name="T374"><text:s text:c="8"/>&lt;module name="javax.validation.api"/&gt;</text:span><text:span text:style-name="T375"><text:line-break/></text:span><text:span text:style-name="T376"><text:s text:c="8"/>&lt;module name="org.antlr"/&gt;</text:span><text:span text:style-name="T377"><text:line-break/></text:span><text:span text:style-name="T378"><text:s text:c="8"/>&lt;module name="org.apache.commons.collections"/&gt;</text:span><text:span text:style-name="T379"><text:line-break/></text:span><text:span text:style-name="T380"><text:s text:c="8"/>&lt;module name="org.dom4j"/&gt;</text:span><text:span text:style-name="T381"><text:line-break/></text:span><text:span text:style-name="T382"><text:s text:c="8"/>&lt;module</text:span><text:span text:style-name="T383"><text:s/>name="org.infinispan" optional="true"/&gt;</text:span><text:span text:style-name="T384"><text:line-break/></text:span><text:span text:style-name="T385"><text:s text:c="8"/>&lt;module name="org.javassist"/&gt;</text:span><text:span text:style-name="T386"><text:line-break/></text:span><text:span text:style-name="T387"><text:s text:c="8"/>&lt;module name="org.jboss.as.jpa.hibernate" slot="4" optional="true"/&gt;</text:span><text:span text:style-name="T388"><text:line-break/></text:span><text:span text:style-name="T389"><text:s text:c="8"/>&lt;module name="org.jboss.logging"/&gt;</text:span><text:span text:style-name="T390"><text:line-break/></text:span><text:span text:style-name="T391"><text:s text:c="8"/>&lt;module name="org.hibernate.envers" services="im</text:span><text:span text:style-name="T392">port" optional="true"/&gt;</text:span><text:span text:style-name="T393"><text:line-break/></text:span><text:span text:style-name="T394"><text:s text:c="4"/>&lt;/dependencies&gt;</text:span><text:span text:style-name="T395"><text:line-break/></text:span><text:span text:style-name="T396">&lt;/module&gt;</text:span><text:line-break/></text:p>
      <text:list text:style-name="LFO8" text:continue-numbering="true">
        <text:list-item>
          <text:p text:style-name="P397">Módulo Hibernate Envers</text:p>
        </text:list-item>
      </text:list>
      <table:table table:style-name="Table398">
        <table:table-columns>
          <table:table-column table:style-name="TableColumn399"/>
          <table:table-column table:style-name="TableColumn400"/>
          <table:table-column table:style-name="TableColumn401"/>
          <table:table-column table:style-name="TableColumn402"/>
          <table:table-column table:style-name="TableColumn403"/>
        </table:table-columns>
        <table:table-row table:style-name="TableRow404">
          <table:table-cell table:style-name="TableCell405">
            <text:p text:style-name="P406">Librería</text:p>
          </table:table-cell>
          <table:table-cell table:style-name="TableCell407">
            <text:p text:style-name="P408">Módulo</text:p>
          </table:table-cell>
          <table:table-cell table:style-name="TableCell409">
            <text:p text:style-name="P410">Group ID</text:p>
          </table:table-cell>
          <table:table-cell table:style-name="TableCell411">
            <text:p text:style-name="P412">Artifact ID</text:p>
          </table:table-cell>
          <table:table-cell table:style-name="TableCell413">
            <text:p text:style-name="P414">Versión</text:p>
          </table:table-cell>
        </table:table-row>
        <text:soft-page-break/>
        <table:table-row table:style-name="TableRow415">
          <table:table-cell table:style-name="TableCell416">
            <text:p text:style-name="P417">6</text:p>
          </table:table-cell>
          <table:table-cell table:style-name="TableCell418">
            <text:p text:style-name="P419">org.hibernate.envers</text:p>
          </table:table-cell>
          <table:table-cell table:style-name="TableCell420">
            <text:p text:style-name="P421">org.hibernate</text:p>
          </table:table-cell>
          <table:table-cell table:style-name="TableCell422">
            <text:p text:style-name="P423">Hibernate-envers</text:p>
          </table:table-cell>
          <table:table-cell table:style-name="TableCell424">
            <text:p text:style-name="P425">4.2.21.Final</text:p>
          </table:table-cell>
        </table:table-row>
      </table:table>
      <text:p text:style-name="P426"/>
      <text:p text:style-name="Standard"><text:span text:style-name="T427">Actualizar el archivo “</text:span><text:span text:style-name="T428">module.xml</text:span><text:span text:style-name="T429">” del módulo “</text:span><text:span text:style-name="T430">org.hibernate.envers</text:span><text:span text:style-name="T431">” por el siguiente contenido:</text:span></text:p>
      <text:p text:style-name="Sourcecode">&lt;?xml version="1.0" encoding="UTF-8"?&gt; <text:s text:c="112"/>&lt;module xmlns="urn:jboss:module:1.1" name="org.hibernate.envers"&gt;<text:line-break/><text:s text:c="4"/>&lt;resources&gt;<text:line-break/><text:s text:c="8"/>&lt;resource-root path="hibernate-envers-4.2.21.Final.jar"/&gt;<text:line-break/><text:s text:c="4"/>&lt;/resources&gt;<text:line-break/><text:s text:c="4"/>&lt;dependencies&gt;<text:line-break/><text:s text:c="8"/>&lt;module name="org.hibernate"/&gt;<text:line-break/><text:s text:c="8"/>&lt;module name="org.jboss.logging"/&gt;<text:line-break/><text:s text:c="8"/>&lt;module name="org.dom4j"/&gt;<text:line-break/><text:s text:c="8"/>&lt;module name="javax.api"/&gt;<text:line-break/><text:s text:c="8"/>&lt;module name="javax.persistence.api"/&gt;<text:line-break/><text:s text:c="8"/>&lt;module name="javax.transaction.api"/&gt;<text:line-break/><text:s text:c="8"/>&lt;module name="org.javassist"/&gt;<text:line-break/><text:s text:c="4"/>&lt;/dependencies&gt;<text:line-break/>&lt;/module&gt;</text:p>
      <text:p text:style-name="P432"/>
      <text:list text:style-name="LFO8" text:continue-numbering="true">
        <text:list-item>
          <text:p text:style-name="P433">Módulo Java Server Faces</text:p>
        </text:list-item>
      </text:list>
      <table:table table:style-name="Table434">
        <table:table-columns>
          <table:table-column table:style-name="TableColumn435"/>
          <table:table-column table:style-name="TableColumn436"/>
          <table:table-column table:style-name="TableColumn437"/>
          <table:table-column table:style-name="TableColumn438"/>
          <table:table-column table:style-name="TableColumn439"/>
        </table:table-columns>
        <table:table-row table:style-name="TableRow440">
          <table:table-cell table:style-name="TableCell441">
            <text:p text:style-name="P442">Librería</text:p>
          </table:table-cell>
          <table:table-cell table:style-name="TableCell443">
            <text:p text:style-name="P444">Módulo</text:p>
          </table:table-cell>
          <table:table-cell table:style-name="TableCell445">
            <text:p text:style-name="P446">Group ID</text:p>
          </table:table-cell>
          <table:table-cell table:style-name="TableCell447">
            <text:p text:style-name="P448">Artifact ID</text:p>
          </table:table-cell>
          <table:table-cell table:style-name="TableCell449">
            <text:p text:style-name="P450">Versión</text:p>
          </table:table-cell>
        </table:table-row>
        <text:soft-page-break/>
        <table:table-row table:style-name="TableRow451">
          <table:table-cell table:style-name="TableCell452">
            <text:p text:style-name="P453">7</text:p>
          </table:table-cell>
          <table:table-cell table:style-name="TableCell454">
            <text:p text:style-name="P455">com.sun.jsf-impl</text:p>
          </table:table-cell>
          <table:table-cell table:style-name="TableCell456">
            <text:p text:style-name="P457">com.sun.faces</text:p>
          </table:table-cell>
          <table:table-cell table:style-name="TableCell458">
            <text:p text:style-name="P459">jsf-impl</text:p>
          </table:table-cell>
          <table:table-cell table:style-name="TableCell460">
            <text:p text:style-name="P461">2.1.21</text:p>
          </table:table-cell>
        </table:table-row>
        <table:table-row table:style-name="TableRow462">
          <table:table-cell table:style-name="TableCell463">
            <text:p text:style-name="P464">8</text:p>
          </table:table-cell>
          <table:table-cell table:style-name="TableCell465">
            <text:p text:style-name="P466">javax.faces.api</text:p>
          </table:table-cell>
          <table:table-cell table:style-name="TableCell467">
            <text:p text:style-name="P468">com.sun.faces</text:p>
          </table:table-cell>
          <table:table-cell table:style-name="TableCell469">
            <text:p text:style-name="P470">jsf-api</text:p>
          </table:table-cell>
          <table:table-cell table:style-name="TableCell471">
            <text:p text:style-name="P472">2.1.21</text:p>
          </table:table-cell>
        </table:table-row>
      </table:table>
      <text:h text:style-name="Título1" text:outline-level="1"><text:bookmark-start text:name="_Toc25334548"/><text:bookmark-end text:name="_Toc25334548"/></text:h>
      <text:p text:style-name="Standard">Actualizar el archivo “<text:span text:style-name="T473">module.xml</text:span>” del módulo “<text:span text:style-name="T474">com.sun.jsf-impl</text:span>” por el siguiente contenido:</text:p>
      <text:p text:style-name="Sourcecode"><text:bookmark-start text:name="__RefHeading___Toc5759_1634132994"/>&lt;?xml version="1.0"<text:s/>encoding="UTF-8"?&gt; <text:s text:c="113"/>&lt;module xmlns="urn:jboss:module:1.1" name="com.sun.jsf-impl"&gt;<text:line-break/><text:s text:c="4"/>&lt;properties&gt;<text:line-break/><text:s text:c="8"/>&lt;property name="jboss.api" value="private"/&gt;<text:line-break/><text:s text:c="4"/>&lt;/properties&gt;<text:line-break/><text:s text:c="4"/>&lt;dependencies&gt;<text:line-break/><text:s text:c="8"/>&lt;module name="javax.faces.api"/&gt;<text:line-break/><text:s text:c="8"/>&lt;module name="javaee.api"/&gt;<text:line-break/><text:s text:c="8"/>&lt;module name="javax.servlet.jstl.api"/&gt;<text:line-break/><text:s text:c="8"/>&lt;module name="org.apache.xerces" services="import"/&gt;<text:line-break/><text:s text:c="8"/>&lt;module name="org.apache.xalan" services="import"/&gt;<text:line-break/><text:s text:c="4"/>&lt;/dependencies&gt;<text:line-break/><text:s text:c="4"/>&lt;resources&gt;<text:line-break/><text:s text:c="8"/>&lt;resource-root path="jsf-impl-2.1.21.jar"/&gt;<text:line-break/><text:s text:c="4"/>&lt;/resources&gt;<text:line-break/>&lt;/module&gt;<text:bookmark-end text:name="__RefHeading___Toc5759_1634132994"/></text:p>
      <text:h text:style-name="P475" text:outline-level="1"/>
      <text:p text:style-name="Standard"><text:bookmark-start text:name="__RefHeading___Toc5761_1634132994"/>Actualizar el archivo “module.xml” del módulo “javax.faces.api” por el siguiente contenido:<text:bookmark-end text:name="__RefHeading___Toc5761_1634132994"/></text:p>
      <text:p text:style-name="Sourcecode"><text:bookmark-start text:name="__RefHeading___Toc5763_1634132994"/><text:span text:style-name="T476">&lt;?xml<text:s/></text:span><text:span text:style-name="T477">version="1.0" encoding="UTF-8"?&gt; <text:s text:c="112"/>&lt;module xmlns="urn:jboss:module:1.1"<text:s/></text:span><text:soft-page-break/><text:span text:style-name="T478">name="javax.faces.api"&gt;</text:span><text:span text:style-name="T479"><text:line-break/></text:span><text:span text:style-name="T480"><text:s text:c="4"/>&lt;dependencies&gt;</text:span><text:span text:style-name="T481"><text:line-break/></text:span><text:span text:style-name="T482"><text:s text:c="8"/>&lt;module name="javax.el.</text:span><text:span text:style-name="T483">api" export="true"/&gt;</text:span><text:span text:style-name="T484"><text:line-break/></text:span><text:span text:style-name="T485"><text:s text:c="8"/>&lt;module name="javax.servlet.api" export="true"/&gt;</text:span><text:span text:style-name="T486"><text:line-break/></text:span><text:span text:style-name="T487"><text:s text:c="8"/>&lt;module name="javax.servlet.jsp.api" export="true"/&gt;</text:span><text:span text:style-name="T488"><text:line-break/></text:span><text:span text:style-name="T489"><text:s text:c="8"/>&lt;module name="javax.servlet.jstl.api" export="true"/&gt;</text:span><text:span text:style-name="T490"><text:line-break/></text:span><text:span text:style-name="T491"><text:s text:c="8"/>&lt;module name="javax.validation.api" export="tru</text:span><text:span text:style-name="T492">e"/&gt;</text:span><text:span text:style-name="T493"><text:line-break/></text:span><text:span text:style-name="T494"><text:s text:c="4"/>&lt;/dependencies&gt;</text:span><text:span text:style-name="T495"><text:line-break/></text:span><text:span text:style-name="T496"><text:s text:c="4"/>&lt;resources&gt;</text:span><text:span text:style-name="T497"><text:line-break/></text:span><text:span text:style-name="T498"><text:s text:c="8"/>&lt;resource-root path="jsf-api-2.1.21.jar"/&gt;</text:span><text:span text:style-name="T499"><text:line-break/></text:span><text:span text:style-name="T500"><text:s text:c="4"/>&lt;/resources&gt;</text:span><text:span text:style-name="T501"><text:line-break/></text:span><text:span text:style-name="T502">&lt;/module&gt;</text:span><text:bookmark-end text:name="__RefHeading___Toc5763_1634132994"/></text:p>
      <text:h text:style-name="P503" text:outline-level="1"/>
      <text:p text:style-name="Standard"><text:bookmark-start text:name="__RefHeading___Toc5765_1634132994"/><text:span text:style-name="T504">Enlaces para descargar de librerías según el identificador</text:span>:<text:bookmark-end text:name="__RefHeading___Toc5765_1634132994"/></text:p>
      <text:list text:style-name="LFO9" text:continue-numbering="true">
        <text:list-item>
          <text:p text:style-name="P505"><text:bookmark-start text:name="__RefHeading___Toc5767_1634132994"/>http://central.maven.org/maven2/org/javassist/javassist/3.18.1-GA/javassist-3.18.1-GA.jar<text:bookmark-end text:name="__RefHeading___Toc5767_1634132994"/></text:p>
        </text:list-item>
        <text:list-item>
          <text:p text:style-name="P506"><text:bookmark-start text:name="__RefHeading___Toc5769_1634132994"/>http://central.maven.org/maven2/org/hibernate/hibernate-core/4.2.21.Final/hibernate-core-4.2.21.Final.jar<text:bookmark-end text:name="__RefHeading___Toc5769_1634132994"/></text:p>
        </text:list-item>
        <text:list-item>
          <text:p text:style-name="P507"><text:bookmark-start text:name="__RefHeading___Toc5771_1634132994"/>http://central.maven.org/maven2/org/hibernate/common/hibernate-commons-annotations/4.0.2.Final/hibernate-commons-annotations-4.0.2.Final.jar<text:bookmark-end text:name="__RefHeading___Toc5771_1634132994"/></text:p>
        </text:list-item>
        <text:list-item>
          <text:p text:style-name="P508"><text:bookmark-start text:name="__RefHeading___Toc5773_1634132994"/>http://central.maven.org/maven2/org/hibernate/hibernate-entitymanager/4.2.21.Final/hibernate-entitymanager-4.2.21.Final.jar<text:bookmark-end text:name="__RefHeading___Toc5773_1634132994"/></text:p>
        </text:list-item>
        <text:list-item>
          <text:p text:style-name="P509"><text:bookmark-start text:name="__RefHeading___Toc5775_1634132994"/>http://central.maven.org/maven2/org/hibernate/hibernate-infinispan/4.2.21.Final/hibernate-infinispan-4.2.21.Final.jar<text:bookmark-end text:name="__RefHeading___Toc5775_1634132994"/></text:p>
        </text:list-item>
        <text:list-item>
          <text:p text:style-name="P510"><text:bookmark-start text:name="__RefHeading___Toc5777_1634132994"/><text:soft-page-break/>http://central.maven.org/maven2/org/hibernate/hibernate-envers/4.2.21.Final/hibernate-envers-4.2.21.Final.jar<text:bookmark-end text:name="__RefHeading___Toc5777_1634132994"/></text:p>
        </text:list-item>
        <text:list-item>
          <text:p text:style-name="P511"><text:bookmark-start text:name="__RefHeading___Toc5779_1634132994"/>http://central.maven.org/maven2/com/sun/faces/jsf-impl/2.1.21/jsf-impl-2.1.21.jar<text:bookmark-end text:name="__RefHeading___Toc5779_1634132994"/></text:p>
        </text:list-item>
        <text:list-item>
          <text:p text:style-name="P512"><text:bookmark-start text:name="__RefHeading___Toc5781_1634132994"/>http://central.maven.org/maven2/com/sun/faces/jsf-api/2.1.21/jsf-api-2.1.21.jar<text:bookmark-end text:name="__RefHeading___Toc5781_1634132994"/></text:p>
        </text:list-item>
      </text:list>
      <text:h text:style-name="Título3" text:outline-level="3"><text:bookmark-start text:name="__RefHeading___Toc5601_1634132994"/><text:bookmark-start text:name="_Toc25334549"/>Configuración de módulo MySQL en Jboss AS 7.1.1<text:bookmark-end text:name="__RefHeading___Toc5601_1634132994"/><text:bookmark-end text:name="_Toc25334549"/></text:h>
      <text:p text:style-name="P513">Para que el servidor de aplicaciones JBoss AS pueda conectarse al<text:s/>servidor de bases de datos MySQL Server, es necesario crear un módulo con la configuración apropiada. Para hacerlo se debe acceder a la carpeta modules de JBoss AS (<text:span text:style-name="T514">{JBOSS_HOME}/modules</text:span>) y crear la siguiente estructura de directorios:<text:s/><text:span text:style-name="T515">com</text:span>/<text:span text:style-name="T516">mysql</text:span>/<text:span text:style-name="T517">main</text:span>. Luego, en la carpeta<text:s/><text:span text:style-name="T518">main</text:span>, se deben agregar el archivo correspondiente al driver jdbc de mysql y el archivo de configuración “<text:span text:style-name="T519">module.xml</text:span>”. Para obtener el driver jdbc de mysql debe descargarse del siguiente enlace: “<text:a xlink:href="https://dev.mysql.com/downloads/connector/j/5.0.html" office:target-frame-name="_top" xlink:show="replace">https://dev.mysql.com/downloads/connector/j/5.0.html</text:a>”. Un vez descargado el archivo con nombre “mysql-connector-java-<text:span text:style-name="T520">XXX</text:span>.tar.gz” o “mysql-connector-java-<text:span text:style-name="T521">XXX</text:span>.zip” (<text:span text:style-name="T522">XXX</text:span><text:s/>corresponde a la versión), se debe descomprimir mismo y copiar<text:s/>el archivo con nombre ““mysql-connector-java-<text:span text:style-name="T523">XXX</text:span>.jar” al directorio “<text:span text:style-name="T524">{JBOSS_HOME}/modules/com/mysql/main</text:span>”.</text:p>
      <text:p text:style-name="Standard">Por último, el contenido del archivo<text:s/><text:span text:style-name="T525">module.xml</text:span><text:s/>es el siguiente:</text:p>
      <text:p text:style-name="Sourcecode"><text:bookmark-start text:name="__RefHeading___Toc5783_1634132994"/><text:span text:style-name="T526">&lt;?xml version="1.0" encoding="UTF-8"?&gt; <text:s text:c="45"/></text:span><text:span text:style-name="T527"><text:s text:c="67"/>&lt;module xmlns="urn:jboss:module:1.0" name="</text:span><text:span text:style-name="T528">com.mysql</text:span><text:span text:style-name="T529">"&gt;</text:span><text:span text:style-name="T530"><text:line-break/></text:span><text:span text:style-name="T531"><text:s text:c="4"/>&lt;dependencies&gt;</text:span><text:span text:style-name="T532"><text:line-break/></text:span><text:span text:style-name="T533"><text:s text:c="8"/>&lt;module name="javax.api"/&gt;</text:span><text:span text:style-name="T534"><text:line-break/></text:span><text:span text:style-name="T535"><text:s text:c="4"/>&lt;/dependencies&gt;</text:span><text:span text:style-name="T536"><text:line-break/></text:span><text:soft-page-break/><text:span text:style-name="T537"><text:s text:c="4"/>&lt;resources&gt;</text:span><text:span text:style-name="T538"><text:line-break/></text:span><text:span text:style-name="T539"><text:s text:c="8"/>&lt;resource-root path="</text:span><text:span text:style-name="T540">mysql-connector</text:span><text:span text:style-name="T541">-java-XXX.jar</text:span><text:span text:style-name="T542">"/&gt;</text:span><text:span text:style-name="T543"><text:line-break/></text:span><text:span text:style-name="T544"><text:s text:c="4"/>&lt;/resources&gt;</text:span><text:span text:style-name="T545"><text:line-break/></text:span><text:span text:style-name="T546">&lt;/module&gt;</text:span><text:bookmark-end text:name="__RefHeading___Toc5783_1634132994"/></text:p>
      <text:p text:style-name="P547"/>
      <text:p text:style-name="Standard"><text:bookmark-start text:name="__RefHeading___Toc5785_1634132994"/><text:span text:style-name="T548">Verificar que el archivo<text:s/></text:span><text:span text:style-name="T549">mysql-connector-java-XXX.jar</text:span><text:span text:style-name="T550"><text:s/>al que hace referencia el archivo<text:s/></text:span><text:span text:style-name="T551">module.xml</text:span><text:span text:style-name="T552"><text:s/>tenga el mismo nombre.</text:span><text:bookmark-end text:name="__RefHeading___Toc5785_1634132994"/></text:p>
      <text:h text:style-name="Título3" text:outline-level="3"><text:bookmark-start text:name="__RefHeading___Toc5787_1634132994"/><text:bookmark-start text:name="_Toc25334550"/>Configuración de módulo PostgreSQL en Jboss AS 7.1.1<text:bookmark-end text:name="__RefHeading___Toc5787_1634132994"/><text:bookmark-end text:name="_Toc25334550"/></text:h>
      <text:p text:style-name="P553">Para que el servidor de aplicaciones<text:s/>JBoss AS pueda conectarse al servidor de bases de datos PostgreSQL Server, es necesario crear un módulo con la configuración apropiada. Para hacerlo se debe acceder a la carpeta modules de JBoss AS (<text:span text:style-name="T554">{JBOSS_HOME}/modules</text:span>) y crear la siguiente estructura de<text:s/>directorios:<text:s/><text:span text:style-name="T555">org</text:span>/<text:span text:style-name="T556">postgresql</text:span>/<text:span text:style-name="T557">main</text:span>. Luego, en la carpeta<text:s/><text:span text:style-name="T558">main</text:span>, se deben agregar el archivo correspondiente al driver jdbc de postgres y el archivo de configuración “<text:span text:style-name="T559">module.xml</text:span>”. Para obtener el driver jdbc de postgres debe descargarse la versión 4.1 (es la<text:s/>definida para Java 7) del siguiente enlace: “<text:a xlink:href="https://jdbc.postgresql.org/download.html" office:target-frame-name="_top" xlink:show="replace">https://jdbc.postgresql.org/download.html</text:a>”. Un vez descargado el archivo con nombre “<text:span text:style-name="T560">postgresql-XXX.jar</text:span>” (<text:span text:style-name="T561">XXX</text:span><text:s/>puede variar según la versión) se debe<text:s/>copiar el mismo al directorio “<text:span text:style-name="T562">{JBOSS_HOME}/modules/org/postgresql/main</text:span>”.</text:p>
      <text:p text:style-name="P563">Por último, el contenido del archivo<text:s/><text:span text:style-name="T564">module.xml</text:span><text:s/>es el siguiente:</text:p>
      <text:p text:style-name="Sourcecode"><text:bookmark-start text:name="__RefHeading___Toc5789_1634132994"/><text:span text:style-name="T565">&lt;?xml version="1.0" encoding="UTF-8"?&gt; <text:s text:c="78"/></text:span><text:span text:style-name="T566"><text:s text:c="34"/>&lt;module xmlns="urn:jboss:module:1.0" name="</text:span><text:span text:style-name="T567">org.postgresql</text:span><text:span text:style-name="T568">"&gt;</text:span><text:span text:style-name="T569"><text:line-break/></text:span><text:span text:style-name="T570"><text:s text:c="4"/>&lt;dependencies&gt;</text:span><text:span text:style-name="T571"><text:line-break/></text:span><text:span text:style-name="T572"><text:s text:c="8"/>&lt;module name="javax.api"/&gt;</text:span><text:span text:style-name="T573"><text:line-break/></text:span><text:span text:style-name="T574"><text:s text:c="4"/>&lt;/dependencies&gt;</text:span><text:span text:style-name="T575"><text:line-break/></text:span><text:span text:style-name="T576"><text:s text:c="4"/>&lt;resources&gt;</text:span><text:span text:style-name="T577"><text:line-break/></text:span><text:span text:style-name="T578"><text:s text:c="8"/>&lt;resource-root path="</text:span><text:span text:style-name="T579">postgresql-XXX.jar</text:span><text:span text:style-name="T580">"/&gt;</text:span><text:span text:style-name="T581"><text:line-break/></text:span><text:span text:style-name="T582"><text:s text:c="4"/>&lt;/resources&gt;</text:span><text:span text:style-name="T583"><text:line-break/></text:span><text:soft-page-break/><text:span text:style-name="T584">&lt;/mo</text:span><text:span text:style-name="T585">dule&gt;</text:span><text:bookmark-end text:name="__RefHeading___Toc5789_1634132994"/></text:p>
      <text:p text:style-name="P586"/>
      <text:p text:style-name="Standard"><text:bookmark-start text:name="__RefHeading___Toc5791_1634132994"/><text:span text:style-name="T587">Verificar que el archivo<text:s/></text:span><text:span text:style-name="T588">postgresql-XXX.jar</text:span><text:span text:style-name="T589"><text:s/>al que hace referencia el archivo<text:s/></text:span><text:span text:style-name="T590">module.xml</text:span><text:span text:style-name="T591"><text:s/>tenga el mismo nombre.</text:span><text:bookmark-end text:name="__RefHeading___Toc5791_1634132994"/></text:p>
      <text:h text:style-name="Título3" text:outline-level="3"><text:bookmark-start text:name="__RefHeading___Toc5603_1634132994"/><text:bookmark-start text:name="_Toc25334551"/>Configuración de driver y datasource MySQL en Jboss AS 7.1.1<text:bookmark-end text:name="__RefHeading___Toc5603_1634132994"/><text:bookmark-end text:name="_Toc25334551"/></text:h>
      <text:p text:style-name="P592">Para que la aplicación pueda conectarse a la base de datos MySQL<text:s/>Server a través del servidor de aplicaciones JBoss AS, es necesario definir un origen de datos en este último. Para hacerlo, se debe abrir el archivo<text:s/><text:span text:style-name="T593">standalone.xml</text:span><text:s/>que se encuentra en el directorio de configuración de JBoss AS (<text:span text:style-name="T594">{JBOSS_HOME}/standalone/con</text:span><text:span text:style-name="T595">figuration/</text:span>) y buscar el subsistema cuyo nombre es “<text:span text:style-name="T596">urn:jboss:domain:datasources:1.0</text:span>”; dentro de este subsistema, identificar la sección<text:s/><text:span text:style-name="T597">&lt;datasources&gt;</text:span><text:s/>y dentro de ella copiar el siguiente texto:</text:p>
      <text:p text:style-name="Sourcecode">&lt;datasource<text:s/><text:span text:style-name="T598">jta="true"</text:span><text:s/>jndi-name="<text:span text:style-name="T599">java:jboss/datasources/MySq</text:span><text:span text:style-name="T600">lDS</text:span>" <text:s text:c="29"/>pool-name="<text:span text:style-name="T601">MySqlDS</text:span>" enabled="true"&gt;</text:p>
      <text:p text:style-name="Sourcecode"><text:s text:c="2"/>&lt;connection-url&gt;jdbc:mysql://<text:span text:style-name="T602">{host}</text:span>:<text:span text:style-name="T603">{port}</text:span>/siges&lt;/connection-url&gt;</text:p>
      <text:p text:style-name="Sourcecode"><text:s text:c="2"/>&lt;driver&gt;<text:span text:style-name="T604">com.mysql</text:span>&lt;/driver&gt;</text:p>
      <text:p text:style-name="Sourcecode"><text:s text:c="2"/>&lt;pool&gt;</text:p>
      <text:p text:style-name="Sourcecode"><text:s text:c="4"/>&lt;min-pool-size&gt;10&lt;/min-pool-size&gt;</text:p>
      <text:p text:style-name="Sourcecode"><text:s text:c="4"/>&lt;max-pool-size&gt;100&lt;/max-pool-size&gt;</text:p>
      <text:p text:style-name="Sourcecode"><text:s text:c="2"/>&lt;/pool&gt;</text:p>
      <text:p text:style-name="Sourcecode"><text:s text:c="2"/>&lt;security&gt;</text:p>
      <text:p text:style-name="Sourcecode"><text:s text:c="4"/>&lt;user-name&gt;<text:span text:style-name="T605">{user}</text:span>&lt;/user-name&gt;</text:p>
      <text:p text:style-name="Sourcecode"><text:s text:c="4"/>&lt;password&gt;<text:span text:style-name="T606">{pass}</text:span>&lt;/password&gt;</text:p>
      <text:p text:style-name="Sourcecode"><text:s text:c="2"/>&lt;/security&gt;</text:p>
      <text:p text:style-name="Sourcecode"><text:s text:c="2"/><text:span text:style-name="T607">&lt;validation&gt;</text:span></text:p>
      <text:p text:style-name="P608"><text:s text:c="4"/>&lt;check-valid-connection-sql&gt;SELECT 1&lt;/check-valid-connection-sql&gt;</text:p>
      <text:p text:style-name="P609"><text:s text:c="4"/>&lt;background-validation&gt;true&lt;/background-validation&gt;</text:p>
      <text:p text:style-name="P610"><text:s text:c="4"/>&lt;background-validation-millis&gt;2000&lt;/background-validation-millis&gt;</text:p>
      <text:p text:style-name="Sourcecode"><text:span text:style-name="T611"><text:s text:c="2"/>&lt;/validation&gt;</text:span></text:p>
      <text:p text:style-name="Sourcecode"><text:s text:c="2"/>&lt;statement&gt;</text:p>
      <text:soft-page-break/>
      <text:p text:style-name="Sourcecode"><text:s text:c="4"/>&lt;share-prepared-statements&gt;true&lt;/share-prepared-statements&gt;</text:p>
      <text:p text:style-name="Sourcecode"><text:s text:c="2"/>&lt;/statement&gt;</text:p>
      <text:p text:style-name="P612">&lt;/datasource&gt;</text:p>
      <text:p text:style-name="Sourcecode">&lt;datasource<text:s/><text:span text:style-name="T613">jta="false"</text:span><text:s/>jndi-name="<text:span text:style-name="T614">java:jboss/datasources/MySqlDS2</text:span>" <text:s text:c="29"/>pool-name="<text:span text:style-name="T615">MySqlDS2</text:span>" enabled="true"&gt;</text:p>
      <text:p text:style-name="Sourcecode"><text:s text:c="2"/>&lt;connection-url&gt;jdbc:mysql://<text:span text:style-name="T616">{host}</text:span>:<text:span text:style-name="T617">{port}</text:span>/siges&lt;/connection-url&gt;</text:p>
      <text:p text:style-name="Sourcecode"><text:s text:c="2"/>&lt;driver&gt;<text:span text:style-name="T618">com.mysql</text:span>&lt;/driver&gt;</text:p>
      <text:p text:style-name="Sourcecode"><text:s text:c="2"/>&lt;pool&gt;</text:p>
      <text:p text:style-name="Sourcecode"><text:s text:c="4"/>&lt;min-pool-size&gt;10&lt;/min-pool-size&gt;</text:p>
      <text:p text:style-name="Sourcecode"><text:s text:c="4"/>&lt;max-pool-size&gt;100&lt;/max-pool-size&gt;</text:p>
      <text:p text:style-name="Sourcecode"><text:s text:c="2"/>&lt;/pool&gt;</text:p>
      <text:p text:style-name="Sourcecode"><text:s text:c="2"/>&lt;security&gt;</text:p>
      <text:p text:style-name="Sourcecode"><text:s text:c="4"/>&lt;user-name&gt;<text:span text:style-name="T619">{user}</text:span>&lt;/user-name&gt;</text:p>
      <text:p text:style-name="Sourcecode"><text:s text:c="4"/>&lt;password&gt;<text:span text:style-name="T620">{pass}</text:span>&lt;/password&gt;</text:p>
      <text:p text:style-name="Sourcecode"><text:s text:c="2"/>&lt;/security&gt;</text:p>
      <text:p text:style-name="Sourcecode"><text:s text:c="2"/><text:span text:style-name="T621">&lt;validation&gt;</text:span></text:p>
      <text:p text:style-name="P622"><text:s text:c="4"/>&lt;check-valid-connection-sql&gt;SELECT<text:s/>1&lt;/check-valid-connection-sql&gt;</text:p>
      <text:p text:style-name="P623"><text:s text:c="4"/>&lt;background-validation&gt;true&lt;/background-validation&gt;</text:p>
      <text:p text:style-name="P624"><text:s text:c="4"/>&lt;background-validation-millis&gt;2000&lt;/background-validation-millis&gt;</text:p>
      <text:p text:style-name="Sourcecode"><text:span text:style-name="T625"><text:s text:c="2"/>&lt;/validation&gt;</text:span></text:p>
      <text:p text:style-name="Sourcecode"><text:s text:c="2"/>&lt;statement&gt;</text:p>
      <text:p text:style-name="Sourcecode"><text:s text:c="4"/>&lt;share-prepared-statements&gt;true&lt;/share-prepared-statements&gt;</text:p>
      <text:p text:style-name="Sourcecode"><text:s text:c="2"/>&lt;/statement&gt;</text:p>
      <text:p text:style-name="P626">&lt;/datasource&gt;</text:p>
      <text:p text:style-name="P627"/>
      <text:p text:style-name="P628"/>
      <text:p text:style-name="P629">En donde:</text:p>
      <text:list text:style-name="LFO10" text:continue-numbering="true">
        <text:list-item>
          <text:p text:style-name="P630"><text:span text:style-name="T631">{host}</text:span>: corresponde a la dirección IP o nombre del host donde se encuentra el servidor de base de datos MySQL</text:p>
        </text:list-item>
        <text:list-item>
          <text:p text:style-name="P632"><text:span text:style-name="T633">{port}</text:span>: puerto del servidor de base de datos MySQL utilizado.</text:p>
        </text:list-item>
        <text:list-item>
          <text:p text:style-name="P634"><text:span text:style-name="T635">{user}</text:span>: usuario utilizado por Jboss para conectarse a la base de datos</text:p>
        </text:list-item>
        <text:list-item>
          <text:p text:style-name="P636"><text:span text:style-name="T637">{pass}</text:span>: contraseña del usuario<text:s/><text:span text:style-name="T638">{user}</text:span><text:s/>para conectarse a la base de datos</text:p>
        </text:list-item>
      </text:list>
      <text:p text:style-name="P639">Esto agregará dos datasource, uno con el atributo jta=”true” y otro con jta=”false”. El primero de estos datasources es utilizado normalmente por la aplicación<text:s/>para operaciones que requieren un manejo transaccional. El segundo datasources es utilizado para el envío de notificaciónes.</text:p>
      <text:p text:style-name="P640">Para la configuración del driver, debe agregarse dentro del mismo subsistema en la sección<text:s/><text:span text:style-name="T641">&lt;drivers&gt;</text:span><text:s/>el siguiente<text:s/>contenido:</text:p>
      <text:p text:style-name="Sourcecode">&lt;driver name="<text:span text:style-name="T642">com.mysql</text:span>" module="<text:span text:style-name="T643">com.mysql</text:span>"&gt;</text:p>
      <text:p text:style-name="Sourcecode"><text:s text:c="2"/>&lt;xa-datasource-class&gt;com.mysql.main.mysql-connector-java&lt;/xa-datasource-class&gt;</text:p>
      <text:p text:style-name="P644">&lt;/driver&gt;</text:p>
      <text:p text:style-name="P645"/>
      <text:p text:style-name="Standard">Notar que el driver especificado, hace referencia al módulo MySQL instalado a través del atributo<text:s/><text:span text:style-name="T646">module=”</text:span><text:span text:style-name="T647">com.mysql</text:span><text:span text:style-name="T648">”.<text:s/></text:span>Luego el driver es referenciado con su nombre (<text:span text:style-name="T649">name=”</text:span><text:span text:style-name="T650">com.mysql</text:span><text:span text:style-name="T651">”</text:span>) por el datasource en la etiqueta<text:s/><text:span text:style-name="T652">&lt;driver&gt;</text:span><text:span text:style-name="T653">com.mysql</text:span><text:span text:style-name="T654">&lt;/driver&gt;.</text:span></text:p>
      <text:h text:style-name="Título3" text:outline-level="3"><text:bookmark-start text:name="__RefHeading___Toc6164_1634132994"/><text:bookmark-start text:name="_Toc25334552"/>Configuración de driver y datasource PostgreSQL en Jboss AS 7.1.1<text:bookmark-end text:name="__RefHeading___Toc6164_1634132994"/><text:bookmark-end text:name="_Toc25334552"/></text:h>
      <text:p text:style-name="P655">Para que la aplicación pueda conectarse a la<text:s/>base de datos MySQL Server a través del servidor de aplicaciones JBoss AS, es necesario definir un origen de datos en este último. Para hacerlo, se debe abrir el archivo<text:s/><text:span text:style-name="T656">standalone.xml</text:span><text:s/>que se encuentra en el directorio de configuración de JBoss AS (<text:span text:style-name="T657">{JBOSS</text:span><text:span text:style-name="T658">_HOME}/standalone/configuration/</text:span>) y buscar el subsistema cuyo nombre es “<text:span text:style-name="T659">urn:jboss:domain:datasources:1.0</text:span>”; dentro de este subsistema, identificar la sección<text:s/><text:span text:style-name="T660">&lt;datasources&gt;</text:span><text:s/>y dentro de ella copiar el siguiente texto:</text:p>
      <text:p text:style-name="Sourcecode">&lt;datasource<text:s/><text:span text:style-name="T661">jta="true"</text:span><text:s/>jndi-name="<text:span text:style-name="T662">java:j</text:span><text:span text:style-name="T663">boss/datasources/MySqlDS</text:span>" <text:s text:c="29"/>pool-name="<text:span text:style-name="T664">MySqlDS</text:span>" enabled="true"&gt;</text:p>
      <text:p text:style-name="Sourcecode"><text:s text:c="2"/>&lt;connection-url&gt;<text:span text:style-name="T665">jdbc:postgresql://{host}:{port}/{database}?currentSchema={schema}</text:span>&lt;/connection-url&gt;</text:p>
      <text:soft-page-break/>
      <text:p text:style-name="Sourcecode"><text:s text:c="2"/>&lt;driver&gt;<text:span text:style-name="T666">org.postgresql</text:span>&lt;/driver&gt;</text:p>
      <text:p text:style-name="Sourcecode"><text:s text:c="2"/>&lt;pool&gt;</text:p>
      <text:p text:style-name="Sourcecode"><text:s text:c="4"/>&lt;min-pool-size&gt;10&lt;/min-pool-size&gt;</text:p>
      <text:p text:style-name="Sourcecode"><text:s text:c="4"/>&lt;max-pool-size&gt;100&lt;/max-pool-size&gt;</text:p>
      <text:p text:style-name="Sourcecode"><text:s text:c="2"/>&lt;/pool&gt;</text:p>
      <text:p text:style-name="Sourcecode"><text:s text:c="2"/>&lt;security&gt;</text:p>
      <text:p text:style-name="Sourcecode"><text:s text:c="4"/>&lt;user-name&gt;<text:span text:style-name="T667">{user}</text:span>&lt;/user-name&gt;</text:p>
      <text:p text:style-name="Sourcecode"><text:s text:c="4"/>&lt;password&gt;<text:span text:style-name="T668">{pass}</text:span>&lt;/password&gt;</text:p>
      <text:p text:style-name="Sourcecode"><text:s text:c="2"/>&lt;/security&gt;</text:p>
      <text:p text:style-name="Sourcecode"><text:s text:c="2"/>&lt;validation&gt;</text:p>
      <text:p text:style-name="Sourcecode"><text:s text:c="4"/>&lt;validate-on-match&gt;false&lt;/validate-on-match&gt;</text:p>
      <text:p text:style-name="Sourcecode"><text:s text:c="4"/>&lt;background-validation&gt;false&lt;/background-validation&gt;</text:p>
      <text:p text:style-name="Sourcecode"><text:s text:c="2"/>&lt;/validation&gt;</text:p>
      <text:p text:style-name="Sourcecode"><text:s text:c="2"/>&lt;statement&gt;</text:p>
      <text:p text:style-name="Sourcecode"><text:s text:c="4"/>&lt;share-prepared-statements&gt;true&lt;/share-prepared-statements&gt;</text:p>
      <text:p text:style-name="Sourcecode"><text:s text:c="2"/>&lt;/statement&gt;</text:p>
      <text:p text:style-name="P669">&lt;/datasource&gt;</text:p>
      <text:p text:style-name="Sourcecode">&lt;datasource<text:s/><text:span text:style-name="T670">jta="false"</text:span><text:s/>jndi-name="<text:span text:style-name="T671">java:jboss/datasources/MySqlDS2</text:span>"<text:s/><text:s text:c="29"/>pool-name="<text:span text:style-name="T672">MySqlDS2</text:span>" enabled="true"&gt;</text:p>
      <text:p text:style-name="Sourcecode"><text:s text:c="2"/>&lt;connection-url&gt;<text:span text:style-name="T673">jdbc:postgresql://{host}:{port}/{database}?currentSchema={schema}</text:span>&lt;/connection-url&gt;</text:p>
      <text:p text:style-name="Sourcecode"><text:s text:c="2"/>&lt;driver&gt;<text:span text:style-name="T674">org.postgresql</text:span>&lt;/driver&gt;</text:p>
      <text:p text:style-name="Sourcecode"><text:s text:c="2"/>&lt;pool&gt;</text:p>
      <text:p text:style-name="Sourcecode"><text:s text:c="4"/>&lt;min-pool-size&gt;10&lt;/min-pool-size&gt;</text:p>
      <text:p text:style-name="Sourcecode"><text:s text:c="4"/>&lt;max-pool-size&gt;100&lt;/max-pool-size&gt;</text:p>
      <text:p text:style-name="Sourcecode"><text:s text:c="2"/>&lt;/pool&gt;</text:p>
      <text:p text:style-name="Sourcecode"><text:s text:c="2"/>&lt;security&gt;</text:p>
      <text:p text:style-name="Sourcecode"><text:s text:c="4"/>&lt;user-name&gt;<text:span text:style-name="T675">{user}</text:span>&lt;/user-name&gt;</text:p>
      <text:p text:style-name="Sourcecode"><text:s text:c="4"/>&lt;password&gt;<text:span text:style-name="T676">{pass}</text:span>&lt;/password&gt;</text:p>
      <text:p text:style-name="Sourcecode"><text:s text:c="2"/>&lt;/security&gt;</text:p>
      <text:p text:style-name="Sourcecode"><text:s text:c="2"/><text:span text:style-name="T677">&lt;validation&gt;</text:span></text:p>
      <text:p text:style-name="P678"><text:s text:c="4"/>&lt;check-valid-connection-sql&gt;SELECT 1&lt;/check-valid-connection-sql&gt;</text:p>
      <text:p text:style-name="P679"><text:s text:c="4"/>&lt;background-validation&gt;true&lt;/background-validation&gt;</text:p>
      <text:p text:style-name="P680"><text:s text:c="4"/>&lt;background-validation-millis&gt;2000&lt;/background-validation-millis&gt;</text:p>
      <text:p text:style-name="Sourcecode"><text:span text:style-name="T681"><text:s text:c="2"/>&lt;/validation&gt;</text:span></text:p>
      <text:p text:style-name="Sourcecode"><text:s text:c="2"/>&lt;statement&gt;</text:p>
      <text:p text:style-name="Sourcecode"><text:s text:c="4"/>&lt;share-prepared-statements&gt;true&lt;/share-prepared-statements&gt;</text:p>
      <text:soft-page-break/>
      <text:p text:style-name="Sourcecode"><text:s text:c="2"/>&lt;/statement&gt;</text:p>
      <text:p text:style-name="P682">&lt;/datasource&gt;</text:p>
      <text:p text:style-name="P683"/>
      <text:p text:style-name="P684">Esto agregará dos datasource, uno con el atributo jta=”true” y otro con jta=”false”. El primero de estos datasources es utilizado normalmente por la aplicación para operaciones que requieren un manejo transaccional. El segundo datasources es utilizado para el envío de notificaciónes.</text:p>
      <text:p text:style-name="P685">En donde:</text:p>
      <text:list text:style-name="LFO10" text:continue-numbering="true">
        <text:list-item>
          <text:p text:style-name="P686"><text:span text:style-name="T687">{host}</text:span>: corresponde a la dirección IP o nombre del host donde se encuentra el servidor de base de datos <text:s/>PostgreSQL</text:p>
        </text:list-item>
        <text:list-item>
          <text:p text:style-name="P688"><text:span text:style-name="T689">{port}</text:span>: puerto del servidor de base de datos PostgreSQL utilizado.</text:p>
        </text:list-item>
        <text:list-item>
          <text:p text:style-name="P690"><text:span text:style-name="T691">{user}</text:span>: usuario utilizado por Jboss para conectarse a la base de datos</text:p>
        </text:list-item>
        <text:list-item>
          <text:p text:style-name="P692"><text:span text:style-name="T693">{p</text:span><text:span text:style-name="T694">ass}</text:span>: contraseña del usuario<text:s/><text:span text:style-name="T695">{user}</text:span><text:s/>para conectarse a la base de datos</text:p>
        </text:list-item>
        <text:list-item>
          <text:p text:style-name="P696"><text:span text:style-name="T697">{database}</text:span>: nombre de la base de datos utilizada en el servidor de base de datos</text:p>
        </text:list-item>
        <text:list-item>
          <text:p text:style-name="P698"><text:span text:style-name="T699">{schema}</text:span>: esquema de la base de datos<text:s/><text:span text:style-name="T700">{database}<text:s/></text:span>utilizada.</text:p>
        </text:list-item>
      </text:list>
      <text:p text:style-name="P701"/>
      <text:p text:style-name="P702">Para la configuración del driver, debe agregarse dentro del mismo subsistema en la sección<text:s/><text:span text:style-name="T703">&lt;drivers&gt;</text:span><text:s/>el siguiente contenido:</text:p>
      <text:p text:style-name="P704">&lt;driver name="<text:span text:style-name="T705">org.postgresql</text:span>" module="<text:span text:style-name="T706">org.postgresql</text:span>"&gt;</text:p>
      <text:p text:style-name="P707"><text:s text:c="2"/>&lt;driver-class&gt;org.postgresql.Driver&lt;/driver-class&gt;</text:p>
      <text:p text:style-name="P708">&lt;/driver&gt;</text:p>
      <text:p text:style-name="P709"/>
      <text:p text:style-name="Standard">Notar que el driver especificado, hace<text:s/>referencia al módulo PostgreSQL instalado a través del atributo<text:s/><text:span text:style-name="T710">module=”</text:span><text:span text:style-name="T711">org.postgresql</text:span><text:span text:style-name="T712">”</text:span>. Luego el driver es referenciado con su nombre (<text:span text:style-name="T713">name=”</text:span><text:span text:style-name="T714">org.postgresql</text:span><text:span text:style-name="T715">”</text:span>) por el datasource en la etiqueta<text:s/><text:span text:style-name="T716">&lt;driver&gt;</text:span><text:span text:style-name="T717">org.postgresql</text:span><text:span text:style-name="T718">&lt;/driver&gt;</text:span>.</text:p>
      <text:h text:style-name="Título3" text:outline-level="3"><text:bookmark-start text:name="__RefNumPara__8008_1634132994"/><text:bookmark-start text:name="__RefHeading___Toc6166_1634132994"/><text:bookmark-start text:name="_Toc25334553"/>Configuración de servidor de correo electrónico<text:bookmark-end text:name="__RefNumPara__8008_1634132994"/><text:bookmark-end text:name="__RefHeading___Toc6166_1634132994"/><text:bookmark-end text:name="_Toc25334553"/></text:h>
      <text:p text:style-name="P719">Para que la aplicación Siges pueda enviar correos electrónicos es necesario definir un servidor SMTP en el servidor de aplicaciones JBoss AS. Para hacerlo, se debe continuar editando el archivo<text:s/><text:span text:style-name="T720">standalone.xml</text:span>. En este archivo, se debe buscar la sección<text:s/><text:span text:style-name="T721">&lt;socket-binding-group&gt;</text:span><text:s/>(normalmente se encuentra al final del archivo) e incluir dentro de ella el siguiente texto:</text:p>
      <text:p text:style-name="Sourcecode">&lt;outbound-socket-binding name="mail-siges-smtp"&gt;</text:p>
      <text:p text:style-name="Sourcecode"><text:s text:c="2"/>&lt;remote-destination host="<text:span text:style-name="T722">{host}</text:span>" port="<text:span text:style-name="T723">{port}</text:span>"/&gt;</text:p>
      <text:p text:style-name="P724">&lt;/outbound-socket-binding&gt;</text:p>
      <text:p text:style-name="P725"/>
      <text:p text:style-name="Standard">En donde<text:s/><text:span text:style-name="T726">{host}</text:span><text:s/>y<text:s/><text:span text:style-name="T727">{port}</text:span><text:s/>corresponden a la dirección IP o nombre del host, y puerto respectivamente del servidor SMTP utilizado.</text:p>
      <text:p text:style-name="Standard">A continuación se debe configurar la dirección de correo utilizada agregando dentro del subsistema “urn:jboss:domain:mail:1.0” el siguiente contenido:</text:p>
      <text:p text:style-name="Sourcecode">&lt;mail-session jndi-name="<text:span text:style-name="T728">java:jboss/mail/SigesMail</text:span>"<text:span text:style-name="T729">from</text:span><text:span text:style-name="T730">=</text:span><text:span text:style-name="T731">"</text:span><text:span text:style-name="T732">{from}</text:span><text:span text:style-name="T733">"</text:span>&gt;</text:p>
      <text:p text:style-name="Sourcecode"><text:s text:c="2"/>&lt;smtp-server ssl="true" outbound-socket-binding-ref="mail-siges-smtp"&gt;</text:p>
      <text:p text:style-name="Sourcecode"><text:s text:c="4"/>&lt;login name="<text:span text:style-name="T734">{user}</text:span>" password="<text:span text:style-name="T735">{pass}</text:span>"/&gt;</text:p>
      <text:p text:style-name="Sourcecode"><text:s text:c="2"/>&lt;/smtp-server&gt;</text:p>
      <text:p text:style-name="Sourcecode">&lt;/mail-session&gt;</text:p>
      <text:p text:style-name="Standard"/>
      <text:p text:style-name="Standard">En donde<text:s/><text:span text:style-name="T736">{u</text:span><text:span text:style-name="T737">ser}</text:span><text:s/>y<text:s/><text:span text:style-name="T738">{pass}</text:span><text:s/>corresponden al usuario y contraseña respectivamente, de la dirección de correo utilizada para enviar los correos. Por otro lado, el valor de la dirección<text:s/><text:span text:style-name="T739">{form}</text:span><text:s/>corresponde a la dirección de correo que figura como remitente en los correos.</text:p>
      <text:p text:style-name="Standard"><text:span text:style-name="T740">N</text:span><text:span text:style-name="T741">ota</text:span>:<text:s/><text:span text:style-name="T742">{user}</text:span><text:s/>y<text:s/><text:span text:style-name="T743">{from}</text:span><text:s/>pueden ser distintos.</text:p>
      <text:p text:style-name="P744"/>
      <text:p text:style-name="P745">Actualización del módulo de mail</text:p>
      <text:p text:style-name="P746">Debido a un error. Jboss AS 7.1.1 no soporta el protocolo TLS para el servicio SMTP. Para resolver esto, existe una actualización del módulo de correo<text:s/><text:span text:style-name="T747">no oficial</text:span><text:s/>para poder<text:s/>utilizar TLS. <text:s/>En caso que se desee aplicar esta solución, se debe descomprimir el archivo “<text:span text:style-name="T748">jboss-mail.zip</text:span>” facilitado por la empresa Sofis Solutions, en el directorio<text:s/><text:span text:style-name="T749">{JBOSS_HOME}/modules/org/jboss/as/mail/main/</text:span><text:s/>. Luego se debe actualizar el subsistema para el envío de correo “ urn:jboss:domain:mail:1.0” editando el archivo<text:s/><text:span text:style-name="T750">standalone.xml</text:span><text:s/>cambiando el nombre del subsistema “urn:jboss:domain:mail:1.0” por “urn:jboss:domain:mail:<text:span text:style-name="T751">1.1</text:span>”. Esto permite utilizar el atributo tls=”true” en la etiqueta “&lt;smtp-server&gt;” de la siguiente forma:</text:p>
      <text:p text:style-name="Sourcecode">&lt;mail-session jndi-name="<text:span text:style-name="T752">java:jboss/mail/SigesMail</text:span>"<text:span text:style-name="T753">from</text:span><text:span text:style-name="T754">=</text:span><text:span text:style-name="T755">"</text:span><text:span text:style-name="T756">{from}</text:span><text:span text:style-name="T757">"</text:span>&gt;</text:p>
      <text:p text:style-name="Sourcecode"><text:s text:c="2"/>&lt;smtp-server<text:s/><text:span text:style-name="T758">tls="true"</text:span><text:s/>outbound-socket-binding-ref="mail-siges-smtp"&gt;</text:p>
      <text:p text:style-name="Sourcecode"><text:s text:c="4"/>&lt;login name="<text:span text:style-name="T759">{user}</text:span>" password="<text:span text:style-name="T760">{pass}</text:span>"/&gt;</text:p>
      <text:p text:style-name="Sourcecode"><text:s text:c="2"/>&lt;/smtp-server&gt;</text:p>
      <text:p text:style-name="Sourcecode">&lt;/mail-session&gt;</text:p>
      <text:p text:style-name="P761"/>
      <text:h text:style-name="Título3" text:outline-level="3"><text:bookmark-start text:name="__RefHeading___Toc6168_1634132994"/><text:bookmark-start text:name="_Toc25334554"/><text:soft-page-break/>Configurar del dominio de autenticación<text:bookmark-end text:name="__RefHeading___Toc6168_1634132994"/><text:bookmark-end text:name="_Toc25334554"/></text:h>
      <text:p text:style-name="Standard">La aplicación delega al servidor de aplicaciones JBoss la autenticación de los usuarios que intentan acceder a ella (validar nombres de usuario y contraseña). Para que el servidor de aplicaciones JBoss AS pueda encargarse de esta tarea, debe ser configurado un dominio de autenticación. Para hacerlo, se debe continuar editando el archivo<text:s/><text:span text:style-name="T762">standalone.xml</text:span>. En este archivo, se debe buscar el subsistema “<text:span text:style-name="T763">urn:jboss:domain:security:1.1</text:span>” y copiar dentro de él el siguiente texto:</text:p>
      <text:p text:style-name="Sourcecode">&lt;security-domain name="<text:span text:style-name="T764">form-auth</text:span>" cache-type="default"&gt;</text:p>
      <text:p text:style-name="Sourcecode"><text:s text:c="2"/>&lt;authentication&gt;</text:p>
      <text:p text:style-name="Sourcecode"><text:s text:c="4"/>&lt;login-module code="<text:span text:style-name="T765">com.sofis.web.seguridad.SimpleUsernamePasswordLoginModule</text:span>"</text:p>
      <text:p text:style-name="Sourcecode"><text:s text:c="18"/>flag="<text:span text:style-name="T766">required</text:span>"/&gt;</text:p>
      <text:p text:style-name="Sourcecode"><text:s text:c="2"/>&lt;/authentication&gt;</text:p>
      <text:p text:style-name="Sourcecode">&lt;/security-domain&gt;</text:p>
      <text:h text:style-name="Título3" text:outline-level="3"><text:bookmark-start text:name="__RefHeading___Toc6170_1634132994"/><text:bookmark-start text:name="_Toc25334555"/>Configurar los<text:s/>niveles de log<text:bookmark-end text:name="__RefHeading___Toc6170_1634132994"/><text:bookmark-end text:name="_Toc25334555"/></text:h>
      <text:p text:style-name="P767">Está previsto que la aplicación escriba sus propios mensajes de log en el archivo de log del servidor de aplicaciones. El nivel de detalle de los mensajes registrados es configurable. Para hacerlo, se debe continuar editando el archivo<text:s/><text:span text:style-name="T768">stand</text:span><text:span text:style-name="T769">alone.xml</text:span>. En este archivo, se debe buscar el subsistema “<text:span text:style-name="T770">urn:jboss:domain:logging:1.1</text:span>” y copiar dentro de él el siguiente texto:</text:p>
      <text:p text:style-name="Sourcecode">&lt;logger category="<text:span text:style-name="T771">siges</text:span>"&gt;</text:p>
      <text:p text:style-name="Sourcecode"><text:s text:c="2"/>&lt;level name="ALL"/&gt;</text:p>
      <text:p text:style-name="Sourcecode">&lt;/logger&gt;</text:p>
      <text:p text:style-name="Sourcecode">&lt;logger category="<text:span text:style-name="T772">com.sofis</text:span>"&gt;</text:p>
      <text:p text:style-name="Sourcecode"><text:s text:c="2"/>&lt;level name="ALL"/&gt;</text:p>
      <text:p text:style-name="P773">&lt;/logger&gt;</text:p>
      <text:p text:style-name="P774"/>
      <text:soft-page-break/>
      <text:p text:style-name="P775">Para<text:s/>reducir el nivel de log, puede remplazarse “ALL” por uno de “DEBUG”, "INFO", “WARN”,”ERROR” (de mayor a menor).</text:p>
      <text:h text:style-name="Título3" text:outline-level="3"><text:bookmark-start text:name="__RefHeading___Toc6172_1634132994"/><text:bookmark-start text:name="_Toc25334556"/>Autorizar el acceso a la aplicación desde otros equipos<text:bookmark-end text:name="__RefHeading___Toc6172_1634132994"/><text:bookmark-end text:name="_Toc25334556"/></text:h>
      <text:p text:style-name="P776">Por defecto, el servidor de aplicaciones JBoss AS limita el acceso a las aplicaciones que contiene, permitiendo acceder a ellas únicamente desde el propio equipo donde reside (localhost). Normalmente, los usuarios acceden a las aplicaciones desde otros equipos de la red. Para permitir este tipo de acceso, se debe continuar editando el archivo<text:s/><text:span text:style-name="T777">standalone.xml</text:span>. En este archivo, se debe buscar la sección<text:s/><text:span text:style-name="T778">&lt;interfaces&gt;</text:span>, y dentro de ella modificar la configuración de la interfaz cuyo nombre es “<text:span text:style-name="T779">public</text:span>”, cambiando el valor “127.0.0.1” por “<text:span text:style-name="T780">0.0.0.0</text:span>”, debiendo resultar algo similar a lo siguiente (solo<text:s/>la línea que está en negrita fue modificada):</text:p>
      <text:p text:style-name="Sourcecode">&lt;interfaces&gt;</text:p>
      <text:p text:style-name="Sourcecode"><text:s text:c="2"/>&lt;interface name="management"&gt;</text:p>
      <text:p text:style-name="Sourcecode"><text:s text:c="4"/>&lt;inet-address value="${jboss.bind.address.management:127.0.0.1}"/&gt;</text:p>
      <text:p text:style-name="Sourcecode"><text:s text:c="2"/>&lt;/interface&gt;</text:p>
      <text:p text:style-name="Sourcecode"><text:s text:c="2"/>&lt;interface name="public"&gt;</text:p>
      <text:p text:style-name="Sourcecode"><text:span text:style-name="T781"><text:s text:c="4"/>&lt;inet-address<text:s/></text:span><text:span text:style-name="T782">value="${jboss.bind.address:0.0.0.0}"/&gt;<text:s/></text:span><text:s text:c="3"/></text:p>
      <text:p text:style-name="Sourcecode"><text:s text:c="2"/>&lt;/interface&gt;</text:p>
      <text:p text:style-name="Sourcecode"><text:s text:c="2"/>&lt;interface name="unsecure"&gt;</text:p>
      <text:p text:style-name="Sourcecode"><text:s text:c="4"/>&lt;inet-address value="${jboss.bind.address.unsecure:127.0.0.1}"/&gt;</text:p>
      <text:p text:style-name="Sourcecode"><text:s text:c="2"/>&lt;/interface&gt;</text:p>
      <text:p text:style-name="P783">&lt;/interfaces&gt;</text:p>
      <text:h text:style-name="Título3" text:outline-level="3"><text:bookmark-start text:name="__RefHeading___Toc6174_1634132994"/><text:bookmark-start text:name="_Toc25334557"/>Habilitar el acceso seguro (HTTPS)<text:bookmark-end text:name="__RefHeading___Toc6174_1634132994"/><text:bookmark-end text:name="_Toc25334557"/></text:h>
      <text:p text:style-name="P784">La aplicación está diseñada para aceptar conexiones solo por HTTPS (HTTP + SSL/TLS). Sin embargo, por defecto el servidor<text:s/><text:soft-page-break/>de aplicaciones JBoss AS no acepta dicho tipo de conexiones. Para habilitarlo se deberá contar con un keystore (un repositorio de certificados digitales) que contendrá<text:s/>únicamente al certificado digital que entregará el servidor de aplicaciones a los usuarios (en realidad, a los navegadores web de los mismos) cada vez que inicien una comunicación nueva. Para esto se tienen dos casos: cuando se cuenta con un certificado digital emitido por una autoridad certificadora reconocida (CA), y cuando no se tiene dicho certificado. En ambos casos se creará un keystore nuevo, llamado<text:s/><text:span text:style-name="T785">siges.jks</text:span>, para asegurar que no se utilice otro certificado no deseado.</text:p>
      <text:p text:style-name="P786">En el caso de que se cuente con un certificado digital reconocido, éste debe ser importado al keystore con el siguiente comando:</text:p>
      <text:p text:style-name="Sourcecode">keytool -v -importkeystore -srckeystore<text:s/><text:span text:style-name="T787">{archivo}</text:span><text:s/>-srcstoretype PKCS12 -destkeystore siges.jks -deststoretype JKS</text:p>
      <text:p text:style-name="P788"/>
      <text:p text:style-name="P789"><text:span text:style-name="T790">Nota</text:span>: remplazar<text:s/><text:span text:style-name="T791">{archivo}</text:span><text:s/>por el nombre (incluyendo la ruta completa si no está en el directorio actual) del archivo que contiene el certificado digital.</text:p>
      <text:p text:style-name="P792">Al ejecutar este comando el programa keytool solicitará la contraseña del certificado, que debe haber sido proporcionada por el emisor del mismo y la contraseña del keystore, que debe ser la misma que la del certificado.</text:p>
      <text:p text:style-name="P793">En el caso de que no se cuente con un certificado digital reconocido, se puede crear uno propio, aunque se debe tener en cuenta que todos los usuarios verán un mensaje de advertencia, al acceder a la aplicación, indicándoles que el servidor utiliza un certificado digital que no es de confianza. Para crear un nuevo keystore conteniendo el nuevo certificado digital, se debe ejecutar el siguiente comando:</text:p>
      <text:p text:style-name="Sourcecode">keytool -genkeypair -keystore siges.jks -alias siges</text:p>
      <text:p text:style-name="P794"/>
      <text:p text:style-name="P795">Al ejecutar este comando el programa keytool solicitará primero el ingreso de la contraseña para el keystore (habrá que ingresarla dos veces) y luego el ingreso de la información que será incluida en el certificado. Los únicos datos obligatorios son el primero (“nombre”, ingresar “Agesic Siges ”) y el último (“país”, ingresar “UY”), en el resto de los casos se puede dejar en blanco. Finalmente el programa keytool solicitará confirmación, a lo que se debe responder “sí” (o “yes” si<text:s/>está en inglés). Para terminar, el programa keytool solicitará la nueva contraseña para el certificado, que debe ser la misma que se usó para el keystore.</text:p>
      <text:p text:style-name="P796"><text:span text:style-name="T797">Nota:<text:s/></text:span>si al intentar ejecutar alguno de los comandos anteriores se observa un mensaje indicando que no se reconoce al comando keytool como un programa válido, es porque el directorio de programas de Java no está en la lista de directorios donde el sistema operativo busca programas. En este caso se puede ejecutar el mismo comando especificando la ruta completa al programa keytool (que está en el directorio bin de la instalación del JRE), o modificar la variable de entorno PATH (tanto en MS Windows como en Linux) para incluir el directorio bin de la instalación del JRE.</text:p>
      <text:p text:style-name="P798">Una vez creado el keystore, con cualquiera de los dos casos, se debe indicarle al servidor de aplicaciones JBoss que permita las conexiones seguras, y que utilice el keystore creado anteriormente, para lo cual se debe continuar editando el archivo<text:s/><text:span text:style-name="T799">standalone.xml</text:span>. En este archivo se debe buscar<text:s/>el subsistema llamado “<text:span text:style-name="T800">urn:jboss:domain:web:1.1</text:span>” y dentro de él remplazar la definición del conector HTTP (la línea que comienza con “&lt;connector name=”http” ...&gt;” por el siguiente texto (quitar la línea mencionada y poner en su lugar las<text:s/>siguientes):</text:p>
      <text:p text:style-name="Sourcecode">&lt;connector name="http" protocol="HTTP/1.1" scheme="http" socket-binding="http"</text:p>
      <text:p text:style-name="Sourcecode"><text:s text:c="11"/>redirect-port="8443"/&gt;</text:p>
      <text:p text:style-name="Sourcecode">&lt;connector name="https" protocol="HTTP/1.1" scheme="https" socket-binding="https"</text:p>
      <text:soft-page-break/>
      <text:p text:style-name="Sourcecode"><text:s text:c="11"/>secure="true"&gt;</text:p>
      <text:p text:style-name="Sourcecode"><text:s text:c="2"/>&lt;ssl name="ssl" key-alias="<text:span text:style-name="T801">{alias}</text:span>" password="<text:span text:style-name="T802">{pass}</text:span>"</text:p>
      <text:p text:style-name="Sourcecode"><text:s text:c="7"/>certificate-key-file="${jboss.server.config.dir}/siges.jks"</text:p>
      <text:p text:style-name="Sourcecode"><text:s text:c="7"/>protocol="TLSv1"/&gt;</text:p>
      <text:p text:style-name="P803">&lt;/connector&gt;</text:p>
      <text:p text:style-name="Standard"/>
      <text:p text:style-name="P804"><text:span text:style-name="T805">Nota:</text:span><text:s/>remplazar<text:s/><text:span text:style-name="T806">{alias}</text:span><text:s/>por el alias del certificado dentro del keystore (si no se conoce, puede<text:s/>ejecutarse el siguiente comando: keytool -list -keystore siges.jks) <text:s/><text:span text:style-name="T807">{pass}</text:span><text:s/>por la contraseña del keystore y del certificado (que deben coincidir)</text:p>
      <text:h text:style-name="Título3" text:outline-level="3"><text:bookmark-start text:name="__RefHeading___Toc6176_1634132994"/><text:bookmark-start text:name="_Toc25334558"/>Habilitar compresión de datos<text:bookmark-end text:name="__RefHeading___Toc6176_1634132994"/><text:bookmark-end text:name="_Toc25334558"/></text:h>
      <text:p text:style-name="P808">Dado que la aplicación puede transferir mucha información hacia los clientes, es recomendable habilitar la compresión para acelerar la transferencia. Para hacerlo, se debe editar el archivo<text:s/><text:span text:style-name="T809">standalone.xml</text:span><text:s/>y copiar al principio, justo debajo de las extensiones (luego del tag de cierre &lt;/extensions&gt;) el siguiente texto:</text:p>
      <text:p text:style-name="Sourcecode">&lt;system-properties&gt;</text:p>
      <text:p text:style-name="Sourcecode"><text:s text:c="2"/>&lt;property name="org.apache.coyote.http11.Http11Protocol.COMPRESSION"</text:p>
      <text:p text:style-name="Sourcecode"><text:s text:c="12"/>value="on"/&gt;</text:p>
      <text:p text:style-name="Sourcecode"><text:s text:c="2"/>&lt;property name="org.apache.coyote.http11.Http11Protocol.COMPRESSION_MIME_TYPES"</text:p>
      <text:p text:style-name="Sourcecode"><text:s text:c="12"/>value="text/javascript,text/css,text/html,text/xml,text/json"/&gt;</text:p>
      <text:p text:style-name="P810">&lt;/system-properties&gt;</text:p>
      <text:p text:style-name="P811"/>
      <text:p text:style-name="P812"/>
      <text:h text:style-name="Título3" text:outline-level="3"><text:bookmark-start text:name="__RefHeading___Toc6178_1634132994"/><text:bookmark-start text:name="_Toc25334559"/><text:soft-page-break/>Cambiar puertos el JBoss AS<text:bookmark-end text:name="__RefHeading___Toc6178_1634132994"/><text:bookmark-end text:name="_Toc25334559"/></text:h>
      <text:p text:style-name="P813">Por defecto, los puertos usados por JBoss AS para atender conexiones son el 8080 para HTTP y 8443 para HTTPS. Si se desea cambiar esto, se debe hacer los siguiente:</text:p>
      <text:list text:style-name="LFO11" text:continue-numbering="true">
        <text:list-item>
          <text:p text:style-name="P814">Para cambiar el puerto HTTP: editar el archivo<text:s/><text:span text:style-name="T815">standalone.xml<text:s/></text:span>y buscar la línea que comienza con “<text:span text:style-name="T816">&lt;socket-binding name="http"</text:span>” , remplazando en ella 8080 por el puerto deseado.</text:p>
        </text:list-item>
        <text:list-item>
          <text:p text:style-name="P817">Para cambiar el puerto HTTPS: editar el archivo<text:s/><text:span text:style-name="T818">standalone.xml</text:span><text:s/>y buscar la línea que comienza con “<text:span text:style-name="T819">&lt;socket-binding n</text:span><text:span text:style-name="T820">ame="https"</text:span>“, remplazando en ella 8443 por el puerto deseado. Luego, buscar la línea que comienza con “<text:span text:style-name="T821">&lt;connector name="http"</text:span>“ y remplazar en ella 8443 por el puerto deseado, que debe ser el mismo que el indicado anteriormente.</text:p>
        </text:list-item>
      </text:list>
      <text:h text:style-name="Título2" text:outline-level="2"><text:bookmark-start text:name="__RefHeading___Toc7960_1634132994"/><text:bookmark-start text:name="_Toc25334560"/>Instalación y configuración<text:s/>de Siges<text:bookmark-end text:name="__RefHeading___Toc7960_1634132994"/><text:bookmark-end text:name="_Toc25334560"/></text:h>
      <text:h text:style-name="Título3" text:outline-level="3"><text:bookmark-start text:name="__RefHeading___Toc7962_1634132994"/><text:bookmark-start text:name="_Toc25334561"/>Instalar aplicación en JBoss AS 7.1.1<text:bookmark-end text:name="__RefHeading___Toc7962_1634132994"/><text:bookmark-end text:name="_Toc25334561"/></text:h>
      <text:p text:style-name="P822">Para instalar la aplicación en el servidor de aplicaciones JBoss AS, solo se debe copiar el archivo<text:s/><text:span text:style-name="T823">SS-SIGES-ear-1.0-SNAPSHOT.ear</text:span><text:s/>proporcionado por Sofis Solutions a la carpeta<text:s/><text:span text:style-name="T824">{JBOSS_HOME}/standalone/deployme</text:span><text:span text:style-name="T825">nts</text:span>. Tras unos pocos segundos en dicha carpeta aparecerá un nuevo archivo llamado<text:s/><text:span text:style-name="T826">SS-SIGES-ear-1.0-SNAPSHOT.ear.deployed</text:span>, que indica que la aplicación se ha instalado correctamente; si no es así, o el nombre del archivo es<text:s/><text:span text:style-name="T827">SS-SIGES-ear-1.0-SNAPSHOT.ear.fai</text:span><text:span text:style-name="T828">led</text:span>, significa que ocurrió un error y debe examinarse el archivo de log (<text:span text:style-name="T829">{JBOSS_HOME}/standalone/log/server.log</text:span>) para intentar determinar la causa del error.</text:p>
      <text:h text:style-name="Título3" text:outline-level="3"><text:bookmark-start text:name="__RefHeading___Toc6674_452591873"/><text:bookmark-start text:name="_Toc25334562"/><text:soft-page-break/>Super Administrador<text:bookmark-end text:name="__RefHeading___Toc6674_452591873"/><text:bookmark-end text:name="_Toc25334562"/></text:h>
      <text:p text:style-name="Standard">Los usuarios del tipo Super Administrador son creados directamente en la base<text:s/>de datos utilizando las siguientes sentencias SQL:</text:p>
      <text:p text:style-name="P830"><text:span text:style-name="T831">insert ss_usuario ( usu_administrador, usu_cambio_estado_desc, usu_cod, usu_correo_electronico,<text:s/></text:span><text:span text:style-name="T832"><text:tab/>usu_cuenta_bloqueada, usu_descripcion, usu_direccion, usu_fecha_password, usu_fecha_uuid, usu_foto, usu_inte</text:span><text:span text:style-name="T833">ntos_fallidos, usu_nro_doc, usu_oficina_por_defecto, usu_origen, usu_password,<text:s/></text:span><text:span text:style-name="T834"><text:tab/>usu_primer_apellido, usu_primer_nombre, usu_registrado, usu_segundo_apellido, usu_segundo_nombre, usu_telefono, usu_celular, usu_user_code,</text:span><text:span text:style-name="T835"><text:tab/>usu_uuid_des, usu_version, usu_vigen</text:span><text:span text:style-name="T836">te, usu_aprob_facturas, usu_ult_usuario, usu_ult_mod, usu_ult_origen, usu_area_org, usu_token, usu_token_act) values<text:s/></text:span><text:span text:style-name="T837"><text:tab/></text:span></text:p>
      <text:p text:style-name="P838"><text:span text:style-name="T839">('</text:span><text:span text:style-name="T840">${admin_pk}</text:span><text:span text:style-name="T841">', NULL, '</text:span><text:span text:style-name="T842">${admin_cod}</text:span><text:span text:style-name="T843">', '</text:span><text:span text:style-name="T844">${admin_mail}</text:span><text:span text:style-name="T845">', '0', NULL, NULL, '2014-11-11 00:00:00', NULL, NULL, NULL, NULL, NULL, NULL, '</text:span><text:span text:style-name="T846">${admin_pass}</text:span><text:span text:style-name="T847">', '</text:span><text:span text:style-name="T848">Admin</text:span><text:span text:style-name="T849">', 'Usuario', NULL, NULL, NULL, NULL, NULL, '0', NULL, '1', '1', NULL, 'admin', now(), NULL, NULL, NULL, NULL);</text:span></text:p>
      <text:p text:style-name="P850"/>
      <text:p text:style-name="Textbody"><text:span text:style-name="T851">insert ss_usu_ofi_roles(usu_ofi_roles_origen, usu_ofi_roles_user_code, usu_ofi_roles_oficina, usu_ofi_roles_rol, usu_ofi_</text:span><text:span text:style-name="T852">roles_usuario, usu_ofi_roles_usu_area, usu_ofi_roles_activo, version) values</text:span><text:span text:style-name="T853"><text:line-break/></text:span><text:span text:style-name="T854">('instalacion', '0', NULL, '0', '</text:span><text:span text:style-name="T855">${admin_pk}</text:span><text:span text:style-name="T856">', NULL, '1', '0');</text:span></text:p>
      <text:p text:style-name="Standard"><text:span text:style-name="T857">En donde:</text:span></text:p>
      <text:list text:style-name="LFO12" text:continue-numbering="true">
        <text:list-item>
          <text:p text:style-name="P858"><text:span text:style-name="T859">${admin_pk}</text:span>: clave primaria del usuario super <text:s/>administrador</text:p>
        </text:list-item>
        <text:list-item>
          <text:p text:style-name="P860"><text:span text:style-name="T861">${admin_cod}</text:span>: código del usuario super<text:s/>administrador</text:p>
        </text:list-item>
        <text:list-item>
          <text:p text:style-name="P862"><text:span text:style-name="T863">${admin_mail}</text:span>: correo del usuario super administrador</text:p>
        </text:list-item>
        <text:list-item>
          <text:p text:style-name="P864"><text:span text:style-name="T865">${admin_pass}</text:span>: md5 de la contraseña del usuario super administrador</text:p>
        </text:list-item>
      </text:list>
      <text:p text:style-name="Standard"/>
      <text:h text:style-name="Título3" text:outline-level="3"><text:bookmark-start text:name="_Toc25334563"/>Usuarios<text:s/>por defecto en el ambiente levantado<text:bookmark-end text:name="_Toc25334563"/></text:h>
      <text:p text:style-name="Textbody">A continuación se detallan el conjunto de usuarios por defecto que vienen con el sistma, estos usuarios podrán ser usado la primera vez que se inicie/monte el sistema.</text:p>
      <text:p text:style-name="Textbody">Los usuarios creados en este dump son: (rol: usuario / contraseña)</text:p>
      <text:p text:style-name="Textbody"/>
      <text:p text:style-name="Textbody"><text:s text:c="5"/>- Administrador: admin / admin</text:p>
      <text:p text:style-name="Textbody"><text:s text:c="5"/>- Usuario: usuario@siges.com / siges</text:p>
      <text:p text:style-name="Textbody"><text:s text:c="5"/>- PMOF: usuario.pmof@siges.com / siges</text:p>
      <text:p text:style-name="Textbody"><text:s text:c="5"/>- PMOT: usuario.pmot@siges.com / siges</text:p>
      <text:p text:style-name="P866"/>
      <text:h text:style-name="Título3" text:outline-level="3"><text:bookmark-start text:name="__RefHeading___Toc7964_1634132994"/><text:bookmark-start text:name="_Toc25334564"/>Configuración de la aplicación<text:bookmark-end text:name="__RefHeading___Toc7964_1634132994"/><text:bookmark-end text:name="_Toc25334564"/></text:h>
      <text:p text:style-name="P867">La aplicación tiene configuraciones que aplican a nivel de cada organismo y otras que aplican para todos los organismos. En el caso de las configuraciones a nivel de organismo, estás pueden ser modificadas a través de la aplicación por un usuario con rol PMOT en la pantalla “Administración → Configuración → General”. Por otro lado, las configuraciones globales sólo pueden ser modificadas directamente desde la base datos.</text:p>
      <text:soft-page-break/>
      <text:p text:style-name="P868">Los parámetros de configuración a nivel de organismo son:</text:p>
      <text:list text:style-name="LFO13" text:continue-numbering="true">
        <text:list-item>
          <text:p text:style-name="P869"><text:span text:style-name="T870">ADJUNTO_MODIFICA_PRESUPUESTO</text:span>: Adjunto puede modificar presupuesto</text:p>
        </text:list-item>
        <text:list-item>
          <text:p text:style-name="P871"><text:span text:style-name="T872">ALCANCE_INDICE_Límite_AMARILLO</text:span>: Límite semáforo amarillo para Alcance</text:p>
        </text:list-item>
        <text:list-item>
          <text:p text:style-name="P873"><text:span text:style-name="T874">ALCANCE_INDICE_Límite_ROJO</text:span>: Límite semáforo rojo para Alcance</text:p>
        </text:list-item>
        <text:list-item>
          <text:p text:style-name="P875"><text:span text:style-name="T876">CALIDAD_GERENTE_MODIFICA</text:span>: Permitir al Gerente modificar items calidad</text:p>
        </text:list-item>
        <text:list-item>
          <text:p text:style-name="P877"><text:span text:style-name="T878">CALIDAD_Límite_AMARILLO</text:span>: semáforo Límite amarillo calidad</text:p>
        </text:list-item>
        <text:list-item>
          <text:p text:style-name="P879"><text:span text:style-name="T880">CALIDAD_Límite_ROJO</text:span>: semáforo Límite rojo calidad</text:p>
        </text:list-item>
        <text:list-item>
          <text:p text:style-name="P881"><text:span text:style-name="T882">CON_CORREO</text:span>: true/false: <text:s/>habilitar envío de correos. En caso de estar activado, se debe configurar el servicio de mail definido en la sección<text:s/><text:bookmark-ref text:ref-name="__RefNumPara__8008_1634132994" text:reference-format="page">5.3.5</text:bookmark-ref>.</text:p>
        </text:list-item>
        <text:list-item>
          <text:p text:style-name="P883"><text:span text:style-name="T884">COSTO_ACTUAL_Límite_AMARILLO</text:span>: Límite amarillo del semáforo de<text:s/>costo</text:p>
        </text:list-item>
        <text:list-item>
          <text:p text:style-name="P885"><text:span text:style-name="T886">COSTO_ACTUAL_Límite_ROJO</text:span>: Límite rojo del semáforo de costo</text:p>
        </text:list-item>
        <text:list-item>
          <text:p text:style-name="P887"><text:span text:style-name="T888">DOCUMENTO_PORCENTAJE_Límite_AMARILLO</text:span>: Límite amarillo del semáforo de documentos</text:p>
        </text:list-item>
        <text:list-item>
          <text:p text:style-name="P889"><text:span text:style-name="T890">DOCUMENTO_PORCENTAJE_Límite_ROJO</text:span>: Límite rojo del semáforo de documentos</text:p>
        </text:list-item>
        <text:list-item>
          <text:p text:style-name="P891"><text:span text:style-name="T892">ENVIO_NOTIFICACIONES</text:span>: Determina si se envían notificaciones</text:p>
        </text:list-item>
        <text:list-item>
          <text:p text:style-name="P893"><text:span text:style-name="T894">ESTADO_INICIO_Límite_AMARILLO</text:span>: semáforo estado Inicio amarillo</text:p>
        </text:list-item>
        <text:list-item>
          <text:p text:style-name="P895"><text:span text:style-name="T896">ESTADO_INICIO_Límite_ROJO</text:span>: semáforo estado Inicio rojo</text:p>
        </text:list-item>
        <text:list-item>
          <text:p text:style-name="P897"><text:span text:style-name="T898">ESTADO_Planificación_Límite_AMARILLO</text:span>: semáforo estado Planificación amarillo</text:p>
        </text:list-item>
        <text:list-item>
          <text:p text:style-name="P899"><text:span text:style-name="T900">E</text:span><text:span text:style-name="T901">STADO_Planificación_Límite_ROJO</text:span>: semáforo estado Planificación rojo</text:p>
        </text:list-item>
        <text:list-item>
          <text:p text:style-name="P902"><text:span text:style-name="T903">FILTRO_INICIO_POR_AREAS</text:span>: true/false: <text:s/>Agrupar resultado inicio por áreas</text:p>
        </text:list-item>
        <text:list-item>
          <text:p text:style-name="P904"><text:span text:style-name="T905">FOLDER_MEDIA</text:span>: Carpeta donde se almacenan los archivos Multimedia. Verificar que el directorio exista y el usuario con el que se ejecuta el servidor de aplicaciones tenga permisos de lectura y escritura sobre este directorio.</text:p>
        </text:list-item>
        <text:list-item>
          <text:p text:style-name="P906"><text:span text:style-name="T907">KEYSTORE_ORG_ALIAS</text:span>: Alias del certificado del organismo en el keystore configurado para consumir servicios de la PGE. Verificar que el certificado<text:s/>con el alias definido exista en el keystore configurado.</text:p>
        </text:list-item>
        <text:list-item>
          <text:p text:style-name="P908"><text:span text:style-name="T909">KEYSTORE_ORG_PASS</text:span>: Contraseña del certificado del organismo en el keystore configurado para consumir servicios de la PGE.</text:p>
        </text:list-item>
        <text:list-item>
          <text:p text:style-name="P910"><text:span text:style-name="T911">KEYSTORE_ORG_PATH</text:span>: Keystore que contiene el certificado del<text:s/>organismo utilizado para consumir servicio de la PGE. Verificar que el path exista y el usuario con el que se ejecuta el servidor de aplicaciones tiene permisos de lectura sobre este archivo.</text:p>
        </text:list-item>
        <text:list-item>
          <text:p text:style-name="P912"><text:span text:style-name="T913">KEYSTORE_SSL_ALIAS:</text:span><text:s/>Alias del certificado utilizado para la conexión SSL de la PGE</text:p>
        </text:list-item>
        <text:list-item>
          <text:p text:style-name="P914"><text:span text:style-name="T915">KEYSTORE_SSL_PASS</text:span>: Contraseña del certificado en keystore utilizado para la conexión SSL de la PGE</text:p>
        </text:list-item>
        <text:list-item>
          <text:p text:style-name="P916"><text:span text:style-name="T917">KEYSTORE_SSL_PATH</text:span>: Keystore utilizado para la conexión SSL de la PGE. Verificar que el path exista y el usuario con el que se ejecuta el servidor de aplicaciones tiene permisos de lectura sobre este archivo.</text:p>
        </text:list-item>
        <text:list-item>
          <text:p text:style-name="P918"><text:span text:style-name="T919">MAIL_DEBUG</text:span>: true/false: <text:s/>habilitar debug del envío de mail</text:p>
        </text:list-item>
        <text:list-item>
          <text:p text:style-name="P920"><text:span text:style-name="T921">MAIL_ENCODING</text:span>: Encoding de los mails a enviar</text:p>
        </text:list-item>
        <text:list-item>
          <text:p text:style-name="P922"><text:span text:style-name="T923">MAIL_FROM</text:span>: Dirección desde donde se envían los mails</text:p>
        </text:list-item>
        <text:list-item>
          <text:p text:style-name="P924"><text:span text:style-name="T925">MAIL_TLS</text:span>: true/false: Habilitar configuración TLS en envío de mail</text:p>
        </text:list-item>
        <text:list-item>
          <text:p text:style-name="P926"><text:span text:style-name="T927">PRODUCTO_INDICE_Límite_AMARILLO</text:span>: Límite semáforo amarillo para índice de Productos</text:p>
        </text:list-item>
        <text:list-item>
          <text:p text:style-name="P928"><text:span text:style-name="T929">PRODUCTO_INDICE_Límite_ROJO</text:span>: Límite semáforo rojo para índice de Productos</text:p>
        </text:list-item>
        <text:list-item>
          <text:p text:style-name="P930"><text:span text:style-name="T931">PROYECTO_GANTT_PERIODO</text:span>: true/false: <text:s/>habilitar configuración de período de proyecto en entregables</text:p>
        </text:list-item>
        <text:list-item>
          <text:p text:style-name="P932"><text:span text:style-name="T933">RIESGO_INDICE_Límite_AMARILLO</text:span>: Límite amarillo del índice de los de riesgos</text:p>
        </text:list-item>
        <text:list-item>
          <text:p text:style-name="P934"><text:span text:style-name="T935">RIESGO_INDICE_Límite_ROJO</text:span>: Límite rojo del índice de los de riesgos</text:p>
        </text:list-item>
        <text:list-item>
          <text:p text:style-name="P936"><text:span text:style-name="T937">RIESGO_TIEMPO_Límite_AMARILLO</text:span>: Límite amarillo del tiempo de los riesgos</text:p>
        </text:list-item>
        <text:list-item>
          <text:p text:style-name="P938"><text:span text:style-name="T939">RIESGO_TIEMPO_Límite_ROJO</text:span>: Límite rojo del tiempo de los de riesgos</text:p>
        </text:list-item>
        <text:list-item>
          <text:p text:style-name="P940"><text:span text:style-name="T941">STS_EMISOR</text:span>: Emistor del Security Tocken Service de la PGE (Agesic)</text:p>
        </text:list-item>
        <text:list-item>
          <text:p text:style-name="P942"><text:span text:style-name="T943">STS_POLITICA</text:span>: Política del Security Tocken Service de la PGE (“urn:std:15”)</text:p>
        </text:list-item>
        <text:list-item>
          <text:p text:style-name="P944"><text:span text:style-name="T945">STS_URL</text:span>: URL del Security Tocken Service de<text:s/>la PGE</text:p>
        </text:list-item>
        <text:list-item>
          <text:p text:style-name="P946"><text:span text:style-name="T947">TAMANIO_MAX_ARCHIVO_DOCUMENTO</text:span>: tamaño máximo de archivos de documentos soportado</text:p>
        </text:list-item>
        <text:list-item>
          <text:p text:style-name="P948"><text:span text:style-name="T949">TAMANIO_MAX_ARCHIVO_MULTIMEDIA</text:span>:<text:tab/>Tamaño máximo de los archivos multimedia</text:p>
        </text:list-item>
        <text:list-item>
          <text:p text:style-name="P950"><text:span text:style-name="T951">TAMANIO_MAX_LOGO_ORGANISMO</text:span>: Tamaño máximo en bytes del logo del Organismo</text:p>
        </text:list-item>
        <text:list-item>
          <text:p text:style-name="P952"><text:span text:style-name="T953">TRUSTSTORE_SSL_PASS:</text:span><text:s/>Contraseña del trustore utilizado para consumir servicios de la PGE<text:s/><text:bookmark-start text:name="__DdeLink__8039_1634132994"/>via SSL<text:bookmark-end text:name="__DdeLink__8039_1634132994"/></text:p>
        </text:list-item>
        <text:list-item>
          <text:p text:style-name="P954"><text:span text:style-name="T955">TRUSTSTORE_SSL_PATH:<text:s/></text:span>Trustore utilizado para consumir servicios de la PGE via SSL. Verificar que el path exista y el usuario con el que se ejecuta el servidor<text:s/>de aplicaciones tiene permisos de lectura sobre este archivo.</text:p>
        </text:list-item>
        <text:list-item>
          <text:p text:style-name="P956"><text:span text:style-name="T957">VISUALIZADOR_EXPORTACION_POR_PGE</text:span>: true/false: <text:s/>realizar la exportación al Visualizador por la PGE</text:p>
        </text:list-item>
        <text:list-item>
          <text:p text:style-name="P958"><text:span text:style-name="T959">VISUALIZADOR.PUBLICARSERVICIO_MTOM</text:span>: true/false: habilitar consumo del servicio del Visualizador<text:s/>a con MTOM</text:p>
        </text:list-item>
        <text:list-item>
          <text:p text:style-name="P960"><text:span text:style-name="T961">VISUALIZADOR.PUBLICARSERVICIO_NAMESPACE</text:span>: namespace utilizado para consumir servicios del visualizador a través de la PGE.</text:p>
        </text:list-item>
        <text:list-item>
          <text:p text:style-name="P962"><text:span text:style-name="T963">VISUALIZADOR.PUBLICARSERVICIO_ROL</text:span>: rol utilizado para consumir servicios del visualizador a través de la PGE.</text:p>
        </text:list-item>
        <text:list-item>
          <text:p text:style-name="P964"><text:span text:style-name="T965">VISUALIZADOR.PUBLICARSERVICIO_SOAPACTION</text:span>: soapaction del servicio del visualizador</text:p>
        </text:list-item>
        <text:list-item>
          <text:p text:style-name="P966"><text:span text:style-name="T967">VISUALIZADOR.PUBLICARSERVICIO_URLLOGICA</text:span>: url lógica utilizada para consumir servicios del visualizador a través de la PGE.</text:p>
        </text:list-item>
        <text:list-item>
          <text:p text:style-name="P968"><text:span text:style-name="T969">VISUALIZADOR.PUBLICARSERVICIO_WSDL</text:span>: wsdl utilizado<text:s/>por el cliente PGE</text:p>
        </text:list-item>
      </text:list>
      <text:p text:style-name="P970"/>
      <text:p text:style-name="P971">Las configuraciones globales sólo pueden ser <text:s/>actualizadas con el siguiente comando SQL:</text:p>
      <text:p text:style-name="Sourcecode">update ss_configuraciones set cnf_valor = '<text:span text:style-name="T972">{valor}</text:span>' where cnf_codigo =<text:s/><text:span text:style-name="T973">{código}</text:span><text:s/>and cnf_org_pk is null;</text:p>
      <text:p text:style-name="Sourcecode"/>
      <text:p text:style-name="Standard">En donde<text:s/><text:span text:style-name="T974">{código}</text:span><text:s/>y<text:s/><text:span text:style-name="T975">{valor}</text:span><text:s/>corresponden<text:s/>al código y valor de la configuración que se desea modificar.</text:p>
      <text:soft-page-break/>
      <text:p text:style-name="Standard">Actualmente la única configuración global es:</text:p>
      <text:list text:style-name="LFO14" text:continue-numbering="true">
        <text:list-item>
          <text:p text:style-name="P976"><text:span text:style-name="T977">DOCUMENTOS_DIR:<text:s/></text:span>Directorio donde se almacenarán los archivos de los documentos. Verificar que el directorio exista y el usuario con el que se ejecuta el servidor de aplicaciones tiene permisos de lectura sobre este archivo.</text:p>
        </text:list-item>
      </text:list>
      <text:h text:style-name="Título2" text:outline-level="2"><text:bookmark-start text:name="__RefHeading___Toc7966_1634132994"/><text:bookmark-start text:name="_Toc25334565"/>Respaldo y mantenimiento<text:bookmark-end text:name="__RefHeading___Toc7966_1634132994"/><text:bookmark-end text:name="_Toc25334565"/></text:h>
      <text:p text:style-name="P978">En caso de que se desee hacer un respaldo de forma periódica de un ambiente de producción, se recomienda respaldar los siguientes datos:</text:p>
      <text:list text:style-name="LFO15" text:continue-numbering="true">
        <text:list-item>
          <text:p text:style-name="P979">Directorio<text:s/><text:span text:style-name="T980">{JBOSS_</text:span><text:span text:style-name="T981">HOME}/bin</text:span></text:p>
        </text:list-item>
        <text:list-item>
          <text:p text:style-name="P982">Directorio<text:span text:style-name="T983"><text:s/>{JBOSS_HOME}/modules/standalone/configuration/</text:span></text:p>
        </text:list-item>
        <text:list-item>
          <text:p text:style-name="P984">Directorio<text:span text:style-name="T985"><text:s/>{JBOSS_HOME}/modules/standalone/deployments/</text:span></text:p>
        </text:list-item>
        <text:list-item>
          <text:p text:style-name="P986"><text:bookmark-start text:name="__DdeLink__8101_1634132994"/>Directorio<text:s/><text:span text:style-name="T987">{JBOSS_HOME}/modules/standalone/log</text:span><text:bookmark-end text:name="__DdeLink__8101_1634132994"/></text:p>
        </text:list-item>
        <text:list-item>
          <text:p text:style-name="P988">Directorio configurado para almacenar los archivos de los documentos (parámetro de configuración global “<text:span text:style-name="T989">DOCUMENTOS_DIR</text:span>”)</text:p>
        </text:list-item>
        <text:list-item>
          <text:p text:style-name="P990">Keystores configurados para los organismos en el parámetro “<text:span text:style-name="T991">KEYSTORE_ORG_PATH</text:span>”.</text:p>
        </text:list-item>
        <text:list-item>
          <text:p text:style-name="P992"><text:bookmark-start text:name="__DdeLink__8104_1634132994"/>Keystores configurados para los organismos en el parámetro “<text:span text:style-name="T993">KEYSTORE_SSL_PATH</text:span>”.<text:bookmark-end text:name="__DdeLink__8104_1634132994"/></text:p>
        </text:list-item>
        <text:list-item>
          <text:p text:style-name="P994">Truststore configurados para los organismos en el parámetro<text:s/>“<text:span text:style-name="T995">TRUSTSTORE_SSL_PATH</text:span>”.</text:p>
        </text:list-item>
        <text:list-item>
          <text:p text:style-name="P996">Directorios donde los organismos almacenan sus contenidos multimedia. Se especifica en el parámetro<text:s/><text:soft-page-break/>“<text:span text:style-name="T997">FOLDER_MEDIA</text:span>” a nivel organismo.</text:p>
        </text:list-item>
        <text:list-item>
          <text:p text:style-name="P998">Dump de la base de datos.</text:p>
        </text:list-item>
      </text:list>
      <text:p text:style-name="P999">Para tareas programas, se sugiere el reinicio de forma períodica del servidor de aplicaciones eliminando el contenido de los directorios “<text:span text:style-name="T1000">{JBOSS_HOME}/modules/standalone/data/</text:span>”<text:span text:style-name="T1001"><text:s/>y<text:s/></text:span>“<text:span text:style-name="T1002">{JBOSS_HOME}/modules/standalone/tmp</text:span>”.</text:p>
      <text:p text:style-name="P1003"/>
      <text:h text:style-name="Título2" text:outline-level="2"><text:bookmark-start text:name="__RefHeading___Toc7968_1634132994"/><text:bookmark-start text:name="_Toc25334566"/>Optimización de ambiente<text:bookmark-end text:name="__RefHeading___Toc7968_1634132994"/><text:bookmark-end text:name="_Toc25334566"/></text:h>
      <text:p text:style-name="P1004">En esta sección se presentan configuraciones que pueden resultar de utilidad<text:s/>para mejorar la performance aprovechando de la mejor manera los recursos disponibles (Memoria RAM, Cantidad de Cores).</text:p>
      <text:h text:style-name="Título3" text:outline-level="3"><text:bookmark-start text:name="__RefHeading___Toc7970_1634132994"/><text:bookmark-start text:name="_Toc25334567"/>Optimización de Java<text:bookmark-end text:name="__RefHeading___Toc7970_1634132994"/><text:bookmark-end text:name="_Toc25334567"/></text:h>
      <text:p text:style-name="P1005">La optimización de Java se realiza agregando parámetros a la variable de entorno<text:s/><text:span text:style-name="T1006">JAVA_OPTS</text:span><text:s/>definida en el archivo de<text:s/>configuración<text:s/><text:span text:style-name="T1007">{JBOSS_HOME}/bin/standalone.conf</text:span><text:s/>en Linux o en<text:s/><text:span text:style-name="T1008">{JBOSS_HOME}/bin/standalone.conf.bat</text:span><text:s/>para el caso de windows.</text:p>
      <text:p text:style-name="P1009">Los parámetros de<text:s/><text:span text:style-name="T1010">JAVA_OPTS</text:span><text:s/>que se definen son en la sección de archivo<text:s/><text:span text:style-name="T1011">standalone.conf</text:span>:</text:p>
      <text:p text:style-name="Sourcecode">if [ "x$JAVA_OPTS" = "x" ]; then</text:p>
      <text:p text:style-name="Sourcecode"><text:s text:c="3"/><text:span text:style-name="T1012">JAVA_OP</text:span><text:span text:style-name="T1013">TS="-Xms64m -Xmx512m -XX:MaxPermSize=256m -Djava.net.preferIPv4Stack=true -Dorg.jboss.resolver.warning=true -Dsun.rmi.dgc.client.gcInterval=3600000 -Dsun.rmi.dgc.server.gcInterval=3600000"</text:span></text:p>
      <text:p text:style-name="P1014"><text:s text:c="3"/>JAVA_OPTS="$JAVA_OPTS -Djboss.modules.system.pkgs=$JBOSS_MODULES_SYSTEM_PKGS -Djava.awt.headless=true"</text:p>
      <text:p text:style-name="P1015"><text:s text:c="3"/>JAVA_OPTS="$JAVA_OPTS -Djboss.server.default.config=standalone.xml"</text:p>
      <text:p text:style-name="Sourcecode">else</text:p>
      <text:p text:style-name="Sourcecode"><text:s text:c="3"/>echo "JAVA_OPTS already set in environment; overriding default settings with values: $JAVA_OPTS"</text:p>
      <text:soft-page-break/>
      <text:p text:style-name="Sourcecode">fi</text:p>
      <text:p text:style-name="P1016"/>
      <text:p text:style-name="P1017">Los parámetros de java que se utilizan comúnmente para servidores son:</text:p>
      <text:list text:style-name="LFO16" text:continue-numbering="true">
        <text:list-item>
          <text:p text:style-name="P1018"><text:span text:style-name="T1019">Memoria y performance</text:span>:</text:p>
          <text:list text:continue-numbering="true">
            <text:list-item>
              <text:p text:style-name="P1020">-server : activa características de la JVM para servidores.</text:p>
            </text:list-item>
            <text:list-item>
              <text:p text:style-name="P1021">-d64 : para sistemas de 64bits permite utilizar más de 4GB como tamaño del heap. En algunos sistemas este parámetro es innecesario, pero se<text:s/>recomienda definirlo explícitamente.</text:p>
            </text:list-item>
            <text:list-item>
              <text:p text:style-name="P1022">-Xms : cantidad de memoria reservada para el heap al arranque del procesos. Se recomienda establecer este parámetro en ¾ de la memoria física disponible del servidor. Por ejemplo, para un servidor de 12GB de RAM, el parámetro sería “-Xms9G”</text:p>
            </text:list-item>
            <text:list-item>
              <text:p text:style-name="P1023">-Xmx: cantidad máxima de memoria reservada para el heap. Se recomienda establecer este parámetro en ¾ de la memoria física disponible del servidor. Por ejemplo, para un servidor de 12GB de RAM, el parámetro sería “-Xms9G”.</text:p>
            </text:list-item>
            <text:list-item>
              <text:p text:style-name="P1024">-XX:+UseConcMarkSweepGC -XX:+CMSParallelRemarkEnabled: activa algoritmo concurrente para garbage collector de la JVM</text:p>
            </text:list-item>
            <text:list-item>
              <text:p text:style-name="P1025">-XX:+UseCompressedOops : activa la compresión de direcciones.</text:p>
            </text:list-item>
          </text:list>
        </text:list-item>
      </text:list>
      <text:list text:style-name="LFO17" text:continue-numbering="true">
        <text:list-item>
          <text:p text:style-name="P1026"><text:span text:style-name="T1027">Activar log del Garbage Collector</text:span>:</text:p>
          <text:list text:continue-numbering="true">
            <text:list-item>
              <text:p text:style-name="P1028">-XX:+PrintGCDateStamps -verbose:gc -XX:+PrintGCDetails -Xloggc:<text:span text:style-name="T1029">{gc}</text:span><text:s/>:</text:p>
              <text:list text:continue-numbering="true">
                <text:list-item>
                  <text:p text:style-name="P1030"><text:s/>activa el log del Garbage Collector y lo guarda en el archivo con path<text:s/><text:span text:style-name="T1031">{gc}</text:span></text:p>
                </text:list-item>
              </text:list>
            </text:list-item>
            <text:list-item>
              <text:p text:style-name="P1032">-XX:+UseGCLogFileRotation -XX:NumberOfGCLogFiles=10 -XX:GCLogFileSize=100M</text:p>
            </text:list-item>
          </text:list>
        </text:list-item>
        <text:list-item>
          <text:p text:style-name="P1033"><text:span text:style-name="T1034">Dump de memoria si ocurre un error “OutOfMemoryError”</text:span>:</text:p>
          <text:list text:continue-numbering="true">
            <text:list-item>
              <text:p text:style-name="P1035">-XX:+HeapDumpOnOutOfMemoryError -XX:HeapDumpPath=<text:span text:style-name="T1036">{hprof}</text:span>`date`.hprof</text:p>
              <text:list text:continue-numbering="true">
                <text:list-item>
                  <text:p text:style-name="P1037"><text:span text:style-name="T1038">{hprof}</text:span>: corresponde al path donde se generará el dump de memoria</text:p>
                </text:list-item>
              </text:list>
            </text:list-item>
          </text:list>
        </text:list-item>
      </text:list>
      <text:p text:style-name="P1039">Para un servidor con 12 GB de RAM, 8 cores y de 64-bits, si se definen todos estos valores, la sección del archivo<text:s/><text:span text:style-name="T1040">standa</text:span><text:span text:style-name="T1041">lone.conf</text:span><text:s/>debería ser:</text:p>
      <text:p text:style-name="Sourcecode">if [ "x$JAVA_OPTS" = "x" ]; then</text:p>
      <text:p text:style-name="Sourcecode"><text:s text:c="3"/>JAVA_OPTS="<text:span text:style-name="T1042">-server -d64 -Xms9G -Xmx9G -XX:+UseConcMarkSweepGC -XX:+CMSParallelRemarkEnabled -XX:+UseCompressedOops</text:span><text:s/>-XX:MaxPermSize=256m -Djava.net.preferIPv4Stack=true -Dorg.jboss.resolver.warning=true -Dsun.rmi.dgc.client.gcInterval=3600000 -Dsun.rmi.dgc.server.gcInterval=3600000<text:s/><text:span text:style-name="T1043">-XX:+PrintGCDateStamps -verbose:gc -XX:+PrintGCDetails -Xloggc:{gc}</text:span><text:s/><text:span text:style-name="T1044">-XX:+UseGCLogFileRotation -XX:NumberOfGCLogFiles=10 -XX:GCLogFileSize=100M -XX:+HeapDumpOnOutOfMemoryEr</text:span><text:span text:style-name="T1045">ror -XX:HeapDumpPath={hprof}`date`.hprof</text:span>"</text:p>
      <text:p text:style-name="Sourcecode"><text:s text:c="3"/>JAVA_OPTS="$JAVA_OPTS -Djboss.modules.system.pkgs=$JBOSS_MODULES_SYSTEM_PKGS -Djava.awt.headless=true"</text:p>
      <text:p text:style-name="Sourcecode"><text:s text:c="2"/>JAVA_OPTS="$JAVA_OPTS -Djboss.server.default.config=standalone.xml"</text:p>
      <text:p text:style-name="Sourcecode">else</text:p>
      <text:p text:style-name="Sourcecode"><text:s text:c="3"/>echo "JAVA_OPTS already set<text:s/>in environment; overriding default settings with values: $JAVA_OPTS"</text:p>
      <text:p text:style-name="P1046">fi</text:p>
      <text:h text:style-name="Título3" text:outline-level="3"><text:bookmark-start text:name="__RefHeading___Toc7972_1634132994"/><text:bookmark-start text:name="_Toc25334568"/>Optimización de MySQL<text:bookmark-end text:name="__RefHeading___Toc7972_1634132994"/><text:bookmark-end text:name="_Toc25334568"/></text:h>
      <text:p text:style-name="P1047">Para optimizar el rendimiento de MySQL, se recomienda activar el cache estableciendo los siguientes valores en función de la cantidad de RAM y cantidad de cores disponibles. Los parámetros ha definir son:</text:p>
      <text:list text:style-name="LFO18" text:continue-numbering="true">
        <text:list-item>
          <text:p text:style-name="P1048"><text:span text:style-name="T1049">query_cache_type</text:span><text:s/>= 1 . Activa el cache.</text:p>
        </text:list-item>
        <text:list-item>
          <text:p text:style-name="P1050"><text:span text:style-name="T1051">max_allowed_packet</text:span><text:s/>= 16777216</text:p>
        </text:list-item>
        <text:list-item>
          <text:p text:style-name="P1052"><text:span text:style-name="T1053">query_cache_size</text:span><text:s/>= 64m por cada 1GB de RAM. Por ejemplo, para 4GB de RAM el valor es 256m</text:p>
        </text:list-item>
        <text:list-item>
          <text:p text:style-name="P1054"><text:span text:style-name="T1055">key_buffer_size</text:span><text:s/>= 32m por cada 1GB de RAM. Por ejemplo, para 4GB de RAM el valor es 128m</text:p>
        </text:list-item>
        <text:list-item>
          <text:p text:style-name="P1056"><text:span text:style-name="T1057">sort_buffer_size</text:span><text:s/>= 1m por cada 1GB de RAM. Por ejemplo, para 4GB de RAM el valor es 4m</text:p>
        </text:list-item>
        <text:list-item>
          <text:p text:style-name="P1058"><text:span text:style-name="T1059">read_buffer_size</text:span><text:s/>= 1m por cada 1GB de RAM. Por ejemplo, para 4GB de RAM el valor es 4m</text:p>
        </text:list-item>
        <text:list-item>
          <text:p text:style-name="P1060"><text:span text:style-name="T1061">read_rnd_buffer_size</text:span><text:s/>= 1m por cada 1GB de RAM.<text:s/>Por ejemplo, para 4GB de RAM el valor es 4m</text:p>
        </text:list-item>
        <text:list-item>
          <text:p text:style-name="P1062"><text:span text:style-name="T1063">join_buffer_size</text:span><text:s/>= 1m por cada 1GB de RAM. Por ejemplo, para 4GB de RAM el valor es 4m</text:p>
        </text:list-item>
        <text:list-item>
          <text:p text:style-name="P1064"><text:span text:style-name="T1065">thread_cache_size</text:span><text:s/>= 64</text:p>
        </text:list-item>
        <text:list-item>
          <text:p text:style-name="P1066"><text:span text:style-name="T1067">max_connections</text:span><text:s/>= Cantidad máxima de conexiones. Por ejemplo, si Siges utiliza 2 datasource con configurados en el Jboss que tienen definido un max-pool-size de 150 cada una, la cantidad máxima de conexiones debe ser como mínimo 301 (se reserva 1 conexión para un usuario root)</text:p>
        </text:list-item>
        <text:list-item>
          <text:p text:style-name="P1068"><text:span text:style-name="T1069">query_cache_limit</text:span><text:s/>= 1m</text:p>
        </text:list-item>
        <text:list-item>
          <text:p text:style-name="P1070"><text:span text:style-name="T1071">innodb_buffer_pool_size</text:span><text:s/>= Un 70% de la memoria RAM disponible. Para un servidor de 4GB de RAM, el valor al 70% es “2867m”.</text:p>
        </text:list-item>
      </text:list>
      <text:p text:style-name="P1072"><text:span text:style-name="T1073">Nota</text:span>: tomar en cuenta que estas configuraciones corresponden a un servidor MySQL dedicado. Es decir, únicamente tiene instalado MySQL server.</text:p>
      <text:h text:style-name="Título3" text:outline-level="3"><text:bookmark-start text:name="__RefHeading___Toc7974_1634132994"/><text:bookmark-start text:name="_Toc25334569"/><text:soft-page-break/>Optimización de Jboss<text:bookmark-end text:name="__RefHeading___Toc7974_1634132994"/><text:bookmark-end text:name="_Toc25334569"/></text:h>
      <text:p text:style-name="P1074">A nivel de jboss las<text:s/>principales recomendaciones para mejorar la performance de la aplicación consisten en:</text:p>
      <text:list text:style-name="LFO19" text:continue-numbering="true">
        <text:list-item>
          <text:p text:style-name="P1075">Incrementar el pool de EJBs cambiando el valor “max-pool-size” (en este caso de 20 a 100) en el archivo<text:s/><text:span text:style-name="T1076">{JBOSS_HOME}/standalone/configuration/standalone.xml</text:span><text:s/>en el subsistema<text:span text:style-name="T1077"><text:s/>"urn:jboss:domain:ejb3:1.2"<text:s/></text:span>de la siguiente forma:</text:p>
        </text:list-item>
      </text:list>
      <text:p text:style-name="Sourcecode"><text:s text:c="12"/>&lt;pools&gt;</text:p>
      <text:p text:style-name="Sourcecode"><text:s text:c="16"/>&lt;bean-instance-pools&gt;</text:p>
      <text:p text:style-name="Sourcecode"><text:s text:c="20"/>&lt;strict-max-pool name="slsb-strict-max-pool"<text:s/><text:span text:style-name="T1078">max-pool-size="100"</text:span><text:s/>instance-acquisition-timeout="5" instance-acquisition-timeout-unit="MINUTES"/&gt;</text:p>
      <text:p text:style-name="Sourcecode"><text:s text:c="20"/>&lt;strict-max-pool name="mdb-strict-max-pool" max-pool-size="20" instance-acquisition-timeout="5" instance-acquisition-timeout-unit="MINUTES"/&gt;</text:p>
      <text:p text:style-name="Sourcecode"><text:s text:c="16"/>&lt;/bean-instance-pools&gt;</text:p>
      <text:p text:style-name="Sourcecode"><text:s text:c="12"/>&lt;/pools&gt;</text:p>
      <text:p text:style-name="P1079"/>
      <text:list text:style-name="LFO20" text:continue-numbering="true">
        <text:list-item>
          <text:p text:style-name="P1080">Incrementar<text:s/>el timeout de transacciones (por ejemplo, a 3600 segundos) para prevenir errores en el procesamiento cuando la base de datos demora demasiado en una consulta. Para esto se define en el<text:s/><text:span text:style-name="T1081">{JBOSS_HOME}/standalone/configuration/standalone.xml</text:span><text:s/>el subsistema<text:s/><text:span text:style-name="T1082">"ur</text:span><text:span text:style-name="T1083">n:jboss:domain:transactions:1.3"</text:span><text:s/>:</text:p>
        </text:list-item>
      </text:list>
      <text:p text:style-name="Sourcecode"><text:tab/>&lt;subsystem xmlns="urn:jboss:domain:transactions:1.3"&gt;</text:p>
      <text:p text:style-name="Sourcecode"><text:s text:c="12"/>&lt;core-environment&gt;</text:p>
      <text:p text:style-name="Sourcecode"><text:s text:c="16"/>&lt;process-id&gt;</text:p>
      <text:p text:style-name="Sourcecode"><text:s text:c="20"/>&lt;uuid/&gt;</text:p>
      <text:p text:style-name="Sourcecode"><text:s text:c="16"/>&lt;/process-id&gt;</text:p>
      <text:p text:style-name="Sourcecode"><text:s text:c="12"/>&lt;/core-environment&gt;</text:p>
      <text:p text:style-name="Sourcecode"><text:s text:c="12"/>&lt;recovery-environment socket-binding="txn-recovery-environment" status-socket-binding="txn-status-manager"/&gt;</text:p>
      <text:p text:style-name="Sourcecode"><text:s text:c="12"/><text:span text:style-name="T1084">&lt;coordinator-environment default-timeout="3600"/&gt;</text:span></text:p>
      <text:p text:style-name="Sourcecode">&lt;/subsystem&gt;</text:p>
      <text:p text:style-name="P1085"/>
      <text:soft-page-break/>
      <text:list text:style-name="LFO21" text:continue-numbering="true">
        <text:list-item>
          <text:p text:style-name="P1086">Incrementar pool mínimo (min-pool-size) y máximo<text:s/>(max-pool-size) de conexiones a la base de datos, por 50 y 200 respectivamente. Para esto, se debe cambiar en los datasources definidos en el archivo<text:s/><text:span text:style-name="T1087">{JBOSS_HOME}/standalone/configuration/standalone.xml</text:span>:</text:p>
        </text:list-item>
      </text:list>
      <text:p text:style-name="Sourcecode">&lt;datasource jta="true" jndi-name="java:jboss/datasources/MySqlDS" <text:s text:c="29"/>pool-name="MySqlDS" enabled="true"&gt;</text:p>
      <text:p text:style-name="Sourcecode"><text:s text:c="2"/>&lt;connection-url&gt;jdbc:mysql://{host}:{port}/{database}&lt;/connection-url&gt;</text:p>
      <text:p text:style-name="Sourcecode"><text:s text:c="2"/>&lt;driver&gt;com.mysql&lt;/driver&gt;</text:p>
      <text:p text:style-name="Sourcecode"><text:s text:c="2"/>&lt;pool&gt;</text:p>
      <text:p text:style-name="Sourcecode"><text:s text:c="4"/><text:span text:style-name="T1088">&lt;min-pool-size&gt;50&lt;/min-pool-size&gt;</text:span></text:p>
      <text:p text:style-name="Sourcecode"><text:s text:c="4"/><text:span text:style-name="T1089">&lt;max-pool-size&gt;200&lt;/max-pool-size&gt;</text:span></text:p>
      <text:p text:style-name="Sourcecode"><text:s text:c="2"/>&lt;/pool&gt;</text:p>
      <text:p text:style-name="Sourcecode"><text:s text:c="2"/>&lt;security&gt;</text:p>
      <text:p text:style-name="Sourcecode"><text:s text:c="4"/>&lt;user-name&gt;{user}&lt;/user-name&gt;</text:p>
      <text:p text:style-name="Sourcecode"><text:s text:c="4"/>&lt;password&gt;{pass}&lt;/password&gt;</text:p>
      <text:p text:style-name="Sourcecode"><text:s text:c="2"/>&lt;/security&gt;</text:p>
      <text:p text:style-name="Sourcecode"><text:s text:c="2"/>&lt;validation&gt;</text:p>
      <text:p text:style-name="Sourcecode"><text:s text:c="4"/>&lt;validate-on-match&gt;false&lt;/validate-on-match&gt;</text:p>
      <text:p text:style-name="Sourcecode"><text:s text:c="4"/>&lt;background-validation&gt;false&lt;/background-validation&gt;</text:p>
      <text:p text:style-name="Sourcecode"><text:s text:c="2"/>&lt;/validation&gt;</text:p>
      <text:p text:style-name="Sourcecode"><text:s text:c="2"/>&lt;statement&gt;</text:p>
      <text:p text:style-name="Sourcecode"><text:s text:c="4"/>&lt;share-prepared-statements&gt;true&lt;/share-prepared-statements&gt;</text:p>
      <text:p text:style-name="Sourcecode"><text:s text:c="2"/>&lt;/statement&gt;</text:p>
      <text:p text:style-name="P1090">&lt;/datasource&gt;</text:p>
      <text:p text:style-name="Sourcecode">&lt;datasource jta="false" jndi-name="java:jboss/datasources/MySqlDS2" <text:s text:c="29"/>pool-name="MySqlDS2" enabled="true"&gt;</text:p>
      <text:p text:style-name="Sourcecode"><text:s text:c="2"/>&lt;connection-url&gt;jdbc:mysql://{host}:{port}/{database}&lt;/connection-url&gt;</text:p>
      <text:p text:style-name="Sourcecode"><text:s text:c="2"/>&lt;driver&gt;com.mysql&lt;/driver&gt;</text:p>
      <text:p text:style-name="Sourcecode"><text:s text:c="2"/>&lt;pool&gt;</text:p>
      <text:p text:style-name="P1091"><text:s text:c="4"/>&lt;min-pool-size&gt;50&lt;/min-pool-size&gt;</text:p>
      <text:p text:style-name="P1092"><text:s text:c="4"/>&lt;max-pool-size&gt;200&lt;/max-pool-size&gt;</text:p>
      <text:p text:style-name="Sourcecode"><text:s text:c="2"/>&lt;/pool&gt;</text:p>
      <text:p text:style-name="Sourcecode"><text:s text:c="2"/>&lt;security&gt;</text:p>
      <text:p text:style-name="Sourcecode"><text:s text:c="4"/>&lt;user-name&gt;{user}&lt;/user-name&gt;</text:p>
      <text:p text:style-name="Sourcecode"><text:s text:c="4"/>&lt;password&gt;{pass}&lt;/password&gt;</text:p>
      <text:p text:style-name="Sourcecode"><text:s text:c="2"/>&lt;/security&gt;</text:p>
      <text:soft-page-break/>
      <text:p text:style-name="Sourcecode"><text:s text:c="2"/>&lt;validation&gt;</text:p>
      <text:p text:style-name="Sourcecode"><text:s text:c="4"/>&lt;check-valid-connection-sql&gt;SELECT 1&lt;/check-valid-connection-sql&gt;</text:p>
      <text:p text:style-name="Sourcecode"><text:s text:c="4"/>&lt;background-validation&gt;true&lt;/background-validation&gt;</text:p>
      <text:p text:style-name="Sourcecode"><text:s text:c="4"/>&lt;background-validation-millis&gt;2000&lt;/background-validation-millis&gt;</text:p>
      <text:p text:style-name="Sourcecode"><text:s text:c="2"/>&lt;/validation&gt;</text:p>
      <text:p text:style-name="Sourcecode"><text:s text:c="2"/>&lt;statement&gt;</text:p>
      <text:p text:style-name="Sourcecode"><text:s text:c="4"/>&lt;share-prepared-statements&gt;true&lt;/share-prepared-statements&gt;</text:p>
      <text:p text:style-name="Sourcecode"><text:s text:c="2"/>&lt;/statement&gt;</text:p>
      <text:p text:style-name="P1093">&lt;/datasource&gt;</text:p>
      <text:p text:style-name="P1094"/>
      <text:p text:style-name="Standard"/>
      <text:p text:style-name="Standard"><text:span text:style-name="T1095">Nota</text:span>: tomar en cuenta que al incrementar el pool de conexiones a<text:s/>la base de datos, debe configurarse el parámetro “max_connections” de MySQL para permitir la cantidad de conexiones definidas en el pool. Por ejemplo, si se definen 2 datasources con 200 conexiones como máximo, el valor de “max_connections” debe ser 401 (reservando 1 conexión para el usuario root).</text:p>
      <text:list text:style-name="LFO22" text:continue-numbering="true">
        <text:list-item>
          <text:p text:style-name="P1096">Incrementar pool de conexiones http y cantidad de threads de procesamiento editando en el archivo<text:s/><text:span text:style-name="T1097">{JBOSS_HOME}/standalone/configuration/standalone.xml</text:span><text:s/>los subsistemas<text:s/><text:span text:style-name="T1098">urn:jboss:domain:threads:1.1</text:span><text:s/>y<text:s/><text:span text:style-name="T1099">urn:jboss:domain:web:1.1.</text:span><text:s/>Por ejemplo, para soportar 200 usuarios concurrentes la configuración sería.</text:p>
        </text:list-item>
      </text:list>
      <text:p text:style-name="Standard"/>
      <text:p text:style-name="Sourcecode">&lt;subsystem xmlns="urn:jboss:domain:threads:1.1"&gt;</text:p>
      <text:p text:style-name="Sourcecode"><text:s text:c="4"/>&lt;bounded-queue-thread-pool name="<text:span text:style-name="T1100">http-executor</text:span>" blocking="true"&gt;</text:p>
      <text:p text:style-name="Sourcecode"><text:s text:c="8"/>&lt;core-threads count="<text:span text:style-name="T1101">200</text:span>"<text:s/>/&gt;</text:p>
      <text:p text:style-name="Sourcecode"><text:s text:c="8"/>&lt;queue-length count="<text:span text:style-name="T1102">1000</text:span>" /&gt;</text:p>
      <text:p text:style-name="Sourcecode"><text:s text:c="8"/>&lt;max-threads count="<text:span text:style-name="T1103">300</text:span>" /&gt;</text:p>
      <text:soft-page-break/>
      <text:p text:style-name="Sourcecode"><text:s text:c="8"/>&lt;keepalive-time time="<text:span text:style-name="T1104">5</text:span>" unit="seconds"/&gt;</text:p>
      <text:p text:style-name="Sourcecode"><text:s text:c="4"/>&lt;/bounded-queue-thread-pool&gt;</text:p>
      <text:p text:style-name="Standard"/>
      <text:p text:style-name="Sourcecode">&lt;subsystem xmlns="urn:jboss:domain:web:1.1" default-virtual-server="default-host" native="true"&gt;</text:p>
      <text:p text:style-name="Sourcecode"><text:s text:c="4"/>&lt;connector name="http" protocol="HTTP/1.1" scheme="http" socket-binding="http"</text:p>
      <text:p text:style-name="Sourcecode"><text:s text:c="8"/>executor="<text:span text:style-name="T1105">http-executor</text:span>" enable-lookups="false"</text:p>
      <text:p text:style-name="Sourcecode"><text:s text:c="8"/>max-connections="<text:span text:style-name="T1106">300</text:span>" max-post-size="<text:span text:style-name="T1107">2048</text:span>" max-save-post-size="<text:span text:style-name="T1108">4096</text:span>"</text:p>
      <text:p text:style-name="Sourcecode"><text:s text:c="4"/>/&gt;</text:p>
      <text:p text:style-name="Sourcecode"/>
      <text:h text:style-name="Título1" text:outline-level="1"><text:bookmark-start text:name="__RefHeading___Toc14736_1634132994"/><text:bookmark-start text:name="_Toc25334570"/>Entorno de desarrollo<text:bookmark-end text:name="__RefHeading___Toc14736_1634132994"/><text:bookmark-end text:name="_Toc25334570"/></text:h>
      <text:p text:style-name="P1109">Esta sección describe el software necesario para la instalación y configuración para crear el ambiente de desarrollo de Siges.</text:p>
      <text:h text:style-name="Título2" text:outline-level="2"><text:bookmark-start text:name="__RefHeading___Toc14738_1634132994"/><text:bookmark-start text:name="_Toc25334571"/>Requisitos de sofitware<text:bookmark-end text:name="__RefHeading___Toc14738_1634132994"/><text:bookmark-end text:name="_Toc25334571"/></text:h>
      <text:p text:style-name="P1110">Software utilizado para el desarrollo y funcionamiento de la aplicación:</text:p>
      <text:list text:style-name="LFO23" text:continue-numbering="true">
        <text:list-item>
          <text:p text:style-name="P1111">Java JDK 1.7</text:p>
        </text:list-item>
        <text:list-item>
          <text:p text:style-name="P1112">Netbeans versión &gt;= 8.0</text:p>
        </text:list-item>
        <text:list-item>
          <text:p text:style-name="P1113">Base de Datos (una de las dos):</text:p>
          <text:list text:continue-numbering="true">
            <text:list-item>
              <text:p text:style-name="P1114">MySQL Server 5.6 . Es opcional el uso de MySQL Workbench 6.1.</text:p>
            </text:list-item>
            <text:list-item>
              <text:p text:style-name="P1115">PostgreSQL Server 9.4. Es opcional el uso de PgAdmin.</text:p>
            </text:list-item>
          </text:list>
        </text:list-item>
        <text:list-item>
          <text:p text:style-name="P1116">Jboss AS 7.1.1</text:p>
        </text:list-item>
        <text:list-item>
          <text:p text:style-name="P1117">Maven versión &gt;= 3.x</text:p>
        </text:list-item>
      </text:list>
      <text:p text:style-name="Standard"/>
      <text:h text:style-name="Título1" text:outline-level="1"><text:bookmark-start text:name="__RefHeading__87189_931851144"/><text:bookmark-start text:name="_Toc25334572"/>Historial de Cambios al Documento<text:bookmark-end text:name="__RefHeading__87189_931851144"/><text:bookmark-end text:name="_Toc25334572"/></text:h>
      <table:table table:style-name="Table1118">
        <table:table-columns>
          <table:table-column table:style-name="TableColumn1119"/>
          <table:table-column table:style-name="TableColumn1120"/>
          <table:table-column table:style-name="TableColumn1121"/>
          <table:table-column table:style-name="TableColumn1122"/>
        </table:table-columns>
        <table:table-row table:style-name="TableRow1123">
          <table:table-cell table:style-name="TableCell1124">
            <text:p text:style-name="P1125">Versión</text:p>
          </table:table-cell>
          <table:table-cell table:style-name="TableCell1126">
            <text:p text:style-name="P1127">Fecha</text:p>
          </table:table-cell>
          <table:table-cell table:style-name="TableCell1128">
            <text:p text:style-name="P1129">Autor</text:p>
          </table:table-cell>
          <table:table-cell table:style-name="TableCell1130">
            <text:p text:style-name="P1131">Detalle</text:p>
          </table:table-cell>
        </table:table-row>
        <table:table-row table:style-name="TableRow1132">
          <table:table-cell table:style-name="TableCell1133">
            <text:p text:style-name="TableContents">1.0</text:p>
          </table:table-cell>
          <table:table-cell table:style-name="TableCell1134">
            <text:p text:style-name="P1135"><text:s/></text:p>
          </table:table-cell>
          <table:table-cell table:style-name="TableCell1136">
            <text:p text:style-name="P1137">SS</text:p>
          </table:table-cell>
          <table:table-cell table:style-name="TableCell1138">
            <text:p text:style-name="P1139">Versión original</text:p>
          </table:table-cell>
        </table:table-row>
        <table:table-row table:style-name="TableRow1140">
          <table:table-cell table:style-name="TableCell1141">
            <text:p text:style-name="TableContents">1.1</text:p>
          </table:table-cell>
          <table:table-cell table:style-name="TableCell1142">
            <text:p text:style-name="P1143"/>
          </table:table-cell>
          <table:table-cell table:style-name="TableCell1144">
            <text:p text:style-name="P1145">BS</text:p>
          </table:table-cell>
          <table:table-cell table:style-name="TableCell1146">
            <text:p text:style-name="P1147">- Actualización del formato del documento.</text:p>
            <text:p text:style-name="P1148">- Reestructura del documento en general</text:p>
            <text:p text:style-name="P1149">- Incorporación de la actualización de módulos de Jboss 7.1.1 debido a bugs del servidor de aplicaciones.</text:p>
            <text:soft-page-break/>
            <text:p text:style-name="P1150">- Sección de optimización con<text:s/>recomendaciones</text:p>
            <text:p text:style-name="P1151">- La sección “Backup” se cambia por “Respaldo y mantenimiento” para incluir información recomendada para mantenimiento del servidor de aplicaciones.</text:p>
          </table:table-cell>
        </table:table-row>
        <text:soft-page-break/>
        <table:table-row table:style-name="TableRow1152">
          <table:table-cell table:style-name="TableCell1153">
            <text:p text:style-name="TableContents">2.0</text:p>
          </table:table-cell>
          <table:table-cell table:style-name="TableCell1154">
            <text:p text:style-name="P1155"/>
          </table:table-cell>
          <table:table-cell table:style-name="TableCell1156">
            <text:p text:style-name="P1157">BS</text:p>
          </table:table-cell>
          <table:table-cell table:style-name="TableCell1158">
            <text:p text:style-name="P1159">- Corrección del driver postgres</text:p>
            <text:p text:style-name="P1160">- Agregado cómo ingresar usuario Super Administrador</text:p>
            <text:p text:style-name="P1161">- Agregado tunning de conexiones del Jboss.</text:p>
          </table:table-cell>
        </table:table-row>
        <table:table-row table:style-name="TableRow1162">
          <table:table-cell table:style-name="TableCell1163">
            <text:p text:style-name="TableContents">2.1</text:p>
          </table:table-cell>
          <table:table-cell table:style-name="TableCell1164">
            <text:p text:style-name="P1165">20-06-2017</text:p>
          </table:table-cell>
          <table:table-cell table:style-name="TableCell1166">
            <text:p text:style-name="P1167">BS</text:p>
          </table:table-cell>
          <table:table-cell table:style-name="TableCell1168">
            <text:p text:style-name="P1169">- Corrección “thread_cache_size: 64m” por “thread_cache_size: 64”</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Bitstream Vera Sans Mono" svg:font-family="Bitstream Vera Sans Mono" style:font-family-generic="modern" style:font-pitch="fixed"/>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Nimbus Mono L" svg:font-family="Nimbus Mono L" style:font-family-generic="modern" style:font-pitch="fixed"/>
    <style:font-face style:name="MS Mincho" svg:font-family="MS Mincho" style:font-family-generic="modern" style:font-pitch="fixed" svg:panose-1="2 2 6 9 4 2 5 8 3 4"/>
    <style:font-face style:name="Lucida Sans Unicode" svg:font-family="Lucida Sans Unicode" style:font-family-generic="swiss" style:font-pitch="variable" svg:panose-1="2 11 6 2 3 5 4 2 2 4"/>
    <style:font-face style:name="apple-system, BlinkMacSystemFon" svg:font-family="apple-system, BlinkMacSystemFon"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83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Standard" style:default-outline-level="1">
      <style:paragraph-properties fo:margin-bottom="0.118in"/>
      <style:text-properties fo:font-weight="bold" style:font-weight-asian="bold" style:font-weight-complex="bold" style:use-window-font-color="true" fo:hyphenate="false"/>
    </style:style>
    <style:style style:name="Título2" style:display-name="Título 2" style:family="paragraph" style:parent-style-name="Heading" style:next-style-name="Textbody" style:default-outline-level="2">
      <style:paragraph-properties fo:margin-top="0.2756in" fo:margin-bottom="0.0826in"/>
      <style:text-properties fo:font-weight="bold" style:font-weight-asian="bold" style:font-weight-complex="bold" fo:color="#717275" fo:hyphenate="false"/>
    </style:style>
    <style:style style:name="Título3" style:display-name="Título 3" style:family="paragraph" style:parent-style-name="Heading" style:next-style-name="Textbody" style:default-outline-level="3">
      <style:paragraph-properties fo:margin-top="0.2361in" fo:margin-bottom="0.0826in"/>
      <style:text-properties fo:font-weight="bold" style:font-weight-asian="bold" style:font-weight-complex="bold" fo:color="#717275" fo:hyphenate="false"/>
    </style:style>
    <style:style style:name="Título4" style:display-name="Título 4" style:family="paragraph" style:parent-style-name="Heading" style:next-style-name="Textbody" style:default-outline-level="4">
      <style:paragraph-properties fo:margin-top="0.1965in" fo:margin-bottom="0.0826in"/>
      <style:text-properties fo:font-weight="bold" style:font-weight-asian="bold" style:font-weight-complex="bold" fo:font-style="italic" style:font-style-asian="italic" style:font-style-complex="italic" fo:color="#717275" fo:hyphenate="false"/>
    </style:style>
    <style:style style:name="Título5" style:display-name="Título 5" style:family="paragraph" style:parent-style-name="Heading" style:next-style-name="Textbody" style:default-outline-level="5">
      <style:paragraph-properties fo:margin-top="0.1965in" fo:margin-bottom="0.043in"/>
      <style:text-properties fo:font-weight="bold" style:font-weight-asian="bold" style:font-weight-complex="bold" fo:color="#717275" fo:hyphenate="false"/>
    </style:style>
    <style:style style:name="Título6" style:display-name="Título 6" style:family="paragraph" style:parent-style-name="Heading" style:default-outline-level="6">
      <style:text-properties fo:hyphenate="false"/>
    </style:style>
    <style:style style:name="Título7" style:display-name="Título 7" style:family="paragraph" style:parent-style-name="Heading" style:default-outline-level="7">
      <style:text-properties fo:hyphenate="false"/>
    </style:style>
    <style:style style:name="Título8" style:display-name="Título 8" style:family="paragraph" style:parent-style-name="Heading" style:default-outline-level="8">
      <style:text-properties fo:hyphenate="false"/>
    </style:style>
    <style:style style:name="Título9" style:display-name="Título 9" style:family="paragraph" style:parent-style-name="Heading" style:default-outline-level="9">
      <style:text-properties fo:hyphenate="false"/>
    </style:style>
    <style:style style:name="Normal" style:display-name="Normal" style:family="paragraph">
      <style:text-properties fo:hyphenate="false"/>
    </style:style>
    <style:style style:name="Fuentedepárrafopredeter." style:display-name="Fuente de párrafo predeter." style:family="text"/>
    <style:style style:name="WW_CharLFO1LVL1" style:family="text">
      <style:text-properties style:font-name="Calibri" style:font-name-asian="Microsoft YaHei" style:font-name-complex="Mangal" fo:font-weight="bold" style:font-weight-asian="bold" style:font-weight-complex="bold" fo:color="#245487" fo:letter-spacing="0.0277in" fo:background-color="transparent"/>
    </style:style>
    <style:style style:name="WW_CharLFO1LVL2" style:family="text">
      <style:text-properties fo:font-size="14pt" style:font-size-asian="14pt" fo:background-color="transparent"/>
    </style:style>
    <text:list-style style:name="WW_OutlineListStyle" style:display-name="WW_OutlineListStyle">
      <text:list-level-style-number text:level="1" text:style-name="WW_CharLFO1LVL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text:style-name="WW_CharLFO1LVL2" style:num-format="1" text:display-levels="2">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3" style:num-format="1" text:display-levels="3">
        <style:list-level-properties text:space-before="0in" text:min-label-width="0.6298in" text:list-level-position-and-space-mode="label-alignment">
          <style:list-level-label-alignment text:label-followed-by="listtab" fo:margin-left="0.6298in" fo:text-indent="-0.6298in"/>
        </style:list-level-properties>
      </text:list-level-style-number>
      <text:list-level-style-number text:leve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style:num-format="1" text:display-levels="5">
        <style:list-level-properties text:space-before="0in" text:min-label-width="0.9055in" text:list-level-position-and-space-mode="label-alignment">
          <style:list-level-label-alignment text:label-followed-by="listtab" fo:margin-left="0.9055in" fo:text-indent="-0.9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DC1" style:display-name="TDC 1" style:family="paragraph" style:parent-style-name="Normal" style:next-style-name="Normal" style:auto-update="true">
      <style:paragraph-properties fo:margin-bottom="0.0694in"/>
      <style:text-properties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size-complex="10.5pt" fo:hyphenate="false"/>
    </style:style>
    <style:style style:name="Standard" style:display-name="Standard" style:family="paragraph">
      <style:paragraph-properties fo:margin-bottom="0.1965in" fo:line-height="150%"/>
      <style:text-properties style:font-name="Arial" style:font-name-asian="Arial" style:font-name-complex="Arial" fo:font-size="10.5pt" style:font-size-asian="10.5pt" fo:hyphenate="false"/>
    </style:style>
    <style:style style:name="Heading" style:display-name="Heading" style:family="paragraph" style:parent-style-name="Standard" style:next-style-name="Textbody">
      <style:paragraph-properties fo:keep-with-next="always"/>
      <style:text-properties style:font-name-asian="Microsoft YaHei" style:font-name-complex="Mangal" fo:color="#245487" fo:font-size="14pt" style:font-size-asian="14pt" style:font-size-complex="14pt" fo:hyphenate="false"/>
    </style:style>
    <style:style style:name="Textbody" style:display-name="Text body" style:family="paragraph" style:parent-style-name="Standard">
      <style:paragraph-properties fo:line-height="100%"/>
      <style:text-properties fo:hyphenate="false"/>
    </style:style>
    <style:style style:name="Lista" style:display-name="Lista" style:family="paragraph" style:parent-style-name="Textbody">
      <style:text-properties style:font-name-complex="Mangal" fo:font-size="12pt" style:font-size-asian="12pt" fo:hyphenate="false"/>
    </style:style>
    <style:style style:name="Descripción" style:display-name="Descripción" style:family="paragraph" style:parent-style-name="Standard">
      <style:paragraph-properties text:number-lines="false" fo:text-align="center" fo:margin-bottom="0in"/>
      <style:text-properties style:font-name-complex="Mangal" fo:font-style="italic" style:font-style-asian="italic" style:font-style-complex="italic" fo:color="#717275"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Encabezado" style:display-name="Encabezado" style:family="paragraph" style:parent-style-name="Standard">
      <style:paragraph-properties text:number-lines="false" style:snap-to-layout-grid="false" style:vertical-align="bottom" fo:line-height="0.1965in">
        <style:tab-stops>
          <style:tab-stop style:type="center" style:position="3.3465in"/>
          <style:tab-stop style:type="right" style:position="6.693in"/>
        </style:tab-stops>
      </style:paragraph-properties>
      <style:text-properties style:font-name="Calibri" style:font-name-asian="Calibri" style:font-name-complex="Calibri" fo:font-weight="bold" style:font-weight-asian="bold" fo:font-size="14pt" style:font-size-asian="14pt" fo:hyphenate="false"/>
    </style:style>
    <style:style style:name="Piedepágina" style:display-name="Pie de página" style:family="paragraph" style:parent-style-name="Standard">
      <style:paragraph-properties text:number-lines="false" style:vertical-align="bottom" fo:margin-bottom="0in">
        <style:tab-stops>
          <style:tab-stop style:type="center" style:position="3.3465in"/>
          <style:tab-stop style:type="right" style:position="6.693in"/>
        </style:tab-stops>
      </style:paragraph-properties>
      <style:text-properties style:font-name="Calibri" style:font-name-asian="Calibri" style:font-name-complex="Calibri" fo:color="#717275" fo:hyphenate="false"/>
    </style:style>
    <style:style style:name="Quotations" style:display-name="Quotations" style:family="paragraph" style:parent-style-name="Standard">
      <style:paragraph-properties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fo:margin-bottom="0.0833in"/>
      <style:text-properties fo:font-size="18pt" style:font-size-asian="18pt" style:font-size-complex="18pt" fo:hyphenate="false"/>
    </style:style>
    <style:style style:name="Headerright" style:display-name="Head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irma" style:display-name="Firma" style:family="paragraph" style:parent-style-name="Standard">
      <style:paragraph-properties text:number-lines="false"/>
      <style:text-properties fo:hyphenate="false"/>
    </style:style>
    <style:style style:name="Encabezamiento2" style:display-name="Encabezamiento 2" style:family="paragraph" style:parent-style-name="Encabezado">
      <style:paragraph-properties fo:line-height="0.2361in"/>
      <style:text-properties fo:font-weight="normal" style:font-weight-asian="normal" fo:color="#717275" fo:font-size="11pt" style:font-size-asian="11pt" style:font-size-complex="11pt" fo:hyphenate="false"/>
    </style:style>
    <style:style style:name="Númerodepáginas" style:display-name="Número de páginas" style:family="paragraph" style:parent-style-name="Piedepágina">
      <style:text-properties fo:font-weight="bold" style:font-weight-asian="bold" fo:hyphenate="false"/>
    </style:style>
    <style:style style:name="TableContents" style:display-name="Table Contents" style:family="paragraph" style:parent-style-name="Standard">
      <style:paragraph-properties text:number-lines="false"/>
      <style:text-properties fo:font-size="11pt" style:font-size-asian="11pt" fo:hyphenate="false"/>
    </style:style>
    <style:style style:name="Text" style:display-name="Text" style:family="paragraph" style:parent-style-name="Descripción">
      <style:text-properties fo:hyphenate="false"/>
    </style:style>
    <style:style style:name="Piedepáginatapa" style:display-name="Pie de página tapa" style:family="paragraph" style:parent-style-name="Piedepágina">
      <style:paragraph-properties style:vertical-align="baseline" fo:margin-left="1.8506in">
        <style:tab-stops>
          <style:tab-stop style:type="center" style:position="1.4958in"/>
          <style:tab-stop style:type="right" style:position="4.8423in"/>
        </style:tab-stops>
      </style:paragraph-properties>
      <style:text-properties fo:font-style="italic" style:font-style-asian="italic" fo:color="#6BA53B" fo:hyphenate="false"/>
    </style:style>
    <style:style style:name="Títulotapa" style:display-name="Título tapa" style:family="paragraph" style:parent-style-name="Standard">
      <style:paragraph-properties fo:line-height="0.3152in" fo:margin-left="1.575in" fo:margin-right="2.7562in">
        <style:tab-stops/>
      </style:paragraph-properties>
      <style:text-properties style:font-name="Calibri" style:font-name-asian="Calibri" style:font-name-complex="Calibri" fo:font-weight="bold" style:font-weight-asian="bold" fo:font-size="24pt" style:font-size-asian="24pt" fo:hyphenate="false"/>
    </style:style>
    <style:style style:name="subtítulotapa" style:display-name="subtítulo tapa" style:family="paragraph" style:parent-style-name="Títulotapa">
      <style:paragraph-properties fo:margin-top="0.0784in" fo:margin-bottom="0in"/>
      <style:text-properties fo:font-weight="normal" style:font-weight-asian="normal" fo:color="#717275" fo:font-size="14pt" style:font-size-asian="14pt" fo:hyphenate="false"/>
    </style:style>
    <style:style style:name="ContentsHeading" style:display-name="Contents Heading" style:family="paragraph" style:parent-style-name="Heading">
      <style:paragraph-properties fo:break-before="page"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in">
        <style:tab-stops>
          <style:tab-stop style:type="right" style:leader-style="dotted" style:leader-text="." style:position="6.693in"/>
        </style:tab-stops>
      </style:paragraph-properties>
      <style:text-properties fo:font-size="14pt" style:font-size-asian="14pt" fo:hyphenate="false"/>
    </style:style>
    <style:style style:name="Contents2" style:display-name="Contents 2" style:family="paragraph" style:parent-style-name="Index">
      <style:paragraph-properties fo:margin-top="0.0784in" fo:margin-bottom="0in" fo:margin-left="0.1965in">
        <style:tab-stops>
          <style:tab-stop style:type="right" style:leader-style="dotted" style:leader-text="." style:position="6.2993in"/>
        </style:tab-stops>
      </style:paragraph-properties>
      <style:text-properties fo:color="#717275" fo:font-size="13pt" style:font-size-asian="13pt" fo:hyphenate="false"/>
    </style:style>
    <style:style style:name="Contents3" style:display-name="Contents 3" style:family="paragraph" style:parent-style-name="Index">
      <style:paragraph-properties fo:margin-top="0.0395in" fo:margin-bottom="0in" fo:margin-left="0.393in">
        <style:tab-stops>
          <style:tab-stop style:type="right" style:leader-style="solid" style:leader-text="_" style:position="6.3in"/>
        </style:tab-stops>
      </style:paragraph-properties>
      <style:text-properties fo:color="#717275" fo:hyphenate="false"/>
    </style:style>
    <style:style style:name="Abrstract" style:display-name="Abrstract" style:family="paragraph" style:parent-style-name="Standard" style:next-style-name="Título2">
      <style:paragraph-properties fo:text-align="justify" fo:margin-left="1.1812in">
        <style:tab-stops/>
      </style:paragraph-properties>
      <style:text-properties fo:font-style="italic" style:font-style-asian="italic" fo:color="#717275" fo:font-size="11pt" style:font-size-asian="11pt"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Contents4" style:display-name="Contents 4" style:family="paragraph" style:parent-style-name="Index">
      <style:paragraph-properties fo:margin-top="0.0194in" fo:margin-bottom="0in" fo:margin-left="0.5895in">
        <style:tab-stops>
          <style:tab-stop style:type="right" style:leader-style="dotted" style:leader-text="." style:position="6.1034in"/>
        </style:tab-stops>
      </style:paragraph-properties>
      <style:text-properties fo:color="#717275" fo:font-size="11pt" style:font-size-asian="11pt" fo:hyphenate="false"/>
    </style:style>
    <style:style style:name="Contents5" style:display-name="Contents 5" style:family="paragraph" style:parent-style-name="Index">
      <style:paragraph-properties fo:margin-top="0.0194in" fo:margin-bottom="0in" fo:margin-left="0.7861in">
        <style:tab-stops>
          <style:tab-stop style:type="right" style:leader-style="dotted" style:leader-text="." style:position="5.9069in"/>
        </style:tab-stops>
      </style:paragraph-properties>
      <style:text-properties fo:color="#717275" fo:font-size="10pt" style:font-size-asian="10pt" fo:hyphenate="false"/>
    </style:style>
    <style:style style:name="PreformattedText" style:display-name="Preformatted Text" style:family="paragraph" style:parent-style-name="Standard">
      <style:paragraph-properties fo:margin-bottom="0in"/>
      <style:text-properties style:font-name="Liberation Mono" style:font-name-asian="NSimSun" style:font-name-complex="Liberation Mono" fo:font-size="10pt" style:font-size-asian="10pt" style:font-size-complex="10pt" fo:hyphenate="false"/>
    </style:style>
    <style:style style:name="TableHeading" style:display-name="Table Heading" style:family="paragraph" style:parent-style-name="TableContents">
      <style:text-properties fo:font-weight="bold" style:font-weight-asian="bold" style:font-weight-complex="bold" fo:color="#FFFFFF" fo:font-size="12pt" style:font-size-asian="12pt" fo:hyphenate="false"/>
    </style:style>
    <style:style style:name="Framecontents" style:display-name="Frame contents" style:family="paragraph" style:parent-style-name="Standard">
      <style:text-properties fo:hyphenate="false"/>
    </style:style>
    <style:style style:name="IllustrationIndexHeading" style:display-name="Illustration Index Heading" style:family="paragraph" style:parent-style-name="Heading">
      <style:paragraph-properties fo:break-before="page" text:number-lines="false"/>
      <style:text-properties fo:font-weight="bold" style:font-weight-asian="bold" style:font-weight-complex="bold" fo:font-size="16pt" style:font-size-asian="16pt" style:font-size-complex="16pt" fo:hyphenate="false"/>
    </style:style>
    <style:style style:name="Illustration" style:display-name="Illustration" style:family="paragraph" style:parent-style-name="Descripción">
      <style:text-properties fo:hyphenate="false"/>
    </style:style>
    <style:style style:name="IllustrationIndex1" style:display-name="Illustration Index 1" style:family="paragraph" style:parent-style-name="Index">
      <style:paragraph-properties fo:margin-top="0.0784in" fo:margin-bottom="0in">
        <style:tab-stops>
          <style:tab-stop style:type="right" style:leader-style="dotted" style:leader-text="." style:position="6.693in"/>
        </style:tab-stops>
      </style:paragraph-properties>
      <style:text-properties fo:color="#717275" fo:hyphenate="false"/>
    </style:style>
    <style:style style:name="Table" style:display-name="Table" style:family="paragraph" style:parent-style-name="Descripción">
      <style:text-properties fo:hyphenate="false"/>
    </style:style>
    <style:style style:name="Tableindexheading" style:display-name="Table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index1" style:display-name="Table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Addressee" style:display-name="Addressee" style:family="paragraph" style:parent-style-name="Standard">
      <style:text-properties fo:hyphenate="false"/>
    </style:style>
    <style:style style:name="ListHeading" style:display-name="List Heading" style:family="paragraph" style:parent-style-name="Standard">
      <style:text-properties fo:hyphenate="false"/>
    </style:style>
    <style:style style:name="Saludo" style:display-name="Saludo" style:family="paragraph" style:parent-style-name="Standard">
      <style:text-properties fo:hyphenate="false"/>
    </style:style>
    <style:style style:name="Sender" style:display-name="Sender" style:family="paragraph" style:parent-style-name="Standard">
      <style:text-properties fo:hyphenate="false"/>
    </style:style>
    <style:style style:name="Preliminares" style:display-name="Preliminares" style:family="paragraph" style:parent-style-name="Standard">
      <style:paragraph-properties fo:keep-with-next="always" fo:text-align="justify" fo:margin-top="5.9055in" fo:margin-bottom="0in" fo:margin-left="1.575in">
        <style:tab-stops/>
      </style:paragraph-properties>
      <style:text-properties fo:font-style="italic" style:font-style-asian="italic" fo:color="#717275" fo:hyphenate="false"/>
    </style:style>
    <style:style style:name="Heading10" style:display-name="Heading 10" style:family="paragraph" style:parent-style-name="Heading">
      <style:text-properties fo:hyphenate="false"/>
    </style:style>
    <style:style style:name="Sourcecode" style:display-name="Source code" style:family="paragraph" style:parent-style-name="Standard">
      <style:paragraph-properties fo:margin-bottom="0in" fo:line-height="100%"/>
      <style:text-properties style:font-name="Bitstream Vera Sans Mono" style:font-name-asian="Bitstream Vera Sans Mono" style:font-name-complex="Bitstream Vera Sans Mono" fo:font-size="9pt" style:font-size-asian="9pt" fo:hyphenate="false"/>
    </style:style>
    <style:style style:name="HTMLconformatoprevio" style:display-name="HTML con formato previo" style:family="paragraph" style:parent-style-name="Standard">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Númerodepágina" style:display-name="Número de página" style:family="text" style:parent-style-name="Fuentedepárrafopredeter."/>
    <style:style style:name="Linenumbering" style:display-name="Line numbering"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úmerodecapítulo" style:display-name="número de capítulo" style:family="text">
      <style:text-properties style:font-name="Calibri" style:font-name-asian="Microsoft YaHei" style:font-name-complex="Mangal" fo:font-weight="bold" style:font-weight-asian="bold" style:font-weight-complex="bold" fo:color="#245487" fo:letter-spacing="0.0277in" fo:background-color="transparent"/>
    </style:style>
    <style:style style:name="númerodecapitulo2" style:display-name="número de capitulo 2" style:family="text" style:parent-style-name="númerodecapítulo">
      <style:text-properties style:font-name="Calibri" style:font-name-asian="Microsoft YaHei" style:font-name-complex="Mangal" fo:font-weight="bold" style:font-weight-asian="bold" style:font-weight-complex="bold" fo:color="#245487" fo:letter-spacing="0.0277in" fo:font-size="14pt" style:font-size-asian="14pt" fo:background-color="transparent"/>
    </style:style>
    <style:style style:name="númerodecapítulo3" style:display-name="número de capítulo 3" style:family="text" style:parent-style-name="númerodecapítulo">
      <style:text-properties style:font-name="Calibri" style:font-name-asian="Microsoft YaHei" style:font-name-complex="Mangal" fo:font-weight="bold" style:font-weight-asian="bold" style:font-weight-complex="bold" fo:color="#245487" fo:letter-spacing="0.0277in" fo:background-color="transparent"/>
    </style:style>
    <style:style style:name="númerodecapítulo4" style:display-name="número de capítulo 4" style:family="text" style:parent-style-name="númerodecapítulo">
      <style:text-properties style:font-name="Calibri" style:font-name-asian="Microsoft YaHei" style:font-name-complex="Mangal" fo:font-weight="bold" style:font-weight-asian="bold" style:font-weight-complex="bold" fo:color="#245487" fo:letter-spacing="0.0277in" fo:background-color="transparent"/>
    </style:style>
    <style:style style:name="númerodecapítulo5" style:display-name="número de capítulo 5" style:family="text" style:parent-style-name="númerodecapítulo">
      <style:text-properties style:font-name="Calibri" style:font-name-asian="Microsoft YaHei" style:font-name-complex="Mangal" fo:font-weight="bold" style:font-weight-asian="bold" style:font-weight-complex="bold" fo:color="#245487" fo:letter-spacing="0.0277in" fo:background-color="transparent"/>
    </style:style>
    <style:style style:name="puntosíndice" style:display-name="puntos índice" style:family="text">
      <style:text-properties style:font-name="Calibri" style:font-name-asian="Calibri" style:font-name-complex="Mangal" fo:color="#717275" fo:font-size="12pt" style:font-size-asian="12pt"/>
    </style:style>
    <style:style style:name="WW8Num1z0" style:display-name="WW8Num1z0"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attribute" style:display-name="attribute" style:family="text"/>
    <style:style style:name="attribute-value" style:display-name="attribute-value" style:family="text"/>
    <style:style style:name="object" style:display-name="object" style:family="text"/>
    <style:style style:name="hljs-keyword" style:display-name="hljs-keyword" style:family="text"/>
    <style:style style:name="hljs-operator" style:display-name="hljs-operator" style:family="text"/>
    <style:style style:name="SourceText" style:display-name="Source Text" style:family="text">
      <style:text-properties style:font-name="Liberation Mono" style:font-name-asian="Nimbus Mono L" style:font-name-complex="Liberation Mono"/>
    </style:style>
    <style:style style:name="Character_20_style" style:display-name="Character_20_style" style:family="text"/>
    <style:style style:name="TDC3" style:display-name="TDC 3" style:family="paragraph" style:parent-style-name="Normal" style:next-style-name="Normal" style:auto-update="true">
      <style:paragraph-properties fo:margin-bottom="0.0694in" fo:margin-left="0.3333in">
        <style:tab-stops/>
      </style:paragraph-properties>
      <style:text-properties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WW_CharLFO2LVL1" style:family="text">
      <style:text-properties style:font-name="Calibri" style:font-name-asian="Microsoft YaHei" style:font-name-complex="Mangal" fo:font-weight="bold" style:font-weight-asian="bold" style:font-weight-complex="bold" fo:color="#245487" fo:letter-spacing="0.0277in" fo:background-color="transparent"/>
    </style:style>
    <style:style style:name="WW_CharLFO2LVL2" style:family="text">
      <style:text-properties fo:font-size="14pt" style:font-size-asian="14pt" fo:background-color="transparent"/>
    </style:style>
    <text:list-style style:name="Outline" style:display-name="Outline">
      <text:list-level-style-number text:level="1" text:style-name="WW_CharLFO2LVL1"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text:style-name="WW_CharLFO2LVL2" style:num-format="1" text:display-levels="2">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3" style:num-format="1" text:display-levels="3">
        <style:list-level-properties text:space-before="0in" text:min-label-width="0.6298in" text:list-level-position-and-space-mode="label-alignment">
          <style:list-level-label-alignment text:label-followed-by="listtab" fo:margin-left="0.6298in" fo:text-indent="-0.6298in"/>
        </style:list-level-properties>
      </text:list-level-style-number>
      <text:list-level-style-number text:leve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style:num-format="1" text:display-levels="5">
        <style:list-level-properties text:space-before="0in" text:min-label-width="0.9055in" text:list-level-position-and-space-mode="label-alignment">
          <style:list-level-label-alignment text:label-followed-by="listtab" fo:margin-left="0.9055in" fo:text-indent="-0.9055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1" style:display-name="WWNum1">
      <text:list-level-style-number text:level="1" style:num-format="">
        <style:list-level-properties text:space-before="0.25in" text:min-label-width="0.25in" text:list-level-position-and-space-mode="label-alignment">
          <style:list-level-label-alignment text:label-followed-by="nothing" fo:margin-left="0.5in" fo:text-indent="-0.25in"/>
        </style:list-level-properties>
      </text:list-level-style-number>
      <text:list-level-style-number text:level="2" style:num-format="">
        <style:list-level-properties text:space-before="0.5in" text:min-label-width="0.25in" text:list-level-position-and-space-mode="label-alignment">
          <style:list-level-label-alignment text:label-followed-by="nothing" fo:margin-left="0.75in" fo:text-indent="-0.25in"/>
        </style:list-level-properties>
      </text:list-level-style-number>
      <text:list-level-style-number text:level="3" style:num-format="">
        <style:list-level-properties text:space-before="0.75in" text:min-label-width="0.25in" text:list-level-position-and-space-mode="label-alignment">
          <style:list-level-label-alignment text:label-followed-by="nothing" fo:margin-left="1in" fo:text-indent="-0.25in"/>
        </style:list-level-properties>
      </text:list-level-style-number>
      <text:list-level-style-number text:level="4" style:num-format="">
        <style:list-level-properties text:space-before="1in" text:min-label-width="0.25in" text:list-level-position-and-space-mode="label-alignment">
          <style:list-level-label-alignment text:label-followed-by="nothing" fo:margin-left="1.25in" fo:text-indent="-0.25in"/>
        </style:list-level-properties>
      </text:list-level-style-number>
      <text:list-level-style-number text:level="5" style:num-format="">
        <style:list-level-properties text:space-before="1.25in" text:min-label-width="0.25in" text:list-level-position-and-space-mode="label-alignment">
          <style:list-level-label-alignment text:label-followed-by="nothing" fo:margin-left="1.5in" fo:text-indent="-0.25in"/>
        </style:list-level-properties>
      </text:list-level-style-number>
      <text:list-level-style-number text:level="6" style:num-format="">
        <style:list-level-properties text:space-before="1.5in" text:min-label-width="0.25in" text:list-level-position-and-space-mode="label-alignment">
          <style:list-level-label-alignment text:label-followed-by="nothing" fo:margin-left="1.75in" fo:text-indent="-0.25in"/>
        </style:list-level-properties>
      </text:list-level-style-number>
      <text:list-level-style-number text:level="7" style:num-format="">
        <style:list-level-properties text:space-before="1.75in" text:min-label-width="0.25in" text:list-level-position-and-space-mode="label-alignment">
          <style:list-level-label-alignment text:label-followed-by="nothing" fo:margin-left="2in" fo:text-indent="-0.25in"/>
        </style:list-level-properties>
      </text:list-level-style-number>
      <text:list-level-style-number text:level="8" style:num-format="">
        <style:list-level-properties text:space-before="2in" text:min-label-width="0.25in" text:list-level-position-and-space-mode="label-alignment">
          <style:list-level-label-alignment text:label-followed-by="nothing" fo:margin-left="2.25in" fo:text-indent="-0.25in"/>
        </style:list-level-properties>
      </text:list-level-style-number>
      <text:list-level-style-number text:level="9" style:num-format="">
        <style:list-level-properties text:space-before="2.25in" text:min-label-width="0.25in" text:list-level-position-and-space-mode="label-alignment">
          <style:list-level-label-alignment text:label-followed-by="nothing" fo:margin-left="2.5in" fo:text-indent="-0.25in"/>
        </style:list-level-properties>
      </text:list-level-style-number>
    </text:list-style>
    <text:list-style style:name="WW8Num16" style:display-name="WW8Num1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alibri" style:font-name-asian="Microsoft YaHei" style:font-name-complex="Mangal" fo:font-weight="bold" style:font-weight-asian="bold" style:font-weight-complex="bold" fo:color="#245487" fo:letter-spacing="0.0277in" fo:background-color="transparent"/>
    </style:style>
    <style:style style:name="WW_CharOUTLINELVL2" style:family="text">
      <style:text-properties fo:font-size="14pt" style:font-size-asian="14pt" fo:background-color="transparent"/>
    </style:style>
    <text:outline-style style:name="WW_OutlineListStyle_1">
      <text:outline-level-style text:level="1" text:style-name="WW_CharOUTLINELVL1" style:num-format="1">
        <style:list-level-properties text:space-before="0in" text:min-label-width="0.3541in" text:list-level-position-and-space-mode="label-alignment">
          <style:list-level-label-alignment text:label-followed-by="listtab" fo:margin-left="0.3541in" fo:text-indent="-0.3541in"/>
        </style:list-level-properties>
      </text:outline-level-style>
      <text:outline-level-style text:level="2" text:style-name="WW_CharOUTLINELVL2" style:num-format="1" text:display-levels="2">
        <style:list-level-properties text:space-before="0in" text:min-label-width="0.4722in" text:list-level-position-and-space-mode="label-alignment">
          <style:list-level-label-alignment text:label-followed-by="listtab" fo:margin-left="0.4722in" fo:text-indent="-0.4722in"/>
        </style:list-level-properties>
      </text:outline-level-style>
      <text:outline-level-style text:level="3" style:num-format="1" text:display-levels="3">
        <style:list-level-properties text:space-before="0in" text:min-label-width="0.6298in" text:list-level-position-and-space-mode="label-alignment">
          <style:list-level-label-alignment text:label-followed-by="listtab" fo:margin-left="0.6298in" fo:text-indent="-0.6298in"/>
        </style:list-level-properties>
      </text:outline-level-style>
      <text:outline-level-style text:leve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outline-level-style>
      <text:outline-level-style text:level="5" style:num-format="1" text:display-levels="5">
        <style:list-level-properties text:space-before="0in" text:min-label-width="0.9055in" text:list-level-position-and-space-mode="label-alignment">
          <style:list-level-label-alignment text:label-followed-by="listtab" fo:margin-left="0.9055in" fo:text-indent="-0.9055in"/>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in" fo:margin-bottom="0in" fo:margin-right="0in" style:num-format="1" style:writing-mode="lr-tb">
        <style:footnote-sep style:width="0.007in" style:rel-width="33%" style:color="#000000" style:line-style="solid" style:adjustment="left"/>
      </style:page-layout-properties>
      <style:header-style>
        <style:header-footer-properties style:dynamic-spacing="true" fo:min-height="3.4368in"/>
      </style:header-style>
      <style:footer-style>
        <style:header-footer-properties style:dynamic-spacing="true" fo:min-height="2.4013in"/>
      </style:footer-style>
    </style:page-layout>
    <style:style style:name="TableColumn3" style:family="table-column">
      <style:table-column-properties style:column-width="2.4805in" style:use-optimal-column-width="false"/>
    </style:style>
    <style:style style:name="TableColumn4" style:family="table-column">
      <style:table-column-properties style:column-width="4.2125in" style:use-optimal-column-width="false"/>
    </style:style>
    <style:style style:name="Table2"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none" style:writing-mode="lr-tb" fo:padding-top="0in" fo:padding-left="0.0069in" fo:padding-bottom="0in" fo:padding-right="0.0069in"/>
    </style:style>
    <style:style style:name="P7" style:parent-style-name="TableContents" style:family="paragraph">
      <style:text-properties style:font-name="Calibri" style:font-size-complex="11pt"/>
    </style:style>
    <style:style style:name="TableCell8" style:family="table-cell">
      <style:table-cell-properties fo:border="none" style:writing-mode="lr-tb" style:vertical-align="bottom" fo:padding-top="0in" fo:padding-left="0.0069in" fo:padding-bottom="0in" fo:padding-right="0.0069in"/>
    </style:style>
    <style:style style:name="P9" style:parent-style-name="Encabezado" style:family="paragraph">
      <style:paragraph-properties fo:text-align="end"/>
      <style:text-properties style:font-weight-complex="bold" fo:color="#FF950E" style:font-size-complex="14pt"/>
    </style:style>
    <style:style style:name="P10" style:parent-style-name="Encabezamiento2" style:family="paragraph">
      <style:paragraph-properties fo:text-align="end"/>
    </style:style>
    <style:style style:name="P11" style:parent-style-name="Encabezamiento2" style:family="paragraph">
      <style:text-properties style:text-underline-type="single" style:text-underline-style="solid" style:text-underline-width="auto" style:text-underline-mode="continuous"/>
    </style:style>
    <style:style style:name="TableColumn13" style:family="table-column">
      <style:table-column-properties style:column-width="0.7479in" style:use-optimal-column-width="false"/>
    </style:style>
    <style:style style:name="TableColumn14" style:family="table-column">
      <style:table-column-properties style:column-width="1.0229in" style:use-optimal-column-width="false"/>
    </style:style>
    <style:style style:name="TableColumn15" style:family="table-column">
      <style:table-column-properties style:column-width="0.7479in" style:use-optimal-column-width="false"/>
    </style:style>
    <style:style style:name="TableColumn16" style:family="table-column">
      <style:table-column-properties style:column-width="2.6798in" style:use-optimal-column-width="false"/>
    </style:style>
    <style:style style:name="TableColumn17" style:family="table-column">
      <style:table-column-properties style:column-width="0.6861in" style:use-optimal-column-width="false"/>
    </style:style>
    <style:style style:name="TableColumn18" style:family="table-column">
      <style:table-column-properties style:column-width="0.8131in" style:use-optimal-column-width="false"/>
    </style:style>
    <style:style style:name="Table12" style:family="table">
      <style:table-properties style:width="6.6979in" fo:margin-left="0in" table:align="left"/>
    </style:style>
    <style:style style:name="TableRow19" style:family="table-row">
      <style:table-row-properties style:use-optimal-row-height="false"/>
    </style:style>
    <style:style style:name="TableCell20" style:family="table-cell">
      <style:table-cell-properties fo:border-top="0.0034in solid #DDDDDD" fo:border-left="0.0034in solid #DDDDDD" fo:border-bottom="0.0034in solid #DDDDDD" fo:border-right="none" style:writing-mode="lr-tb" fo:padding-top="0.0784in" fo:padding-left="0.0784in" fo:padding-bottom="0.0784in" fo:padding-right="0.0784in"/>
    </style:style>
    <style:style style:name="T21" style:parent-style-name="Númerodepágina" style:family="text">
      <style:text-properties fo:font-weight="bold" style:font-weight-asian="bold" style:font-weight-complex="bold"/>
    </style:style>
    <style:style style:name="TableCell22" style:family="table-cell">
      <style:table-cell-properties fo:border-top="0.0034in solid #DDDDDD" fo:border-left="none" fo:border-bottom="0.0034in solid #DDDDDD" fo:border-right="none" style:writing-mode="lr-tb" fo:padding-top="0.0784in" fo:padding-left="0.0784in" fo:padding-bottom="0.0784in" fo:padding-right="0.0784in"/>
    </style:style>
    <style:style style:name="TableCell23" style:family="table-cell">
      <style:table-cell-properties fo:border-top="0.0034in solid #DDDDDD" fo:border-left="none" fo:border-bottom="0.0034in solid #DDDDDD" fo:border-right="none" style:writing-mode="lr-tb" fo:padding-top="0.0784in" fo:padding-left="0.0784in" fo:padding-bottom="0.0784in" fo:padding-right="0.0784in"/>
    </style:style>
    <style:style style:name="T24" style:parent-style-name="Númerodepágina" style:family="text">
      <style:text-properties fo:font-weight="bold" style:font-weight-asian="bold" style:font-weight-complex="bold"/>
    </style:style>
    <style:style style:name="TableCell25" style:family="table-cell">
      <style:table-cell-properties fo:border-top="0.0034in solid #DDDDDD" fo:border-left="none" fo:border-bottom="0.0034in solid #DDDDDD" fo:border-right="none" style:writing-mode="lr-tb" fo:padding-top="0.0784in" fo:padding-left="0.0784in" fo:padding-bottom="0.0784in" fo:padding-right="0.0784in"/>
    </style:style>
    <style:style style:name="TableCell26" style:family="table-cell">
      <style:table-cell-properties fo:border-top="0.0034in solid #DDDDDD" fo:border-left="none" fo:border-bottom="0.0034in solid #DDDDDD" fo:border-right="none" style:writing-mode="lr-tb" fo:padding-top="0.0784in" fo:padding-left="0.0784in" fo:padding-bottom="0.0784in" fo:padding-right="0.0784in"/>
    </style:style>
    <style:style style:name="TableCell27" style:family="table-cell">
      <style:table-cell-properties fo:border-top="0.0034in solid #DDDDDD" fo:border-left="none" fo:border-bottom="0.0034in solid #DDDDDD" fo:border-right="0.0034in solid #DDDDDD" style:writing-mode="lr-tb" fo:padding-top="0.0784in" fo:padding-left="0.0784in" fo:padding-bottom="0.0784in" fo:padding-right="0.0784in"/>
    </style:style>
    <style:style style:name="TableColumn29" style:family="table-column">
      <style:table-column-properties style:column-width="0.9048in" style:use-optimal-column-width="false"/>
    </style:style>
    <style:style style:name="TableColumn30" style:family="table-column">
      <style:table-column-properties style:column-width="1.775in" style:use-optimal-column-width="false"/>
    </style:style>
    <style:style style:name="TableColumn31" style:family="table-column">
      <style:table-column-properties style:column-width="0.8618in" style:use-optimal-column-width="false"/>
    </style:style>
    <style:style style:name="TableColumn32" style:family="table-column">
      <style:table-column-properties style:column-width="1.5784in" style:use-optimal-column-width="false"/>
    </style:style>
    <style:style style:name="Table28" style:family="table">
      <style:table-properties style:width="5.1201in" fo:margin-left="1.575in" table:align="left"/>
    </style:style>
    <style:style style:name="TableRow33" style:family="table-row">
      <style:table-row-properties style:use-optimal-row-height="false"/>
    </style:style>
    <style:style style:name="TableCell34" style:family="table-cell">
      <style:table-cell-properties fo:border-top="0.0034in solid #DDDDDD" fo:border-left="0.0034in solid #DDDDDD" fo:border-bottom="0.0034in solid #DDDDDD" fo:border-right="none" style:writing-mode="lr-tb" style:vertical-align="bottom" fo:padding-top="0.0784in" fo:padding-left="0.0784in" fo:padding-bottom="0.0784in" fo:padding-right="0.0784in"/>
    </style:style>
    <style:style style:name="TableCell35" style:family="table-cell">
      <style:table-cell-properties fo:border-top="0.0034in solid #DDDDDD" fo:border-left="none" fo:border-bottom="0.0034in solid #DDDDDD" fo:border-right="none" style:writing-mode="lr-tb" style:vertical-align="bottom" fo:padding-top="0.0784in" fo:padding-left="0.0784in" fo:padding-bottom="0.0784in" fo:padding-right="0.0784in"/>
    </style:style>
    <style:style style:name="TableCell36" style:family="table-cell">
      <style:table-cell-properties fo:border-top="0.0034in solid #DDDDDD" fo:border-left="none" fo:border-bottom="0.0034in solid #DDDDDD" fo:border-right="none" style:writing-mode="lr-tb" style:vertical-align="bottom" fo:padding-top="0.0784in" fo:padding-left="0.0784in" fo:padding-bottom="0.0784in" fo:padding-right="0.0784in"/>
    </style:style>
    <style:style style:name="TableCell37" style:family="table-cell">
      <style:table-cell-properties fo:border-top="0.0034in solid #DDDDDD" fo:border-left="none" fo:border-bottom="0.0034in solid #DDDDDD" fo:border-right="0.0034in solid #DDDDDD" style:writing-mode="lr-tb" style:vertical-align="bottom" fo:padding-top="0.0784in" fo:padding-left="0.0784in" fo:padding-bottom="0.0784in" fo:padding-right="0.0784in"/>
    </style:style>
    <style:style style:name="TableRow38" style:family="table-row">
      <style:table-row-properties style:use-optimal-row-height="false"/>
    </style:style>
    <style:style style:name="TableCell39" style:family="table-cell">
      <style:table-cell-properties fo:border-top="none" fo:border-left="0.0034in solid #DDDDDD" fo:border-bottom="0.0034in solid #DDDDDD" fo:border-right="none" style:writing-mode="lr-tb" style:vertical-align="bottom" fo:padding-top="0.0784in" fo:padding-left="0.0784in" fo:padding-bottom="0.0784in" fo:padding-right="0.0784in"/>
    </style:style>
    <style:style style:name="TableCell40" style:family="table-cell">
      <style:table-cell-properties fo:border-top="none" fo:border-left="none" fo:border-bottom="0.0034in solid #DDDDDD" fo:border-right="none" style:writing-mode="lr-tb" style:vertical-align="bottom" fo:padding-top="0.0784in" fo:padding-left="0.0784in" fo:padding-bottom="0.0784in" fo:padding-right="0.0784in"/>
    </style:style>
    <style:style style:name="TableCell41" style:family="table-cell">
      <style:table-cell-properties fo:border-top="none" fo:border-left="none" fo:border-bottom="0.0034in solid #DDDDDD" fo:border-right="none" style:writing-mode="lr-tb" style:vertical-align="bottom" fo:padding-top="0.0784in" fo:padding-left="0.0784in" fo:padding-bottom="0.0784in" fo:padding-right="0.0784in"/>
    </style:style>
    <style:style style:name="TableCell42" style:family="table-cell">
      <style:table-cell-properties fo:border-top="none" fo:border-left="none" fo:border-bottom="0.0034in solid #DDDDDD" fo:border-right="0.0034in solid #DDDDDD" style:writing-mode="lr-tb" style:vertical-align="bottom" fo:padding-top="0.0784in" fo:padding-left="0.0784in" fo:padding-bottom="0.0784in" fo:padding-right="0.0784in"/>
    </style:style>
    <style:style style:name="TableRow43" style:family="table-row">
      <style:table-row-properties style:use-optimal-row-height="false"/>
    </style:style>
    <style:style style:name="TableCell44" style:family="table-cell">
      <style:table-cell-properties fo:border-top="none" fo:border-left="0.0034in solid #DDDDDD" fo:border-bottom="0.0034in solid #DDDDDD" fo:border-right="none" style:writing-mode="lr-tb" style:vertical-align="bottom" fo:padding-top="0.0784in" fo:padding-left="0.0784in" fo:padding-bottom="0.0784in" fo:padding-right="0.0784in"/>
    </style:style>
    <style:style style:name="TableCell45" style:family="table-cell">
      <style:table-cell-properties fo:border-top="none" fo:border-left="none" fo:border-bottom="0.0034in solid #DDDDDD" fo:border-right="none" style:writing-mode="lr-tb" style:vertical-align="bottom" fo:padding-top="0.0784in" fo:padding-left="0.0784in" fo:padding-bottom="0.0784in" fo:padding-right="0.0784in"/>
    </style:style>
    <style:style style:name="TableCell46" style:family="table-cell">
      <style:table-cell-properties fo:border-top="none" fo:border-left="none" fo:border-bottom="0.0034in solid #DDDDDD" fo:border-right="none" style:writing-mode="lr-tb" style:vertical-align="bottom" fo:padding-top="0.0784in" fo:padding-left="0.0784in" fo:padding-bottom="0.0784in" fo:padding-right="0.0784in"/>
    </style:style>
    <style:style style:name="TableCell47" style:family="table-cell">
      <style:table-cell-properties fo:border-top="none" fo:border-left="none" fo:border-bottom="0.0034in solid #DDDDDD" fo:border-right="0.0034in solid #DDDDDD" style:writing-mode="lr-tb" style:vertical-align="bottom" fo:padding-top="0.0784in" fo:padding-left="0.0784in" fo:padding-bottom="0.0784in" fo:padding-right="0.0784in"/>
    </style:style>
    <style:style style:name="TableRow48" style:family="table-row">
      <style:table-row-properties style:use-optimal-row-height="false"/>
    </style:style>
    <style:style style:name="TableCell49" style:family="table-cell">
      <style:table-cell-properties fo:border-top="none" fo:border-left="0.0034in solid #DDDDDD" fo:border-bottom="0.0034in solid #DDDDDD" fo:border-right="none" style:writing-mode="lr-tb" style:vertical-align="bottom" fo:padding-top="0.0784in" fo:padding-left="0.0784in" fo:padding-bottom="0.0784in" fo:padding-right="0.0784in"/>
    </style:style>
    <style:style style:name="TableCell50" style:family="table-cell">
      <style:table-cell-properties fo:border-top="none" fo:border-left="none" fo:border-bottom="0.0034in solid #DDDDDD" fo:border-right="none" style:writing-mode="lr-tb" style:vertical-align="bottom" fo:padding-top="0.0784in" fo:padding-left="0.0784in" fo:padding-bottom="0.0784in" fo:padding-right="0.0784in"/>
    </style:style>
    <style:style style:name="TableCell51" style:family="table-cell">
      <style:table-cell-properties fo:border-top="none" fo:border-left="none" fo:border-bottom="0.0034in solid #DDDDDD" fo:border-right="none" style:writing-mode="lr-tb" style:vertical-align="bottom" fo:padding-top="0.0784in" fo:padding-left="0.0784in" fo:padding-bottom="0.0784in" fo:padding-right="0.0784in"/>
    </style:style>
    <style:style style:name="TableCell52" style:family="table-cell">
      <style:table-cell-properties fo:border-top="none" fo:border-left="none" fo:border-bottom="0.0034in solid #DDDDDD" fo:border-right="0.0034in solid #DDDDDD" style:writing-mode="lr-tb" style:vertical-align="bottom" fo:padding-top="0.0784in" fo:padding-left="0.0784in" fo:padding-bottom="0.0784in" fo:padding-right="0.0784in"/>
    </style:style>
    <style:style style:name="P53" style:parent-style-name="Normal" style:family="paragraph">
      <style:text-properties text:display="none"/>
    </style:style>
    <style:style style:name="TableColumn55" style:family="table-column">
      <style:table-column-properties style:column-width="8.268in" style:use-optimal-column-width="false"/>
    </style:style>
    <style:style style:name="Table54" style:family="table">
      <style:table-properties style:width="8.268in" fo:margin-left="0in" table:align="left"/>
    </style:style>
    <style:style style:name="TableRow56" style:family="table-row">
      <style:table-row-properties style:use-optimal-row-height="false"/>
    </style:style>
    <style:style style:name="TableCell57" style:family="table-cell">
      <style:table-cell-properties fo:border="none" fo:background-color="#EEEEEE" style:writing-mode="lr-tb" fo:padding-top="0.2756in" fo:padding-left="0.0784in" fo:padding-bottom="0.2756in" fo:padding-right="0.0784in"/>
    </style:style>
    <style:style style:family="graphic" style:name="a0" style:parent-style-name="Graphics">
      <style:graphic-properties fo:border="0.01042in none" fo:background-color="#ffffff" style:wrap="parallel" style:wrap-contour="false" draw:opacity="100%" fo:clip="rect(0in, 0in, 0in, 0in)" style:horizontal-rel="paragraph" style:vertical-rel="page-content" style:horizontal-pos="left" style:vertical-pos="top"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Proyecto: AG-SIGESMAN16</text:p>
              <text:p text:style-name="P10">Manual de instalación y configuración de Siges</text:p>
            </table:table-cell>
          </table:table-row>
        </table:table>
        <text:p text:style-name="P11"/>
      </style:header>
      <style:footer>
        <table:table table:style-name="Table12">
          <table:table-columns>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ext:p text:style-name="Piedepágina"><text:span text:style-name="T21">Versión:</text:span></text:p>
            </table:table-cell>
            <table:table-cell table:style-name="TableCell22">
              <text:p text:style-name="Piedepágina"><text:span text:style-name="Númerodepágina">1.0</text:span></text:p>
            </table:table-cell>
            <table:table-cell table:style-name="TableCell23">
              <text:p text:style-name="Piedepágina"><text:span text:style-name="T24">Código:</text:span></text:p>
            </table:table-cell>
            <table:table-cell table:style-name="TableCell25">
              <text:p text:style-name="Piedepágina"><text:span text:style-name="Númerodepágina">AG-SIGESMAN16-MAN-INST-02-ES</text:span></text:p>
            </table:table-cell>
            <table:table-cell table:style-name="TableCell26">
              <text:p text:style-name="Númerodepáginas"><text:span text:style-name="Númerodepágina">Página:</text:span></text:p>
            </table:table-cell>
            <table:table-cell table:style-name="TableCell27">
              <text:p text:style-name="Númerodepáginas"><text:span text:style-name="Númerodepágina"><text:page-number style:num-format="1" text:fixed="false">26</text:page-number></text:span><text:span text:style-name="Númerodepágina"><text:s/>de<text:s/></text:span><text:span text:style-name="Númerodepágina"><text:page-count>28</text:page-count></text:span></text:p>
            </table:table-cell>
          </table:table-row>
        </table:table>
        <text:p text:style-name="Normal"/>
      </style:footer>
    </style:master-page>
    <style:master-page style:next-style-name="MP0" style:name="MPF0" style:page-layout-name="PL0">
      <style:footer>
        <table:table table:style-name="Table28">
          <table:table-columns>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iedepágina">Creación:</text:p>
            </table:table-cell>
            <table:table-cell table:style-name="TableCell35">
              <text:p text:style-name="Piedepágina">07-06-17</text:p>
            </table:table-cell>
            <table:table-cell table:style-name="TableCell36">
              <text:p text:style-name="Piedepágina">Autor:</text:p>
            </table:table-cell>
            <table:table-cell table:style-name="TableCell37">
              <text:p text:style-name="Piedepágina">BS</text:p>
            </table:table-cell>
          </table:table-row>
          <table:table-row table:style-name="TableRow38">
            <table:table-cell table:style-name="TableCell39">
              <text:p text:style-name="Piedepágina">Revisado:</text:p>
            </table:table-cell>
            <table:table-cell table:style-name="TableCell40">
              <text:p text:style-name="Piedepágina"><text:s/></text:p>
            </table:table-cell>
            <table:table-cell table:style-name="TableCell41">
              <text:p text:style-name="Piedepágina">Aprobado:</text:p>
            </table:table-cell>
            <table:table-cell table:style-name="TableCell42">
              <text:p text:style-name="Piedepágina"><text:s/></text:p>
            </table:table-cell>
          </table:table-row>
          <table:table-row table:style-name="TableRow43">
            <table:table-cell table:style-name="TableCell44">
              <text:p text:style-name="Piedepágina">Versión:</text:p>
            </table:table-cell>
            <table:table-cell table:style-name="TableCell45">
              <text:p text:style-name="Piedepágina">1.0</text:p>
            </table:table-cell>
            <table:table-cell table:style-name="TableCell46">
              <text:p text:style-name="Piedepágina">Plantilla:</text:p>
            </table:table-cell>
            <table:table-cell table:style-name="TableCell47">
              <text:p text:style-name="Piedepágina">SS-SOFTFAC-TE-81-ES</text:p>
            </table:table-cell>
          </table:table-row>
          <table:table-row table:style-name="TableRow48">
            <table:table-cell table:style-name="TableCell49">
              <text:p text:style-name="Piedepágina">Código:</text:p>
            </table:table-cell>
            <table:table-cell table:style-name="TableCell50">
              <text:p text:style-name="Piedepágina">AG-SIGESMAN16-MAN-INST-02-ES</text:p>
            </table:table-cell>
            <table:table-cell table:style-name="TableCell51">
              <text:p text:style-name="Piedepágina">Página:</text:p>
            </table:table-cell>
            <table:table-cell table:style-name="TableCell52">
              <text:p text:style-name="Piedepágina"><text:page-number text:fixed="false">1</text:page-number><text:s/>de<text:s/><text:page-count>28</text:page-count></text:p>
            </table:table-cell>
          </table:table-row>
        </table:table>
        <text:p text:style-name="P53"/>
        <table:table table:style-name="Table54">
          <table:table-columns>
            <table:table-column table:style-name="TableColumn55"/>
          </table:table-columns>
          <table:table-row table:style-name="TableRow56">
            <table:table-cell table:style-name="TableCell57">
              <text:p text:style-name="Piedepáginatapa"><draw:frame draw:z-index="251659264" draw:style-name="a0" draw:name="Imagen4" text:anchor-type="paragraph" svg:x="0in" svg:y="0in" svg:width="0.1937in" svg:height="0.18071in" style:rel-width="scale" style:rel-height="scale"><draw:image xlink:href="media/image1.png" xlink:type="simple" xlink:show="embed" xlink:actuate="onLoad"/><svg:title/><svg:desc/></draw:frame>Estamos comprometidos con el medioambiente - Antes de imprimir este documento considere si es necesario.</text:p>
            </table:table-cell>
          </table:table-row>
        </table:table>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rwin Barrios</dc:creator>
    <meta:creation-date>2014-11-17T12:27:00Z</meta:creation-date>
    <dc:date>2019-11-22T20:02:00Z</dc:date>
    <meta:template xlink:href="Normal.dotm" xlink:type="simple"/>
    <meta:editing-cycles>145</meta:editing-cycles>
    <meta:editing-duration>PT286920S</meta:editing-duration>
    <meta:document-statistic meta:page-count="46" meta:paragraph-count="113" meta:word-count="8783" meta:character-count="56980" meta:row-count="402" meta:non-whitespace-character-count="48310"/>
  </office:meta>
</office:document-meta>
</file>